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改善中美关系，要有战略耐心 (Free Version)</text:span>
</text:h>
      <text:p text:style-name="P4">
Authors: ['邓聿文']</text:p>
      <text:p text:style-name="P4">
Publisher: 英国《金融时报》</text:p>
      <text:p text:style-name="P4">
Time: 2023-06-09T04:02:44+00:00</text:p>
      <text:p text:style-name="P4">
Published Time: 2023-06-08T12:00:99+08:00</text:p>
      <text:p text:style-name="P4">
Modified Time: 2023-06-08T23:49:99+08:00</text:p>
      <text:p text:style-name="P4">
Description: 邓聿文：就拜登上台以来的中美关系而言，双方可能进入了初春，感受到某种初春的暖意，只是现在这种暖意不足以达到让花儿吐蕾的程度。</text:p>
      <text:p text:style-name="P4">
Images: ["<text:a xlink:type="simple" xlink:href="https://thumbor.ftacademy.cn/unsafe/picture/2/000168802_piclink.jpg" text:style-name="Internet_20_link" text:visited-style-name="Visited_20_Internet_20_Link">
000168802_pic...</text:a>
"]</text:p>
      <text:p text:style-name="P4">
Themes: ['中美关系', '关注']</text:p>
      <text:p text:style-name="P4">
Keywords: ['中美关系', '拜登', '中美贸易战', '中美经贸']</text:p>
      <text:p text:style-name="P4">
Type: Article</text:p>
      <!--METADATA-->
      <text:p text:style-name="P4">
<draw:frame draw:style-name="fr1" draw:name="Image2" text:anchor-type="as-char" svg:width="6.9236in" svg:height="3.894525in" draw:z-index="0">
<draw:image xlink:href="../Images/FT Chinese Free Version/2023-06-09T04-02-44-00-00/000168802_piclink.jpg" xlink:type="simple" xlink:show="embed" xlink:actuate="onLoad" draw:mime-type="image/jpeg"/>
</draw:frame>
</text:p>
      <text:p text:style-name="P4">
中美防长在近期结束的香格里拉对话会上握手背后的针锋相对、互相指责，让外界对两国关系的现状感到担忧。这表明：中美近期的关系用“春暖花未开”来描述，可能是比较恰当的。</text:p>
      <text:p text:style-name="P4">
“春暖”指的是，和3月的“气球事件”导致的两国高层接触和对话停摆相比，近期部分恢复了高层对话。中国外事办主任王毅和美国国家安全顾问沙利文在维也纳长谈两天八个多小时。商务部长王文涛借参加亚太经济合作组织（APEC）经贸部长会议之际，同美国商务部长雷蒙多、贸易代表戴琪分别举行了会谈。空缺了近5月的驻美大使谢锋已赴华盛顿上任，并会见了美国国务院副国务卿和财政部副部长。美国中央情报局（CIA）局长5月秘密访问了中国。最新的消息是，美国国务院主管东亚事务的助理国务卿康达和白宫国安会中国中心主任贝兰两人访问中国。</text:p>
      <text:p text:style-name="P4">
Source: <text:a xlink:type="simple" xlink:href="http://www.ftchinese.com/story/001099909" text:style-name="Internet_20_link" text:visited-style-name="Visited_20_Internet_20_Link">
http://www.ftchinese.com/story/001099909</text:a>
</text:p>
      <!--NEWS-->
      <text:h text:style-name="P10" text:outline-level="1">
<text:span text:style-name="T4">
香港“反送中”四周年：运动示威者出狱之后如何前行？</text:span>
</text:h>
      <text:p text:style-name="P4">
Author: https://www.facebook.com/bbcworldservice/</text:p>
      <text:p text:style-name="P4">
Publisher: BBC News 中文</text:p>
      <text:p text:style-name="P4">
Published Time: 2023-06-09T06:30:20.000Z</text:p>
      <text:p text:style-name="P4">
Modified Time: 2023-06-09T06:30:20.000Z</text:p>
      <text:p text:style-name="P4">
Description: 2019年香港的”反修例“运动开始后，大量年轻人因相关抗议被捕入狱。BBC中文採访了两位出狱的”反修例“运动示威者，以及帮助因社运案件入狱人士的支援网络。</text:p>
      <text:p text:style-name="P4">
Images: []</text:p>
      <text:p text:style-name="P4">
Videos: ["<text:a xlink:type="simple" xlink:href="https://www.bbc.com/ws/av-embeds/cps/zhongwen/simp/chinese-news-65853310/p0ft5s47/zh-hans" text:style-name="Internet_20_link" text:visited-style-name="Visited_20_Internet_20_Link">
zh-hans</text:a>
"]</text:p>
      <text:p text:style-name="P4">
Tags: ['香港版国安法', '逃犯条例', '香港']</text:p>
      <text:p text:style-name="P4">
Type: Article</text:p>
      <!--METADATA-->
      <text:h text:style-name="P12" text:outline-level="3">
<text:span text:style-name="T4">
香港“反送中”四周年：运动示威者出狱之后如何前行？</text:span>
</text:h>
      <text:p text:style-name="P4">
<text:a xlink:type="simple" xlink:href="https://www.bbc.com/ws/av-embeds/cps/zhongwen/simp/chinese-news-65853310/p0ft5s47/zh-hans" text:style-name="Internet_20_link" text:visited-style-name="Visited_20_Internet_20_Link">
 Video-1-Link：/ws/av-embeds/cps/zhongwen/simp/chinese-news-65853310/p0ft5s47/zh-hans </text:a>
 <text:span text:style-name="T4">
你的器材不支持播放多媒体材料</text:span>
<text:span text:style-name="T4">
香港“反送中”四周年：运动示威者出狱之后如何前行？</text:span>
 2023年6月9日</text:p>
      <text:p text:style-name="P4">
2019年香港的“反修例”运动开始后，大量年轻人因相关抗议被捕入狱。根据香港警务处统计，有10,279人在2019年6月9日至2022年12月31日这段时间于示威活动被拘捕，其中被捕人中有4,010名学生、1,754人为18岁以下。</text:p>
      <text:p text:style-name="P4">
许多被捕者在走过漫长的司法程序与狱内时光后，在包括职涯、学业、人际关係与社会氛围中皆需做出调适。为了解2019年后的被捕者如何继续生活，BBC中文採访了两位出狱的“反修例”运动示威者，以及帮助因社运案件入狱人士的支援网络。</text:p>
      <text:p text:style-name="P4">
影片製作：张友慈</text:p>
      <text:p text:style-name="P4">
Source: <text:a xlink:type="simple" xlink:href="https://www.bbc.com/zhongwen/simp/chinese-news-65853310" text:style-name="Internet_20_link" text:visited-style-name="Visited_20_Internet_20_Link">
https://www.bbc.com/zhongwen/simp/chinese-news-65853310</text:a>
</text:p>
      <!--NEWS-->
      <text:h text:style-name="P10" text:outline-level="1">
<text:span text:style-name="T4">
从遥遥无期到近在咫尺：乌克兰能加入北约吗？ (Free Version)</text:span>
</text:h>
      <text:p text:style-name="P4">
Authors: ['何越']</text:p>
      <text:p text:style-name="P4">
Publisher: 英国《金融时报》</text:p>
      <text:p text:style-name="P4">
Time: 2023-06-09T06:30:31+00:00</text:p>
      <text:p text:style-name="P4">
Published Time: 2023-06-08T12:00:99+08:00</text:p>
      <text:p text:style-name="P4">
Modified Time: 2023-06-09T02:24:99+08:00</text:p>
      <text:p text:style-name="P4">
Description: 何越：乌克兰加入北约的可能性越来越高。这是否是普京最终侵略乌克兰的原因之一？很有可能。但是否能为普京的侵略行为辩护？我认为不能。</text:p>
      <text:p text:style-name="P4">
Images: ["<text:a xlink:type="simple" xlink:href="https://thumbor.ftacademy.cn/unsafe/picture/7/000183857_piclink.jpg" text:style-name="Internet_20_link" text:visited-style-name="Visited_20_Internet_20_Link">
000183857_pic...</text:a>
"]</text:p>
      <text:p text:style-name="P4">
Themes: ['专栏', '乌克兰战争', '关注']</text:p>
      <text:p text:style-name="P4">
Keywords: ['乌克兰战争', '乌克兰', '北约', '俄罗斯', '越陌度阡']</text:p>
      <text:p text:style-name="P4">
Type: Article</text:p>
      <!--METADATA-->
      <text:p text:style-name="P4">
<draw:frame draw:style-name="fr1" draw:name="Image4" text:anchor-type="as-char" svg:width="6.9236in" svg:height="4.617987in" draw:z-index="0">
<draw:image xlink:href="../Images/FT Chinese Free Version/2023-06-09T06-30-31-00-00/000183857_piclink.jpg" xlink:type="simple" xlink:show="embed" xlink:actuate="onLoad" draw:mime-type="image/jpeg"/>
</draw:frame>
</text:p>
      <text:p text:style-name="P4">
乌克兰战争至今，尽管乌克兰承认，在战争结束前，乌克兰不可能加入新的国际联盟。但从去年至今，从看起来遥遥无期到现在近在咫尺，美国对乌克兰加入北约的态度转变很快，乌克兰加入北约似乎已是八字差一撇：万事具备，只欠东风（战争结束）。万一乌克兰反攻失败，输了呢？难料北约是否会临阵吸收乌克兰，共同对付普京。这听起来虽然不可思议，可北约对乌克兰的底线一退再退，灵活得如同没有底线。</text:p>
      <text:p text:style-name="P4">
7月11至12日，北约将在立陶宛首都维尔纽斯召开高峰会议，乌克兰加入北约的路线表是关键内容。如今最犹豫不决的国家是美国和德国，最坚决的除了英国，还有布加勒斯特九国（保加利亚、捷克、爱沙尼亚、匈牙利、拉脱维亚、立陶宛、波兰、罗马尼亚和斯洛伐克，都属于前苏联集团）。这些国家发表布联合声明说：“我们期望在维尔纽斯把与乌克兰的政治关系提升到一个新的水平，并启动一个新的政治轨道，一旦条件允许，将协助乌克兰加入北约组织。”</text:p>
      <text:p text:style-name="P4">
Source: <text:a xlink:type="simple" xlink:href="http://www.ftchinese.com/story/001099910" text:style-name="Internet_20_link" text:visited-style-name="Visited_20_Internet_20_Link">
http://www.ftchinese.com/story/001099910</text:a>
</text:p>
      <!--NEWS-->
      <text:h text:style-name="P10" text:outline-level="1">
<text:span text:style-name="T4">
香港“反送中”运动四周年：禁书、禁语、自我审查与香港人被“再教育”</text:span>
</text:h>
      <text:p text:style-name="P4">
Author: https://www.facebook.com/bbcworldservice/</text:p>
      <text:p text:style-name="P4">
Publisher: BBC News 中文</text:p>
      <text:p text:style-name="P4">
Published Time: 2023-06-09T06:59:57.000Z</text:p>
      <text:p text:style-name="P4">
Modified Time: 2023-06-09T06:59:57.000Z</text:p>
      <text:p text:style-name="P4">
Description: 2019年香港“反送中”运动被官方定性为“颜色革命”，《国安法》标志着香港“二次回归”。BBC中文采访教育、传媒、公务员等多个界别的前线人员，他们都称感受到翻天覆地的变化，并指官方正从文化上改造香港。</text:p>
      <text:p text:style-name="P4">
Images: ["<text:a xlink:type="simple" xlink:href="https://ichef.bbci.co.uk/news/640/cpsprodpb/72EF/production/_130032492_gettyimages-1247577710.jpg" text:style-name="Internet_20_link" text:visited-style-name="Visited_20_Internet_20_Link">
_130032492_ge...</text:a>
"]</text:p>
      <text:p text:style-name="P4">
Videos: ["<text:a xlink:type="simple" xlink:href="https://www.bbc.com/ws/av-embeds/cps/zhongwen/simp/chinese-news-65842285/p0ft5s47/zh-hans" text:style-name="Internet_20_link" text:visited-style-name="Visited_20_Internet_20_Link">
zh-hans</text:a>
", "<text:a xlink:type="simple" xlink:href="https://www.bbc.com/ws/av-embeds/cps/zhongwen/simp/chinese-news-65842285/p0fsqdtd/zh-hans" text:style-name="Internet_20_link" text:visited-style-name="Visited_20_Internet_20_Link">
zh-hans</text:a>
", "<text:a xlink:type="simple" xlink:href="https://www.bbc.com/ws/av-embeds/cps/zhongwen/simp/chinese-news-65842285/p0ftfz54/zh-hans" text:style-name="Internet_20_link" text:visited-style-name="Visited_20_Internet_20_Link">
zh-hans</text:a>
", "<text:a xlink:type="simple" xlink:href="https://www.bbc.com/ws/av-embeds/cps/zhongwen/simp/chinese-news-65842285/p0dpmkpj/zh-hans" text:style-name="Internet_20_link" text:visited-style-name="Visited_20_Internet_20_Link">
zh-hans</text:a>
"]</text:p>
      <text:p text:style-name="P4">
Tags: ['英国', '香港版国安法', '逃犯条例', '中國', '政治', '香港', '法律']</text:p>
      <text:p text:style-name="P4">
Type: Article</text:p>
      <!--METADATA-->
      <text:h text:style-name="P12" text:outline-level="3">
<text:span text:style-name="T4">
香港“反送中”运动四周年：禁书、禁语、自我审查与香港人被“再教育”</text:span>
</text:h>
      <ul>
        <li>
李澄欣   * BBC中文记者</li>
      </ul>
      <text:p text:style-name="P4">
2023年6月9日<draw:frame draw:style-name="fr1" draw:name="Image5" text:anchor-type="as-char" svg:width="6.9236in" svg:height="3.894525in" draw:z-index="0">
<draw:image xlink:href="../Images/BBC Chinese/2023-06-09T06-59-57.000Z/_130032492_gettyimages-1247577710.jpg" xlink:type="simple" xlink:show="embed" xlink:actuate="onLoad" draw:mime-type="image/jpeg"/>
</draw:frame>
</text:p>
      <text:p text:style-name="P4">
图像来源，  Getty Images</text:p>
      <text:p text:style-name="P4">
<text:span text:style-name="T4">
2019年香港政府宣布修订《逃犯条例》引发席卷全港的“反送中”示威浪潮，官方将其定性为“颜色革命”并铁腕镇压。2020年北京绕过香港立法会颁布《香港国安法》，标志着香港“二次回归”。BBC中文采访教育、传媒、公务员等多个界别的前线人员，他们都称感受到翻天覆地的变化，并指官方正从文化上改造香港。</text:span>
</text:p>
      <text:p text:style-name="P4">
“现在教书不能讲中国、大陆，要讲国家。我一开始很不习惯，但现在已经自动改口了。”在九龙一所中学任教的欧老师（化名）对BBC中文说。“教育局会随机来视学，抓到你讲错，你会被视为不专业。”</text:p>
      <text:p text:style-name="P4">
2019年“反送中”运动期间大量教师被“笃灰”（举报），“白色恐怖”持续至今，她说现在上课仍非常小心，尤其她任教被视为“高危科目”的“公民与社会发展科”（简称公社科）。</text:p>
      <text:p text:style-name="P4">
该学科前身是“通识教育科”，课程具有开放性，旨在培养学生关心社会时事及多角度思考，但“反送中”运动后被亲北京建制派指是青年参与抗争的“元凶”，2020年政府一声令下宣布改革课程，变为以国情教育主导，同时根据《香港国安法》要求在中小学推行“国安教育”。</text:p>
      <text:p text:style-name="P4">
欧老师目前要兼顾校内的相关统筹工作，她说教育局去年到校巡查前，她事先召集中文科、历史科老师一起检视校内图书馆藏书，把看似敏感的书籍下架。</text:p>
      <text:p text:style-name="P4">
“我们连吕大乐教授讲香港文化、一点都不政治化的书都收走了，以为万无一失，但他们（教育局）还是找到所谓的禁书，是一些关於中国历史的英文书。他们当然没交代下架原因，但大家猜是因为里面提到‘六四’。”</text:p>
      <text:p text:style-name="P4">
<text:a xlink:type="simple" xlink:href="https://www.bbc.com/ws/av-embeds/cps/zhongwen/simp/chinese-news-65842285/p0ft5s47/zh-hans" text:style-name="Internet_20_link" text:visited-style-name="Visited_20_Internet_20_Link">
 Video-1-Link：/ws/av-embeds/cps/zhongwen/simp/chinese-news-65842285/p0ft5s47/zh-hans </text:a>
 <text:span text:style-name="T4">
你的器材不支持播放多媒体材料</text:span>
视频加注文字，</text:p>
      <text:p text:style-name="P4">
2019年香港的“反修例”运动开始后，大量年轻人因相关抗议被捕入狱。BBC中文採访了两位出狱的“反修例”运动示威者，以及帮助因社运案件入狱人士的支援网络。</text:p>
      <text:p text:style-name="P4">
今年5月，香港公共图书馆以“清理违法或国安”书籍为名下架超过200本敏感书，大部分是民主派人士的著作，此举引起社会哗然。但事实上，这种政治审查早已深入中小学校园。</text:p>
      <text:p text:style-name="P4">
“我们学校的英国文学科，多年来都用乔治·奥威尔的《动物农庄》做读本，英文科同事会问，现在还可以教吗？”另一位在传统名校任教的公社科主任徐老师（化名）说。</text:p>
      <text:p text:style-name="P4">
她在2019年后也被安排负责校内的国安教育工作，她说同事面对模糊不清的标准感到不安。“局方从来没有公布禁书清单，也没有明文规定什么不能讲，只会出一些课程目标和指引，要你自己猜什么不能讲。”</text:p>
      <text:p text:style-name="P4">
她说根据校内人手编排，其他学科的老师须兼教初中公民科，当局已扬言会大幅修改有关课程，但本学年课本仍维持原有版本，当中涉及香港政制和民主价值。“我们已经采用最保守的做法，这部分让老师照本宣科就算了，但同事们还是非常紧张，不断问我，这些东西是可以教的吗？”</text:p>
      <text:p text:style-name="P4">
<text:a xlink:type="simple" xlink:href="https://www.bbc.com/zhongwen/simp/chinese-news-65338390" text:style-name="Internet_20_link" text:visited-style-name="Visited_20_Internet_20_Link">
 夏宝龙访港六日全方位“考察”力图传递的政治信号 </text:a>
  * <text:a xlink:type="simple" xlink:href="https://www.bbc.com/zhongwen/simp/chinese-news-65163723" text:style-name="Internet_20_link" text:visited-style-name="Visited_20_Internet_20_Link">
 香港集会示威也恢复了 但“挂绳游行”成了新常态 </text:a>
  * <text:a xlink:type="simple" xlink:href="https://www.bbc.com/zhongwen/simp/chinese-news-65554858" text:style-name="Internet_20_link" text:visited-style-name="Visited_20_Internet_20_Link">
 香港《明报》停刊尊子40载漫画专栏 再引新闻自由争议 </text:a>
  * <text:a xlink:type="simple" xlink:href="https://www.bbc.com/zhongwen/simp/chinese-news-65455696" text:style-name="Internet_20_link" text:visited-style-name="Visited_20_Internet_20_Link">
 香港区议会整顿选举制度 直选席位减少至20% </text:a>
  * <text:a xlink:type="simple" xlink:href="https://www.bbc.com/zhongwen/simp/chinese-news-53250603" text:style-name="Internet_20_link" text:visited-style-name="Visited_20_Internet_20_Link">
 BBC详尽梳理香港《国安法》的五大争议 </text:a>
</text:p>
      <text:h text:style-name="P12" text:outline-level="3">
<text:span text:style-name="T4">
《国安法》与内化的红线</text:span>
</text:h>
      <text:p text:style-name="P4">
</text:p>
      <text:p text:style-name="P4">
图像来源，  Getty Images</text:p>
      <text:p text:style-name="P4">
图像加注文字，</text:p>
      <text:p text:style-name="P4">
2020年6月30日《香港国安法》生效，此后港府在每年4月15日推行“全民国家安全日”活动。</text:p>
      <text:p text:style-name="P4">
据香港警务处资料，由2019年6月9日至2022年12月31日，警方在示威活动中拘捕了10279人，当中4010人為学生。而自2020年6月30日《国安法》生效后，至今超过250人涉犯该法被捕，年龄介乎15至90岁。</text:p>
      <text:p text:style-name="P4">
已移居英国的香港社会政策及公共行政学者钟剑华向BBC中文分析指，香港已进入威权时代，威权管治是建立于权势，而非有形的条文和法例。</text:p>
      <text:p text:style-name="P4">
“其实没有标准，很视乎当时的管治班子，《国安法》就是最好的例子。中国大陆就是长期用这种方式，法律任由官方诠释，有时候放松，有时候收紧，当大部分人无法得知客观标准时，唯有靠自己猜，他也希望你猜，你就自然不敢触碰敏感的东西，这是典型的威权政治特色。”</text:p>
      <text:p text:style-name="P4">
香港教师如履薄冰，学生也学会自我设限。徐老师说今年教中一课程的香港历史，她在堂上讲到1966、67年的“九龙骚乱”和“六七暴动”，港英政府出动军警武力镇压。“有学生问，老师你觉得警察做得对吗？也有学生乘势追问，你觉得2019年香港警察做得对吗？我本来觉得这是个好机会带起理性讨论，但我还未回应，就有其他学生大声说，嘘，这些不要讲啦！”</text:p>
      <text:p text:style-name="P4">
“撇除敏感的警权不谈，另一节我教香港多元文化和种族，引述《基本法》说所有人不论肤色都有平等权利，包括宗教自由、言论自由等。此时有学生起哄说，香港有言论自由的吗？其他学生就急不及待制止。”</text:p>
      <text:p text:style-name="P4">
<text:a xlink:type="simple" xlink:href="https://www.bbc.com/ws/av-embeds/cps/zhongwen/simp/chinese-news-65842285/p0fsqdtd/zh-hans" text:style-name="Internet_20_link" text:visited-style-name="Visited_20_Internet_20_Link">
 Video-2-Link：/ws/av-embeds/cps/zhongwen/simp/chinese-news-65842285/p0fsqdtd/zh-hans </text:a>
 <text:span text:style-name="T4">
你的器材不支持播放多媒体材料</text:span>
视频加注文字，</text:p>
      <text:p text:style-name="P4">
香港抗议四周年：“反送中”运动始末回顾</text:p>
      <text:p text:style-name="P4">
徐老师坦言，学生受社会大环境影响，由下而上的自我审查非常严重。“2019年我们还可以在课堂上讨论示威的好处和坏处，很理性地思辨，三年过后，就算我想展开讨论学生也不太想参与，学术气氛非常差。政府的‘再教育’很成功，大家都不会畅所欲言表达自己。”</text:p>
      <text:p text:style-name="P4">
香港浸会大学政治及国际关系学系教授陈家洛对BBC中文指出，过去三年官方透过不断打压和拘捕，制造涟漪效应。“什么都是国家安全，这种无限上纲、无远弗届扣帽子的气氛，令市民自己作出调整，什么都避讳。”</text:p>
      <text:p text:style-name="P4">
他表示，历史上纳粹德国和苏联时期的人民也曾经历这种生活模式，捷克斯洛伐克在1968年“布拉格之春”失败后，开明政府倒台，时任副总理胡萨克在国内推动“正常化”（normalization）计划，发动政治清洗并高压管治，关押异见分子和用秘密警察监视民众，人们因为恐惧而自我噤声，社会逐步恢复“正常”。</text:p>
      <text:p text:style-name="P4">
已故捷克前总统哈维尔（Václav Havel）当时曾描述那是“后极权社会”（post-totalitarianism），每个人心中都有一条红线，植根和内化了政治权威，变相成为监控系统的一部分。陈家洛说：“现今香港也一样，根本不用官方出手，民众内心那条线已经比官方画的虚线更低。”</text:p>
      <text:h text:style-name="P12" text:outline-level="3">
<text:span text:style-name="T4">
被削弱的第四权</text:span>
</text:h>
      <text:p text:style-name="P4">
</text:p>
      <text:p text:style-name="P4">
图像来源，  Getty Images</text:p>
      <text:p text:style-name="P4">
图像加注文字，</text:p>
      <text:p text:style-name="P4">
2020年8月10日，警方国安处派出200多名警员搜查《苹果日报》总部，并拘捕多名媒体高层。</text:p>
      <text:p text:style-name="P4">
Skip Podcast and continue reading  <text:span text:style-name="T4">
 Podcast </text:span>
 <text:a xlink:type="simple" xlink:href="https://www.bbc.com/zhongwen/trad/podcasts/p02pc9xp" text:style-name="Internet_20_link" text:visited-style-name="Visited_20_Internet_20_Link">
 BBC 時事一周 Newsweek(Cantonese)  </text:a>
</text:p>
      <text:p text:style-name="P4">
BBC國際台粵語節目，重溫一周國際大事，兩岸四地消息，英國境況。並備有專題環節：〈記者來鴻〉、〈英國生活點滴〉和〈華人談天下〉。</text:p>
      <text:p text:style-name="P4">
分集</text:p>
      <text:p text:style-name="P4">
End of Podcast</text:p>
      <text:p text:style-name="P4">
这种社会气氛让“港漂”记者Andy（安迪）感到似曾相识，他说身边的“港漂”朋友都是自由派，偶尔会讨论时政，但大家都很警惕。“总是聊到一半就有人慌张地问，电话会不会录音，会不会被举报，大家都已经离开中国境内，但还是处于惊恐的状态。以前只有和大陆人一起才会这样，现在和香港朋友聊天也一样了，他们会说，不要再讲了，小心被国安抓。”</text:p>
      <text:p text:style-name="P4">
安迪在2018年移居香港并加入英文媒体，2019年在前线采访“反送中”运动，亲身体会到近年新闻界的巨变。</text:p>
      <text:p text:style-name="P4">
他说运动初期遇到警察拉起“橙带”封锁线，阻止在场记者拍摄。“我先到达，看到橙带就想转身离开，随后一大群香港记者赶到，他们看到橙带全部一起破口大骂，骂警方妨碍新闻自由，警员自知理亏很快就解封让传媒进去。那一瞬间我才醒觉，原来是我有问题，我以前在大陆跑新闻经常被扣留问话，对警察非常恐惧，本能反应是逃，就算搬到香港也像一头习惯了被牵着绳的狗，但香港记者很清楚自己的权利。”</text:p>
      <text:p text:style-name="P4">
惟“反送中”运动期间警权扩大，数月后他采访时遇到同类事件，记者已变得敢怒不敢言，“只剩下一两位资深行家还会跟警察理论”。到2020年7月1日、《国安法》生效翌日有市民上街抗议，现场记者更是看到警方防线就主动回避，这个转变让他不胜唏嘘。“我当初奔着新闻自由来香港工作，怎知道短短几个月内，香港记者已经变得和我这些大陆记者一样了，整个环境都变了。”</text:p>
      <text:p text:style-name="P4">
2019年后，传媒作为第四权、公众监督机构（publicwatchdog）的角色已大幅削弱，《苹果日报》、《立场新闻》、《众新闻》等多间传媒机构被迫停运，大批新闻工作者被控煽动，据无国界记者的年度新闻自由指数，香港从2019年的第73位，急跌至2023年的第140位。</text:p>
      <text:p text:style-name="P4">
除了有形的打压，也有无形的改造。香港电台、有线新闻、Now新闻相继人事大地震，空降没有广播经验的政务官和亲中人士任高层，在很多新闻的处理上闹出争议。</text:p>
      <text:p text:style-name="P4">
在电视台任职的资深记者Maple（化名）形容现时“立场为重、专业为副”，劣币驱逐良币，随着“开台元老”的采访主任和资深同事相继离开，她一年前也意兴阑珊请辞。“以前大台（TVB）新闻被指很‘河蟹’（“和谐”的谐音），也经历过这种人事变动，但那是历时十年的过程。现在我们是两年内就完成，转变来得极之急速和巨大，我们辛苦累积多年的公信力一下子就没了。”</text:p>
      <text:p text:style-name="P4">
传媒专业水平下降，客观效果就是官方话语权增加。Maple说新闻编辑室剩下年资较浅的记者，他们缺乏实战经验，上级也无法提供帮助，“所以你会看到很多追访官员的片段，没有记者追问和质疑，竟然是全盘接受政府的讲法，这就让官方可以垄断整个论述。”</text:p>
      <text:p text:style-name="P4">
她补充指，电视台多个王牌政论节目遭改动，淘汰了本来的主持，改为邀请官员和立法会议员推销政策，加上《国安法》下公民团体骨牌式解散，“47人案”后民主派代表人物几乎全被扣押，更加没有人上节目发出反对声音。“不谈政治好了，就算是交通、医疗等民生议题，以前如果政府做错一定被骂到体无完肤，但现在没人发声，什么都轻轻放过。”</text:p>
      <text:p text:style-name="P4">
<text:a xlink:type="simple" xlink:href="https://www.bbc.com/zhongwen/simp/uk-65396986" text:style-name="Internet_20_link" text:visited-style-name="Visited_20_Internet_20_Link">
 英国议员斥政府冷待黎智英案 外相称要注重与中国接触 </text:a>
  * <text:a xlink:type="simple" xlink:href="https://www.bbc.com/zhongwen/simp/chinese-news-57579811" text:style-name="Internet_20_link" text:visited-style-name="Visited_20_Internet_20_Link">
 香港《苹果日报》停刊：这意味着什么？ </text:a>
  * <text:a xlink:type="simple" xlink:href="https://www.bbc.com/zhongwen/simp/chinese-news-58802674" text:style-name="Internet_20_link" text:visited-style-name="Visited_20_Internet_20_Link">
 《苹果日报》停刊后，香港记者遭遇“封死的门路”和“头顶的剑” </text:a>
  * <text:a xlink:type="simple" xlink:href="https://www.bbc.com/zhongwen/simp/chinese-news-59856267" text:style-name="Internet_20_link" text:visited-style-name="Visited_20_Internet_20_Link">
 香港众新闻创立五年之际宣布停运 告别词称“风高浪急情况严峻” </text:a>
  * <text:a xlink:type="simple" xlink:href="https://www.bbc.com/zhongwen/simp/64508812" text:style-name="Internet_20_link" text:visited-style-name="Visited_20_Internet_20_Link">
 香港国安法最大案件：民主派47人初选案开审 多数被告已“未审先囚”两年 </text:a>
</text:p>
      <text:h text:style-name="P12" text:outline-level="3">
<text:span text:style-name="T4">
“政治语言”如何改变叙事？</text:span>
</text:h>
      <text:p text:style-name="P4">
</text:p>
      <text:p text:style-name="P4">
图像来源，  Getty Images</text:p>
      <text:p text:style-name="P4">
图像加注文字，</text:p>
      <text:p text:style-name="P4">
2019年后当局改革香港各级选举制度，大幅削减民主成分和直选议席，宣称是“完善”了制度。</text:p>
      <text:p text:style-name="P4">
2019年后香港爆发移民潮，其中申请BNO签证——即英国国民（海外）签证——移居英国的就有15万人。香港总商会今年4月的调查显示，74%企业面临人才短缺问题，离职雇员有七成是因为移民。</text:p>
      <text:p text:style-name="P4">
但民众一边用脚投票，官方就一边宣传《国安法》已为香港“拨乱反正”，选举制度也“完善”了并落实“爱国者治港”，香港已经进入“由乱及治，由治及兴”的新阶段。特区政府也启动“你好香港”、“开心香港”等一系列活动，积极对外“说好香港故事”。</text:p>
      <text:p text:style-name="P4">
已移居英国的学者钟剑华表示，这些政治口号就如奥威尔在政治寓言小说《一九八四》里的“新语”（Newspeak），“老大哥”扭曲语义，通过语言驯化人民服从于极权统治。“这是威权政府惯用的文字魔杖，所谓‘爱国者治港’，‘爱国者’是由他定义的，所谓‘完善选举制度’，实质上是排除异己、民主倒退，但他用中性、正面、美丽的词语去包装，从而改变大家的认知。”</text:p>
      <text:p text:style-name="P4">
他说这套语言手法在中国大陆非常成功，民众长期浸淫并受污染，慢慢会被这套逻辑主导。“这就是‘小粉红’现象出现的原因，香港人经历过文明阶段，加上仍有网络自由，抗疫力相比中国民众会高一些，但长远来说，能否与政权长期的洗脑抗衡，这是值得担心的。”</text:p>
      <text:p text:style-name="P4">
他续指，官方正利用语言手法操控叙事，为政治事件定调。“定了调就不能再讨论，‘反送中’运动的源头是香港市民担心修订《逃犯条例》违反法治保障，但官员无法用辩证过程说服你，就用斗争语言贴你标签，说你是‘颜色革命’，讲一些结论性（conclusive）的口号，把整件事情的性质套入他的框框里，就不用辩论。”</text:p>
      <text:p text:style-name="P4">
2019年8月，中国国务院港澳办官员首次公开表示反修例示威是“颜色革命”，其后官方多次指是“黑暴”、“外国势力”。2023年4月，港澳办主任夏宝龙访问香港时也指，修例风波这场港版“颜色革命”虽然没能得逞，但这是香港历史上永远抹不去的伤疤，像是悬在头上的警钟，要时刻警惕街头暴力卷土重来、“软对抗”暗中作乱和海外乱港活动倒灌香港。</text:p>
      <text:p text:style-name="P4">
随后，港府官员紧跟夏宝龙的论调，在近期的器官捐赠争议中，特首李家超强调要警惕国安风险，慎防“软对抗”。香港警方本周拘捕四名涉嫌盗取他人资料并将其用于企图取消器官捐赠登记的人士，李家超回应称“有个别无耻之徒制造大量取消登记的假象，所用手法与‘2019年黑暴、港版颜色革命’类似，假借各种理由挑拨矛盾，制造不符现实假象制造破坏”。</text:p>
      <text:p text:style-name="P4">
学者陈家洛说：“任何民生事件都可以提升到‘颜色革命’的层次，要是你稍有不满，他也帮你想好了，那叫做‘软对抗’。”</text:p>
      <text:p text:style-name="P4">
<text:a xlink:type="simple" xlink:href="https://www.bbc.com/zhongwen/simp/world-49952730" text:style-name="Internet_20_link" text:visited-style-name="Visited_20_Internet_20_Link">
 香港抗议持续 中国指责的“颜色革命”有何先例 </text:a>
  * <text:a xlink:type="simple" xlink:href="https://www.bbc.com/zhongwen/simp/chinese-news-65704881" text:style-name="Internet_20_link" text:visited-style-name="Visited_20_Internet_20_Link">
 香港器官捐赠争议与中国国家安全问题的联想 </text:a>
  * <text:a xlink:type="simple" xlink:href="https://www.bbc.com/zhongwen/simp/chinese-news-56925846" text:style-name="Internet_20_link" text:visited-style-name="Visited_20_Internet_20_Link">
 “爱国还是政治中立”， 香港公务员的两难选择 </text:a>
</text:p>
      <text:p text:style-name="P4">
</text:p>
      <text:p text:style-name="P4">
图像来源，  Getty Images</text:p>
      <text:p text:style-name="P4">
图像加注文字，</text:p>
      <text:p text:style-name="P4">
特区政府推出"你好香港"、"开心香港"等计划</text:p>
      <text:p text:style-name="P4">
这种新的政治语境，公务员也要重新适应。在港府贸易部门任职中层的静恩（化名）对BBC中文透露，一些惯用字眼变得敏感，例如“独立关税区”要改为“单独关税区”，“加油”也不能出现在政府标语及文案，以免让人联想到示威标语“香港人加油”。</text:p>
      <text:p text:style-name="P4">
她又说，近年几乎每份文件上呈后都被改到面目全非，上层官员会加入中国大陆的政治术语和口号，并把香港政策置于国家政策的框架之下。“‘十四五规划’、‘粤港澳大湾区’、‘一带一路’，现在什么文件都要加这些字进去，政治正确先行。一些明明很迫切的项目分不到资源，跟这些国家政策有关的项目却可以很优厚。”</text:p>
      <text:p text:style-name="P4">
她也留意到，国内官场用词开始渗透公务员体系。“我那天打开电邮，我们的邮件都是用英文写的，但附件居然写着什么‘老大难问题’，一看就不是香港人用惯的字，大家看到都反白眼。”</text:p>
      <text:h text:style-name="P12" text:outline-level="3">
<text:span text:style-name="T4">
“正常化”下的“双面人”</text:span>
</text:h>
      <text:p text:style-name="P4">
</text:p>
      <text:p text:style-name="P4">
图像来源，  Getty Images</text:p>
      <text:p text:style-name="P4">
2019年“反送中”运动后，当局要求公务员宣誓拥护《基本法》和效忠香港特区，甚至在《公务员守则》删除“政治中立”，公务员也被要求完成更多“政治任务”。2022年12月中国前国家主席江泽民逝世，港府罕有地要求全体公务员收看追悼大会及默哀三分钟。</text:p>
      <text:p text:style-name="P4">
静恩忆述，当时每个部门都腾空了会议室，所有同事都要放下工作进去默哀，除非当日请假才可“幸免”。“很多余，是上面有KPI（关键绩效指标），每个部门做完要拍照上传到脸书专页交功课。这些让大家反白眼的事情越来越多，但没办法，你也不敢不做，大家心照不宣的无奈。”</text:p>
      <text:p text:style-name="P4">
在国安法下，教育界也多了“门面功夫”要做，当局规定中小学每周须举行升旗仪式，并要参加内地考察团。任教公社科的欧老师说：“明知是政治任务，但我带学生去内地考察，也会想让他们学到东西，毕竟认识国情也不是坏事。怎知道教育局安排的团，即日来回去佛山，11小时里的7小时就花在交通和吃饭，行程差也没有教育意义，只是为做而做。”</text:p>
      <text:p text:style-name="P4">
当局也规定，每个科目都要有维护国家安全的元素，连术科也不例外。“我们的体育科老师想了很久才想到怎样硬加些国安元素，例如讲解球类时说，正如市民要守法，球员也要遵守球例。其实根本乱来，非常荒谬。”</text:p>
      <text:p text:style-name="P4">
陈家洛教授表示，2019年后香港“二次回归”，新时代、新常态下的新作风是模仿（mimicking）。“大家都要很造作，鬥红、鬥左、鬥烂，我们当然看得很尴尬，但当权者非常乐见。这是维稳手段的一部分，规管大家表面那一层，你要在社会向上爬就必须表现忠诚。”</text:p>
      <text:p text:style-name="P4">
他引述捷克前总统哈维尔在其代表作《无权势者的权力》（The Power of thePowerless）中提及的“正常化”时期卖菜大叔故事，大叔在蔬果店橱窗挂起“全世界工人阶级团结起来！”的海报，该标语并非其真实想法，他只是为免自招麻烦而顺从政权。</text:p>
      <text:p text:style-name="P4">
“香港也形成表里不一的文化，和中国大陆越来越接近。政权不在乎你是否真心，只在乎你是否顺从和配合。当大厦外墙广告、报章都是铺天盖地的表忠，对他来说就好像有啦啦队，证明自己有多么深得人心。比起天天出警察、出枪，这是低成本的维稳不二法门。”</text:p>
      <text:p text:style-name="P4">
<text:a xlink:type="simple" xlink:href="https://www.bbc.com/zhongwen/simp/chinese-news-61963484" text:style-name="Internet_20_link" text:visited-style-name="Visited_20_Internet_20_Link">
 香港主权移交25周年：从数字看香港近年变化 </text:a>
  * <text:a xlink:type="simple" xlink:href="https://www.bbc.com/zhongwen/simp/chinese-news-61999062" text:style-name="Internet_20_link" text:visited-style-name="Visited_20_Internet_20_Link">
 习近平形容“一国两制”是好制度，没有理由改变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4316121" text:style-name="Internet_20_link" text:visited-style-name="Visited_20_Internet_20_Link">
 香港人在台湾陷法律、国安困局 “二次移民潮”是否陆续有来 </text:a>
  * <text:a xlink:type="simple" xlink:href="https://www.bbc.com/zhongwen/simp/chinese-news-40441492" text:style-name="Internet_20_link" text:visited-style-name="Visited_20_Internet_20_Link">
 为什么BBC中文网说港澳“移交”？ </text:a>
</text:p>
      <text:h text:style-name="P12" text:outline-level="3">
<text:span text:style-name="T4">
留下来的人“有多乖”？</text:span>
</text:h>
      <text:p text:style-name="P4">
</text:p>
      <text:p text:style-name="P4">
图像来源，  Getty Images</text:p>
      <text:p text:style-name="P4">
政治学者都指出，在目前体制及政治气氛下，香港能保存多少昔日的价值，将取决于民众的配合程度。</text:p>
      <text:p text:style-name="P4">
学者钟剑华引述哈维尔的主张指，在后极权时代要“活得真诚磊落”（living intruth），“香港已经没有空间，现在就靠海外港人继续发声，讲真话”。陈家洛教授则认为，不离开本身的岗位也是一种坚持，“关键在于，留下来的人大家有多乖，以及有多认真地乖”。</text:p>
      <text:p text:style-name="P4">
中学教师欧老师说，当局规定的校内爱国活动她尽量“少做一点”，譬如每周的升旗仪式理应有“国旗下的讲话”，她并没有全力执行。“我在大陆有很多亲戚朋友，有的是老师，他们说大陆的学校也不会这样每个礼拜‘国旗下的讲话’。大陆人很聪明，收到命令、拿了经费就算，不用认真实施，现在香港是太疯狂、太上脑、太傻。”</text:p>
      <text:p text:style-name="P4">
徐老师也指，现时教公社科避重就轻，在“违背良心”的议题上轻描淡写。“你逼我讲2019年是‘颜色革命’，我真的讲不出，那就叫学生回去自己看笔记吧，反正这科已经被阉割，我又何必那么认真帮官方做‘政治宣传’？或者要讲解‘完善选举制度’和‘爱国者治港’时，就当成半个笑话地说——如果用幽默的角度去看，现在的香港是挺好笑的。”</text:p>
      <text:p text:style-name="P4">
<text:a xlink:type="simple" xlink:href="https://www.bbc.com/ws/av-embeds/cps/zhongwen/simp/chinese-news-65842285/p0ftfz54/zh-hans" text:style-name="Internet_20_link" text:visited-style-name="Visited_20_Internet_20_Link">
 Video-3-Link：/ws/av-embeds/cps/zhongwen/simp/chinese-news-65842285/p0ftfz54/zh-hans </text:a>
 <text:span text:style-name="T4">
你的器材不支持播放多媒体材料</text:span>
视频加注文字，</text:p>
      <text:p text:style-name="P4">
香港BNO移民潮：两位母亲携全家移民英国的故事</text:p>
      <text:p text:style-name="P4">
她说由于公社科在大学入学试被改为只有“达标”和“不达标”两级，而达标难度很低，学生上课的态度也变得敷衍，不到一成人会专心听课。“他们要么是不配合、喧哗反叛，要么就是不理你、自己做其他科目的练习。香港的教育制度本来就很功利，现在连通识科都没有了，学生更加只顾自己，不用关心社会，冷漠和犬儒的氛围很强，将来孕育出一班很聪明但没有道德的精英，会很可怕。”</text:p>
      <text:p text:style-name="P4">
徐老师坦言，目前制度下难以在教学上启发学生，她遂把工作重心转移到课外活动，为有心的学生举办考察团和工作坊，在有限空间培养下一代的人文精神。“社会上还有很多议题值得关心，例如房屋、贫穷、环保问题，带学生了解这些，起码让他们懂得关怀别人。”</text:p>
      <text:p text:style-name="P4">
中层公务员静恩就说，2019年后愿意表忠的人上位得很快，但并非所有公务员都要争上位，更多人是安分守己、默默耕耘。</text:p>
      <text:p text:style-name="P4">
“可以理解上面的人要献媚，但我们不会盲从，交上去的建议一定还是会依照专业判断去写。如果真的要加政治口号，就用折衷方法，加在不显眼的地方，找了条数（应付要求）就算。我不知道可以坚持多久，但至少要心安理得，不要太恶心。”</text:p>
      <text:p text:style-name="P4">
<text:a xlink:type="simple" xlink:href="https://www.bbc.com/ws/av-embeds/cps/zhongwen/simp/chinese-news-65842285/p0dpmkpj/zh-hans" text:style-name="Internet_20_link" text:visited-style-name="Visited_20_Internet_20_Link">
 Video-4-Link：/ws/av-embeds/cps/zhongwen/simp/chinese-news-65842285/p0dpmkpj/zh-hans </text:a>
 <text:span text:style-name="T4">
你的器材不支持播放多媒体材料</text:span>
视频加注文字，</text:p>
      <text:p text:style-name="P4">
BBC纪录片：香港的自由之战（上）</text:p>
      <text:p text:style-name="P4">
Source: <text:a xlink:type="simple" xlink:href="https://www.bbc.com/zhongwen/simp/chinese-news-65842285" text:style-name="Internet_20_link" text:visited-style-name="Visited_20_Internet_20_Link">
https://www.bbc.com/zhongwen/simp/chinese-news-65842285</text:a>
</text:p>
      <!--NEWS-->
      <text:h text:style-name="P10" text:outline-level="1">
<text:span text:style-name="T4">
中国5月出口意外大跌 贸易结构发生转变</text:span>
</text:h>
      <text:p text:style-name="P4">
Author: https://www.facebook.com/bbcworldservice/</text:p>
      <text:p text:style-name="P4">
Publisher: BBC News 中文</text:p>
      <text:p text:style-name="P4">
Published Time: 2023-06-09T07:27:09.000Z</text:p>
      <text:p text:style-name="P4">
Modified Time: 2023-06-09T07:27:09.000Z</text:p>
      <text:p text:style-name="P4">
Description: 如果从中国出口的目的地来看，中国的主要贸易伙伴的份额正在悄然发生改变——日本、美国等常年占据主要位置的出口目的地，份额正在下降；俄罗斯、东盟的占比在快速上升。</text:p>
      <text:p text:style-name="P4">
Images: ["<text:a xlink:type="simple" xlink:href="https://ichef.bbci.co.uk/news/640/cpsprodpb/15D46/production/_130041498_gettyimages-1250106326.jpg" text:style-name="Internet_20_link" text:visited-style-name="Visited_20_Internet_20_Link">
_130041498_ge...</text:a>
", "<text:a xlink:type="simple" xlink:href="https://ichef.bbci.co.uk/news/640/cpsprodpb/18276/production/_129843989_whatsubject.jpg" text:style-name="Internet_20_link" text:visited-style-name="Visited_20_Internet_20_Link">
_129843989_wh...</text:a>
"]</text:p>
      <text:p text:style-name="P4">
Videos: []</text:p>
      <text:p text:style-name="P4">
Tags: ['东南亚国家联盟', '金融财经', '俄国', '日本', '中國', '韩国', '美国', '经济', '贸易', '银行业']</text:p>
      <text:p text:style-name="P4">
Type: Article</text:p>
      <!--METADATA-->
      <text:h text:style-name="P12" text:outline-level="3">
<text:span text:style-name="T4">
中国5月出口意外大跌 贸易结构发生转变</text:span>
</text:h>
      <text:p text:style-name="P4">
2023年6月9日<draw:frame draw:style-name="fr1" draw:name="Image17" text:anchor-type="as-char" svg:width="6.9236in" svg:height="3.894525in" draw:z-index="0">
<draw:image xlink:href="../Images/BBC Chinese/2023-06-09T07-27-09.000Z/_130041498_gettyimages-1250106326.jpg" xlink:type="simple" xlink:show="embed" xlink:actuate="onLoad" draw:mime-type="image/jpeg"/>
</draw:frame>
</text:p>
      <text:p text:style-name="P4">
图像来源，  Getty Images</text:p>
      <text:p text:style-name="P4">
<text:span text:style-name="T4">
6月7日，中国海关总署公布的数据显示，以美元计，5月单月中国出口2835亿美元，同比下降7.5%；进口2176.9亿美元，同比下降4.5%。进出口总额为5011.9亿美元，同比下降6.2%。</text:span>
</text:p>
      <text:p text:style-name="P4">
相比于此前几个月，5月份数据有些难看。去年10月开始，中国出口量连续走低，在经历疫情放开、春节之后，出口开始猛增，3月出口同比增长14.8%，4月出口同比增长8.5%，而5月则突然降至-7.5%。</text:p>
      <text:p text:style-name="P4">
中国一家信用评级机构“东方金诚”发布的报告认为，3月出口高增主要由于集中出运，4月由于去年疫情高峰带来的低基数效应，5月份上述短期因素消退，再加上海外需求下滑的影响显现，另一个旁证是4月和5月制造业PMI（采购经理指数）中的新出口订单指数持续处于收缩区间。</text:p>
      <text:p text:style-name="P4">
换言之，3月出口放量是由于此前几个月积压的订单，在春节后集中交付；4月出口同比较高，是因为去年4月上海封城，导致去年4月出口量异常低，致使今年4月的涨幅显得非常高。</text:p>
      <text:p text:style-name="P4">
而5月数据难看，也有一定“高基数效应”的影响。去年4月，上海疫情爆发，政府实施“封控”，造成去年4月出口订单延迟交付，从数据上看，去年4月增幅收窄为3.9%，订单挤压到去年5月交付，造成5月的出口大涨14%。</text:p>
      <text:p text:style-name="P4">
值得注意的是，按人民币计价和按美元计价的降幅不尽相同，按美元计价降幅7.5%，按人民币计价，降幅0.8%，主要是最近人民币兑美元的大幅贬值。</text:p>
      <text:h text:style-name="P12" text:outline-level="3">
<text:span text:style-name="T4">
结构性转变</text:span>
</text:h>
      <text:p text:style-name="P4">
<draw:frame draw:style-name="fr1" draw:name="Image18" text:anchor-type="as-char" svg:width="6.9236in" svg:height="3.894525in" draw:z-index="0">
<draw:image xlink:href="../Images/BBC Chinese/2023-06-09T07-27-09.000Z/_129843989_whatsubject.jpg" xlink:type="simple" xlink:show="embed" xlink:actuate="onLoad" draw:mime-type="image/jpeg"/>
</draw:frame>
</text:p>
      <text:p text:style-name="P4">
图像来源，  Getty Image</text:p>
      <text:p text:style-name="P4">
图像加注文字，</text:p>
      <text:p text:style-name="P4">
符拉迪沃斯托克临近俄、中、朝三国交界之处，三面临海，是俄罗斯在太平洋沿岸最大的港口。2022年以来随着中俄贸易量大增，中国东南沿海港口至符拉迪沃斯托克港集装箱船舶运力增加，船舶回程带货能力增强。间接刺激了通过该港口进行中转的吸引力。</text:p>
      <text:p text:style-name="P4">
<text:a xlink:type="simple" xlink:href="https://www.bbc.com/zhongwen/simp/chinese-news-65687574" text:style-name="Internet_20_link" text:visited-style-name="Visited_20_Internet_20_Link">
 符拉迪沃斯托克变身中国内贸港？中俄远东互动的现实与历史 </text:a>
</text:p>
      <text:p text:style-name="P4">
<text:a xlink:type="simple" xlink:href="https://www.bbc.com/zhongwen/simp/world-50218805" text:style-name="Internet_20_link" text:visited-style-name="Visited_20_Internet_20_Link">
 中国农民接管远东？当土地上涌来大量新居民 </text:a>
</text:p>
      <text:p text:style-name="P4">
如果从中国出口的目的地来看，中国的主要贸易伙伴的份额正在悄然发生改变——日本、美国等常年占据主要位置的出口目的地，份额正在下降；俄罗斯、东盟的占比在快速上升。</text:p>
      <text:p text:style-name="P4">
按人民币计价，前5月，中国对美国的进出口同比下降5.5%，对欧盟增长3.6%，对日本下降3.5%。</text:p>
      <text:p text:style-name="P4">
与此同时，前5月中国对东南亚联盟国家的进出口则增加9.9%，对俄罗斯则增长达到51.9%。</text:p>
      <text:p text:style-name="P4">
东盟也就此超过欧盟，成为中国最大的贸易伙伴，欧盟、美国、日本则排在第二、三、四位。</text:p>
      <text:p text:style-name="P4">
除俄罗斯外，5月份中国对主要贸易伙伴的出口均出现大幅下降。</text:p>
      <text:p text:style-name="P4">
对东盟贸易增长主要因为，去年初“区域全面经济伙伴关系协议”（RCEP）生效后，对中国与东盟贸易关系促进作用明显。</text:p>
      <text:p text:style-name="P4">
对俄罗斯贸易增长则因为，去年2月俄乌战争爆发后，欧美对俄罗斯的经济制裁逐渐加码，俄罗斯甚至无法使用国际资金清算系统（SWIFT）结算，这使俄罗斯不得不加大对华贸易力度。</text:p>
      <text:h text:style-name="P12" text:outline-level="3">
<text:span text:style-name="T4">
加息大环境</text:span>
</text:h>
      <text:p text:style-name="P4">
</text:p>
      <text:p text:style-name="P4">
图像来源，  Getty Images</text:p>
      <text:p text:style-name="P4">
图像加注文字，</text:p>
      <text:p text:style-name="P4">
中国舟山港，拖船们正在将一艘原油货轮推至指定位置。</text:p>
      <text:p text:style-name="P4">
<text:a xlink:type="simple" xlink:href="https://www.bbc.com/zhongwen/simp/business-65480676" text:style-name="Internet_20_link" text:visited-style-name="Visited_20_Internet_20_Link">
 美联储连续第十次加息 外界预期本轮加息终点临近 </text:a>
  * <text:a xlink:type="simple" xlink:href="https://www.bbc.com/zhongwen/simp/business-59068890" text:style-name="Internet_20_link" text:visited-style-name="Visited_20_Internet_20_Link">
 疫情下的“通胀怪兽”正如何席卷全球 </text:a>
 、</text:p>
      <text:p text:style-name="P4">
环顾中国的主要贸易国，日子都不好过。5月，韩国出口同比增速为-15.2%，在4月深度跌幅基础上继续下滑0.9个百分点。5月，越南的出口同比下跌5.9%，已经连续下降四个月。</text:p>
      <text:p text:style-name="P4">
路透社援引分析人士称，过去12-18个月，全球货币政策的急剧紧缩，以及最近西方银行业面临压力，为中国乃至全球的复苏之路带来忧虑。</text:p>
      <text:p text:style-name="P4">
5月，美联储连续第十次加息，此次加息后美国联邦基金利率提高到5.00%—5.25%的区间，为2007年以来的新高。</text:p>
      <text:p text:style-name="P4">
5月加息后，美联储主席鲍威尔表示，现在降息是不合适的。他认为，通胀会下降，只是速度不会很快，下降需要时间。</text:p>
      <text:p text:style-name="P4">
“如果这个预测大体上是正确的，那么降息是不合适的，我们不会降息。”他进一步表示，如果需求进一步减弱，劳动力市场出现更多的软化迹象，才可能会考虑降息。</text:p>
      <text:p text:style-name="P4">
美联储加息的目的是遏制通货膨胀，但连续加息后还要保持在高位，使企业和个人借贷成本变高，压抑了全球主要市场的需求。</text:p>
      <text:p text:style-name="P4">
外贸数据还展现出，外资企业在中国的日子并不好过，前五个月，外商投资企业进出口5.1万亿元，下降7.6%；相比之下，中国的民营企业进出口8.86万亿元，增长13.1%，国有企业进出口2.76万亿元，增长4.7%。</text:p>
      <text:p text:style-name="P4">
其他数据也印证外资在中国的困境，中国统计局数据显示，1-2月份在中国的外商及港澳台商投资企业利润总额降幅达到35.7%。</text:p>
      <text:p text:style-name="P4">
Source: <text:a xlink:type="simple" xlink:href="https://www.bbc.com/zhongwen/simp/chinese-news-65853730" text:style-name="Internet_20_link" text:visited-style-name="Visited_20_Internet_20_Link">
https://www.bbc.com/zhongwen/simp/chinese-news-65853730</text:a>
</text:p>
      <!--NEWS-->
      <text:h text:style-name="P10" text:outline-level="1">
<text:span text:style-name="T4">
BBC纪录片：追查“痴汉”──谁在售卖性侵偷拍影片</text:span>
</text:h>
      <text:p text:style-name="P4">
Author: https://www.facebook.com/bbcworldservice/</text:p>
      <text:p text:style-name="P4">
Publisher: BBC News 中文</text:p>
      <text:p text:style-name="P4">
Published Time: 2023-06-09T08:52:07.000Z</text:p>
      <text:p text:style-name="P4">
Modified Time: 2023-06-09T08:52:07.000Z</text:p>
      <text:p text:style-name="P4">
Description: 互联网上，数以千计的东亚女性在公共场所遭性侵犯的影片正被出售。运营这些网站的幕后主谋究竟是谁？“BBC之眼”经过一年的卧底调查，带你走进这个黑暗而扭曲的世界。</text:p>
      <text:p text:style-name="P4">
Images: []</text:p>
      <text:p text:style-name="P4">
Videos: ["<text:a xlink:type="simple" xlink:href="https://www.bbc.com/ws/av-embeds/cps/zhongwen/simp/chinese-news-65854024/p0ft5zy4/zh-hans" text:style-name="Internet_20_link" text:visited-style-name="Visited_20_Internet_20_Link">
zh-hans</text:a>
"]</text:p>
      <text:p text:style-name="P4">
Tags: ['日本', '性暴力', '网络犯罪', '中國', '性', '犯罪']</text:p>
      <text:p text:style-name="P4">
Type: Article</text:p>
      <!--METADATA-->
      <text:h text:style-name="P12" text:outline-level="3">
<text:span text:style-name="T4">
BBC纪录片：追查“痴汉”──谁在售卖性侵偷拍影片</text:span>
</text:h>
      <text:p text:style-name="P4">
<text:a xlink:type="simple" xlink:href="https://www.bbc.com/ws/av-embeds/cps/zhongwen/simp/chinese-news-65854024/p0ft5zy4/zh-hans" text:style-name="Internet_20_link" text:visited-style-name="Visited_20_Internet_20_Link">
 Video-1-Link：/ws/av-embeds/cps/zhongwen/simp/chinese-news-65854024/p0ft5zy4/zh-hans </text:a>
 <text:span text:style-name="T4">
你的器材不支持播放多媒体材料</text:span>
<text:span text:style-name="T4">
BBC纪录片：追查“痴汉”──谁在售卖性侵偷拍影片</text:span>
 2023年6月9日</text:p>
      <text:p text:style-name="P4">
BBC国际频道调查小组“BBC之眼”揭露了一门丑恶的性侵犯生意。</text:p>
      <text:p text:style-name="P4">
地铁车厢内，一名男子从背后拍摄并跟踪一位女性，几秒钟后，他对这位女性进行猥亵。在互联网上，数以千计的东亚女性在公共场所遭性侵犯的影片正被出售，观众甚至可以在这些网站上“定制”自己想要的视频。</text:p>
      <text:p text:style-name="P4">
运营性侵犯网站的幕后主谋是一个名为“齐叔”的神秘人物。他究竟是谁？</text:p>
      <text:p text:style-name="P4">
“BBC之眼”经过长达一年的卧底调查，带你走进这个黑暗而扭曲的世界。我们将直面性侵害者，倾听反抗性暴力的女性的故事，以卧底的方式，揭露通过性暴力牟利的幕后黑手。</text:p>
      <text:p text:style-name="P4">
Source: <text:a xlink:type="simple" xlink:href="https://www.bbc.com/zhongwen/simp/chinese-news-65854024" text:style-name="Internet_20_link" text:visited-style-name="Visited_20_Internet_20_Link">
https://www.bbc.com/zhongwen/simp/chinese-news-65854024</text:a>
</text:p>
      <!--NEWS-->
      <text:h text:style-name="P10" text:outline-level="1">
<text:span text:style-name="T4">
在土耳其体验选战热潮 (Free Version)</text:span>
</text:h>
      <text:p text:style-name="P4">
Authors: ['子川']</text:p>
      <text:p text:style-name="P4">
Publisher: 英国《金融时报》</text:p>
      <text:p text:style-name="P4">
Time: 2023-06-09T10:19:37+00:00</text:p>
      <text:p text:style-name="P4">
Published Time: 2023-06-08T12:00:99+08:00</text:p>
      <text:p text:style-name="P4">
Modified Time: 2023-06-08T18:57:99+08:00</text:p>
      <text:p text:style-name="P4">
Description: 子川：五月启程前往土耳其的西部重镇伊兹密尔，虽然动身之前就知道土耳其即将举行大选，但我还是低估了这里选战浪潮的热度。</text:p>
      <text:p text:style-name="P4">
Images: []</text:p>
      <text:p text:style-name="P4">
Themes: ['旅行', '关注']</text:p>
      <text:p text:style-name="P4">
Keywords: ['旅行', '土耳其']</text:p>
      <text:p text:style-name="P4">
Type: Article</text:p>
      <!--METADATA-->
      <text:p text:style-name="P4">
第二次到土耳其旅行，是在该国发生大地震三个月之后。在五月的一个傍晚，飞机降落在爱琴海之滨的伊兹密尔。这是土耳其第三大城市，西部重镇，由于所在位置远离东部的震中，受强震的影响不大。去之前虽然知道一周后土耳其将举行大选，但还是低估了选战浪潮的热度。</text:p>
      <text:p text:style-name="P4">
当时，总统雷杰普•塔伊普•埃尔多安（Recep TayyipErdoğan）面临来自反对派的有力挑战。从伊兹密尔机场乘车到旅馆，一路上就看到大大小小的选举广告牌—建筑上、路边，比比皆是，从数量上看埃尔多安和反对派基本上平分秋色。在旅馆放下行李，去附近海滨大道找餐厅的路上，看到三五成群的当地人举着应援埃尔多安的牌子四散离去，才意识到这是刚刚参加了埃尔多安选举集会的民众。</text:p>
      <text:p text:style-name="P4">
Source: <text:a xlink:type="simple" xlink:href="http://www.ftchinese.com/story/001099879" text:style-name="Internet_20_link" text:visited-style-name="Visited_20_Internet_20_Link">
http://www.ftchinese.com/story/001099879</text:a>
</text:p>
      <!--NEWS-->
      <text:h text:style-name="P10" text:outline-level="1">
<text:span text:style-name="T4">
川普不当持有机密文件案 遭起诉37项罪名</text:span>
</text:h>
      <text:p text:style-name="P4">
Publisher: 法新社</text:p>
      <text:p text:style-name="P4">
Published Time: 2023-06-09T22:02:07+00:00</text:p>
      <text:p text:style-name="P4">
Modified Time: 2023-06-09T21:35:02+00:00</text:p>
      <text:p text:style-name="P4">
Description: （法新社华盛顿9日电） 根据今天公布的未密封起诉书，前美国总统川普遭联邦检察官指控在佛罗里达州海湖俱乐部（Mar-a-Lago）寓所非法持有美国核子和国防机密文件，遭控37项罪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6-09T22-02-07-00-00/000000.png" xlink:type="simple" xlink:show="embed" xlink:actuate="onLoad" draw:mime-type="image/png"/>
</draw:frame>
</text:p>
      <text:p text:style-name="P4">
美国司法部指出，川普于2021年1月卸任时，带走国防部、中央情报局（CIA）、国家安全局（NSA）和其他情报机构的高度机密档案。</text:p>
      <text:p text:style-name="P4">
根据向佛州联邦法院提出的起诉书内容，川普在佛州海湖俱乐部寓所未安全处理这些档案文件。</text:p>
      <text:p text:style-name="P4">
此外，川普在他新泽西州贝德敏斯特（Bedminster）高尔夫球俱乐部，至少有两次向未经许可的人展示有关美国军事行动和计画的机密文件。</text:p>
      <text:p text:style-name="P4">
川普遭起诉37项罪名，包括蓄意持有国防机密、串谋妨碍司法公正，以及不实陈述等。</text:p>
      <text:p text:style-name="P4">
川普的助理诺塔（Walt Nauta）因涉帮助川普藏匿这些文件，遭控6项罪名。</text:p>
      <text:p text:style-name="P4">
美国总统拜登今天说，关于川普不当处理机密文件案，他从未与司法部长贾兰德（Merrick Garland）接触。</text:p>
      <text:p text:style-name="P4">
拜登告诉记者：「我没有与他谈话，我也不会找他谈话。我对此案不予置评。」他强调白宫未介入司法程序。（译者：徐睿承）</text:p>
      <text:p text:style-name="P4">
Source: <text:a xlink:type="simple" xlink:href="https://www.rfi.fr/cn/%E5%9B%BD%E9%99%85%E6%8A%A5%E9%81%93/20230609-%E5%B7%9D%E6%99%AE%E4%B8%8D%E5%BD%93%E6%8C%81%E6%9C%89%E6%9C%BA%E5%AF%86%E6%96%87%E4%BB%B6%E6%A1%88-%E9%81%AD%E8%B5%B7%E8%AF%8937%E9%A1%B9%E7%BD%AA%E5%90%8D" text:style-name="Internet_20_link" text:visited-style-name="Visited_20_Internet_20_Link">
https://www.rfi.fr/cn/%E5%9B%BD%E9%99%85%E6%8A%A5%E9%81%93/20230609-%E5%B7%9D%E6%99%AE%E4%B8%8D%E5%BD%93%E6%8C%81%E6%9C%89%E6%9C%BA%E5%AF%86%E6%96%87%E4%BB%B6%E6%A1%88-%E9%81%AD%E8%B5%B7%E8%AF%8937%E9%A1%B9%E7%BD%AA%E5%90%8D</text:a>
</text:p>
      <!--NEWS-->
      <text:h text:style-name="P10" text:outline-level="1">
<text:span text:style-name="T4">
美股涨 周线收红</text:span>
</text:h>
      <text:p text:style-name="P4">
Publisher: 法新社</text:p>
      <text:p text:style-name="P4">
Published Time: 2023-06-09T22:32:06+00:00</text:p>
      <text:p text:style-name="P4">
Modified Time: 2023-06-09T22:05:02+00:00</text:p>
      <text:p text:style-name="P4">
Description: （法新社纽约9日电） 市场预期美国将避免经济衰退，且联邦准备理事会（Fed）可能暂停升息，美股今天小涨，周线收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6-09T22-32-06-00-00/000000.png" xlink:type="simple" xlink:show="embed" xlink:actuate="onLoad" draw:mime-type="image/png"/>
</draw:frame>
</text:p>
      <text:p text:style-name="P4">
道琼工业指数终场上涨43.17点，或0.13%，收在33876.78点。</text:p>
      <text:p text:style-name="P4">
标准普尔500指数上涨4.93点，或0.11%，收在4298.86点。</text:p>
      <text:p text:style-name="P4">
以科技股为主的那斯达克指数上涨20.62点，或0.16%，收在13259.14点。</text:p>
      <text:p text:style-name="P4">
费城半导体指数上涨10.654点，或0.30%，收在3524.971点。（译者：徐睿承）</text:p>
      <text:p text:style-name="P4">
Source: <text:a xlink:type="simple" xlink:href="https://www.rfi.fr/cn/%E8%B4%A2%E7%BB%8F%E5%BF%AB%E8%AE%AF/20230609-%E7%BE%8E%E8%82%A1%E6%B6%A8-%E5%91%A8%E7%BA%BF%E6%94%B6%E7%BA%A2" text:style-name="Internet_20_link" text:visited-style-name="Visited_20_Internet_20_Link">
https://www.rfi.fr/cn/%E8%B4%A2%E7%BB%8F%E5%BF%AB%E8%AE%AF/20230609-%E7%BE%8E%E8%82%A1%E6%B6%A8-%E5%91%A8%E7%BA%BF%E6%94%B6%E7%BA%A2</text:a>
</text:p>
      <!--NEWS-->
      <text:h text:style-name="P10" text:outline-level="1">
<text:span text:style-name="T4">
苹果三星的越南制造策略遭遇最新打击：严重的电力短缺 (Free Version)</text:span>
</text:h>
      <text:p text:style-name="P4">
Author: Yang Jie</text:p>
      <text:p text:style-name="P4">
Publisher: 华尔街日报中文网</text:p>
      <text:p text:style-name="P4">
Published Time: 2023-06-10T-1:10:00.000Z</text:p>
      <text:p text:style-name="P4">
Modified Time: 2023-06-10T02:10:00.000Z</text:p>
      <text:p text:style-name="P4">
Created Time: 2023-06-09T23:18:00.000Z</text:p>
      <text:p text:style-name="P4">
Description: 在初夏的热浪中，越南正在努力应对严重的电力短缺问题，这对纷纷涌入越南的制造商造成了打击，这些制造商将越南视为中国的替代选择。</text:p>
      <text:p text:style-name="P4">
Images: []</text:p>
      <text:p text:style-name="P4">
Categories: ['国际']</text:p>
      <text:p text:style-name="P4">
Keywords: SYND</text:p>
      <text:p text:style-name="P4">
Type: Article</text:p>
      <!--METADATA-->
      <text:p text:style-name="P4">
在初夏的热浪中，越南正在努力应对严重的电力短缺问题，这对纷纷涌入越南的制造商造成了打击，这些制造商将越南视为 <text:a xlink:type="simple" xlink:href="https://cn.wsj.com/articles/CN-BIZ-20230602170619" text:style-name="Internet_20_link" text:visited-style-name="Visited_20_Internet_20_Link">
 中国的替代选择</text:a>
 。</text:p>
      <text:p text:style-name="P4">
Source: <text:a xlink:type="simple" xlink:href="https://cn.wsj.com/articles/%E8%8B%B9%E6%9E%9C%E4%B8%89%E6%98%9F%E7%9A%84%E8%B6%8A%E5%8D%97%E5%88%B6%E9%80%A0%E6%88%98%E7%95%A5%E9%9D%A2%E4%B8%B4%E7%AA%98%E5%A2%83-%E4%B8%A5%E9%87%8D%E7%9A%84%E7%94%B5%E5%8A%9B%E7%9F%AD%E7%BC%BA-8765f885" text:style-name="Internet_20_link" text:visited-style-name="Visited_20_Internet_20_Link">
https://cn.wsj.com/articles/%E8%8B%B9%E6%9E%9C%E4%B8%89%E6%98%9F%E7%9A%84%E8%B6%8A%E5%8D%97%E5%88%B6%E9%80%A0%E6%88%98%E7%95%A5%E9%9D%A2%E4%B8%B4%E7%AA%98%E5%A2%83-%E4%B8%A5%E9%87%8D%E7%9A%84%E7%94%B5%E5%8A%9B%E7%9F%AD%E7%BC%BA-8765f885</text:a>
</text:p>
      <!--NEWS-->
      <text:h text:style-name="P10" text:outline-level="1">
<text:span text:style-name="T4">
高登轰27分布朗扮板凳暴徒 金块夺队史首冠希望浓</text:span>
</text:h>
      <text:p text:style-name="P4">
Publisher: 法新社</text:p>
      <text:p text:style-name="P4">
Published Time: 2023-06-10T-13:02:07+00:00</text:p>
      <text:p text:style-name="P4">
Modified Time: 2023-06-10T06:50:02+00:00</text:p>
      <text:p text:style-name="P4">
Description: （法新社迈阿密9日电） 3节打完领先达两位数的金块，今天差点于末节翻船，在布朗单节砍下11分的情况下，浇熄热火反扑气焰，加上另名奇兵高登攻下27分，终场108比95赢球，在总冠军赛3比1听牌，抢下队史首冠希望浓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6-10T-13-02-07-00-00/000000.png" xlink:type="simple" xlink:show="embed" xlink:actuate="onLoad" draw:mime-type="image/png"/>
</draw:frame>
</text:p>
      <text:p text:style-name="P4">
美国职篮NBA丹佛金块在总冠军赛前3战以2比1领先迈阿密热火，今天在客场打系列赛第4战。</text:p>
      <text:p text:style-name="P4">
两队这场比赛首节得分都不高，热火在劳瑞（Kyle Lowry）自己将球带到前场急停跳投砍进三分弹扳平，约基奇（NikolaJokic）随后两罚俱中让金块要回领先，但巴特勒（Jimmy Butler）飙进一记压哨三分球帮热火首节21比20领先。</text:p>
      <text:p text:style-name="P4">
第2节战况依旧胶着，两队最多仅差9分，热火靠劳瑞进球和阿德巴约（Bam Adebayo）灌篮将落后缩小到4分，不过金块高登（AaronGordon）第2节砍进15分，约基奇也进帐10分联手带领，中场以55比51超前。</text:p>
      <text:p text:style-name="P4">
下半场开打后，莫瑞（Jamal Murray）空手切入接获高登一箭穿心妙传，篮下放进两分帮金块将领先拉开到两位数。热火虽靠洛夫（KevinLove）连进两记三分球一度将落后缩小到6分，但金块高登先是第一时间灌篮得手，接着再砍进一记三分球，打完第3节金块86比73将领先扩大到13分。</text:p>
      <text:p text:style-name="P4">
第4节热火在巴特勒完成一次「3分打」后，打出8比0开局将落后缩小到剩5分，金块靠莫瑞三分弹止血，并在布朗（BruceBrown）连拿3分后再把领先拉开到两位数。</text:p>
      <text:p text:style-name="P4">
热火虽曾靠罗宾森（DuncanRobinson）进球再将差距缩小到个位数，但布朗跳出远投近切独得8分，金块把领先扩大到17分底定战局，最终以13分之差赢球。</text:p>
      <text:p text:style-name="P4">
今年是金块队史首度打进NBA总冠军赛，今天获胜后系列赛3比1听牌，接下来将于台湾时间13日回主场打系列赛第5战，最快可于当天封王。</text:p>
      <text:p text:style-name="P4">
金块的高登此役包括三分球4投3中在内，15次出手命中11球，攻下全场最高27分，约基奇23分、12篮板双十演出，莫瑞攻下15分送出12次助攻。从板凳出发的布朗贡献21分。</text:p>
      <text:p text:style-name="P4">
金块第3战时靠篮板球58比33、禁区得分60比34完胜热火，当天整场三分球虽18投5中仍无伤大雅；今晚热火虽加固禁区，46个篮板球比金块还多2个，但金块改靠28投14中的三分弹雨，轰垮三分球仅25投8中的热火。</text:p>
      <text:p text:style-name="P4">
热火全队6人得分达两位数，巴特勒攻下全队最高25分，阿德巴约20分、11篮板。</text:p>
      <text:p text:style-name="P4">
Source: <text:a xlink:type="simple" xlink:href="https://www.rfi.fr/cn/%E8%BF%90%E5%8A%A8%E5%A4%A9%E5%9C%B0/20230610-%E9%AB%98%E7%99%BB%E8%BD%B027%E5%88%86%E5%B8%83%E6%9C%97%E6%89%AE%E6%9D%BF%E5%87%B3%E6%9A%B4%E5%BE%92-%E9%87%91%E5%9D%97%E5%A4%BA%E9%98%9F%E5%8F%B2%E9%A6%96%E5%86%A0%E5%B8%8C%E6%9C%9B%E6%B5%93" text:style-name="Internet_20_link" text:visited-style-name="Visited_20_Internet_20_Link">
https://www.rfi.fr/cn/%E8%BF%90%E5%8A%A8%E5%A4%A9%E5%9C%B0/20230610-%E9%AB%98%E7%99%BB%E8%BD%B027%E5%88%86%E5%B8%83%E6%9C%97%E6%89%AE%E6%9D%BF%E5%87%B3%E6%9A%B4%E5%BE%92-%E9%87%91%E5%9D%97%E5%A4%BA%E9%98%9F%E5%8F%B2%E9%A6%96%E5%86%A0%E5%B8%8C%E6%9C%9B%E6%B5%93</text:a>
</text:p>
      <!--NEWS-->
      <text:h text:style-name="P10" text:outline-level="1">
<text:span text:style-name="T4">
小飞机坠毁亚马逊雨林 机上4童失踪40天奇迹生还</text:span>
</text:h>
      <text:p text:style-name="P4">
Publisher: 法新社</text:p>
      <text:p text:style-name="P4">
Published Time: 2023-06-10T-15:02:07+00:00</text:p>
      <text:p text:style-name="P4">
Modified Time: 2023-06-10T06:35:02+00:00</text:p>
      <text:p text:style-name="P4">
Description: （法新社波哥大9日电） 哥伦比亚总统裴卓（Gustavo Petro）今天表示，1个多月前1架坠毁于当地亚马逊雨林小飞机上的4名原住民幼童奇迹般生还，并已获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6-10T-15-02-07-00-00/000000.png" xlink:type="simple" xlink:show="embed" xlink:actuate="onLoad" draw:mime-type="image/png"/>
</draw:frame>
</text:p>
      <text:p text:style-name="P4">
裴卓在首都波哥大说明搜救行动时宣布：「今天是奇迹的一天。这些孩子虽虚弱但幸运生还，先让医生评估。」</text:p>
      <text:p text:style-name="P4">
裴卓稍早在推特贴出一张照片，显示有几名成人，当中有人身着军服，在丛林里坐在防水布上照顾寻获的幼童们。一名救援人员将瓶子对准怀中最年幼孩子的嘴似在喂奶。</text:p>
      <text:p text:style-name="P4">
裴卓另推文写道「举国欢腾！4个孩子40天前在哥伦比亚的丛林里失踪，如今被寻获生还。」</text:p>
      <text:p text:style-name="P4">
哥伦比亚国防部9日晚间公布的影片显示，获救孩童们在暗夜被吊挂登上盘旋于树梢顶上的直升机。</text:p>
      <text:p text:style-name="P4">
这4名获救的维托托（Huitoto）族原住民孩童，年龄分别为13岁、9岁、4岁、1岁。他们自5月1日所搭乘的赛斯纳206（Cessna206）型单引擎小飞机坠毁后，就在丛林间流浪。</text:p>
      <text:p text:style-name="P4">
当时驾驶员曾向塔台通报，起飞10几分钟后引擎就出问题。小飞机是从哥伦比亚东南部名为阿拉拉夸拉（Araracuara）的丛林地带起飞，飞了350公里到瓜维亚雷河畔圣荷西镇（SanJose del Guaviare）。</text:p>
      <text:p text:style-name="P4">
搜救人员当时在坠机地点找到3具遗体，确认分别为飞行员、孩子母亲和一名在地的原住民领袖，当时飞机近乎垂直倒挂树上。</text:p>
      <text:p text:style-name="P4">
官员们表示这群人当时是为逃离武装团体成员的威胁。</text:p>
      <text:p text:style-name="P4">
Source: <text:a xlink:type="simple" xlink:href="https://www.rfi.fr/cn/%E5%9B%BD%E9%99%85%E6%8A%A5%E9%81%93/20230610-%E5%B0%8F%E9%A3%9E%E6%9C%BA%E5%9D%A0%E6%AF%81%E4%BA%9A%E9%A9%AC%E9%80%8A%E9%9B%A8%E6%9E%97-%E6%9C%BA%E4%B8%8A4%E7%AB%A5%E5%A4%B1%E8%B8%AA40%E5%A4%A9%E5%A5%87%E8%BF%B9%E7%94%9F%E8%BF%98" text:style-name="Internet_20_link" text:visited-style-name="Visited_20_Internet_20_Link">
https://www.rfi.fr/cn/%E5%9B%BD%E9%99%85%E6%8A%A5%E9%81%93/20230610-%E5%B0%8F%E9%A3%9E%E6%9C%BA%E5%9D%A0%E6%AF%81%E4%BA%9A%E9%A9%AC%E9%80%8A%E9%9B%A8%E6%9E%97-%E6%9C%BA%E4%B8%8A4%E7%AB%A5%E5%A4%B1%E8%B8%AA40%E5%A4%A9%E5%A5%87%E8%BF%B9%E7%94%9F%E8%BF%98</text:a>
</text:p>
      <!--NEWS-->
      <text:h text:style-name="P10" text:outline-level="1">
<text:span text:style-name="T4">
艾卡拉兹抽筋仍奋战到最后一刻 乔科维奇表达敬意</text:span>
</text:h>
      <text:p text:style-name="P4">
Publisher: 法新社</text:p>
      <text:p text:style-name="P4">
Published Time: 2023-06-10T-17:02:07+00:00</text:p>
      <text:p text:style-name="P4">
Modified Time: 2023-06-10T06:35:03+00:00</text:p>
      <text:p text:style-name="P4">
Description: （法新社巴黎9日电） 塞尔维亚男网名将乔科维奇今天在法网4强赛击败抽筋却奋战到底的西班牙新星艾卡拉兹，他在赛后对艾卡拉兹的拚战精神表达敬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6-10T-17-02-07-00-00/000000.png" xlink:type="simple" xlink:show="embed" xlink:actuate="onLoad" draw:mime-type="image/png"/>
</draw:frame>
</text:p>
      <text:p text:style-name="P4">
36岁的乔科维奇（NovakDjokovic）在法国网球公开赛4强战再下一城，以6比3、5比7、6比1、6比1挥落目前世界排名高居第一的艾卡拉兹（CarlosAlcaraz），成为93年来打进法网决赛最年长的球员，也因此有机会争取个人法网第3冠，及写下纪录的生涯第23座大满贯冠军。</text:p>
      <text:p text:style-name="P4">
今天这场对决，前两盘两人各拿一盘战成平手，剧情在第3盘出现戏剧化发展。乔科维奇扳成1比1平手时，比乔科维奇小16岁的艾卡拉兹突然抓着右腿停了下来。</text:p>
      <text:p text:style-name="P4">
艾卡拉兹换场前因为抽筋希望在场边接受治疗但未获同意，这让他丢了下一个发球局。</text:p>
      <text:p text:style-name="P4">
随着对艾卡拉兹的嘘声与嘲笑声四起，第45次打进大满贯4强的乔科维奇连扫5局，在盘数上以2比1领先。</text:p>
      <text:p text:style-name="P4">
艾卡拉兹随后以上洗手间为由离开球场5分钟，但他的身体显然无法正常发挥，在最后11局中丢了10局，这等于是为乔科维奇开了扇大门，让他轻松挺进生涯第34次大满贯决赛。</text:p>
      <text:p text:style-name="P4">
2016年、2021年在法网两度夺冠的乔科维奇说：「艾卡拉兹的运气不好，因为球员在场上最不想遇到的就是抽筋。我替他感到心疼，希望他能尽快康复并回到球场。」</text:p>
      <text:p text:style-name="P4">
乔科维奇说：「我尊敬他要拚到最后的心，我在网前告诉他，他还很年轻，他会在法网打赢很多比赛。」</text:p>
      <text:p text:style-name="P4">
乔科维奇补充道：「他是第二盘表现较好的一方，我知道我必须打得更具侵略性，才能跟上他的强度并超越他。」</text:p>
      <text:p text:style-name="P4">
乔科维奇接下来将于明天的冠军赛迎战2022年的法网亚军挪威好手路德（Casper Ruud），届时他将有机会成为在4个大满贯赛事都至少拿过3冠的史上第一人。</text:p>
      <text:p text:style-name="P4">
Source: <text:a xlink:type="simple" xlink:href="https://www.rfi.fr/cn/%E8%BF%90%E5%8A%A8%E5%A4%A9%E5%9C%B0/20230610-%E8%89%BE%E5%8D%A1%E6%8B%89%E5%85%B9%E6%8A%BD%E7%AD%8B%E4%BB%8D%E5%A5%8B%E6%88%98%E5%88%B0%E6%9C%80%E5%90%8E%E4%B8%80%E5%88%BB-%E4%B9%94%E7%A7%91%E7%BB%B4%E5%A5%87%E8%A1%A8%E8%BE%BE%E6%95%AC%E6%84%8F" text:style-name="Internet_20_link" text:visited-style-name="Visited_20_Internet_20_Link">
https://www.rfi.fr/cn/%E8%BF%90%E5%8A%A8%E5%A4%A9%E5%9C%B0/20230610-%E8%89%BE%E5%8D%A1%E6%8B%89%E5%85%B9%E6%8A%BD%E7%AD%8B%E4%BB%8D%E5%A5%8B%E6%88%98%E5%88%B0%E6%9C%80%E5%90%8E%E4%B8%80%E5%88%BB-%E4%B9%94%E7%A7%91%E7%BB%B4%E5%A5%87%E8%A1%A8%E8%BE%BE%E6%95%AC%E6%84%8F</text:a>
</text:p>
      <!--NEWS-->
      <text:h text:style-name="P10" text:outline-level="1">
<text:span text:style-name="T4">
美检公布起诉书 指川普取走密件置国家安全于险境</text:span>
</text:h>
      <text:p text:style-name="P4">
Publisher: 法新社</text:p>
      <text:p text:style-name="P4">
Published Time: 2023-06-10T-21:32:07+00:00</text:p>
      <text:p text:style-name="P4">
Modified Time: 2023-06-10T06:20:05+00:00</text:p>
      <text:p text:style-name="P4">
Description: （法新社华盛顿9日电） 美国联邦检察官今天公布针对前总统川普的起诉书，指控川普卸任后仍持有关于核武和国防的最高机密文件，危害国家安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6-10T-21-32-07-00-00/000000.png" xlink:type="simple" xlink:show="embed" xlink:actuate="onLoad" draw:mime-type="image/png"/>
</draw:frame>
</text:p>
      <text:p text:style-name="P4">
76岁的川普目前在共和党2024年总统候选人提名战中遥遥领先。根据49页的起诉书，他卸任时带走数百份政府机密文件，装在纸箱里带回他在佛罗里达州的海湖俱乐部。</text:p>
      <text:p text:style-name="P4">
起诉书提到，这些文件包含国防部、中央情报局、国家安全局的纪录，川普在海湖俱乐部保留这些档案，未加适当安全措施，还经常举办大型社交活动。</text:p>
      <text:p text:style-name="P4">
川普至少两次向没有获得许可的人出示有关美军行动和计画的机密文件，地点在新泽西州贝德敏斯特（Bedminster）的高尔夫球场。</text:p>
      <text:p text:style-name="P4">
川普面临37项不同罪名，其中31项是与特定文件有关的蓄意保有国防资讯。每一项罪名若被定罪，都可判处10年有期徒刑。</text:p>
      <text:p text:style-name="P4">
Source: <text:a xlink:type="simple" xlink:href="https://www.rfi.fr/cn/%E5%9B%BD%E9%99%85%E6%8A%A5%E9%81%93/20230610-%E7%BE%8E%E6%A3%80%E5%85%AC%E5%B8%83%E8%B5%B7%E8%AF%89%E4%B9%A6-%E6%8C%87%E5%B7%9D%E6%99%AE%E5%8F%96%E8%B5%B0%E5%AF%86%E4%BB%B6%E7%BD%AE%E5%9B%BD%E5%AE%B6%E5%AE%89%E5%85%A8%E4%BA%8E%E9%99%A9%E5%A2%83" text:style-name="Internet_20_link" text:visited-style-name="Visited_20_Internet_20_Link">
https://www.rfi.fr/cn/%E5%9B%BD%E9%99%85%E6%8A%A5%E9%81%93/20230610-%E7%BE%8E%E6%A3%80%E5%85%AC%E5%B8%83%E8%B5%B7%E8%AF%89%E4%B9%A6-%E6%8C%87%E5%B7%9D%E6%99%AE%E5%8F%96%E8%B5%B0%E5%AF%86%E4%BB%B6%E7%BD%AE%E5%9B%BD%E5%AE%B6%E5%AE%89%E5%85%A8%E4%BA%8E%E9%99%A9%E5%A2%83</text:a>
</text:p>
      <!--NEWS-->
      <text:h text:style-name="P10" text:outline-level="1">
<text:span text:style-name="T4">
梅西抵达中国参加友谊赛 数百球迷热烈接机</text:span>
</text:h>
      <text:p text:style-name="P4">
Publisher: 法新社</text:p>
      <text:p text:style-name="P4">
Published Time: 2023-06-10T-3:02:07+00:00</text:p>
      <text:p text:style-name="P4">
Modified Time: 2023-06-10T08:50:01+00:00</text:p>
      <text:p text:style-name="P4">
Description: （法新社北京10日电） 阿根廷足球巨星梅西今天搭私人飞机抵达北京，受到数百名兴高采烈的球迷的欢迎。世界杯冠军阿根廷队将在下周的一场友谊赛迎战澳洲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6-10T-3-02-07-00-00/000000.png" xlink:type="simple" xlink:show="embed" xlink:actuate="onLoad" draw:mime-type="image/png"/>
</draw:frame>
</text:p>
      <text:p text:style-name="P4">
根据社群媒体图片，数百名在机场等候他的球迷高呼口号，其中许多人身穿阿根廷国家足球队的10号蓝白条纹球衣。</text:p>
      <text:p text:style-name="P4">
据当地媒体报导，这是梅西第7次访中，上一次是在2017年。</text:p>
      <text:p text:style-name="P4">
阿根廷队将于6月15日在北京新装修、可容纳6万8000人的工人体育场与澳洲队进行友谊赛。</text:p>
      <text:p text:style-name="P4">
Source: <text:a xlink:type="simple" xlink:href="https://www.rfi.fr/cn/%E8%BF%90%E5%8A%A8%E5%A4%A9%E5%9C%B0/20230610-%E6%A2%85%E8%A5%BF%E6%8A%B5%E8%BE%BE%E4%B8%AD%E5%9B%BD%E5%8F%82%E5%8A%A0%E5%8F%8B%E8%B0%8A%E8%B5%9B-%E6%95%B0%E7%99%BE%E7%90%83%E8%BF%B7%E7%83%AD%E7%83%88%E6%8E%A5%E6%9C%BA" text:style-name="Internet_20_link" text:visited-style-name="Visited_20_Internet_20_Link">
https://www.rfi.fr/cn/%E8%BF%90%E5%8A%A8%E5%A4%A9%E5%9C%B0/20230610-%E6%A2%85%E8%A5%BF%E6%8A%B5%E8%BE%BE%E4%B8%AD%E5%9B%BD%E5%8F%82%E5%8A%A0%E5%8F%8B%E8%B0%8A%E8%B5%9B-%E6%95%B0%E7%99%BE%E7%90%83%E8%BF%B7%E7%83%AD%E7%83%88%E6%8E%A5%E6%9C%BA</text:a>
</text:p>
      <!--NEWS-->
      <text:h text:style-name="P10" text:outline-level="1">
<text:span text:style-name="T4">
肯亚中长跑好手再写新猷 7天内两度缔造世界纪录</text:span>
</text:h>
      <text:p text:style-name="P4">
Publisher: 法新社</text:p>
      <text:p text:style-name="P4">
Published Time: 2023-06-10T-7:32:07+00:00</text:p>
      <text:p text:style-name="P4">
Modified Time: 2023-06-10T08:05:01+00:00</text:p>
      <text:p text:style-name="P4">
Description: （法新社巴黎9日电） 肯亚中长跑好手基皮耶贡在钻石联赛巴黎站打破女子5000公尺世界纪录，7天内两度缔造新的世界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6-10T-7-32-07-00-00/000000.png" xlink:type="simple" xlink:show="embed" xlink:actuate="onLoad" draw:mime-type="image/png"/>
</draw:frame>
</text:p>
      <text:p text:style-name="P4">
29岁的基皮耶贡（Faith Kipyegon）今天在钻石联赛（Diamond League）巴黎站击败衣索比亚世界纪录保持人吉迪（LetesenbetGidey）拿下金牌，成绩打破女子5000公尺的世界纪录。</text:p>
      <text:p text:style-name="P4">
基皮耶贡在终点前约700公尺处超越吉迪，最后以14分5秒20压线。当基皮耶贡看到自己的成绩后，她难以置信地用双手��住脸，然后高兴地倒在地上，并获得吉迪的拥抱。</text:p>
      <text:p text:style-name="P4">
主攻1500公尺、拿过两面奥运金牌并曾于世锦赛夺金的基皮耶贡，从未想过自己可以在5000公尺打破世界纪录。</text:p>
      <text:p text:style-name="P4">
基皮耶贡说：「我不知道自己是怎么做到的。我只是尽量保持轻松并享受比赛。我只是参加比赛，然后一切随缘。当我发现创下世界纪录后，真的感到非常讶异。」</text:p>
      <text:p text:style-name="P4">
在此之前的世界纪录，是吉迪2020年10月7日在瓦伦西亚缔造的14分6秒62。</text:p>
      <text:p text:style-name="P4">
已经育有一女的基皮耶贡说：「我只是竭尽所能，只想提升个人最佳成绩，改写世界纪录不在计画当中。我只是追着吉迪跑，她是位了不起的女性。这真的太棒了。」</text:p>
      <text:p text:style-name="P4">
「我不知道接下来会怎么样，得先和教练等人谈过。我现在很开心，也非常激动，不知道该说什么好。如果我的身体健康，一切都是有可能的。」</text:p>
      <text:p text:style-name="P4">
基皮耶贡和吉迪在跑了3000公尺后从集团中脱颖而出，吉迪希望刷新自己保持的世界纪录，在最后的直道往前冲刺，但终究追不上基皮耶贡。</text:p>
      <text:p text:style-name="P4">
对成为首位缔造5000公尺世界纪录的肯亚人基皮耶贡来说，这是神奇的一周。</text:p>
      <text:p text:style-name="P4">
基皮耶贡2日在钻石联赛佛罗伦斯站，以3分49秒11打破衣索比亚女将狄芭巴（GenzebeDibaba）2015年创下的3分50秒07女子1500公尺世界纪录。</text:p>
      <text:p text:style-name="P4">
Source: <text:a xlink:type="simple" xlink:href="https://www.rfi.fr/cn/%E8%BF%90%E5%8A%A8%E5%A4%A9%E5%9C%B0/20230610-%E8%82%AF%E4%BA%9A%E4%B8%AD%E9%95%BF%E8%B7%91%E5%A5%BD%E6%89%8B%E5%86%8D%E5%86%99%E6%96%B0%E7%8C%B7-7%E5%A4%A9%E5%86%85%E4%B8%A4%E5%BA%A6%E7%BC%94%E9%80%A0%E4%B8%96%E7%95%8C%E7%BA%AA%E5%BD%95" text:style-name="Internet_20_link" text:visited-style-name="Visited_20_Internet_20_Link">
https://www.rfi.fr/cn/%E8%BF%90%E5%8A%A8%E5%A4%A9%E5%9C%B0/20230610-%E8%82%AF%E4%BA%9A%E4%B8%AD%E9%95%BF%E8%B7%91%E5%A5%BD%E6%89%8B%E5%86%8D%E5%86%99%E6%96%B0%E7%8C%B7-7%E5%A4%A9%E5%86%85%E4%B8%A4%E5%BA%A6%E7%BC%94%E9%80%A0%E4%B8%96%E7%95%8C%E7%BA%AA%E5%BD%95</text:a>
</text:p>
      <!--NEWS-->
      <text:h text:style-name="P10" text:outline-level="1">
<text:span text:style-name="T4">
拜登经济学是什么？存在哪些矛盾之处？ (Free Version)</text:span>
</text:h>
      <text:p text:style-name="P4">
Author: Greg Ip</text:p>
      <text:p text:style-name="P4">
Publisher: 华尔街日报中文网</text:p>
      <text:p text:style-name="P4">
Published Time: 2023-06-10T-8:40:00.000Z</text:p>
      <text:p text:style-name="P4">
Modified Time: 2023-06-10T00:40:00.000Z</text:p>
      <text:p text:style-name="P4">
Created Time: 2023-06-09T05:00:00.000Z</text:p>
      <text:p text:style-name="P4">
Description: 与中国的竞争加强了美国总统拜登对工业政策的承诺，但他对政府干预的设想给美国经济和盟友带来风险。</text:p>
      <text:p text:style-name="P4">
Images: []</text:p>
      <text:p text:style-name="P4">
Categories: ['经济']</text:p>
      <text:p text:style-name="P4">
Keywords: SYND,LINK:EN|WP-WSJ-0000921257</text:p>
      <text:p text:style-name="P4">
Type: Article</text:p>
      <!--METADATA-->
      <text:p text:style-name="P4">
美国总统拜登(Joe Biden)的国家安全顾问沙利文(JakeSullivan)的工作通常专注于应对来自国外的威胁，比如俄罗斯对乌克兰的入侵或中国对台湾的企图。但今年4月份在布鲁金斯学会(BrookingsInstitution)的一次演讲中，他把矛头指向了他认为来自内部的一个威胁，即一种在华盛顿的精英头脑中主导了太久的想法：市场总能有效地分配资本。</text:p>
      <text:p text:style-name="P4">
Source: <text:a xlink:type="simple" xlink:href="https://cn.wsj.com/articles/%E6%8B%9C%E7%99%BB%E7%BB%8F%E6%B5%8E%E5%AD%A6%E6%98%AF%E4%BB%80%E4%B9%88-%E5%AD%98%E5%9C%A8%E5%93%AA%E4%BA%9B%E7%9F%9B%E7%9B%BE%E4%B9%8B%E5%A4%84-c8ff1013" text:style-name="Internet_20_link" text:visited-style-name="Visited_20_Internet_20_Link">
https://cn.wsj.com/articles/%E6%8B%9C%E7%99%BB%E7%BB%8F%E6%B5%8E%E5%AD%A6%E6%98%AF%E4%BB%80%E4%B9%88-%E5%AD%98%E5%9C%A8%E5%93%AA%E4%BA%9B%E7%9F%9B%E7%9B%BE%E4%B9%8B%E5%A4%84-c8ff1013</text:a>
</text:p>
      <!--NEWS-->
      <text:h text:style-name="P10" text:outline-level="1">
<text:span text:style-name="T4">
特朗普面临37项指控 (Free Version)</text:span>
</text:h>
      <text:p text:style-name="P4">
Author: Aruna Viswanatha / Sadie Gurman / C. Ryan Barber / Alex Leary</text:p>
      <text:p text:style-name="P4">
Publisher: 华尔街日报中文网</text:p>
      <text:p text:style-name="P4">
Published Time: 2023-06-10T00:25:00.000Z</text:p>
      <text:p text:style-name="P4">
Modified Time: 2023-06-10T00:25:00.000Z</text:p>
      <text:p text:style-name="P4">
Created Time: 2023-06-09T22:57:00.000Z</text:p>
      <text:p text:style-name="P4">
Description: 美国联邦检察官公布了一份长达49页的起诉书，包括故意保留机密信息、扣留记录、共谋、虚假陈述和妨碍司法公正等37项罪名。还包括一项针对特朗普助手Walt Nauta的虚假陈述指控。</text:p>
      <text:p text:style-name="P4">
Images: []</text:p>
      <text:p text:style-name="P4">
Categories: ['国际']</text:p>
      <text:p text:style-name="P4">
Keywords: SYND</text:p>
      <text:p text:style-name="P4">
Type: Article</text:p>
      <!--METADATA-->
      <text:p text:style-name="P4">
美国联邦检察官周五公布了一份长达49页的起诉书，概述了他们对前总统特朗普(DonaldTrumpt)的指控，指控他在离开白宫后不当处理机密文件，并阻挠调查人员索回这些文件的努力。</text:p>
      <text:p text:style-name="P4">
Source: <text:a xlink:type="simple" xlink:href="https://cn.wsj.com/articles/%E7%89%B9%E6%9C%97%E6%99%AE%E8%A2%AB%E6%8E%A737%E9%A1%B9%E7%BD%AA%E5%90%8D-f60c8fa8" text:style-name="Internet_20_link" text:visited-style-name="Visited_20_Internet_20_Link">
https://cn.wsj.com/articles/%E7%89%B9%E6%9C%97%E6%99%AE%E8%A2%AB%E6%8E%A737%E9%A1%B9%E7%BD%AA%E5%90%8D-f60c8fa8</text:a>
</text:p>
      <!--NEWS-->
      <text:h text:style-name="P10" text:outline-level="1">
<text:span text:style-name="T4">
法庭文件揭开腐败在中国对外援助贷款中的作用 (Free Version)</text:span>
</text:h>
      <text:p text:style-name="P4">
Author: Chun Han Wong / Keith Zhai</text:p>
      <text:p text:style-name="P4">
Publisher: 华尔街日报中文网</text:p>
      <text:p text:style-name="P4">
Published Time: 2023-06-10T00:40:00.000Z</text:p>
      <text:p text:style-name="P4">
Modified Time: 2023-06-10T00:40:00.000Z</text:p>
      <text:p text:style-name="P4">
Created Time: 2023-06-09T09:50:00.000Z</text:p>
      <text:p text:style-name="P4">
Description: 原中国国有银行高管戴春宁在主导中国为发展中国家提供贷款的活动时，曾收受数百万美元回扣。</text:p>
      <text:p text:style-name="P4">
Images: []</text:p>
      <text:p text:style-name="P4">
Categories: ['国际']</text:p>
      <text:p text:style-name="P4">
Keywords: SYND,LINK:EN|WP-WSJ-0000959537</text:p>
      <text:p text:style-name="P4">
Type: Article</text:p>
      <!--METADATA-->
      <text:p text:style-name="P4">
在中国政府试图利用金融实力在发展中世界赢得影响力之际，一位名叫戴春宁的国有银行高管在十多年的时间里充当了这场行动的马前卒。</text:p>
      <text:p text:style-name="P4">
Source: <text:a xlink:type="simple" xlink:href="https://cn.wsj.com/articles/%E6%B3%95%E5%BA%AD%E6%96%87%E4%BB%B6%E6%8F%AD%E5%BC%80%E8%85%90%E8%B4%A5%E5%9C%A8%E4%B8%AD%E5%9B%BD%E5%AF%B9%E5%A4%96%E6%8F%B4%E5%8A%A9%E8%B4%B7%E6%AC%BE%E4%B8%AD%E7%9A%84%E4%BD%9C%E7%94%A8-1468c879" text:style-name="Internet_20_link" text:visited-style-name="Visited_20_Internet_20_Link">
https://cn.wsj.com/articles/%E6%B3%95%E5%BA%AD%E6%96%87%E4%BB%B6%E6%8F%AD%E5%BC%80%E8%85%90%E8%B4%A5%E5%9C%A8%E4%B8%AD%E5%9B%BD%E5%AF%B9%E5%A4%96%E6%8F%B4%E5%8A%A9%E8%B4%B7%E6%AC%BE%E4%B8%AD%E7%9A%84%E4%BD%9C%E7%94%A8-1468c879</text:a>
</text:p>
      <!--NEWS-->
      <text:h text:style-name="P10" text:outline-level="1">
<text:span text:style-name="T4">
中概股简报：方星海：中国在美上市公司退市的风险大幅减少 (Free Version)</text:span>
</text:h>
      <text:p text:style-name="P4">
Author: None</text:p>
      <text:p text:style-name="P4">
Publisher: 华尔街日报中文网</text:p>
      <text:p text:style-name="P4">
Published Time: 2023-06-10T01:50:00.000Z</text:p>
      <text:p text:style-name="P4">
Modified Time: 2023-06-10T01:50:00.000Z</text:p>
      <text:p text:style-name="P4">
Created Time: 2023-06-10T00:44:00.000Z</text:p>
      <text:p text:style-name="P4">
Description: 百度或将推出全新AI对话软件“万话”；Lazada“年中大促”火爆东南亚：开售前6分钟，销售额较平日同时段激增逾50倍。</text:p>
      <text:p text:style-name="P4">
Images: []</text:p>
      <text:p text:style-name="P4">
Categories: ['金融市场', '股市']</text:p>
      <text:p text:style-name="P4">
Keywords: SYND</text:p>
      <text:p text:style-name="P4">
Type: Article</text:p>
      <!--METADATA-->
      <text:p text:style-name="P4">
<text:span text:style-name="T4">
方星海：中国在美上市公司退市的风险大幅减少</text:span>
</text:p>
      <text:p text:style-name="P4">
Source: <text:a xlink:type="simple" xlink:href="https://cn.wsj.com/articles/%E4%B8%AD%E6%A6%82%E8%82%A1%E7%AE%80%E6%8A%A5-%E6%96%B9%E6%98%9F%E6%B5%B7-%E4%B8%AD%E5%9B%BD%E5%9C%A8%E7%BE%8E%E4%B8%8A%E5%B8%82%E5%85%AC%E5%8F%B8%E9%80%80%E5%B8%82%E7%9A%84%E9%A3%8E%E9%99%A9%E5%A4%A7%E5%B9%85%E5%87%8F%E5%B0%91-8d8eaacf" text:style-name="Internet_20_link" text:visited-style-name="Visited_20_Internet_20_Link">
https://cn.wsj.com/articles/%E4%B8%AD%E6%A6%82%E8%82%A1%E7%AE%80%E6%8A%A5-%E6%96%B9%E6%98%9F%E6%B5%B7-%E4%B8%AD%E5%9B%BD%E5%9C%A8%E7%BE%8E%E4%B8%8A%E5%B8%82%E5%85%AC%E5%8F%B8%E9%80%80%E5%B8%82%E7%9A%84%E9%A3%8E%E9%99%A9%E5%A4%A7%E5%B9%85%E5%87%8F%E5%B0%91-8d8eaacf</text:a>
</text:p>
      <!--NEWS-->
      <text:h text:style-name="P10" text:outline-level="1">
<text:span text:style-name="T4">
SEC起诉Coinbase开启关乎加密货币未来的斗争 (Free Version)</text:span>
</text:h>
      <text:p text:style-name="P4">
Author: Telis Demos</text:p>
      <text:p text:style-name="P4">
Publisher: 华尔街日报中文网</text:p>
      <text:p text:style-name="P4">
Published Time: 2023-06-10T02:00:00.000Z</text:p>
      <text:p text:style-name="P4">
Modified Time: 2023-06-10T02:00:00.000Z</text:p>
      <text:p text:style-name="P4">
Created Time: 2023-06-07T06:11:00.000Z</text:p>
      <text:p text:style-name="P4">
Description: 对Coinbase Global提起诉讼的美国证券交易委员会如果获胜，那么加密货币行业的一大批公司可能不得不改变其运作方式。</text:p>
      <text:p text:style-name="P4">
Images: []</text:p>
      <text:p text:style-name="P4">
Categories: ['金融市场', '股闻天下']</text:p>
      <text:p text:style-name="P4">
Keywords: SYND,LINK:EN|WP-WSJ-0000956993</text:p>
      <text:p text:style-name="P4">
Type: Article</text:p>
      <!--METADATA-->
      <text:p text:style-name="P4">
对Coinbase Global (COIN)提起诉讼的美国证券交易委员会(Securities and Exchange Commission,简称SEC)如果获胜，那么加密货币行业的一大批公司可能不得不改变其运作方式。</text:p>
      <text:p text:style-name="P4">
Source: <text:a xlink:type="simple" xlink:href="https://cn.wsj.com/articles/sec%E8%B5%B7%E8%AF%89coinbase%E5%BC%80%E5%90%AF%E5%85%B3%E4%B9%8E%E5%8A%A0%E5%AF%86%E8%B4%A7%E5%B8%81%E6%9C%AA%E6%9D%A5%E7%9A%84%E6%96%97%E4%BA%89-8a31886f" text:style-name="Internet_20_link" text:visited-style-name="Visited_20_Internet_20_Link">
https://cn.wsj.com/articles/sec%E8%B5%B7%E8%AF%89coinbase%E5%BC%80%E5%90%AF%E5%85%B3%E4%B9%8E%E5%8A%A0%E5%AF%86%E8%B4%A7%E5%B8%81%E6%9C%AA%E6%9D%A5%E7%9A%84%E6%96%97%E4%BA%89-8a31886f</text:a>
</text:p>
      <!--NEWS-->
      <text:h text:style-name="P10" text:outline-level="1">
<text:span text:style-name="T4">
中国国家安全整治行动盯上苹果AirDrop类服务 (Free Version)</text:span>
</text:h>
      <text:p text:style-name="P4">
Author: Yoko Kubota</text:p>
      <text:p text:style-name="P4">
Publisher: 华尔街日报中文网</text:p>
      <text:p text:style-name="P4">
Published Time: 2023-06-10T02:10:00.000Z</text:p>
      <text:p text:style-name="P4">
Modified Time: 2023-06-10T02:10:00.000Z</text:p>
      <text:p text:style-name="P4">
Created Time: 2023-06-08T22:35:00.000Z</text:p>
      <text:p text:style-name="P4">
Description: 根据中国政府拟定的法规，近年来曾被用于中国和香港抗议活动的苹果公司AirDrop和类似文件共享程序面临更严格的控制。这是在中国不断扩大的国家安全整治行动之下触线的最新信息通讯技术。</text:p>
      <text:p text:style-name="P4">
Images: []</text:p>
      <text:p text:style-name="P4">
Categories: ['国际', '中国']</text:p>
      <text:p text:style-name="P4">
Keywords: SYND,LINK:EN|WP-WSJ-0000963508</text:p>
      <text:p text:style-name="P4">
Type: Article</text:p>
      <!--METADATA-->
      <text:p text:style-name="P4">
根据中国政府拟定的法规，近年来曾被用于中国和香港抗议活动的苹果公司(Apple, AAPL)AirDrop和类似文件共享程序面临更严格的控制。这是在中国不断扩大的国家安全整治行动之下触线的最新信息通讯技术。</text:p>
      <text:p text:style-name="P4">
Source: <text:a xlink:type="simple" xlink:href="https://cn.wsj.com/articles/%E4%B8%AD%E5%9B%BD%E5%9B%BD%E5%AE%B6%E5%AE%89%E5%85%A8%E6%95%B4%E6%B2%BB%E8%A1%8C%E5%8A%A8%E7%9E%84%E5%87%86%E8%8B%B9%E6%9E%9C%E5%85%AC%E5%8F%B8airdrop%E6%96%87%E4%BB%B6%E5%85%B1%E4%BA%AB%E7%A8%8B%E5%BA%8F-d232bda3" text:style-name="Internet_20_link" text:visited-style-name="Visited_20_Internet_20_Link">
https://cn.wsj.com/articles/%E4%B8%AD%E5%9B%BD%E5%9B%BD%E5%AE%B6%E5%AE%89%E5%85%A8%E6%95%B4%E6%B2%BB%E8%A1%8C%E5%8A%A8%E7%9E%84%E5%87%86%E8%8B%B9%E6%9E%9C%E5%85%AC%E5%8F%B8airdrop%E6%96%87%E4%BB%B6%E5%85%B1%E4%BA%AB%E7%A8%8B%E5%BA%8F-d232bda3</text:a>
</text:p>
      <!--NEWS-->
      <text:h text:style-name="P10" text:outline-level="1">
<text:span text:style-name="T4">
标普500指数连涨四周，投资者等待美联储决定 (Free Version)</text:span>
</text:h>
      <text:p text:style-name="P4">
Author: Akane Otani</text:p>
      <text:p text:style-name="P4">
Publisher: 华尔街日报中文网</text:p>
      <text:p text:style-name="P4">
Published Time: 2023-06-10T02:25:00.000Z</text:p>
      <text:p text:style-name="P4">
Modified Time: 2023-06-10T02:25:00.000Z</text:p>
      <text:p text:style-name="P4">
Created Time: 2023-06-09T22:49:00.000Z</text:p>
      <text:p text:style-name="P4">
Description: 美国股市表现相对平静，在通胀数据和美联储利率决定出炉前投资者基本持观望状态。</text:p>
      <text:p text:style-name="P4">
Images: []</text:p>
      <text:p text:style-name="P4">
Categories: ['金融市场', '股市']</text:p>
      <text:p text:style-name="P4">
Keywords: SYND</text:p>
      <text:p text:style-name="P4">
Type: Article</text:p>
      <!--METADATA-->
      <text:p text:style-name="P4">
美国股市周五在平静交易中上涨，标普500指数连续第四周收高。</text:p>
      <text:p text:style-name="P4">
Source: <text:a xlink:type="simple" xlink:href="https://cn.wsj.com/articles/%E6%A0%87%E6%99%AE500%E6%8C%87%E6%95%B0%E8%BF%9E%E6%B6%A8%E5%9B%9B%E5%91%A8-%E6%8A%95%E8%B5%84%E8%80%85%E7%AD%89%E5%BE%85%E7%BE%8E%E8%81%94%E5%82%A8%E5%86%B3%E5%AE%9A-44d7fb40" text:style-name="Internet_20_link" text:visited-style-name="Visited_20_Internet_20_Link">
https://cn.wsj.com/articles/%E6%A0%87%E6%99%AE500%E6%8C%87%E6%95%B0%E8%BF%9E%E6%B6%A8%E5%9B%9B%E5%91%A8-%E6%8A%95%E8%B5%84%E8%80%85%E7%AD%89%E5%BE%85%E7%BE%8E%E8%81%94%E5%82%A8%E5%86%B3%E5%AE%9A-44d7fb40</text:a>
</text:p>
      <!--NEWS-->
      <text:h text:style-name="P10" text:outline-level="1">
<text:span text:style-name="T4">
香港BNO移民潮：两位母亲携全家移民英国的故事</text:span>
</text:h>
      <text:p text:style-name="P4">
Author: https://www.facebook.com/bbcworldservice/</text:p>
      <text:p text:style-name="P4">
Publisher: BBC News 中文</text:p>
      <text:p text:style-name="P4">
Published Time: 2023-06-10T02:25:53.000Z</text:p>
      <text:p text:style-name="P4">
Modified Time: 2023-06-10T02:25:53.000Z</text:p>
      <text:p text:style-name="P4">
Description: 自香港“反送中”和《国安法》实施以来，香港社会近年迎来移民潮。Luby（鲁比）和Effie（艾菲）是两位香港妈妈，她们举家搬至英国后，是否已经适应了那里的生活？</text:p>
      <text:p text:style-name="P4">
Images: []</text:p>
      <text:p text:style-name="P4">
Videos: ["<text:a xlink:type="simple" xlink:href="https://www.bbc.com/ws/av-embeds/cps/zhongwen/simp/chinese-news-65857150/p0ftfz54/zh-hans" text:style-name="Internet_20_link" text:visited-style-name="Visited_20_Internet_20_Link">
zh-hans</text:a>
"]</text:p>
      <text:p text:style-name="P4">
Tags: ['家庭', '英国', '香港版国安法', '逃犯条例', '香港', '年轻人', '婚姻']</text:p>
      <text:p text:style-name="P4">
Type: Article</text:p>
      <!--METADATA-->
      <text:h text:style-name="P12" text:outline-level="3">
<text:span text:style-name="T4">
香港BNO移民潮：两位母亲携全家移民英国的故事</text:span>
</text:h>
      <text:p text:style-name="P4">
<text:a xlink:type="simple" xlink:href="https://www.bbc.com/ws/av-embeds/cps/zhongwen/simp/chinese-news-65857150/p0ftfz54/zh-hans" text:style-name="Internet_20_link" text:visited-style-name="Visited_20_Internet_20_Link">
 Video-1-Link：/ws/av-embeds/cps/zhongwen/simp/chinese-news-65857150/p0ftfz54/zh-hans </text:a>
 <text:span text:style-name="T4">
你的器材不支持播放多媒体材料</text:span>
<text:span text:style-name="T4">
香港BNO移民潮：两位母亲携全家移民英国的故事</text:span>
 2023年6月10日凌晨2点25分</text:p>
      <text:p text:style-name="P4">
自香港“反送中”和《国安法》实施以来，香港社会近年迎来移民潮。英国政府开放签证计划予持英国海外国民（BNO）身份的港人与其家人移民。</text:p>
      <text:p text:style-name="P4">
Luby（鲁比）和Effie（艾菲）是两位香港妈妈，她们举家搬至英国后，是否已经适应了那里的生活？</text:p>
      <text:p text:style-name="P4">
Source: <text:a xlink:type="simple" xlink:href="https://www.bbc.com/zhongwen/simp/chinese-news-65857150" text:style-name="Internet_20_link" text:visited-style-name="Visited_20_Internet_20_Link">
https://www.bbc.com/zhongwen/simp/chinese-news-65857150</text:a>
</text:p>
      <!--NEWS-->
      <text:h text:style-name="P10" text:outline-level="1">
<text:span text:style-name="T4">
美国总统史上先例：特朗普面临37项指控  包括扣留与外国核能力相关的机密文件</text:span>
</text:h>
      <text:p text:style-name="P4">
Author: 半岛电视台＋通讯社</text:p>
      <text:p text:style-name="P4">
Publisher: Al Jazeera</text:p>
      <text:p text:style-name="P4">
Published Time: 2023-06-10T02:32:49</text:p>
      <text:p text:style-name="P4">
Modified Time: 2023-06-10T02:32:49</text:p>
      <text:p text:style-name="P4">
Description: 美国联邦法院9日披露的文件显示，美国前总统唐纳德·特朗普面临37项刑事指控，包括在2021年离开白宫后错误地保存机密文件，以及串谋妨碍司法公正等等。</text:p>
      <text:p text:style-name="P4">
Images: ["<text:a xlink:type="simple" xlink:href="https://chinese.aljazeera.net/wp-content/uploads/2023/06/image-157-1686363147.jpg" text:style-name="Internet_20_link" text:visited-style-name="Visited_20_Internet_20_Link">
image-157-168...</text:a>
", "<text:a xlink:type="simple" xlink:href="https://chinese.aljazeera.net/wp-content/uploads/2023/06/image-1686363336.jpg" text:style-name="Internet_20_link" text:visited-style-name="Visited_20_Internet_20_Link">
image-1686363...</text:a>
", "<text:a xlink:type="simple" xlink:href="https://chinese.aljazeera.net/wp-content/uploads/2023/06/image-1-1686363404.jpg" text:style-name="Internet_20_link" text:visited-style-name="Visited_20_Internet_20_Link">
image-1-16863...</text:a>
", "<text:a xlink:type="simple" xlink:href="https://chinese.aljazeera.net/wp-content/uploads/2023/06/image-2-1686363682.jpg" text:style-name="Internet_20_link" text:visited-style-name="Visited_20_Internet_20_Link">
image-2-16863...</text:a>
"]</text:p>
      <text:p text:style-name="P4">
Topics: ['政治', '新闻']</text:p>
      <text:p text:style-name="P4">
Keywords: ['政治', '新闻', '美国']</text:p>
      <text:p text:style-name="P4">
Type: Article</text:p>
      <!--METADATA-->
      <text:p text:style-name="P4">
<draw:frame draw:style-name="fr1" draw:name="Image30" text:anchor-type="as-char" svg:width="6.9236in" svg:height="3.893114in" draw:z-index="0">
<draw:image xlink:href="../Images/Aljazeera Chinese/2023-06-10T02-32-49/image-157-1686363147.jpg" xlink:type="simple" xlink:show="embed" xlink:actuate="onLoad" draw:mime-type="image/jpeg"/>
</draw:frame>
 美国前总统特朗普 (通讯社)</text:p>
      <text:p text:style-name="P4">
当地时间6月9日，美国联邦法院披露的文件显示，美国前总统唐纳德·特朗普面临37项刑事指控，包括在2021年离开白宫后错误地保存机密文件，以及串谋妨碍司法公正等等。</text:p>
      <text:p text:style-name="P4">
在美国司法部宣布起诉书的当天，特朗普在该案中的两名律师辞职，而另一名前助手也受到起诉。</text:p>
      <text:p text:style-name="P4">
这些指控源于特朗普对他在2021年1月离开白宫时，随身携带的敏感政府材料的处理方式。</text:p>
      <text:p text:style-name="P4">
特朗普定于下周二在迈阿密就此案首次出庭，而这将是在他77岁生日的前一天。</text:p>
      <text:p text:style-name="P4">
另一方面，美国现任总统乔·拜登否认曾与司法部长梅里克·加兰就特朗普的起诉书进行过交谈，并表示他无意这样做，“我对发生的事情不予置评”。</text:p>
      <text:p text:style-name="P4">
<draw:frame draw:style-name="fr1" draw:name="Image31" text:anchor-type="as-char" svg:width="6.9236in" svg:height="3.894525in" draw:z-index="0">
<draw:image xlink:href="../Images/Aljazeera Chinese/2023-06-10T02-32-49/image-1686363336.jpg" xlink:type="simple" xlink:show="embed" xlink:actuate="onLoad" draw:mime-type="image/jpeg"/>
</draw:frame>
 美国前总统特朗普受到起诉 (通讯社)</text:p>
      <text:h text:style-name="P13" text:outline-level="4">
<text:span text:style-name="T4">
特朗普的律师</text:span>
</text:h>
      <text:p text:style-name="P4">
当地时间6月9日，美国媒体报道称，就在特朗普将于下周二在迈阿密联邦法院出庭的前几天，他的部分律师递交了辞呈。</text:p>
      <text:p text:style-name="P4">
另一方面，特朗普在他创立的社交平台“Truth Social”上发帖称，他已指派一个新的法律团队来为他辩护。</text:p>
      <text:p text:style-name="P4">
特朗普曾表示，在有关当局调查他在离任后仍保留白宫档案中的秘密文件的框架下，他收到的起诉书要求他下周二前往迈阿密的联邦法院出庭。</text:p>
      <text:p text:style-name="P4">
美国媒体报道称，大陪审团在听取了该案的证人证词之后，对特朗普提出了7项指控，其中包括：串谋、扣留机密文件、妨碍司法公正和违反间谍法。</text:p>
      <text:p text:style-name="P4">
这将是美国历史上第一次出现前总统出庭受审的情况。</text:p>
      <text:p text:style-name="P4">
<draw:frame draw:style-name="fr1" draw:name="Image32" text:anchor-type="as-char" svg:width="6.9236in" svg:height="3.894525in" draw:z-index="0">
<draw:image xlink:href="../Images/Aljazeera Chinese/2023-06-10T02-32-49/image-1-1686363404.jpg" xlink:type="simple" xlink:show="embed" xlink:actuate="onLoad" draw:mime-type="image/jpeg"/>
</draw:frame>
 美国前总统特朗普 (通讯社)</text:p>
      <text:h text:style-name="P13" text:outline-level="4">
<text:span text:style-name="T4">
录音</text:span>
</text:h>
      <text:p text:style-name="P4">
与此同时，美国有线电视新闻网（CNN）透露，它已经获得了前总统特朗普的一段录音，而特朗普在这段录音中承认他扣留了尚未解密的“机密”军事信息。</text:p>
      <text:p text:style-name="P4">
该媒体称，这段录音可以追溯到2021年举行的一场会议上，特朗普在其中说道，他原本可以在担任总统时期解密这些信息，但是他现在不再可能这样做了。</text:p>
      <text:p text:style-name="P4">
该媒体指出，在这段会议录音中，特朗普正在讨论五角大楼的一份关于袭击伊朗的秘密文件。</text:p>
      <text:h text:style-name="P13" text:outline-level="4">
<text:span text:style-name="T4">
衰落状态</text:span>
</text:h>
      <text:p text:style-name="P4">
在特朗普创立的社交平台“TruthSocial”上播放的一段视频中，他指责现任总统拜登的政府将他作为打击目标，因为“他在总统选举的民意调查结果中处于领先地位”。</text:p>
      <text:p text:style-name="P4">
特朗普在这段录音中表示，“我们的国家正在走向地狱，在我任期结束后，他们利用司法部和联邦调查局作为武器。我们不能允许这种情况持续下去，因为我们的国家正在分崩离析，我们面临着巨大的问题，而我的案子并不是其中之一。”</text:p>
      <text:p text:style-name="P4">
他还强调，他将再次证明自己的清白，并补充称，美国当前正处于衰落状态。</text:p>
      <text:p text:style-name="P4">
<draw:frame draw:style-name="fr1" draw:name="Image33" text:anchor-type="as-char" svg:width="6.9236in" svg:height="3.894525in" draw:z-index="0">
<draw:image xlink:href="../Images/Aljazeera Chinese/2023-06-10T02-32-49/image-2-1686363682.jpg" xlink:type="simple" xlink:show="embed" xlink:actuate="onLoad" draw:mime-type="image/jpeg"/>
</draw:frame>
 美国前总统特朗普 (通讯社)</text:p>
      <text:h text:style-name="P13" text:outline-level="4">
<text:span text:style-name="T4">
预期的步骤</text:span>
</text:h>
      <text:p text:style-name="P4">
根据美国媒体的报道，在针对特朗普的起诉书发布之后，预计美国特勤局会在9日与这位前总统的幕僚以及指派给他的特勤局官员举行会议。</text:p>
      <text:p text:style-name="P4">
在定于下周二举行的听证会召开之前，美国特勤局将对迈阿密的联邦法院及其周边地区的任何潜在威胁作出评估，并将与法院官员一起制定安全计划。</text:p>
      <text:p text:style-name="P4">
据法律专家称，特朗普被戴上手铐或者被拍照的可能性不大，但他会被采集指纹。</text:p>
      <text:p text:style-name="P4">
在逮捕文件发出后，他将被视为处于被捕和拘留的状态，而在处理这些文件之后，法院将会开始对他的审判并听取针对他的指控。</text:p>
      <text:p text:style-name="P4">
Source: <text:a xlink:type="simple" xlink:href="https://chinese.aljazeera.net/news/political/2023/6/10/%e7%be%8e%e5%9b%bd%e6%80%bb%e7%bb%9f%e5%8f%b2%e4%b8%8a%e5%85%88%e4%be%8b%e7%89%b9%e6%9c%97%e6%99%ae%e9%9d%a2%e4%b8%b437%e9%a1%b9%e6%8c%87%e6%8e%a7" text:style-name="Internet_20_link" text:visited-style-name="Visited_20_Internet_20_Link">
https://chinese.aljazeera.net/news/political/2023/6/10/%e7%be%8e%e5%9b%bd%e6%80%bb%e7%bb%9f%e5%8f%b2%e4%b8%8a%e5%85%88%e4%be%8b%e7%89%b9%e6%9c%97%e6%99%ae%e9%9d%a2%e4%b8%b437%e9%a1%b9%e6%8c%87%e6%8e%a7</text:a>
</text:p>
      <!--NEWS-->
      <text:h text:style-name="P10" text:outline-level="1">
<text:span text:style-name="T4">
六四34周年、“反送中”四周年、乌克兰水坝被炸毁和本周更多重要故事</text:span>
</text:h>
      <text:p text:style-name="P4">
Author: https://www.facebook.com/bbcworldservice/</text:p>
      <text:p text:style-name="P4">
Publisher: BBC News 中文</text:p>
      <text:p text:style-name="P4">
Published Time: 2023-06-10T03:11:32.000Z</text:p>
      <text:p text:style-name="P4">
Modified Time: 2023-06-10T03:11:32.000Z</text:p>
      <text:p text:style-name="P4">
Description: BBC国际频道调查小组"BBC之眼"以卧底的方式，揭露通过性暴力牟利的幕后黑手。本周，台湾政坛上“性骚扰”指控海啸来袭。</text:p>
      <text:p text:style-name="P4">
Images: ["<text:a xlink:type="simple" xlink:href="https://ichef.bbci.co.uk/news/640/cpsprodpb/0C9E/production/_130003230_a7a40d2d-2ce8-4db3-91e7-84671a793fd5.jpg" text:style-name="Internet_20_link" text:visited-style-name="Visited_20_Internet_20_Link">
_130003230_a7...</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853731/p0fs9pzr/zh-hans" text:style-name="Internet_20_link" text:visited-style-name="Visited_20_Internet_20_Link">
zh-hans</text:a>
", "<text:a xlink:type="simple" xlink:href="https://www.bbc.com/ws/av-embeds/cps/zhongwen/simp/press-review-65853731/p0ft5s47/zh-hans" text:style-name="Internet_20_link" text:visited-style-name="Visited_20_Internet_20_Link">
zh-hans</text:a>
", "<text:a xlink:type="simple" xlink:href="https://www.bbc.com/ws/av-embeds/cps/zhongwen/simp/press-review-65853731/p0fsqrbd/zh-hans" text:style-name="Internet_20_link" text:visited-style-name="Visited_20_Internet_20_Link">
zh-hans</text:a>
", "<text:a xlink:type="simple" xlink:href="https://www.bbc.com/ws/av-embeds/cps/zhongwen/simp/press-review-65853731/p0ft5zy4/zh-hans" text:style-name="Internet_20_link" text:visited-style-name="Visited_20_Internet_20_Link">
zh-hans</text:a>
"]</text:p>
      <text:p text:style-name="P4">
Tags: ['乌克兰局势升温', '香港版国安法', '逃犯条例', '中國', '政治', '台湾', '军事', '乌克兰']</text:p>
      <text:p text:style-name="P4">
Type: Article</text:p>
      <!--METADATA-->
      <text:h text:style-name="P12" text:outline-level="3">
<text:span text:style-name="T4">
六四34周年、“反送中”四周年、乌克兰水坝被炸毁、台湾政坛性骚扰和本周更多重要故事</text:span>
</text:h>
      <text:p text:style-name="P4">
2023年6月10日凌晨3点11分<draw:frame draw:style-name="fr1" draw:name="Image34" text:anchor-type="as-char" svg:width="6.9236in" svg:height="3.894525in" draw:z-index="0">
<draw:image xlink:href="../Images/BBC Chinese/2023-06-10T03-11-32.000Z/_130003230_a7a40d2d-2ce8-4db3-91e7-84671a793fd5.jpg" xlink:type="simple" xlink:show="embed" xlink:actuate="onLoad" draw:mime-type="image/jpeg"/>
</draw:frame>
</text:p>
      <text:p text:style-name="P4">
图像来源，  Reuters/Maxar Technologies</text:p>
      <text:p text:style-name="P4">
图像加注文字，</text:p>
      <text:p text:style-name="P4">
卫星图像显示洪水涌过新卡霍夫卡水坝破口，几个城镇已经被淹。</text:p>
      <text:p text:style-name="P4">
<text:span text:style-name="T4">
本周，2019年香港“反送中”运动四周年纪念，BBC中文将陆续推出一系列报道，回顾这次社会运动如何改变香港。值得注意的是，上周末是1989年“六四事件”34周年，往年在香港维园举办纪念活动，今年却了无声息，折射香港的改变。</text:span>
</text:p>
      <text:p text:style-name="P4">
在俄乌战场，俄罗斯占领区的一座乌克兰重要水坝被炸毁后，数千民众从水坝下游疏散。俄乌相互指控对方是炸毁水坝的元凶。</text:p>
      <text:p text:style-name="P4">
BBC国际频道调查小组"BBC之眼"以卧底的方式，揭露通过性暴力牟利的幕后黑手。本周，台湾政坛上“性骚扰”指控的海啸来袭。相关实名指控先在民进党内部开始出现，之后有资深媒体人控诉国民党民代性骚扰等，性骚扰议题成为台湾总统大选开跑后不久的意外风暴。</text:p>
      <text:p text:style-name="P4">
此外，在斯诺克台球（snooker）界最大规模的一宗腐败案中，10名中国球员受到不同程度的处罚。</text:p>
      <text:p text:style-name="P4">
刚刚过去的一周，BBC中文以上新闻内容受到读者的关注。如果你错过了它们，我们带你一一回顾。</text:p>
      <text:p text:style-name="P4">
<draw:frame draw:style-name="fr1" draw:name="Image35"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1. 六四34周年：香港警方严防戒备 在铜锣湾带走数人</text:span>
</text:h>
      <text:p text:style-name="P4">
<text:a xlink:type="simple" xlink:href="https://www.bbc.com/ws/av-embeds/cps/zhongwen/simp/press-review-65853731/p0fs9pzr/zh-hans" text:style-name="Internet_20_link" text:visited-style-name="Visited_20_Internet_20_Link">
 Video-1-Link：/ws/av-embeds/cps/zhongwen/simp/press-review-65853731/p0fs9pzr/zh-hans </text:a>
 <text:span text:style-name="T4">
你的器材不支持播放多媒体材料</text:span>
视频加注文字，</text:p>
      <text:p text:style-name="P4">
周日（6月4日）是1989年「六四」事件34週年纪念日，香港维多利亚公园连续第四年没有举行烛光集会。从白天开始，铜锣湾一带已有大批警力驻守，反恐特勤队也出动巡逻。</text:p>
      <text:p text:style-name="P4">
<text:a xlink:type="simple" xlink:href="https://www.bbc.com/zhongwen/simp/chinese-news-65807448" text:style-name="Internet_20_link" text:visited-style-name="Visited_20_Internet_20_Link">
 六四34周年：香港警方严防戒备 在铜锣湾附近带走数人 </text:a>
</text:p>
      <text:p text:style-name="P4">
1989年"六四"事件34周年纪念日，香港维多利亚公园连续第四年没有举行烛光集会。从白天开始，铜锣湾一带已有大批警力驻守，反恐特勤队也出动巡逻。</text:p>
      <text:p text:style-name="P4">
<draw:frame draw:style-name="fr1" draw:name="Image37"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2.香港“反送中”四周年</text:span>
</text:h>
      <text:p text:style-name="P4">
<text:a xlink:type="simple" xlink:href="https://www.bbc.com/ws/av-embeds/cps/zhongwen/simp/press-review-65853731/p0ft5s47/zh-hans" text:style-name="Internet_20_link" text:visited-style-name="Visited_20_Internet_20_Link">
 Video-2-Link：/ws/av-embeds/cps/zhongwen/simp/press-review-65853731/p0ft5s47/zh-hans </text:a>
 <text:span text:style-name="T4">
你的器材不支持播放多媒体材料</text:span>
视频加注文字，</text:p>
      <text:p text:style-name="P4">
2019年香港的“反修例”运动开始后，大量年轻人因相关抗议被捕入狱。BBC中文採访了两位出狱的“反修例”运动示威者，以及帮助因社运案件入狱人士的支援网络。</text:p>
      <text:p text:style-name="P4">
<text:a xlink:type="simple" xlink:href="https://www.bbc.com/zhongwen/simp/chinese-news-65842285" text:style-name="Internet_20_link" text:visited-style-name="Visited_20_Internet_20_Link">
 香港“反送中”四周年：禁书、禁语、自我审查与香港人被“再教育” </text:a>
</text:p>
      <text:p text:style-name="P4">
2019年香港“反送中”运动被官方定性为“颜色革命”，《国安法》标志着香港"二次回归"。BBC中文采访教育、传媒、公务员等多个界别的前线人员，他们都称感受到翻天覆地的变化，并指官方正从文化上改造香港。</text:p>
      <text:p text:style-name="P4">
此外，2019年香港的"反修例"运动开始后，大量年轻人因相关抗议被捕入狱。BBC中文採访了两位出狱的"反修例"运动示威者，以及帮助因社运案件入狱人士的支援网络。</text:p>
      <text:p text:style-name="P4">
<draw:frame draw:style-name="fr1" draw:name="Image39"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3.乌克兰水坝遭炸毁</text:span>
</text:h>
      <text:p text:style-name="P4">
<text:a xlink:type="simple" xlink:href="https://www.bbc.com/ws/av-embeds/cps/zhongwen/simp/press-review-65853731/p0fsqrbd/zh-hans" text:style-name="Internet_20_link" text:visited-style-name="Visited_20_Internet_20_Link">
 Video-3-Link：/ws/av-embeds/cps/zhongwen/simp/press-review-65853731/p0fsqrbd/zh-hans </text:a>
 <text:span text:style-name="T4">
你的器材不支持播放多媒体材料</text:span>
视频加注文字，</text:p>
      <text:p text:style-name="P4">
乌克兰水坝遭炸毁急撤上万人 俄乌均否认发动攻击</text:p>
      <text:p text:style-name="P4">
<text:a xlink:type="simple" xlink:href="https://www.bbc.com/zhongwen/simp/world-65831170" text:style-name="Internet_20_link" text:visited-style-name="Visited_20_Internet_20_Link">
 乌克兰水坝遭炸毁：数千平民逃命 俄乌均否认发动攻击 </text:a>
</text:p>
      <text:p text:style-name="P4">
本周，俄罗斯占领区的一座乌克兰重要水坝被炸毁后，数千民众从水坝下游疏散。俄乌相互指控对方是炸毁水坝的元凶。</text:p>
      <text:p text:style-name="P4">
乌克兰总统泽连斯基表示，新卡霍夫卡（NovaKakhovka）的水坝被毁后，可能有80个城镇和村庄会被淹没，他将此归咎于俄罗斯。滚滚河水正涌入德聂伯河，据说已经对赫尔松市构成了致命性的洪灾风险。</text:p>
      <text:p text:style-name="P4">
俄罗斯否认摧毁了这座由其控制的水坝，并指责是乌克兰炮击所致。</text:p>
      <text:p text:style-name="P4">
基辅和莫斯科就大坝决口相互指责，交战双方的说法尚未得到BBC的证实。</text:p>
      <text:p text:style-name="P4">
<draw:frame draw:style-name="fr1" draw:name="Image41"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4.地铁性骚扰</text:span>
</text:h>
      <text:p text:style-name="P4">
 图像加注文字，</text:p>
      <text:p text:style-name="P4">
“猫咪”拥有三个“痴汉”网站提供性侵视频（图为BBC记者卧底拍摄的性侵视频网站主谋“猫咪”。）</text:p>
      <text:p text:style-name="P4">
<text:a xlink:type="simple" xlink:href="https://www.bbc.com/zhongwen/simp/world-65840998" text:style-name="Internet_20_link" text:visited-style-name="Visited_20_Internet_20_Link">
 地铁性骚扰：谁在网上贩卖“痴汉”性侵影片？ </text:a>
  * <text:a xlink:type="simple" xlink:href="https://www.bbc.com/zhongwen/simp/chinese-news-65854024" text:style-name="Internet_20_link" text:visited-style-name="Visited_20_Internet_20_Link">
 BBC纪录片：追查“痴汉”──谁在售卖性侵偷拍影片 </text:a>
</text:p>
      <text:p text:style-name="P4">
<text:a xlink:type="simple" xlink:href="https://www.bbc.com/ws/av-embeds/cps/zhongwen/simp/press-review-65853731/p0ft5zy4/zh-hans" text:style-name="Internet_20_link" text:visited-style-name="Visited_20_Internet_20_Link">
 Video-4-Link：/ws/av-embeds/cps/zhongwen/simp/press-review-65853731/p0ft5zy4/zh-hans </text:a>
 <text:span text:style-name="T4">
你的器材不支持播放多媒体材料</text:span>
视频加注文字，</text:p>
      <text:p text:style-name="P4">
追查“痴汉”：谁在售卖性侵偷拍影片</text:p>
      <text:p text:style-name="P4">
在东亚各地的公共交通工具上遭遇性侵犯的女性，还面临着另一种风险：性侵者偷偷拍摄下猥亵过程，并把影片放在网上出售。经过超过一年的调查，BBC国际频道调查小组"BBC之眼"以卧底的方式，揭露通过性暴力牟利的幕后黑手。</text:p>
      <text:p text:style-name="P4">
<draw:frame draw:style-name="fr1" draw:name="Image44"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5.斯诺克假球案</text:span>
</text:h>
      <text:p text:style-name="P4">
</text:p>
      <text:p text:style-name="P4">
图像来源，  George Wood</text:p>
      <text:p text:style-name="P4">
<text:a xlink:type="simple" xlink:href="https://www.bbc.com/zhongwen/simp/sports-65830336" text:style-name="Internet_20_link" text:visited-style-name="Visited_20_Internet_20_Link">
 10名中国斯诺克球员集体涉案，调查称梁文博“游说”其他球员作弊 </text:a>
</text:p>
      <text:p text:style-name="P4">
在斯诺克台球（snooker）界最大规模的一宗腐败案中，中国球员梁文博、李行涉嫌参与假球，被世界职业台球与斯诺克协会（WPBSA）处以终身禁赛。</text:p>
      <text:p text:style-name="P4">
另外八名涉案的中国球员在相关调查中承认有不当行为，被处以20个月至5年不等的禁赛处罚。</text:p>
      <text:p text:style-name="P4">
涉案的10人中，世界排名最高的是第11位的前英国锦标赛冠军赵心童，他被处以1年零8个月禁赛，2021年大师赛冠军颜丙涛则被禁赛5年。</text:p>
      <text:p text:style-name="P4">
案件中的指控包括操纵比赛、打假球、唆使其他球员作弊以及赌球。</text:p>
      <text:p text:style-name="P4">
<draw:frame draw:style-name="fr1" draw:name="Image46" text:anchor-type="as-char" svg:width="6.9236in" svg:height="0.021636in" draw:z-index="0">
<draw:image xlink:href="../Images/BBC Chinese/2023-06-10T03-11-32.000Z/_105894347_grey_line-nc.png" xlink:type="simple" xlink:show="embed" xlink:actuate="onLoad" draw:mime-type="image/png"/>
</draw:frame>
</text:p>
      <text:h text:style-name="P12" text:outline-level="3">
<text:span text:style-name="T4">
6.台湾政坛“性骚扰”指控</text:span>
</text:h>
      <text:p text:style-name="P4">
</text:p>
      <text:p text:style-name="P4">
图像来源，  Getty Images</text:p>
      <text:p text:style-name="P4">
图像加注文字，</text:p>
      <text:p text:style-name="P4">
台湾街头。</text:p>
      <text:p text:style-name="P4">
<text:a xlink:type="simple" xlink:href="https://www.bbc.com/zhongwen/simp/chinese-news-65818510" text:style-name="Internet_20_link" text:visited-style-name="Visited_20_Internet_20_Link">
 台湾2024总统大选：性骚扰议题意外成为政治风暴 </text:a>
</text:p>
      <text:p text:style-name="P4">
本周，台湾政坛上“性骚扰”指控的海啸来袭。</text:p>
      <text:p text:style-name="P4">
相关实名指控先在民进党内部开始出现，之后有资深媒体人控诉国民党民代性骚扰等，性骚扰议题成为台湾总统大选开跑后不久的意外风暴。</text:p>
      <text:p text:style-name="P4">
但争议也延烧到学术界及文艺界，这几天被指控者众，包括在台湾清华大学任客座助理教授的的中国“六四”民运人士王丹，曾在台湾访问的流亡作家贝岭。但两人都已否认相关指控。</text:p>
      <text:p text:style-name="P4">
其他案例尚有台湾中正大学副教授，台大医院教授，民众党主席柯文哲前文胆，国民党智库学者，纪录片导演及当地前报社高层等等，台湾的性骚扰议题继续延烧。</text:p>
      <text:p text:style-name="P4">
这些受指控者多数否认相关指控，并称愿意循司法途径釐清。BBC中文无法独立核实相关指控。</text:p>
      <text:p text:style-name="P4">
Source: <text:a xlink:type="simple" xlink:href="https://www.bbc.com/zhongwen/simp/press-review-65853731" text:style-name="Internet_20_link" text:visited-style-name="Visited_20_Internet_20_Link">
https://www.bbc.com/zhongwen/simp/press-review-65853731</text:a>
</text:p>
      <!--NEWS-->
      <text:h text:style-name="P10" text:outline-level="1">
<text:span text:style-name="T4">
泽连斯基称近日“艰难作战”  普京承认缺乏足够的现代武器</text:span>
</text:h>
      <text:p text:style-name="P4">
Author: 半岛电视台＋通讯社</text:p>
      <text:p text:style-name="P4">
Publisher: Al Jazeera</text:p>
      <text:p text:style-name="P4">
Published Time: 2023-06-10T04:03:18</text:p>
      <text:p text:style-name="P4">
Modified Time: 2023-06-10T04:03:18</text:p>
      <text:p text:style-name="P4">
Description: 乌克兰军队表示，其士兵已经收复了该国东部前线的部分地点，与此同时，俄罗斯总统普京承认，莫斯科现在没有足够的现代化武器。</text:p>
      <text:p text:style-name="P4">
Images: ["<text:a xlink:type="simple" xlink:href="https://chinese.aljazeera.net/wp-content/uploads/2023/06/image-159-1686368567.jpg" text:style-name="Internet_20_link" text:visited-style-name="Visited_20_Internet_20_Link">
image-159-168...</text:a>
", "<text:a xlink:type="simple" xlink:href="https://chinese.aljazeera.net/wp-content/uploads/2023/06/image-1686368455.jpg" text:style-name="Internet_20_link" text:visited-style-name="Visited_20_Internet_20_Link">
image-1686368...</text:a>
", "<text:a xlink:type="simple" xlink:href="https://chinese.aljazeera.net/wp-content/uploads/2023/06/image-1-1686368846.jpg" text:style-name="Internet_20_link" text:visited-style-name="Visited_20_Internet_20_Link">
image-1-16863...</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48" text:anchor-type="as-char" svg:width="6.9236in" svg:height="3.893114in" draw:z-index="0">
<draw:image xlink:href="../Images/Aljazeera Chinese/2023-06-10T04-03-18/image-159-1686368567.jpg" xlink:type="simple" xlink:show="embed" xlink:actuate="onLoad" draw:mime-type="image/jpeg"/>
</draw:frame>
乌克兰（左）、俄罗斯（右）、居中由上至下：卢甘斯克、顿涅茨克、赫尔松、克里米亚半岛、黑海 (半岛电视台)</text:p>
      <text:p text:style-name="P4">
乌克兰军队表示，其士兵已经收复了该国东部前线的部分地点，与此同时，俄罗斯总统普京承认，莫斯科现在没有足够的现代化武器，而乌克兰总统泽连斯基表示，他的士兵这些天“打着艰难的仗”。</text:p>
      <text:p text:style-name="P4">
乌克兰军队公布了一些照片，声称这是针对俄罗斯军队的进攻行动，并强调称，其军队已在巴赫穆特地区给俄罗斯军队造成了损失。</text:p>
      <text:p text:style-name="P4">
半岛电视台记者报道称，顿涅茨克北部的戈尔洛夫卡市正遭受乌克兰军队的猛烈炮击。</text:p>
      <text:p text:style-name="P4">
此外，乌克兰南方作战司令部还表示，其防空部队正在应对敖德萨和尼古拉耶夫地区空中的飞行目标。</text:p>
      <text:p text:style-name="P4">
与此同时，乌克兰议会议员奥列克谢·贡恰连科宣布，至少有两人在该国南部敖德萨的无人机袭击中丧生。</text:p>
      <text:p text:style-name="P4">
半岛电视台记者报道了无人机对城市发动的袭击以及发生的爆炸。当地防空系统也对这些袭击作出了反应。</text:p>
      <text:p text:style-name="P4">
此前，乌克兰南方作战司令部表示，俄罗斯军队向该地区发射了装有爆炸装置的无人机，而防空系统拦截了这些无人机，从而导致部分碎片坠落在一些居民住宅楼上。活动人士发布了该市一栋住宅楼起火受损的照片。</text:p>
      <text:h text:style-name="P13" text:outline-level="4">
<text:span text:style-name="T4">
艰苦的战斗</text:span>
</text:h>
      <text:p text:style-name="P4">
随着乌克兰南部地区的战事愈演愈烈，以及有报道称乌克兰可能已经开始发动其准备已久的反攻，泽连斯基在其每日简报中表示，他的士兵最近在打“特别艰苦的仗”。</text:p>
      <text:p text:style-name="P4">
<draw:frame draw:style-name="fr1" draw:name="Image49" text:anchor-type="as-char" svg:width="6.9236in" svg:height="3.894525in" draw:z-index="0">
<draw:image xlink:href="../Images/Aljazeera Chinese/2023-06-10T04-03-18/image-1686368455.jpg" xlink:type="simple" xlink:show="embed" xlink:actuate="onLoad" draw:mime-type="image/jpeg"/>
</draw:frame>
 由上至下：卡霍夫卡大坝、赫尔松(半岛电视台)</text:p>
      <text:p text:style-name="P4">
乌克兰方面表示，其部队已经准备好发动反击，以夺回东部和南部的失地，但又明确表示，不会正式宣布发动反击的时间。</text:p>
      <text:p text:style-name="P4">
9日晚间，泽连斯基没有在讲话中提到反击，甚至没有提到任何具体的军事行动。</text:p>
      <text:p text:style-name="P4">
他表示，“我们把注意力集中在所有需要我们开展行动的地方，以及可以击败敌人的地方。”</text:p>
      <text:p text:style-name="P4">
在9日早些时候，俄罗斯总统普京表示，乌克兰准备了数月的反攻已经在前线拉响，但乌克兰军队未能“实现他们的目标”。</text:p>
      <text:p text:style-name="P4">
俄罗斯公共电视台记者在社交平台Telegram上播放了一段视频中，普京在其中表示，“我们绝对可以确认这场反攻已经开始，乌克兰军队在任何一个战场上都没有实现他们的目标，但他们仍然拥有进攻能力。”</text:p>
      <text:p text:style-name="P4">
对此，普京表示，俄罗斯军方领导层客观地评估了当前的形势，乌克兰与俄罗斯当前的损失比为“3比1”。</text:p>
      <text:p text:style-name="P4">
俄罗斯总统普京明确表示，俄罗斯没有足够的现代化武器，但是其军事工业正在发展并将完成赋予它的所有任务。</text:p>
      <text:p text:style-name="P4">
另一方面，乌克兰表示尚未开始反击以收复被俄罗斯占领的领土，并且还强调，攻击的开始将是所有人都能看到的。</text:p>
      <text:p text:style-name="P4">
乌克兰国家安全和国防委员会秘书奥列克谢·达尼洛夫否认了俄罗斯官员关于反攻已经开始的说法。</text:p>
      <text:p text:style-name="P4">
达尼洛夫在接受路透社采访时表示，“这一切都不是真的”，“这件事情的开始将由我们的军队来决定。当我们开展反攻时，所有人都会知道这一点，并且都会看到这一点。”</text:p>
      <text:p text:style-name="P4">
他还补充称，当俄罗斯官员认为乌克兰在前线某些地区的推进是其主要行动的开端时，他们就想错了。</text:p>
      <text:p text:style-name="P4">
<draw:frame draw:style-name="fr1" draw:name="Image50" text:anchor-type="as-char" svg:width="6.9236in" svg:height="3.894525in" draw:z-index="0">
<draw:image xlink:href="../Images/Aljazeera Chinese/2023-06-10T04-03-18/image-1-1686368846.jpg" xlink:type="simple" xlink:show="embed" xlink:actuate="onLoad" draw:mime-type="image/jpeg"/>
</draw:frame>
由上至下：卢甘斯克、乌克兰、亚速海、克里米亚半岛 (半岛电视台)</text:p>
      <text:h text:style-name="P13" text:outline-level="4">
<text:span text:style-name="T4">
伊朗的无人机</text:span>
</text:h>
      <text:p text:style-name="P4">
另一方面，美国国家安全委员会通讯协调员约翰·柯比表示，俄罗斯利用伊朗无人机来袭击乌克兰首都基辅，并且指出，莫斯科与德黑兰之间的军事伙伴关系似乎正在加强。</text:p>
      <text:p text:style-name="P4">
这位美国官员在一份声明中补充称，就在上个月，俄罗斯还收到了来自伊朗的数百架“自杀式”无人机及装备，以用于乌克兰的战场。</text:p>
      <text:p text:style-name="P4">
他还强调，莫斯科正在从德黑兰获取原材料，以在其境内建造无人机工厂，并且可能会在一年内投入使用。柯比表示，俄罗斯向伊朗提供了前所未有的防务合作，包括导弹、电子和防空等领域。</text:p>
      <text:p text:style-name="P4">
另一方面，俄罗斯武装部队总参谋长瓦列里·格拉西莫夫强调，在国际舞台上与中国的协调反映了世界局势的稳定。</text:p>
      <text:p text:style-name="P4">
格拉西莫夫在与中国官员进行的视频会谈中强调，有必要坚持将联合作战演习作为中俄军事合作框架中的重要手段。</text:p>
      <text:h text:style-name="P13" text:outline-level="4">
<text:span text:style-name="T4">
乌克兰要求调查“种族灭绝案”</text:span>
</text:h>
      <text:p text:style-name="P4">
另一方面，国际法院在9日宣布，它已接受联合国32个成员国的请求，参与乌克兰对俄罗斯提起的所谓“种族灭绝案”的调查。</text:p>
      <text:p text:style-name="P4">
作为联合国主要司法机构，国际法院在一份声明中指出，它已决定接受来自32个成员国的参与申请，而该案件涉及根据《防止及惩治灭绝种族罪公约》而提出的种族灭绝指控。</text:p>
      <text:p text:style-name="P4">
声明指出，除欧盟成员国之外，英国、加拿大和新西兰等国的参与申请也已被受理。</text:p>
      <text:p text:style-name="P4">
该法院要求其参与申请得到受理的国家（这份声明并未提及所有提出申请的国家）在今年7月5日之前提交书面意见。</text:p>
      <text:p text:style-name="P4">
在今年2月26日，乌克兰就“灭绝种族罪公约”的解释、适用和执行方面的争议对俄罗斯提起诉讼。</text:p>
      <text:p text:style-name="P4">
2022年3月18日，俄罗斯拒绝了国际法院发布的立即停止在乌克兰的军事行动的命令。</text:p>
      <text:p text:style-name="P4">
Source: <text:a xlink:type="simple" xlink:href="https://chinese.aljazeera.net/news/war-in-ukraine/2023/6/10/%e6%b3%bd%e8%bf%9e%e6%96%af%e5%9f%ba%e7%a7%b0%e8%bf%91%e6%97%a5%e8%89%b0%e9%9a%be%e4%bd%9c%e6%88%98%e6%99%ae%e4%ba%ac%e6%89%bf%e8%ae%a4%e7%bc%ba%e4%b9%8f%e8%b6%b3%e5%a4%9f%e7%9a%84%e7%8e%b0%e4%bb%a3" text:style-name="Internet_20_link" text:visited-style-name="Visited_20_Internet_20_Link">
https://chinese.aljazeera.net/news/war-in-ukraine/2023/6/10/%e6%b3%bd%e8%bf%9e%e6%96%af%e5%9f%ba%e7%a7%b0%e8%bf%91%e6%97%a5%e8%89%b0%e9%9a%be%e4%bd%9c%e6%88%98%e6%99%ae%e4%ba%ac%e6%89%bf%e8%ae%a4%e7%bc%ba%e4%b9%8f%e8%b6%b3%e5%a4%9f%e7%9a%84%e7%8e%b0%e4%bb%a3</text:a>
</text:p>
      <!--NEWS-->
      <text:h text:style-name="P10" text:outline-level="1">
<text:span text:style-name="T4">
美国宣布新的21亿美元援乌计划</text:span>
</text:h>
      <text:p text:style-name="P4">
Author: chinese@voanews.com (美国之音)</text:p>
      <text:p text:style-name="P4">
Publisher: 美国之音中文网 (Type: NewsMediaOrganization)</text:p>
      <text:p text:style-name="P4">
Published Time: 2023-06-10T04:48:04+08:00</text:p>
      <text:p text:style-name="P4">
Modified Time: 2023-06-10 03:12:35Z</text:p>
      <text:p text:style-name="P4">
Description: 五角大楼周五(6月9日)宣布了一项新的价值21亿美元的对乌援助计划，其中包括关键的防空和弹药能力。</text:p>
      <text:p text:style-name="P4">
Videos: []</text:p>
      <text:p text:style-name="P4">
Images: []</text:p>
      <text:p text:style-name="P4">
Categories: ['乌克兰局势', '美国', '军事']</text:p>
      <text:p text:style-name="P4">
Type: None</text:p>
      <!--METADATA-->
      <text:p text:style-name="P4">
NoneNone</text:p>
      <text:p text:style-name="P4">
Source: <text:a xlink:type="simple" xlink:href="https://www.voachinese.com/a/us-announces-additional-2-1b-security-assistance-to-ukraine-20230609/7130795.html" text:style-name="Internet_20_link" text:visited-style-name="Visited_20_Internet_20_Link">
https://www.voachinese.com/a/us-announces-additional-2-1b-security-assistance-to-ukraine-20230609/7130795.html</text:a>
</text:p>
      <!--NEWS-->
      <text:h text:style-name="P10" text:outline-level="1">
<text:span text:style-name="T4">
美国各州禁华人购买房地产法案新进展</text:span>
</text:h>
      <text:p text:style-name="P4">
Author: chinese@voanews.com (刘文)</text:p>
      <text:p text:style-name="P4">
Publisher: 美国之音中文网 (Type: NewsMediaOrganization)</text:p>
      <text:p text:style-name="P4">
Published Time: 2023-06-10T05:16:18+08:00</text:p>
      <text:p text:style-name="P4">
Modified Time: 2023-06-09 22:25:47Z</text:p>
      <text:p text:style-name="P4">
Description: 随着路易斯安那州，德克萨斯州等地立法会议结束，美国多州试图推进的限制中国政府以及中国公民购买房地产的法案也有了结果。在华人社群大量的反对声音中，有些州的法案在进行了修改变得更温和之后由州长签署成为了法律，有些州的法案则在推进过程中“流产”了。</text:p>
      <text:p text:style-name="P4">
Videos: []</text:p>
      <text:p text:style-name="P4">
Images: []</text:p>
      <text:p text:style-name="P4">
Categories: ['经济·金融·贸易', '美国', '法律']</text:p>
      <text:p text:style-name="P4">
Type: None</text:p>
      <!--METADATA-->
      <text:p text:style-name="P4">
NoneNone</text:p>
      <text:p text:style-name="P4">
Source: <text:a xlink:type="simple" xlink:href="https://www.voachinese.com/a/recent-updates-on-bills-banning-chinese-citizens-from-buying-property-and-land-in-the-united-states/7130853.html" text:style-name="Internet_20_link" text:visited-style-name="Visited_20_Internet_20_Link">
https://www.voachinese.com/a/recent-updates-on-bills-banning-chinese-citizens-from-buying-property-and-land-in-the-united-states/7130853.html</text:a>
</text:p>
      <!--NEWS-->
      <text:h text:style-name="P10" text:outline-level="1">
<text:span text:style-name="T4">
德国国安战略：千呼万唤不出来</text:span>
</text:h>
      <text:p text:style-name="P4">
Author: None (Language: zh)</text:p>
      <text:p text:style-name="P4">
Publisher: None</text:p>
      <text:p text:style-name="P4">
Time: 2023-06-10T06:15:00Z</text:p>
      <text:p text:style-name="P4">
Description: 德国联邦政府酝酿许久的新对华战略迟迟不出炉，一大原因就是作为其基础的德国国家安全战略至今难产。执政三党围绕这两份文件有着巨大的分歧。现在，有消息称，至少国家安全战略有望在6月14日公布。</text:p>
      <text:p text:style-name="P4">
Videos: []</text:p>
      <text:p text:style-name="P4">
Images: []</text:p>
      <text:p text:style-name="P4">
Subject: 时政风云</text:p>
      <text:p text:style-name="P4">
Subjects: []</text:p>
      <text:p text:style-name="P4">
Keywords: ['德中关系', '对华战略', '中国战略', '国家安全', '国安战略', '德国外交部']</text:p>
      <text:p text:style-name="P4">
ID: 65872459</text:p>
      <!--METADATA-->
      <text:p text:style-name="P4">
<text:a xlink:type="simple" xlink:href="https://www.dw.com/zh/overlay/image/article/65872459/61169920" text:style-name="Internet_20_link" text:visited-style-name="Visited_20_Internet_20_Link">
 </text:a>
</text:p>
      <text:p text:style-name="P4">
2022年3月18日，绿党籍的德国外长贝尔博克正式宣布启动国家安全战略制订工作</text:p>
      <text:p text:style-name="P4">
（德国之声中文网）6月14日已经近在眼前，但是有关德国国家安全战略的确切消息依然非常少。综合多方信息，现在可以确定的信息只有：文件也许有37页长、各方围绕它吵架数月、发布日期一拖再拖。假如这份文件真的能如传言所说在6月14日正式提交联邦内阁会议、并且在不久后提交联邦议会，也必然会相比最初大幅缩水。</text:p>
      <text:p text:style-name="P4">
早在2021年秋天，社民党、绿党、自民党就在组阁谈判时设定了目标：制订德国史上首份国家安全战略。当时，俄乌战争尚未爆发。</text:p>
      <text:p text:style-name="P4">
2022年3月， <text:a xlink:type="simple" xlink:href="https://www.dw.com/zh/zh/俄罗斯入侵乌克兰/t-60868685" text:style-name="Internet_20_link" text:visited-style-name="Visited_20_Internet_20_Link">
 俄乌战争 </text:a>
爆发将近一个月后，绿党籍的德国外长贝尔博克(AnnalenaBaerbock)正式宣布启动国家安全战略制订工作。当时，德国总理已经提出了"时代转折"，国内外都十分期盼德国能出台国家安全战略。外交部表示，制订这份文件的主要目的就是"保障我们生活的自由"。</text:p>
      <text:p text:style-name="P4">
</text:p>
      <text:p text:style-name="P4">
联邦议员阿尔特退役前曾是德军少校</text:p>
      <text:p text:style-name="P4">
根据最初的计划，这份文件应当在"整体安全"之理念下全面探讨外交与安全政策环境。社民党籍联邦议员阿尔特(JohannesArlt)在接受德国之声采访时指出，"整体安全"包含了许多方面，教育政策、卫生政策、环境政策、粮食政策、财政政策都被囊括其中。</text:p>
      <text:p text:style-name="P4">
反对党议员也支持政府在"整体安全"理念下制订国家安全战略。基社盟籍议员、联邦议会外交委员会副主席恩德尔(ThomasErndl)就对德国之声表示："考虑到混合式威胁，比如供应链、经济依赖、甚至是医疗领域的依赖，我们显然需要整体通盘考量，并寻找答案。"他赞扬联邦政府着手处理此项任务。</text:p>
      <text:p text:style-name="P4">
</text:p>
      <text:p text:style-name="P4">
联邦议会外交委员会副主席恩德尔</text:p>
      <text:p text:style-name="P4">
<text:span text:style-name="T4">
处处有分歧</text:span>
</text:p>
      <text:p text:style-name="P4">
不过，恩德尔也指出，这份文件已经多次推迟发布日期。他认为，这份几乎会影响全部政治领域的文件之所以难产，"显然是因为政府内部就核心问题存在分歧"。</text:p>
      <text:p text:style-name="P4">
黑森州和平研究基金会(HSFK)的政治学者维特(AntoniaWitt)认为，德国联邦政府本不应该就这份文件给自己太大的时间压力，毕竟这是一项牵涉到方方面面的复杂工程，需要政府内部的广泛沟通，还要与民众以及专家就"什么是安全挑战"、"我们今后面临怎样的威胁"、"德国想要采取哪些手段"、"安全政策应有哪些目标"等问题进行交流。维特指出，制订国家安全战略的过程"必须要涵盖许多政治争议话题"，因此必然导致争执和拖延。</text:p>
      <text:p text:style-name="P4">
路透社不久前曾披露，联邦政府内部的主要分歧点在于军火出口贸易以及网络安全政策。据悉，自民党执掌的司法部反对"以暴制暴"，认为不应当在遭受黑客袭击后同样使用黑客手段回击袭击者。</text:p>
      <text:p text:style-name="P4">
此外，围绕是否应将北约规定的"国防支出应当超过GDP的2%"条款写入国家安全战略，联邦政府内部也有争议。维特对德国之声披露说，"这个问题的关键在于，是否应当同时引入严格的军事开支与非军事开支对等机制。即：每在军事领域投入一块钱，也应当在非军事措施领域投入一块钱。所谓非军事措施，包括危机外交斡旋、对外发展援助等等。"</text:p>
      <text:h text:style-name="P12" text:outline-level="3">
<text:span text:style-name="T4">
德国的对华政策将驶向何方？</text:span>
</text:h>
      <text:p text:style-name="P4">
<text:span text:style-name="T4">
不设立国安委员会</text:span>
</text:p>
      <text:p text:style-name="P4">
德国政府还曾设想创立"国家安全委员会"，但这一目标早已被摒弃。维特认为，该机构本可以成为跨部门协调机构，让政府不同部门共同寻找应对危机和挑战的方案。她猜测，放弃这一目标的主要原因是：围绕"委员会应当隶属哪个部门"存在不小的争执。有消息称，总理府和外交部一度就此展开争抢。</text:p>
      <text:p text:style-name="P4">
反对党议员恩德尔也批评政府仅仅因为分歧就放弃设立国安委员会的计划。他同样认为，该机构本可以起到跨部门协调作用。</text:p>
      <text:p text:style-name="P4">
社民党议员阿尔特则从另一个角度进行解读："我们德国并没有什么战略文化传统。在过去70年间，我们一直把战略问题丢给北约。我们有一些概念性文件，但从来没有形成过战略。这是一次全新的文化变革，它需要时间。"</text:p>
      <text:p text:style-name="P4">
难产的国家安全战略，已经造成了直接的后果：以它为基础制订的 <text:a xlink:type="simple" xlink:href="https://www.dw.com/zh/zh/路透社-德中政府磋商前-柏林无法出台对华战略/a-65709955" text:style-name="Internet_20_link" text:visited-style-name="Visited_20_Internet_20_Link">
 德国新对华战略也同样无法在6月20日的德中政府磋商之前出炉</text:a>
 。</text:p>
      <text:p text:style-name="P4">
Source: <text:a xlink:type="simple" xlink:href="https://www.dw.com/zh/德国国安战略：千呼万唤不出来/a-65872459" text:style-name="Internet_20_link" text:visited-style-name="Visited_20_Internet_20_Link">
https://www.dw.com/zh/德国国安战略：千呼万唤不出来/a-65872459?maca=chi-rss-chi-all-1127-rdf</text:a>
</text:p>
      <!--NEWS-->
      <text:h text:style-name="P10" text:outline-level="1">
<text:span text:style-name="T4">
川普接连被起诉 美2024总统选情添变数</text:span>
</text:h>
      <text:p text:style-name="P4">
Publisher: 法新社</text:p>
      <text:p text:style-name="P4">
Published Time: 2023-06-10T06:32:07+00:00</text:p>
      <text:p text:style-name="P4">
Modified Time: 2023-06-10T06:05:01+00:00</text:p>
      <text:p text:style-name="P4">
Description: （法新社华盛顿9日电） 美国前总统川普被控非法持有国防机密文件被起诉，与执法机关的斗法出现新转折。连同川普其他调查中案件，将使美国在2024年总统大选前遇到一个从未有过的情况。</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10T06-32-07-00-00/000000.png" xlink:type="simple" xlink:show="embed" xlink:actuate="onLoad" draw:mime-type="image/png"/>
</draw:frame>
</text:p>
      <text:p text:style-name="P4">
共和党籍的川普已宣布参加2024年总统大选，目前声势在党内多名竞争者中遥遥领先。</text:p>
      <text:p text:style-name="P4">
如今美国联邦检察官因川普不当持有政府机密而起诉他近40项犯行，意味川普很有可能在被起诉的情况下代表共和党参选，甚至可能出现被判刑坐牢却当选总统的复杂态势。</text:p>
      <text:p text:style-name="P4">
川普已表明不会放弃党内初选，反控「腐败」的政敌企图干预选举。</text:p>
      <text:p text:style-name="P4">
曾任情报官员的国家安全分析师舒梅克（MattShoemaker）说：「这件事可能不会影响那些尚未决定票投何人的选民，却会影响可能动摇或转投一个比较没有包袱候选人的川普支持者。」</text:p>
      <text:p text:style-name="P4">
除了因机密文件案被联邦起诉，川普另因色情片演员封口费案被纽约州起诉金融诈欺，两案的检方都希望能在17个月后的大选投票前让川普的官司尘埃落定。</text:p>
      <text:p text:style-name="P4">
但谁都不能保证两案能如此快审判终结。此外，川普也因涉颠覆2020年总统大选，正接受联邦和州层级的调查。</text:p>
      <text:p text:style-name="P4">
万一川普赢得2024年大选，有可能藉由自我赦免来破坏所有未完成的联邦起诉程序，这种情况在美国没有任何前例，几可肯定会引发宪政危机；州层级的案件则影响不大。不过川普现在首先该担心的是这些法律问题对党内初选选情造成的伤害。</text:p>
      <text:p text:style-name="P4">
联邦检察官起诉川普一事，让同样争取共和党总统候选人提名的佛州州长迪尚特（Ron DeSantis）、前副总统彭斯（MikePence）等人有机会批评川普不适合再任公职，但他们须冒着失去川普死忠支持者的风险。</text:p>
      <text:p text:style-name="P4">
川普因卷入2016年总统大选期间支付封口费给色情片演员「暴风女丹尼尔斯」（StormyDaniels），今年3月底被纽约州检方起诉，但之后川普的死忠支持者反而更加热切力挺川普。于是许多共和党内对手表态挺川普，或许想在川普彻底出局前先行观望。</text:p>
      <text:p text:style-name="P4">
川普目前还因2021年1月6日国会大厦暴动案接受联邦调查；「华盛顿邮报」本月稍早也引述消息人士披露，乔治亚州针对川普竞选阵营涉嫌干预2020年大选的调查，已扩大到华府和其他州的活动。</text:p>
      <text:p text:style-name="P4">
维吉尼亚大学政治学者萨巴托（LarrySabato）说：「对手们希望川普最终因一连串起诉而出局，包括有关1月6日（国会大厦暴动案）和企图推翻选举的案件，不自己出手就是他们的策略。主动出击直取要害？在他们得手前，川普就先一步咬住他们的咽喉了。」</text:p>
      <text:p text:style-name="P4">
国际市调公司「舆观」（YouGov）近期调查发现，只有一半受访者认为川普阵营为隐匿封口费支出而伪造商业纪录是「严重犯罪」。却有2/3受访者认为川普从白宫带走政府机密文件、阻挠政府收回属于严重犯罪。</text:p>
      <text:p text:style-name="P4">
在共和党籍受访者中，分别有28%认为伪造商业纪录是严重犯罪、42%认为带走机密文件是严重犯罪。这个落差显示，因机密文件被联邦起诉一事，可能会成为川普党内初选选情的转折。</text:p>
      <text:p text:style-name="P4">
迪尚特在民调中位居第2，但与川普差距颇大，他一向保持克制，不评论川普的官司问题。但数周以来，双方阵营的言词交锋已愈来愈激烈。</text:p>
      <text:p text:style-name="P4">
Source: <text:a xlink:type="simple" xlink:href="https://www.rfi.fr/cn/%E5%9B%BD%E9%99%85%E6%8A%A5%E9%81%93/20230610-%E5%B7%9D%E6%99%AE%E6%8E%A5%E8%BF%9E%E8%A2%AB%E8%B5%B7%E8%AF%89-%E7%BE%8E2024%E6%80%BB%E7%BB%9F%E9%80%89%E6%83%85%E6%B7%BB%E5%8F%98%E6%95%B0" text:style-name="Internet_20_link" text:visited-style-name="Visited_20_Internet_20_Link">
https://www.rfi.fr/cn/%E5%9B%BD%E9%99%85%E6%8A%A5%E9%81%93/20230610-%E5%B7%9D%E6%99%AE%E6%8E%A5%E8%BF%9E%E8%A2%AB%E8%B5%B7%E8%AF%89-%E7%BE%8E2024%E6%80%BB%E7%BB%9F%E9%80%89%E6%83%85%E6%B7%BB%E5%8F%98%E6%95%B0</text:a>
</text:p>
      <!--NEWS-->
      <text:h text:style-name="P10" text:outline-level="1">
<text:span text:style-name="T4">
中国AI换脸骗术世界领先 政府监管失灵了吗？</text:span>
</text:h>
      <text:p text:style-name="P4">
Author: chinese@voanews.com (许宁)</text:p>
      <text:p text:style-name="P4">
Publisher: 美国之音中文网 (Type: NewsMediaOrganization)</text:p>
      <text:p text:style-name="P4">
Published Time: 2023-06-10T06:51:48+08:00</text:p>
      <text:p text:style-name="P4">
Modified Time: 2023-06-10 04:26:55Z</text:p>
      <text:p text:style-name="P4">
Description: 对人工智能的使用进行监管是世界范围的政策难题，中国在这一领域出台法规的速度和数量世界一流。然而，使用AI深度伪造技术“换脸”、“换声”的诈骗在中国层出不穷。分析认为，在深伪媒体剧增的挑战面前，中国的法规的监管重点仍在政治维稳，无力解决欺诈等民生安全问题。</text:p>
      <text:p text:style-name="P4">
Videos: []</text:p>
      <text:p text:style-name="P4">
Images: []</text:p>
      <text:p text:style-name="P4">
Categories: ['科技', '中国']</text:p>
      <text:p text:style-name="P4">
Type: None</text:p>
      <!--METADATA-->
      <text:p text:style-name="P4">
NoneNone</text:p>
      <text:p text:style-name="P4">
Source: <text:a xlink:type="simple" xlink:href="https://www.voachinese.com/a/china-ai-fraud-20230609/7130916.html" text:style-name="Internet_20_link" text:visited-style-name="Visited_20_Internet_20_Link">
https://www.voachinese.com/a/china-ai-fraud-20230609/7130916.html</text:a>
</text:p>
      <!--NEWS-->
      <text:h text:style-name="P10" text:outline-level="1">
<text:span text:style-name="T4">
美司法部公布起诉书 特朗普面对37项联邦刑事罪名</text:span>
</text:h>
      <text:p text:style-name="P4">
Author: 联合早报 (Person)</text:p>
      <text:p text:style-name="P4">
Publisher: 联合早报 (Organization)</text:p>
      <text:p text:style-name="P4">
Published Time: 2023-06-10T06:57</text:p>
      <text:p text:style-name="P4">
Modified Time: 2023-06-10T11:55</text:p>
      <text:p text:style-name="P4">
Description: 美国司法部星期五（6月9日）解封一份针对前总统特朗普的起诉书，指控特朗普在机密文件案中违反国家安全法、串谋妨碍司法公正、向调查人员作出虚假陈述等37项罪名。综合路透社和英国广播公司...</text:p>
      <text:p text:style-name="P4">
Videos: []</text:p>
      <text:p text:style-name="P4">
Audios: []</text:p>
      <text:p text:style-name="P4">
Images: []</text:p>
      <text:p text:style-name="P4">
Type: NewsArticle</text:p>
      <text:p text:style-name="P4">
Breadcrumbs: ['即时', '国际']</text:p>
      <text:p text:style-name="P4">
Keywords: ['美国司法部', '特朗普', '国家安全', '妨碍司法公正', '起诉']</text:p>
      <!--METADATA-->
      <text:p text:style-name="P4">
美国司法部星期五（6月9日）解封一份针对前总统 <text:a xlink:type="simple" xlink:href="https://www.zaobao.com/keywords/te-lang-pu" text:style-name="Internet_20_link" text:visited-style-name="Visited_20_Internet_20_Link">
 特朗普 </text:a>
的起诉书，指控特朗普在机密文件案中违反国家安全法、串谋妨碍司法公正、向调查人员作出虚假陈述等37项罪名。</text:p>
      <text:p text:style-name="P4">
综合路透社和英国广播公司（BBC）报道，根据这份49页的美国联邦起诉书，特朗普2021年1月离开白宫时，私自带走美国政府最敏感的信息，包括美国秘密核计划和美国遭遇袭击时国内的潜在安全漏洞，危及美国国家安全。</text:p>
      <text:p text:style-name="P4">
起诉书指特朗普把机密文件存放在佛罗里达州海湖庄园的淋浴间、浴室、宴会厅和他的卧室里。</text:p>
      <text:p text:style-name="P4">
特朗普还与他的律师讨论了向寻求收回文件的政府官员撒谎的可能性，控状指特朗普把部分文件放一个厕所周围地方，在海湖庄园的住所内四处搬动文件箱，以避免被调查人员发现他收藏的文件。</text:p>
      <text:p text:style-name="P4">
起诉书中引述特朗普向他其中一名律师说：“如果我们直接告诉他们：我们这里什么都没有，那不是更好吗？”</text:p>
      <text:p text:style-name="P4">
特朗普的助理诺塔（Walt Nauta）也面对六项联邦刑事罪名。诺塔为退役海军，2012年至2021年在总统食品服务部任职，为特朗普的心腹。</text:p>
      <text:p text:style-name="P4">
负责调查特朗普机密文件案的特别检察官史密斯，星期五在新闻发布会上发表简短声明说：“这份起诉书是由佛罗里达州南区公民组成的大陪审团投票通过的。我邀请大家完整阅读整份起诉书，以了解所指控罪行的范围和严重性。”</text:p>
      <text:p text:style-name="P4">
史密斯说：“我们国家有一套法律，这套法律适用于每一个人。我们的法律保护国防信息，对美国的安全和保障至关重要，这套法律必须切实执行。”</text:p>
      <text:p text:style-name="P4">
史密斯说，他希望审讯程序快速完成，并强调，特朗普在被证明有罪之前是无辜的。</text:p>
      <text:h text:style-name="P13" text:outline-level="4">
<text:span text:style-name="T4">
特朗普77岁生日前夕 将出席首次聆讯</text:span>
</text:h>
      <text:p text:style-name="P4">
特朗普将于下周二（13日）到佛罗里达州迈阿密一联邦法院出席首次聆讯，那天是特朗普77岁生日的前夕。</text:p>
      <text:p text:style-name="P4">
特朗普面对的其中一项罪名为妨碍司法公正罪，这项罪名的最高刑罚为监禁20年。</text:p>
      <text:p text:style-name="P4">
美国司法部长加兰去年11月1宣布委任史密斯（JackSmith）接手特朗普涉及的两起重大刑事案件，包括特朗普在2021年1月6日国会大厦骚乱事件中扮演的角色，以及他在卸任后对政府机密文件的处理。</text:p>
      <text:p text:style-name="P4">
史密斯为战争罪专家，曾任美国代理联邦检察官和纽约州检察官，为国际刑事法院负责调查科索沃战争罪行的首席检察官。</text:p>
      <text:p text:style-name="P4">
Source: <text:a xlink:type="simple" xlink:href="https://www.zaobao.com.sg/realtime/world/story20230610-1402905" text:style-name="Internet_20_link" text:visited-style-name="Visited_20_Internet_20_Link">
https://www.zaobao.com.sg/realtime/world/story20230610-1402905</text:a>
</text:p>
      <!--NEWS-->
      <text:h text:style-name="P10" text:outline-level="1">
<text:span text:style-name="T4">
高登轰全场最高27分 金块NBA总冠军赛听牌</text:span>
</text:h>
      <text:p text:style-name="P4">
Publisher: 法新社</text:p>
      <text:p text:style-name="P4">
Published Time: 2023-06-10T07:02:07+00:00</text:p>
      <text:p text:style-name="P4">
Modified Time: 2023-06-10T06:35:04+00:00</text:p>
      <text:p text:style-name="P4">
Description: （法新社迈阿密9日电） 高登（Aaron Gordon）今天轰下全场最高27分，约基奇（Nikola Jokic）也有23分12篮板的双十成绩，帮助金块108比95击败热火，在总冠军赛3比1率先听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0T07-02-07-00-00/000000.png" xlink:type="simple" xlink:show="embed" xlink:actuate="onLoad" draw:mime-type="image/png"/>
</draw:frame>
</text:p>
      <text:p text:style-name="P4">
美国职篮NBA丹佛金块在总冠军赛第2战意外遭迈阿密热火逆转吞败，主场头两战1胜1败一度丧失主场优势，但转战迈阿密后在客场连拿两胜率先听牌。</text:p>
      <text:p text:style-name="P4">
两队接下来将于台湾时间13日在金块主场进行系列赛第5战，金块最快当天可封王。</text:p>
      <text:p text:style-name="P4">
金块今年打进队史首次NBA总冠军赛，如今距迎来队史首冠仅剩一步之遥。</text:p>
      <text:p text:style-name="P4">
Source: <text:a xlink:type="simple" xlink:href="https://www.rfi.fr/cn/%E8%BF%90%E5%8A%A8%E5%A4%A9%E5%9C%B0/20230610-%E9%AB%98%E7%99%BB%E8%BD%B0%E5%85%A8%E5%9C%BA%E6%9C%80%E9%AB%9827%E5%88%86-%E9%87%91%E5%9D%97nba%E6%80%BB%E5%86%A0%E5%86%9B%E8%B5%9B%E5%90%AC%E7%89%8C" text:style-name="Internet_20_link" text:visited-style-name="Visited_20_Internet_20_Link">
https://www.rfi.fr/cn/%E8%BF%90%E5%8A%A8%E5%A4%A9%E5%9C%B0/20230610-%E9%AB%98%E7%99%BB%E8%BD%B0%E5%85%A8%E5%9C%BA%E6%9C%80%E9%AB%9827%E5%88%86-%E9%87%91%E5%9D%97nba%E6%80%BB%E5%86%A0%E5%86%9B%E8%B5%9B%E5%90%AC%E7%89%8C</text:a>
</text:p>
      <!--NEWS-->
      <text:h text:style-name="P10" text:outline-level="1">
<text:span text:style-name="T4">
中亚国家在美中俄三大国竞争中寻找机会</text:span>
</text:h>
      <text:p text:style-name="P4">
Author: chinese@voanews.com (伊玛莫娃)</text:p>
      <text:p text:style-name="P4">
Publisher: 美国之音中文网 (Type: NewsMediaOrganization)</text:p>
      <text:p text:style-name="P4">
Published Time: 2023-06-10T07:13:22+08:00</text:p>
      <text:p text:style-name="P4">
Modified Time: 2023-06-09 23:13:22Z</text:p>
      <text:p text:style-name="P4">
Description: 随着世界三大超级大国在中亚地区争夺影响力，该地区居民不再将俄罗斯、中国和美国之间的竞争视为一种选择，而是将其视为一张自助餐桌，希望从中挑选出最吸引人的主菜。</text:p>
      <text:p text:style-name="P4">
Videos: []</text:p>
      <text:p text:style-name="P4">
Images: []</text:p>
      <text:p text:style-name="P4">
Categories: ['亚太', '美国', '欧洲', '中国']</text:p>
      <text:p text:style-name="P4">
Type: None</text:p>
      <!--METADATA-->
      <text:p text:style-name="P4">
NoneNone</text:p>
      <text:p text:style-name="P4">
Source: <text:a xlink:type="simple" xlink:href="https://www.voachinese.com/a/central-asians-seek-opportunities-in-superpower-rivalry-20230609/7130906.html" text:style-name="Internet_20_link" text:visited-style-name="Visited_20_Internet_20_Link">
https://www.voachinese.com/a/central-asians-seek-opportunities-in-superpower-rivalry-20230609/7130906.html</text:a>
</text:p>
      <!--NEWS-->
      <text:h text:style-name="P10" text:outline-level="1">
<text:span text:style-name="T4">
白宫：俄罗斯从伊朗接收材料 明年将生产无人机</text:span>
</text:h>
      <text:p text:style-name="P4">
Publisher: 法新社</text:p>
      <text:p text:style-name="P4">
Published Time: 2023-06-10T07:32:06+00:00</text:p>
      <text:p text:style-name="P4">
Modified Time: 2023-06-10T07:20:02+00:00</text:p>
      <text:p text:style-name="P4">
Description: （法新社华盛顿9日电） 白宫国安发言人柯比（John Kirby）今天警告，俄罗斯接获自伊朗运出的材料，将用来在境内兴建一座无人机工厂，这座工厂「可在明年初全面运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0T07-32-06-00-00/000000.png" xlink:type="simple" xlink:show="embed" xlink:actuate="onLoad" draw:mime-type="image/png"/>
</draw:frame>
</text:p>
      <text:p text:style-name="P4">
白宫公布一张卫星影像，显示这座工厂预计将设在阿拉布加（Alabuga）经济特区内的地点。阿拉布加经济特区位于莫斯科以东约900公里处。</text:p>
      <text:p text:style-name="P4">
柯比在声明中引述美国情报表示：「俄罗斯与伊朗的军事伙伴关系似乎正在深化。」</text:p>
      <text:p text:style-name="P4">
白宫表示将公布新的政府公告，协助企业与各国政府「确保不会无意暗助伊朗的（无人机）计画」。</text:p>
      <text:p text:style-name="P4">
华府估计俄罗斯已自伊朗收到数以百计的攻击无人机与相关装备，以协助莫斯科全面入侵乌克兰。</text:p>
      <text:p text:style-name="P4">
根据美国数据，这些无人机是在伊朗建造，经里海运出，之后被俄罗斯部队用来对付乌克兰。</text:p>
      <text:p text:style-name="P4">
白宫公布一张地图，绘出无人机据称从伊朗阿米拉巴（Amirabad）运至俄罗斯南部马哈奇卡拉（Makhachkala）的运送路线，这些无人机之后再转送到亚速海（AzovSea）滨海阿赫塔尔斯克（Primorsko-Akhtarsk）的空军基地。</text:p>
      <text:p text:style-name="P4">
柯比又说：「俄罗斯最近几周一直在使用伊朗的无人飞行载具攻击基辅，令乌克兰人惊恐不安。」</text:p>
      <text:p text:style-name="P4">
华府也警告莫斯科将开始自行制造伊朗无人机。柯比说：「我们接获消息得知，俄罗斯收到在境内兴建无人飞行载具制造厂所需的伊朗材料。」</text:p>
      <text:p text:style-name="P4">
白宫表示，伊朗正在寻求向俄罗斯采购价值数十亿美元的苏恺35（Su-35）战斗机、攻击直升机、雷达与YAK-130战斗教练机以作为回报。</text:p>
      <text:p text:style-name="P4">
Source: <text:a xlink:type="simple" xlink:href="https://www.rfi.fr/cn/%E5%9B%BD%E9%99%85%E6%8A%A5%E9%81%93/20230610-%E7%99%BD%E5%AE%AB-%E4%BF%84%E7%BD%97%E6%96%AF%E4%BB%8E%E4%BC%8A%E6%9C%97%E6%8E%A5%E6%94%B6%E6%9D%90%E6%96%99-%E6%98%8E%E5%B9%B4%E5%B0%86%E7%94%9F%E4%BA%A7%E6%97%A0%E4%BA%BA%E6%9C%BA" text:style-name="Internet_20_link" text:visited-style-name="Visited_20_Internet_20_Link">
https://www.rfi.fr/cn/%E5%9B%BD%E9%99%85%E6%8A%A5%E9%81%93/20230610-%E7%99%BD%E5%AE%AB-%E4%BF%84%E7%BD%97%E6%96%AF%E4%BB%8E%E4%BC%8A%E6%9C%97%E6%8E%A5%E6%94%B6%E6%9D%90%E6%96%99-%E6%98%8E%E5%B9%B4%E5%B0%86%E7%94%9F%E4%BA%A7%E6%97%A0%E4%BA%BA%E6%9C%BA</text:a>
</text:p>
      <!--NEWS-->
      <text:h text:style-name="P10" text:outline-level="1">
<text:span text:style-name="T4">
抗议遭栽赃 前英相强生辞国会议员</text:span>
</text:h>
      <text:p text:style-name="P4">
Publisher: 法新社</text:p>
      <text:p text:style-name="P4">
Published Time: 2023-06-10T07:32:07+00:00</text:p>
      <text:p text:style-name="P4">
Modified Time: 2023-06-10T07:05:02+00:00</text:p>
      <text:p text:style-name="P4">
Description: （法新社伦敦9日电） 英国前首相强生（Boris Johnson）为了抗议国会议员调查他的行为，今天辞去国会成员职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0T07-32-07-00-00/000000.png" xlink:type="simple" xlink:show="embed" xlink:actuate="onLoad" draw:mime-type="image/png"/>
</draw:frame>
</text:p>
      <text:p text:style-name="P4">
强生主张，自己是遭到政治对手栽赃才被迫退出。</text:p>
      <text:p text:style-name="P4">
58岁的民粹政治人物强生一直在接受国会跨党派委员会调查，要查明他是否在COVID-19（2019冠状病毒疾病）疫情期间于唐宁街举办违反规定的派对一事上一再对国会说谎。</text:p>
      <text:p text:style-name="P4">
强生谴责由在野工党国会议员哈曼（Harriet Harman）担任主席、负责调查的国会委员会是「私设法庭」。</text:p>
      <text:p text:style-name="P4">
Source: <text:a xlink:type="simple" xlink:href="https://www.rfi.fr/cn/%E5%9B%BD%E9%99%85%E6%8A%A5%E9%81%93/20230610-%E6%8A%97%E8%AE%AE%E9%81%AD%E6%A0%BD%E8%B5%83-%E5%89%8D%E8%8B%B1%E7%9B%B8%E5%BC%BA%E7%94%9F%E8%BE%9E%E5%9B%BD%E4%BC%9A%E8%AE%AE%E5%91%98" text:style-name="Internet_20_link" text:visited-style-name="Visited_20_Internet_20_Link">
https://www.rfi.fr/cn/%E5%9B%BD%E9%99%85%E6%8A%A5%E9%81%93/20230610-%E6%8A%97%E8%AE%AE%E9%81%AD%E6%A0%BD%E8%B5%83-%E5%89%8D%E8%8B%B1%E7%9B%B8%E5%BC%BA%E7%94%9F%E8%BE%9E%E5%9B%BD%E4%BC%9A%E8%AE%AE%E5%91%98</text:a>
</text:p>
      <!--NEWS-->
      <text:h text:style-name="P10" text:outline-level="1">
<text:span text:style-name="T4">
拜登表明不准备和司法部长谈特朗普案件</text:span>
</text:h>
      <text:p text:style-name="P4">
Author: 联合早报 (Person)</text:p>
      <text:p text:style-name="P4">
Publisher: 联合早报 (Organization)</text:p>
      <text:p text:style-name="P4">
Published Time: 2023-06-10T07:52</text:p>
      <text:p text:style-name="P4">
Modified Time: 2023-06-10T08:44</text:p>
      <text:p text:style-name="P4">
Description: 美国总统拜登说，在司法部解封对前总统特朗普37项罪名的起诉书前，他没有跟司法部长谈过，也不准备这么做。路透社报道，根据司法部特别检察官史密斯星期五（6月9日）公布的联邦法庭文件，特...</text:p>
      <text:p text:style-name="P4">
Videos: []</text:p>
      <text:p text:style-name="P4">
Audios: []</text:p>
      <text:p text:style-name="P4">
Images: []</text:p>
      <text:p text:style-name="P4">
Type: NewsArticle</text:p>
      <text:p text:style-name="P4">
Breadcrumbs: ['即时', '国际']</text:p>
      <text:p text:style-name="P4">
Keywords: ['美国总统', '拜登', '美国司法部', '特朗普']</text:p>
      <!--METADATA-->
      <text:p text:style-name="P4">
美国总统拜登说，在 <text:a xlink:type="simple" xlink:href="https://www.zaobao.com/realtime/world/story20230610-1402905" text:style-name="Internet_20_link" text:visited-style-name="Visited_20_Internet_20_Link">
 司法部解封对前总统特朗普37项罪名的起诉书</text:a>
前，他没有跟司法部长谈过，也不准备这么做。</text:p>
      <text:p text:style-name="P4">
路透社报道，根据司法部特别检察官史密斯星期五（6月9日）公布的联邦法庭文件，特朗普被控在2021年离开白宫时未经授权，私自带走美国政府最敏感的信息，包括美国秘密核计划和美国遭遇袭击时国内的潜在安全漏洞，危及美国国家安全。</text:p>
      <text:p text:style-name="P4">
一名记者在司法部解密对特朗普的起诉书后问拜登，会不会跟司法部长加兰讨论这起案件，拜登说：“我根本没有和他说过话，也不准备跟他讨论。”</text:p>
      <text:p text:style-name="P4">
白宫发言人道尔顿同日早些时候说，拜登和大家同时得知特朗普在机密文件案中被控，拜登并没有预先知道此事。</text:p>
      <text:p text:style-name="P4">
道尔顿说，拜登“是一位尊重法治的总统，这正是我们不对这起案件发表评论的原因。”</text:p>
      <text:p text:style-name="P4">
2024年将寻求连任的拜登继续与司法部正在调查的特朗普案件保持距离，以示美国司法独立。特朗普去年11月宣布再次竞选总统，尽管案件丑闻缠身，特朗普在共和党内的支持率始终保持领先。</text:p>
      <text:p text:style-name="P4">
Source: <text:a xlink:type="simple" xlink:href="https://www.zaobao.com.sg/realtime/world/story20230610-1402906" text:style-name="Internet_20_link" text:visited-style-name="Visited_20_Internet_20_Link">
https://www.zaobao.com.sg/realtime/world/story20230610-1402906</text:a>
</text:p>
      <!--NEWS-->
      <text:h text:style-name="P10" text:outline-level="1">
<text:span text:style-name="T4">
美匿名官员称布林肯预计18日访华</text:span>
</text:h>
      <text:p text:style-name="P4">
Author: 联合早报 (Person)</text:p>
      <text:p text:style-name="P4">
Publisher: 联合早报 (Organization)</text:p>
      <text:p text:style-name="P4">
Published Time: 2023-06-10T08:05</text:p>
      <text:p text:style-name="P4">
Modified Time: 2023-06-10T08:39</text:p>
      <text:p text:style-name="P4">
Description: 路透社引述美国官员说，美国国务卿布林肯预计将于下个星期天（6月18日）到中国访问。要求不具名的一名美国官员星期五（9日）透露，布林肯确定将在下周访华，预计会在下个星期天抵达北京。这...</text:p>
      <text:p text:style-name="P4">
Videos: []</text:p>
      <text:p text:style-name="P4">
Audios: []</text:p>
      <text:p text:style-name="P4">
Images: []</text:p>
      <text:p text:style-name="P4">
Type: NewsArticle</text:p>
      <text:p text:style-name="P4">
Breadcrumbs: ['即时', '国际']</text:p>
      <text:p text:style-name="P4">
Keywords: ['美国国务卿', '布林肯', '中国', '中美关系']</text:p>
      <!--METADATA-->
      <text:p text:style-name="P4">
路透社引述美国官员说，美国国务卿 <text:a xlink:type="simple" xlink:href="https://www.zaobao.com/keywords/bu-lin-ken" text:style-name="Internet_20_link" text:visited-style-name="Visited_20_Internet_20_Link">
 布林肯 </text:a>
预计将于下个星期天（6月18日）到中国访问。</text:p>
      <text:p text:style-name="P4">
要求不具名的一名美国官员星期五（9日）透露，布林肯确定将在下周访华，预计会在下个星期天抵达北京。</text:p>
      <text:p text:style-name="P4">
这名官员没有提供更多访问详情。</text:p>
      <text:p text:style-name="P4">
<text:a xlink:type="simple" xlink:href="https://www.zaobao.com/realtime/world/story20230203-1359458" text:style-name="Internet_20_link" text:visited-style-name="Visited_20_Internet_20_Link">
 布林肯原定2月访问北京 </text:a>
，并与中国国家主席习近平见面，因 <text:a xlink:type="simple" xlink:href="https://www.zaobao.com/realtime/world/story20230205-1359873" text:style-name="Internet_20_link" text:visited-style-name="Visited_20_Internet_20_Link">
 疑似中国间谍气球事件</text:a>
而延期，过后双方迟迟未公布重新安排布林肯的行程，引起外界揣测。</text:p>
      <text:p text:style-name="P4">
Source: <text:a xlink:type="simple" xlink:href="https://www.zaobao.com.sg/realtime/world/story20230610-1402908" text:style-name="Internet_20_link" text:visited-style-name="Visited_20_Internet_20_Link">
https://www.zaobao.com.sg/realtime/world/story20230610-1402908</text:a>
</text:p>
      <!--NEWS-->
      <text:h text:style-name="P10" text:outline-level="1">
<text:span text:style-name="T4">
加拿大调查中国干预选举 负责人未竟全功就辞职</text:span>
</text:h>
      <text:p text:style-name="P4">
Publisher: 法新社</text:p>
      <text:p text:style-name="P4">
Published Time: 2023-06-10T08:32:07+00:00</text:p>
      <text:p text:style-name="P4">
Modified Time: 2023-06-10T08:20:04+00:00</text:p>
      <text:p text:style-name="P4">
Description: （法新社渥太华9日电） 加拿大总理杜鲁道（Justin Trudeau）先前指派曾任总督的强斯敦（David Johnston）调查有关中国两度干预加国选举的指控，但由于反对党质疑这项任命，强斯敦今天辞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0T08-32-07-00-00/000000.png" xlink:type="simple" xlink:show="embed" xlink:actuate="onLoad" draw:mime-type="image/png"/>
</draw:frame>
</text:p>
      <text:p text:style-name="P4">
强斯敦甫于5月底公布临时报告，认定中国政府企图干预加拿大2019年和2021年选举，但并未影响选举结果。</text:p>
      <text:p text:style-name="P4">
强斯敦原应于7月开始举行听证会，听取被当成干预目标的侨民社群证词、搜集国家安全和国际关系专家意见，然后于10月提交最终报告。</text:p>
      <text:p text:style-name="P4">
但反对党指责强斯敦与杜鲁道关系匪浅，要求另外展开独立公开调查。</text:p>
      <text:p text:style-name="P4">
强斯敦在辞呈中说：「当我接下调查外国干预的独立特别报告人任务时，我的目标是帮忙建立对我们民主制度的信任…我的结论是，在我的任命和工作上，基于严重的党派氛围，我的领导产生了反效果。」</text:p>
      <text:p text:style-name="P4">
杜鲁道所属的自由党（LiberalParty）未在上次大选取得多数，因此筹组少数政府。加拿大媒体先前引用外泄情报文件和不具名消息来源，揭露中国企图干预甚至破坏加拿大的民主程序，现在杜鲁道政府正面临解释官方因应作为的压力。媒体报导提到的指控包括秘密选举捐款、替加拿大候选人或议员效力的中国间谍等，目的是想左右政策。</text:p>
      <text:p text:style-name="P4">
上月，加拿大媒体报导，一位中国外交官被控试图恐吓保守党籍国会议员庄文浩（MichaelChong）及其在香港的家人，因为庄文浩曾经批评中国；加国接着驱逐被控涉案的中国外交官赵巍。</text:p>
      <text:p text:style-name="P4">
中方驳斥这些指控毫无根据，同时也驱逐一名加拿大外交官，并警告加拿大，若在中国政策上采取与美国一致的立场，可能会破坏与中国这个第2大贸易伙伴的关系。</text:p>
      <text:p text:style-name="P4">
强斯敦在初步报告中提到，常见的外国干预伎俩包括网路攻击、线上带风向、恶意造假资讯和「利用人际关系」。他也指出政府内部分享情报的方式有缺失。</text:p>
      <text:p text:style-name="P4">
但强斯敦拒绝公开调查，理由是事关「情报敏感性」。</text:p>
      <text:p text:style-name="P4">
他说，他最晚本月底就会离职。</text:p>
      <text:p text:style-name="P4">
Source: <text:a xlink:type="simple" xlink:href="https://www.rfi.fr/cn/%E5%9B%BD%E9%99%85%E6%8A%A5%E9%81%93/20230610-%E5%8A%A0%E6%8B%BF%E5%A4%A7%E8%B0%83%E6%9F%A5%E4%B8%AD%E5%9B%BD%E5%B9%B2%E9%A2%84%E9%80%89%E4%B8%BE-%E8%B4%9F%E8%B4%A3%E4%BA%BA%E6%9C%AA%E7%AB%9F%E5%85%A8%E5%8A%9F%E5%B0%B1%E8%BE%9E%E8%81%8C" text:style-name="Internet_20_link" text:visited-style-name="Visited_20_Internet_20_Link">
https://www.rfi.fr/cn/%E5%9B%BD%E9%99%85%E6%8A%A5%E9%81%93/20230610-%E5%8A%A0%E6%8B%BF%E5%A4%A7%E8%B0%83%E6%9F%A5%E4%B8%AD%E5%9B%BD%E5%B9%B2%E9%A2%84%E9%80%89%E4%B8%BE-%E8%B4%9F%E8%B4%A3%E4%BA%BA%E6%9C%AA%E7%AB%9F%E5%85%A8%E5%8A%9F%E5%B0%B1%E8%BE%9E%E8%81%8C</text:a>
</text:p>
      <!--NEWS-->
      <text:h text:style-name="P10" text:outline-level="1">
<text:span text:style-name="T4">
美民主党领袖呼吁 让特朗普机密文件案审讯“和平进行”</text:span>
</text:h>
      <text:p text:style-name="P4">
Author: 联合早报 (Person)</text:p>
      <text:p text:style-name="P4">
Publisher: 联合早报 (Organization)</text:p>
      <text:p text:style-name="P4">
Published Time: 2023-06-10T08:34</text:p>
      <text:p text:style-name="P4">
Modified Time: 2023-06-10T08:34</text:p>
      <text:p text:style-name="P4">
Description: 美国民主党国会领袖呼吁让前总统特朗普机密文件案的审讯“和平进行”。路透社报道，参议院多数党领袖舒默和众议院民主党领袖杰弗里斯星期五（6月9日）发表联合声明，敦促特朗普的支持者和批评...</text:p>
      <text:p text:style-name="P4">
Videos: []</text:p>
      <text:p text:style-name="P4">
Audios: []</text:p>
      <text:p text:style-name="P4">
Images: []</text:p>
      <text:p text:style-name="P4">
Type: NewsArticle</text:p>
      <text:p text:style-name="P4">
Breadcrumbs: ['即时', '国际']</text:p>
      <text:p text:style-name="P4">
Keywords: ['美国民主党', '特朗普', '起诉']</text:p>
      <!--METADATA-->
      <text:p text:style-name="P4">
美国民主党国会领袖呼吁让前总统 <text:a xlink:type="simple" xlink:href="https://www.zaobao.com/keywords/te-lang-pu" text:style-name="Internet_20_link" text:visited-style-name="Visited_20_Internet_20_Link">
 特朗普 </text:a>
机密文件案的审讯“和平进行”。</text:p>
      <text:p text:style-name="P4">
路透社报道，参议院多数党领袖舒默和众议院民主党领袖杰弗里斯星期五（6月9日）发表联合声明，敦促特朗普的支持者和批评者，让机密文件案的审讯以和平方式走完法律程序。</text:p>
      <text:p text:style-name="P4">
舒默和杰弗里斯在联合声明中说：“没有人可以凌驾于法律之上，包括特朗普。这项起诉必须依照法律程序进行，绝不容许任何外部政治或意识形态的干预。”</text:p>
      <text:p text:style-name="P4">
美国司法部星期五解封一份针对前总统特朗普的起诉书，指控特朗普在机密文件案中违反国家安全法、串谋妨碍司法公正、向调查人员作出虚假陈述等 <text:a xlink:type="simple" xlink:href="https://www.zaobao.com/realtime/world/story20230610-1402905" text:style-name="Internet_20_link" text:visited-style-name="Visited_20_Internet_20_Link">
 37项罪名</text:a>
 。</text:p>
      <text:p text:style-name="P4">
根据这份49页的美国联邦起诉书，特朗普2021年1月离开白宫时，私自带走美国政府最敏感的信息，包括美国秘密核计划和美国遭遇袭击时国内的潜在安全漏洞，危及美国国家安全。</text:p>
      <text:p text:style-name="P4">
负责调查这起案件的美国司法部特别检察官史密斯在新闻发布会说：“我们国家有一套法律，这套法律适用于每一个人。我们的法律保护国防信息，对美国的安全和保障至关重要，这套法律必须切实执行。”</text:p>
      <text:p text:style-name="P4">
史密斯说，他希望审讯程序快速完成，并强调，特朗普在被证明有罪之前是无辜的。</text:p>
      <text:p text:style-name="P4">
Source: <text:a xlink:type="simple" xlink:href="https://www.zaobao.com.sg/realtime/world/story20230610-1402910" text:style-name="Internet_20_link" text:visited-style-name="Visited_20_Internet_20_Link">
https://www.zaobao.com.sg/realtime/world/story20230610-1402910</text:a>
</text:p>
      <!--NEWS-->
      <text:h text:style-name="P10" text:outline-level="1">
<text:span text:style-name="T4">
科索沃：对引燃下一场欧洲战争发出警告  北约指责“犯罪集团”助长暴力</text:span>
</text:h>
      <text:p text:style-name="P4">
Author: 《国家利益》, 半岛电视台, 阿纳多卢通讯社</text:p>
      <text:p text:style-name="P4">
Publisher: Al Jazeera</text:p>
      <text:p text:style-name="P4">
Published Time: 2023-06-10T08:39:51</text:p>
      <text:p text:style-name="P4">
Modified Time: 2023-06-10T08:39:51</text:p>
      <text:p text:style-name="P4">
Description: 由北约领导的驻科索沃国际维和特派团表示，科索沃北部的示威者背后存在一些“犯罪集团”在助长暴力，与此同时，外界警告可能会在这里点燃下一场欧洲战争的火花。</text:p>
      <text:p text:style-name="P4">
Images: ["<text:a xlink:type="simple" xlink:href="https://chinese.aljazeera.net/wp-content/uploads/2023/06/RTSK2AOQ-1686374672-1686384776.jpg" text:style-name="Internet_20_link" text:visited-style-name="Visited_20_Internet_20_Link">
RTSK2AOQ-1686...</text:a>
", "<text:a xlink:type="simple" xlink:href="https://chinese.aljazeera.net/wp-content/uploads/2023/06/31385299-1686374419-1686385068.jpg" text:style-name="Internet_20_link" text:visited-style-name="Visited_20_Internet_20_Link">
31385299-1686...</text:a>
", "<text:a xlink:type="simple" xlink:href="https://chinese.aljazeera.net/wp-content/uploads/2023/06/image-2-1686385379.jpg" text:style-name="Internet_20_link" text:visited-style-name="Visited_20_Internet_20_Link">
image-2-16863...</text:a>
"]</text:p>
      <text:p text:style-name="P4">
Topics: ['军事', '政治', '新闻']</text:p>
      <text:p text:style-name="P4">
Keywords: ['军事', '政治', '新闻', '世界', '欧洲', '科索沃']</text:p>
      <text:p text:style-name="P4">
Type: Article</text:p>
      <!--METADATA-->
      <text:p text:style-name="P4">
<draw:frame draw:style-name="fr1" draw:name="Image59" text:anchor-type="as-char" svg:width="6.9236in" svg:height="4.610975in" draw:z-index="0">
<draw:image xlink:href="../Images/Aljazeera Chinese/2023-06-10T08-39-51/RTSK2AOQ-1686374672-1686384776.jpg" xlink:type="simple" xlink:show="embed" xlink:actuate="onLoad" draw:mime-type="image/jpeg"/>
</draw:frame>
一名美国维和人员站在科索沃北部的市政总部前面 (路透社)</text:p>
      <text:p text:style-name="P4">
由北约领导的驻科索沃国际维和特派团表示，科索沃北部的示威者背后存在一些“犯罪集团”在助长暴力，与此同时，外界警告可能会在这里点燃下一场欧洲战争的火花。</text:p>
      <text:p text:style-name="P4">
该国际维和特派团的发言人安德里亚·加利尼9日在科索沃城市普里什蒂纳举行的新闻发布会上表示，由于当地在示威期间投掷石块、使用武器与自制爆炸物，已有多名特派团的士兵因此受伤。</text:p>
      <text:p text:style-name="P4">
他补充称，“很清晰的是，人们试图以一种和平的方式来举行抗议和示威，但显然，有一些犯罪团体藏在他们身后，只是为了攻击部队。”</text:p>
      <text:p text:style-name="P4">
加利尼表示，科索沃北部的局势目前已经在安全层面上平静下来，他还强调，双方都有必要为这些事件负责，因为“其中一方在不考虑安全水平的情况下作出了决定，而另一方没有及时阻止穿插在示威期间的暴力活动。”</text:p>
      <text:p text:style-name="P4">
在科索沃当局任命阿尔巴尼亚族的官员担任北部地区市长之后，当地爆发了许多暴力事件。在上一次选举中，许多阿族官员当选了市政领导人，但是在这个以塞族人为人口多数的地区，塞族人在这些选举中的参与率仅为3.5％。</text:p>
      <text:p text:style-name="P4">
<draw:frame draw:style-name="fr1" draw:name="Image60" text:anchor-type="as-char" svg:width="6.9236in" svg:height="4.612736in" draw:z-index="0">
<draw:image xlink:href="../Images/Aljazeera Chinese/2023-06-10T08-39-51/31385299-1686374419-1686385068.jpg" xlink:type="simple" xlink:show="embed" xlink:actuate="onLoad" draw:mime-type="image/jpeg"/>
</draw:frame>
驻科索沃的国际维和特派团发言人安德里亚·加利尼 (阿纳多卢通讯社)</text:p>
      <text:h text:style-name="P13" text:outline-level="4">
<text:span text:style-name="T4">
土耳其部队</text:span>
</text:h>
      <text:p text:style-name="P4">
该发言人指出，土耳其为加强北约任务而派出的额外部队自6月5日开始驻扎在科索沃，目前，他们正在与其他单位进行整合。</text:p>
      <text:p text:style-name="P4">
他还补充称，这个由特种部队组成的土耳其营共包括500名士兵，该营将被部署在当地以支持遏制紧张局势的措施，也可能根据需要，而被派往北部地区或其他地点。</text:p>
      <text:p text:style-name="P4">
另一方面，美国和欧盟要求科索沃当局领导人阿尔宾·科尔特撤销被任命的阿族市长，并撤回帮助构成北部市政当局的特警部队。</text:p>
      <text:p text:style-name="P4">
美国和欧盟还要求在北部举行新的、有塞族人参与的地方选举，要求科索沃实施一项可以追溯至2013年的协议，以建立塞尔维亚市政联盟，并给予该组织更大的自治权。</text:p>
      <text:p text:style-name="P4">
<draw:frame draw:style-name="fr1" draw:name="Image61" text:anchor-type="as-char" svg:width="6.9236in" svg:height="3.890762in" draw:z-index="0">
<draw:image xlink:href="../Images/Aljazeera Chinese/2023-06-10T08-39-51/image-2-1686385379.jpg" xlink:type="simple" xlink:show="embed" xlink:actuate="onLoad" draw:mime-type="image/jpeg"/>
</draw:frame>
 科索沃发生暴力事件 (通讯社)</text:p>
      <text:h text:style-name="P13" text:outline-level="4">
<text:span text:style-name="T4">
下一场战争</text:span>
</text:h>
      <text:p text:style-name="P4">
美国网站“国家利益”发布的一份报告警告称，下一场欧洲战争可能会以科索沃为开端。</text:p>
      <text:p text:style-name="P4">
这篇报告指出，科索沃的局势与乌克兰当前的冲突之间存在明显的相似之处，并呼吁西方政客注意这一点。</text:p>
      <text:p text:style-name="P4">
报告指出，最近发生在科索沃北部的危机提醒世界注意，“发生在乌克兰的残酷战争可能是现在对欧洲稳定的最大威胁，但这并不是唯一的威胁。”</text:p>
      <text:p text:style-name="P4">
报告解释称，科索沃北部的政治现实在许多方面与乌克兰东部的局势相似，尤其是鉴于科索沃是一个在历史上存在争议的地区。</text:p>
      <text:p text:style-name="P4">
科索沃人口以阿尔巴尼亚族为主，它在1999年脱离塞尔维亚，并在2008年宣告独立，但是塞尔维亚仍将其视为领土的一部分，并支持其中的塞尔维亚少数群体。</text:p>
      <text:p text:style-name="P4">
北约在科索沃驻有近4000名士兵，随着暴力行动的升级，北约决定向该地区增派700名士兵。</text:p>
      <text:p text:style-name="P4">
Source: <text:a xlink:type="simple" xlink:href="https://chinese.aljazeera.net/news/military/2023/6/10/%e7%a7%91%e7%b4%a2%e6%b2%83%e5%af%b9%e5%bc%95%e7%87%83%e4%b8%8b%e4%b8%80%e5%9c%ba%e6%ac%a7%e6%b4%b2%e6%88%98%e4%ba%89%e5%8f%91%e5%87%ba%e8%ad%a6%e5%91%8a%e5%8c%97%e7%ba%a6%e6%8c%87%e8%b4%a3" text:style-name="Internet_20_link" text:visited-style-name="Visited_20_Internet_20_Link">
https://chinese.aljazeera.net/news/military/2023/6/10/%e7%a7%91%e7%b4%a2%e6%b2%83%e5%af%b9%e5%bc%95%e7%87%83%e4%b8%8b%e4%b8%80%e5%9c%ba%e6%ac%a7%e6%b4%b2%e6%88%98%e4%ba%89%e5%8f%91%e5%87%ba%e8%ad%a6%e5%91%8a%e5%8c%97%e7%ba%a6%e6%8c%87%e8%b4%a3</text:a>
</text:p>
      <!--NEWS-->
      <text:h text:style-name="P10" text:outline-level="1">
<text:span text:style-name="T4">
命运再悬！英法院驳回阿桑奇引渡上诉</text:span>
</text:h>
      <text:p text:style-name="P4">
Author: None (Language: zh)</text:p>
      <text:p text:style-name="P4">
Publisher: None</text:p>
      <text:p text:style-name="P4">
Time: 2023-06-10T08:57:00Z</text:p>
      <text:p text:style-name="P4">
Description: 维基解密创始人阿桑奇上交到英国高等法院的两项上诉近日被驳回，无国界记者组织认为，51岁的阿桑奇现在被移交给美国的可能“比以往都要大”。他的妻子透露，阿桑奇下周将在英国发起“最后一搏”。</text:p>
      <text:p text:style-name="P4">
Videos: []</text:p>
      <text:p text:style-name="P4">
Images: []</text:p>
      <text:p text:style-name="P4">
Subject: 时政风云</text:p>
      <text:p text:style-name="P4">
Subjects: ['奥巴马', '维基解密', '阿桑奇', '戴安娜', '英国', '英国退欧', '美国']</text:p>
      <text:p text:style-name="P4">
Keywords: ['阿桑奇', '美国', '上诉', '引渡', '英国', '维基解密']</text:p>
      <text:p text:style-name="P4">
ID: 65878173</text:p>
      <!--METADATA-->
      <text:p text:style-name="P4">
<text:a xlink:type="simple" xlink:href="https://www.dw.com/zh/overlay/image/article/65878173/65871108" text:style-name="Internet_20_link" text:visited-style-name="Visited_20_Internet_20_Link">
 </text:a>
</text:p>
      <text:p text:style-name="P4">
澳大利亚政府也在呼吁结束对阿桑奇的起诉。图为今年5月悉尼要求释放阿桑奇的抗议活动。阿桑奇是澳大利亚人</text:p>
      <text:p text:style-name="P4">
（德国之声中文网）英国最高法院驳回了阿桑奇针对英国政府引渡令提出的上诉申请。这位维基解密创始人希望对原法院对他的引渡决定和英国政府的引渡令均提出上诉。然而法官本周决定不受理这两项上诉申请。</text:p>
      <text:p text:style-name="P4">
无国界记者组织（RSF）认为，上诉被驳回后，51岁的阿桑奇实际上被移交给美国的可能“比以往都要大”。</text:p>
      <text:p text:style-name="P4">
<text:a xlink:type="simple" xlink:href="https://www.dw.com/zh/zh/阿桑奇妻子敦促欧盟向美国施压/a-64094386" text:style-name="Internet_20_link" text:visited-style-name="Visited_20_Internet_20_Link">
 阿桑奇的妻子 </text:a>
在推特上写道，阿桑奇将会在下周向高等法院提出另一项申请。她透露，这次将由两名法官在公开听证会上审议。她写道：“我们仍然乐观地认为，我们将取得胜利，朱利安将不会被引渡到美国。”</text:p>
      <text:p text:style-name="P4">
若在失败，他便只能寄希望于欧洲人权法院。无国界记者组织指出，能够阻止阿桑奇被引渡的唯一的其他选择是向欧洲人权法院申诉。但那里的裁决是否能阻止他被引渡也是个问题。</text:p>
      <text:h text:style-name="P12" text:outline-level="3">
<text:span text:style-name="T4">
阿桑奇妻子: 欧洲新闻自由正受到严重威胁</text:span>
</text:h>
      <text:h text:style-name="P12" text:outline-level="3">
<text:span text:style-name="T4">
阿桑奇在监狱度过余生？</text:span>
</text:h>
      <text:p text:style-name="P4">
关于阿桑奇的引渡拉锯战已经持续了多年。美国司法部门希望以间谍罪对他进行审判。如果罪名成立，他将面临高达175年的监禁。阿桑奇被指控与告密者曼宁一起窃取并公布美国在伊拉克和阿富汗的军事行动的机密文件，从而危及了美国线人的生命。而支持者认为阿桑奇是一位将战争罪行曝光的记者。</text:p>
      <text:p text:style-name="P4">
自2019年4月以来，阿桑奇一直身在伦敦最高安全级别的贝尔马什监狱。此前他为了躲避抓捕，在伦敦的厄瓜多尔大使馆内度过了数年。与此同时， <text:a xlink:type="simple" xlink:href="https://www.dw.com/zh/zh/澳总理持续监禁阿桑奇毫无益处/a-65531170" text:style-name="Internet_20_link" text:visited-style-name="Visited_20_Internet_20_Link">
澳大利亚政府也在呼吁结束对阿桑奇的起诉。 </text:a>
</text:p>
      <text:p text:style-name="P4">
(德新社，路透社，美联社)</text:p>
      <text:p text:style-name="P4">
Source: <text:a xlink:type="simple" xlink:href="https://www.dw.com/zh/命运再悬！英法院驳回阿桑奇引渡上诉/a-65878173" text:style-name="Internet_20_link" text:visited-style-name="Visited_20_Internet_20_Link">
https://www.dw.com/zh/命运再悬！英法院驳回阿桑奇引渡上诉/a-65878173?maca=chi-rss-chi-all-1127-rdf</text:a>
</text:p>
      <!--NEWS-->
      <text:h text:style-name="P10" text:outline-level="1">
<text:span text:style-name="T4">
梅西将转战美国 内马尔称他事前早知道</text:span>
</text:h>
      <text:p text:style-name="P4">
Publisher: 法新社</text:p>
      <text:p text:style-name="P4">
Published Time: 2023-06-10T09:02:07+00:00</text:p>
      <text:p text:style-name="P4">
Modified Time: 2023-06-10T08:35:02+00:00</text:p>
      <text:p text:style-name="P4">
Description: （法新社巴西里约9日电） 巴西明星足球前锋内马尔（Neymar）今天表示，巴黎圣日耳曼队友梅西（Lionel Messi）会离队转战美国职业足球大联盟迈阿密国际队一事，他早在官宣前就已知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6-10T09-02-07-00-00/000000.png" xlink:type="simple" xlink:show="embed" xlink:actuate="onLoad" draw:mime-type="image/png"/>
</draw:frame>
</text:p>
      <text:p text:style-name="P4">
内马尔在NBA的巴西Youtube频道答覆球迷问及对梅西宣布转战美国有何反应时，笑说「这我事先就已知道」。</text:p>
      <text:p text:style-name="P4">
内马尔目前正在迈阿密度假，7日还到场观看迈阿密热火对丹佛金块的NBA总冠军赛第3战。</text:p>
      <text:p text:style-name="P4">
内马尔说：「我早就知道他会到这，他之前就已讲过，我还跟他说在迈阿密一定会过得很开心。」内马尔2013到2017年效力西甲巴塞隆纳时就与梅西并肩作战，2022、2023两季又在法甲巴黎圣日耳曼再续队友缘分。</text:p>
      <text:p text:style-name="P4">
「我为他感到开心，但同时对他离队又有点难过。」本季再度因伤所苦的内马尔，下季会否续留大巴黎目前仍不确定。</text:p>
      <text:p text:style-name="P4">
现年35岁的梅西7日宣布转战美国职足大联盟迈阿密国际，而非原先外界猜测的回锅巴塞隆纳或转战沙乌地职业联盟与C罗（Cristiano Ronaldo）相逢。</text:p>
      <text:p text:style-name="P4">
Source: <text:a xlink:type="simple" xlink:href="https://www.rfi.fr/cn/%E8%BF%90%E5%8A%A8%E5%A4%A9%E5%9C%B0/20230610-%E6%A2%85%E8%A5%BF%E5%B0%86%E8%BD%AC%E6%88%98%E7%BE%8E%E5%9B%BD-%E5%86%85%E9%A9%AC%E5%B0%94%E7%A7%B0%E4%BB%96%E4%BA%8B%E5%89%8D%E6%97%A9%E7%9F%A5%E9%81%93" text:style-name="Internet_20_link" text:visited-style-name="Visited_20_Internet_20_Link">
https://www.rfi.fr/cn/%E8%BF%90%E5%8A%A8%E5%A4%A9%E5%9C%B0/20230610-%E6%A2%85%E8%A5%BF%E5%B0%86%E8%BD%AC%E6%88%98%E7%BE%8E%E5%9B%BD-%E5%86%85%E9%A9%AC%E5%B0%94%E7%A7%B0%E4%BB%96%E4%BA%8B%E5%89%8D%E6%97%A9%E7%9F%A5%E9%81%93</text:a>
</text:p>
      <!--NEWS-->
      <text:h text:style-name="P10" text:outline-level="1">
<text:span text:style-name="T4">
乌俄两军在前线激战，美国宣布最新对乌军援</text:span>
</text:h>
      <text:p text:style-name="P4">
Author: chinese@voanews.com (美国之音)</text:p>
      <text:p text:style-name="P4">
Publisher: 美国之音中文网 (Type: NewsMediaOrganization)</text:p>
      <text:p text:style-name="P4">
Published Time: 2023-06-10T09:18:13+08:00</text:p>
      <text:p text:style-name="P4">
Modified Time: 2023-06-10 03:13:33Z</text:p>
      <text:p text:style-name="P4">
Description: 据报道，乌克兰前线正在发生激烈战斗。独立媒体一直无法评估这是不是人们期待已久的乌克兰大反攻的开始，也无法评估乌军是否突破了俄军的防御。</text:p>
      <text:p text:style-name="P4">
Videos: []</text:p>
      <text:p text:style-name="P4">
Images: []</text:p>
      <text:p text:style-name="P4">
Categories: ['乌克兰局势', '欧洲', '军事', '编辑推荐']</text:p>
      <text:p text:style-name="P4">
Type: None</text:p>
      <!--METADATA-->
      <text:p text:style-name="P4">
NoneNone</text:p>
      <text:p text:style-name="P4">
Source: <text:a xlink:type="simple" xlink:href="https://www.voachinese.com/a/fighting-flares-between-ukrainian-russian-forces-20230609/7131286.html" text:style-name="Internet_20_link" text:visited-style-name="Visited_20_Internet_20_Link">
https://www.voachinese.com/a/fighting-flares-between-ukrainian-russian-forces-20230609/7131286.html</text:a>
</text:p>
      <!--NEWS-->
      <text:h text:style-name="P10" text:outline-level="1">
<text:span text:style-name="T4">
拜登行政当局依靠威慑管理美墨边境移民问题</text:span>
</text:h>
      <text:p text:style-name="P4">
Author: chinese@voanews.com (艾琳·巴罗斯)</text:p>
      <text:p text:style-name="P4">
Publisher: 美国之音中文网 (Type: NewsMediaOrganization)</text:p>
      <text:p text:style-name="P4">
Published Time: 2023-06-10T09:35:07+08:00</text:p>
      <text:p text:style-name="P4">
Modified Time: 2023-06-10 01:35:07Z</text:p>
      <text:p text:style-name="P4">
Description: 拜登当局正在使用新规则来管理移民潮，包括阻止他们进入美墨边境，在他们到达时滞留他们，或者在他们不遵守指导方针时将他们驱逐出境。</text:p>
      <text:p text:style-name="P4">
Videos: []</text:p>
      <text:p text:style-name="P4">
Images: []</text:p>
      <text:p text:style-name="P4">
Categories: ['美国', '美国移民/难民议题']</text:p>
      <text:p text:style-name="P4">
Type: None</text:p>
      <!--METADATA-->
      <text:p text:style-name="P4">
NoneNone</text:p>
      <text:p text:style-name="P4">
Source: <text:a xlink:type="simple" xlink:href="https://www.voachinese.com/a/to-manage-immigration-at-us-mexico-border-biden-administration-relies-on-deterrence-20230609/7131255.html" text:style-name="Internet_20_link" text:visited-style-name="Visited_20_Internet_20_Link">
https://www.voachinese.com/a/to-manage-immigration-at-us-mexico-border-biden-administration-relies-on-deterrence-20230609/7131255.html</text:a>
</text:p>
      <!--NEWS-->
      <text:h text:style-name="P10" text:outline-level="1">
<text:span text:style-name="T4">
特朗普以37项罪名被起诉，涉不当处理机密文件</text:span>
</text:h>
      <text:p text:style-name="P4">
Author: chinese@voanews.com (美国之音)</text:p>
      <text:p text:style-name="P4">
Publisher: 美国之音中文网 (Type: NewsMediaOrganization)</text:p>
      <text:p text:style-name="P4">
Published Time: 2023-06-10T09:50:49+08:00</text:p>
      <text:p text:style-name="P4">
Modified Time: 2023-06-10 03:02:15Z</text:p>
      <text:p text:style-name="P4">
Description: 根据星期五(6月9日)公布的起诉书，美国前总统唐纳德·特朗普(Donald Trump)面对37项重罪指控，这些指控与他离开白宫后不当处理机密文件有关，这些文件包括有关美国核项目与国防项目的绝密档案。</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trump-indicted-on-37-counts-accused-of-mishandling-classified-documents-20230609/7131272.html" text:style-name="Internet_20_link" text:visited-style-name="Visited_20_Internet_20_Link">
https://www.voachinese.com/a/trump-indicted-on-37-counts-accused-of-mishandling-classified-documents-20230609/7131272.html</text:a>
</text:p>
      <!--NEWS-->
      <text:h text:style-name="P10" text:outline-level="1">
<text:span text:style-name="T4">
卡斯特罗访华 正式提出加入金砖国家新开发银行</text:span>
</text:h>
      <text:p text:style-name="P4">
Author: None (Language: zh)</text:p>
      <text:p text:style-name="P4">
Publisher: None</text:p>
      <text:p text:style-name="P4">
Time: 2023-06-10T09:52:00Z</text:p>
      <text:p text:style-name="P4">
Description: 洪都拉斯总统卡斯特罗周五抵达上海展开国事访问。这是洪都拉斯与中国建交后，卡斯特罗首次访华。她在与金砖国家新开发银行的行长会晤时，正式提出加入该机构的申请。</text:p>
      <text:p text:style-name="P4">
Videos: []</text:p>
      <text:p text:style-name="P4">
Images: []</text:p>
      <text:p text:style-name="P4">
Subject: 时政风云</text:p>
      <text:p text:style-name="P4">
Subjects: ['卡斯特罗', '薄熙来', '专题报道：习近平访美', '中国共产党', '岛屿主权争端', '马英九', '专题报道：全景观看“习马会”', '中国反腐风暴', '20国集团', '专题报道：2016年台湾大选']</text:p>
      <text:p text:style-name="P4">
Keywords: ['卡斯特罗', '洪都拉斯', '金砖国家新开发银行', '习近平', '台湾', '邦交国']</text:p>
      <text:p text:style-name="P4">
ID: 65878378</text:p>
      <!--METADATA-->
      <text:p text:style-name="P4">
<text:a xlink:type="simple" xlink:href="https://www.dw.com/zh/overlay/image/article/65878378/65878142" text:style-name="Internet_20_link" text:visited-style-name="Visited_20_Internet_20_Link">
 </text:a>
</text:p>
      <text:p text:style-name="P4">
（德国之声中文网）据中国官媒新华社报道，洪都拉斯总统卡斯特罗应中国国家主席习近平邀请，于6月9日至14日对中国进行国事访问，并将与中国国家主席习近平举行会晤，「共同规划和引领中洪关系未来发展」。</text:p>
      <text:p text:style-name="P4">
在对中国为期六天的访问中，卡斯特罗第一站抵达金融中心上海，周五与上海市委书记陈吉宁会面。卡斯特罗在上海期间还访问了金砖国家新开发银行（NDB）总部及华为上海研究中心。据路透社报道，洪都拉斯总统办公室在推特上发文称，卡斯特罗在与金砖国家新开发银行的行长、巴西前总统罗塞夫会晤时，正式提出洪都拉斯加入该机构的申请。</text:p>
      <text:p text:style-name="P4">
据中国媒体报道，卡斯特罗在上海停留两日后，周六午后转往北京，访京期间将与习近平会晤。此行预计还将出席洪都拉斯驻北京大使馆的揭牌仪式。</text:p>
      <text:p text:style-name="P4">
</text:p>
      <text:p text:style-name="P4">
卡斯特罗第一站抵达上海，周五与上海市委书记陈吉宁会面</text:p>
      <text:p text:style-name="P4">
洪都拉斯于今年3月26日宣布与台湾断交，同日 <text:a xlink:type="simple" xlink:href="https://www.dw.com/zh/zh/宏都拉斯與中國建交-台灣控北京誘迫/a-65123275" text:style-name="Internet_20_link" text:visited-style-name="Visited_20_Internet_20_Link">
 与中国建立正式外交关系 </text:a>
，成为最新一个与台湾断交的国家。自民进党籍的台湾总统蔡英文2016年上台以来，北京加大打压台湾的国际空间并「挖角」台湾邦交国。2016年至今，中国已成功通过数十亿美元的投资，吸引了台湾的九个前盟友。</text:p>
      <text:p text:style-name="P4">
北京最近一次成功令台湾失去邦交国，正值中美紧张关系因台湾等一系列问题加剧之际。新加坡国立大学李光耀公共政策学院副教授吴木銮表示：「台湾始终是中美紧张关系的核心，习近平和中国领导班子将会不遗余力，特别是在台湾问题上。」吴木銮还补充说，无论代价如何，中国认为夺取与台湾的外交盟友是值得的。北京还将这些努力视为对欧美议员越来越频繁访台的一种回应方式。这类访问通常会引发北京的愤怒反应，包括去年8月前美国众议院议长佩洛西的访问。</text:p>
      <ul>
        <li>
</li>
      </ul>
      <h5>
台湾还有哪些邦交国？</h5>
      <text:h text:style-name="P12" text:outline-level="3">
<text:span text:style-name="T4">
危地马拉</text:span>
</text:h>
      <text:p text:style-name="P4">
拉丁美洲是台湾邦交国最集中的地方，共有8个。危地马拉西滨太平洋，东临加勒比海，北与墨西哥接壤，是古代玛雅文化中心之一。人口1124万，首都危地马拉城。居民多信奉天主教，官方语言为西班牙语。1933年与中华民国建交。</text:p>
      <ul>
        <li>
</li>
      </ul>
      <h5>
台湾还有哪些邦交国？</h5>
      <text:h text:style-name="P12" text:outline-level="3">
<text:span text:style-name="T4">
巴拉圭</text:span>
</text:h>
      <text:p text:style-name="P4">
巴拉圭是南美洲内陆国家，面积41万平方公里，人口664万，首都亚松森（Asunción），官方语言为西班牙语。农牧业是该国经济主要支柱，此外巴拉圭国家足球队是南美一支劲旅。1957年与台湾建交。巴拉圭将在2023年4月举行总统大选，在野党候选人已经表示，如果当选将考虑与台湾断交，转而与中国建交。</text:p>
      <ul>
        <li>
</li>
      </ul>
      <h5>
台湾还有哪些邦交国？</h5>
      <text:h text:style-name="P12" text:outline-level="3">
<text:span text:style-name="T4">
貝里斯</text:span>
</text:h>
      <text:p text:style-name="P4">
又称伯利兹，前身为英属洪都拉斯，位置在中美洲东海岸。是人口最少、人口密度最低的中美洲国家。</text:p>
      <ul>
        <li>
</li>
      </ul>
      <h5>
台湾还有哪些邦交国？</h5>
      <text:h text:style-name="P12" text:outline-level="3">
<text:span text:style-name="T4">
圣文森</text:span>
</text:h>
      <text:p text:style-name="P4">
全名为「圣文森特和格林纳丁斯」，简称圣文森国，位于拉丁美洲，1981年起与中华民国建立邦交关系。</text:p>
      <ul>
        <li>
</li>
      </ul>
      <h5>
台湾还有哪些邦交国？</h5>
      <text:h text:style-name="P12" text:outline-level="3">
<text:span text:style-name="T4">
圣克里斯多福及尼维斯</text:span>
</text:h>
      <text:p text:style-name="P4">
又称圣基茨和尼维斯，位于加勒比海。2018年五月，在台湾被拒绝参与世界卫生大会(WHA)时，圣克里斯多福及尼维斯代表与台湾的卫生福利部部长见面并且支持台湾参与大会。</text:p>
      <ul>
        <li>
</li>
      </ul>
      <h5>
台湾还有哪些邦交国？</h5>
      <text:h text:style-name="P12" text:outline-level="3">
<text:span text:style-name="T4">
海地</text:span>
</text:h>
      <text:p text:style-name="P4">
海地是加勒比海岛国，面积2.8万平方公里，人口1070万，首都太子港，官方语言为法语和海地语。海地是全球最贫穷国家之一。2010年发生大地震后，海地经济一定程度上依赖国际社会的援助。1956年与台湾建交。</text:p>
      <ul>
        <li>
</li>
      </ul>
      <h5>
台湾还有哪些邦交国？</h5>
      <text:h text:style-name="P12" text:outline-level="3">
<text:span text:style-name="T4">
圣露西亚</text:span>
</text:h>
      <text:p text:style-name="P4">
又译为圣卢西亚，是个位于加勒比海的火山岛国家。曾经在1997年与中华人民共和国建交，而与中华民国(台湾)断交。之后又在2007年与中华民国恢复邦交关系。</text:p>
      <ul>
        <li>
</li>
      </ul>
      <h5>
台湾还有哪些邦交国？</h5>
      <text:h text:style-name="P12" text:outline-level="3">
<text:span text:style-name="T4">
史瓦帝尼</text:span>
</text:h>
      <text:p text:style-name="P4">
又译斯威士兰（Swaziland）位于非洲东南部，东邻莫桑比克，其余方向与南非接壤。面积1.74万平方公里，人口130万。官方语言为英语和斯瓦蒂语，经济上主要依赖南非。1968年与台湾建交。</text:p>
      <ul>
        <li>
</li>
      </ul>
      <h5>
台湾还有哪些邦交国？</h5>
      <text:h text:style-name="P12" text:outline-level="3">
<text:span text:style-name="T4">
帕劳</text:span>
</text:h>
      <text:p text:style-name="P4">
又译帛琉，位处西太平洋，1999年与中华民国建交。2017年开始，中国以帕劳与中华民国之间维持邦交关系为由，指示旅行社停飞帕劳之后，中国游客遽减。由于来自中国的旅客实在太少，帕劳太平洋航空甚至在2018年时，宣称以成本考量决定暂停飞往中国的航班。</text:p>
      <ul>
        <li>
</li>
      </ul>
      <h5>
台湾还有哪些邦交国？</h5>
      <text:h text:style-name="P12" text:outline-level="3">
<text:span text:style-name="T4">
马绍尔群岛</text:span>
</text:h>
      <text:p text:style-name="P4">
马绍尔群岛是位于太平洋中部的岛国，由一千多个岛礁组成，面积181平方公里，人口5.3万，主要为密克罗尼西亚人，官方语言为英语和马绍尔语。1986年从美国托管下独立，1998年与台湾建交。</text:p>
      <ul>
        <li>
</li>
      </ul>
      <h5>
台湾还有哪些邦交国？</h5>
      <text:h text:style-name="P12" text:outline-level="3">
<text:span text:style-name="T4">
诺鲁共和国</text:span>
</text:h>
      <text:p text:style-name="P4">
又译为瑙鲁，是位于南太平洋中部的岛国，面积24平方公里，人口1.02万。二战期间瑙鲁被日本占领，战后由澳大利亚、英国、新西兰共同托管，1968年正式独立。1980年与台湾建交，2003年断交，2005年复交。</text:p>
      <ul>
        <li>
</li>
      </ul>
      <h5>
台湾还有哪些邦交国？</h5>
      <text:h text:style-name="P12" text:outline-level="3">
<text:span text:style-name="T4">
图瓦卢</text:span>
</text:h>
      <text:p text:style-name="P4">
图瓦卢位于南太平洋，由9个环形珊瑚岛群组成，国土面积约为26平方公里，人口1.1万。1979年与台湾建交。图瓦卢海拔最高4.5米，受到海平面上升的严重威胁。2001年该国领导人在一份声明中说，由于面临国土被海水吞没的命运，该国居民将逐步撤离，举国搬迁新西兰。</text:p>
      <ul>
        <li>
</li>
      </ul>
      <h5>
台湾还有哪些邦交国？</h5>
      <text:h text:style-name="P12" text:outline-level="3">
<text:span text:style-name="T4">
梵蒂冈</text:span>
</text:h>
      <text:p text:style-name="P4">
梵蒂冈是台湾在欧洲唯一的邦交国。位于罗马城内的梵蒂冈，面积仅为0.44平方公里，被称为城中之国，是天主教罗马教廷所在地。1942年与中华民国建交。</text:p>
      <text:p text:style-name="P4">
作者: 叶宣</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台湾目前仅存13个邦交国，包括拉丁美洲的贝里斯、巴拉圭和危地马拉、梵蒂冈城、非洲南部的斯威士兰以及加勒比海和南太平洋地区的几个国家。当洪都拉斯考虑转向中国时，其政府表示希望得到新的投资和减少债务。该国外交部长雷依纳（Eduardo EnriqueReina）今年3月告诉当地媒体，洪都拉斯已要求台湾针对6亿美元的债务重新谈判，并将每年金援翻倍至1亿美元。台湾表示一直与洪都拉斯合作，以满足该国的需求。</text:p>
      <text:p text:style-name="P4">
专家表示，洪都拉斯希望从中国获得在基础设施项目方面的大规模投资，包括在帕图卡河修建三座水电站的计划中的一座新水电站。中国已为在2021年1月启用的第一座水电站投资近3亿美元。</text:p>
      <text:p text:style-name="P4">
（综合报道）</text:p>
      <text:p text:style-name="P4">
Source: <text:a xlink:type="simple" xlink:href="https://www.dw.com/zh/卡斯特罗访华-正式提出加入金砖国家新开发银行/a-65878378" text:style-name="Internet_20_link" text:visited-style-name="Visited_20_Internet_20_Link">
https://www.dw.com/zh/卡斯特罗访华-正式提出加入金砖国家新开发银行/a-65878378?maca=chi-rss-chi-all-1127-rdf</text:a>
</text:p>
      <!--NEWS-->
      <text:h text:style-name="P10" text:outline-level="1">
<text:span text:style-name="T4">
俄乌在乌克兰南部战况炽烈 蒲亭称乌反攻失利</text:span>
</text:h>
      <text:p text:style-name="P4">
Publisher: 法新社</text:p>
      <text:p text:style-name="P4">
Published Time: 2023-06-10T10:02:08+00:00</text:p>
      <text:p text:style-name="P4">
Modified Time: 2023-06-10T09:35:02+00:00</text:p>
      <text:p text:style-name="P4">
Description: （法新社基辅9日电） 俄乌双方9日在乌克兰南部激战。俄国总统蒲亭声称期待已久的乌克兰大反攻已然受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6-10T10-02-08-00-00/000000.png" xlink:type="simple" xlink:show="embed" xlink:actuate="onLoad" draw:mime-type="image/png"/>
</draw:frame>
</text:p>
      <text:p text:style-name="P4">
乌克兰总统泽伦斯基（Volodymyr Zelensky）盛赞乌军官兵英勇表现，却未直接提及部分观察家所谓的乌军大反攻已然登场。</text:p>
      <text:p text:style-name="P4">
泽伦斯基在每日谈话里说：「我要对官兵和近日所有参与打硬仗的人说，我们都看到你们的英勇事迹，感谢你们生命中的每一分钟。」</text:p>
      <text:p text:style-name="P4">
乌克兰官员先前表示乌军已准备好反攻，但展开攻势前不会有任何正式宣布。</text:p>
      <text:p text:style-name="P4">
而稍早俄国总统蒲亭说乌克兰的大反攻已开始，此前俄国国防部表示已击退好几波乌军攻势。</text:p>
      <text:p text:style-name="P4">
蒲亭在一个视频谈话里说：「目前为止对方所有反攻作为均告失败，但基辅政权发动攻击的潜能仍在。」就在同时，华府宣布一笔21亿美元的最新对乌包裹军援。</text:p>
      <text:p text:style-name="P4">
俄方表示，乌南札波罗热（Zaporizhzhia）地区的战事自8日起升温，当地也是欧洲最大核电厂的所在地。</text:p>
      <text:p text:style-name="P4">
乌军若能在札波罗热地区取胜，就能切断乌东与乌南俄占区连结俄国本土与克里米亚半岛的陆廊，这将是俄国无法承受的挫败。</text:p>
      <text:p text:style-name="P4">
俄军最近几个月已加强当地前线防御工事，深挖数十公里战壕、强化防御掩体等。</text:p>
      <text:p text:style-name="P4">
俄军表示他们在当地击退乌军4波「由多达2个营级战术群所发动、并有坦克伴随的攻击」。</text:p>
      <text:p text:style-name="P4">
乌南战况加剧被许多观察家视为乌军大反攻登场的信号，然而基辅当局却说主要交战仍在乌东，也没提供乌南详细战况。</text:p>
      <text:p text:style-name="P4">
Source: <text:a xlink:type="simple" xlink:href="https://www.rfi.fr/cn/%E5%9B%BD%E9%99%85%E6%8A%A5%E9%81%93/20230610-%E4%BF%84%E4%B9%8C%E5%9C%A8%E4%B9%8C%E5%85%8B%E5%85%B0%E5%8D%97%E9%83%A8%E6%88%98%E5%86%B5%E7%82%BD%E7%83%88-%E8%92%B2%E4%BA%AD%E7%A7%B0%E4%B9%8C%E5%8F%8D%E6%94%BB%E5%A4%B1%E5%88%A9" text:style-name="Internet_20_link" text:visited-style-name="Visited_20_Internet_20_Link">
https://www.rfi.fr/cn/%E5%9B%BD%E9%99%85%E6%8A%A5%E9%81%93/20230610-%E4%BF%84%E4%B9%8C%E5%9C%A8%E4%B9%8C%E5%85%8B%E5%85%B0%E5%8D%97%E9%83%A8%E6%88%98%E5%86%B5%E7%82%BD%E7%83%88-%E8%92%B2%E4%BA%AD%E7%A7%B0%E4%B9%8C%E5%8F%8D%E6%94%BB%E5%A4%B1%E5%88%A9</text:a>
</text:p>
      <!--NEWS-->
      <text:h text:style-name="P10" text:outline-level="1">
<text:span text:style-name="T4">
美共和党强烈回应特朗普被起诉</text:span>
</text:h>
      <text:p text:style-name="P4">
Author: 联合早报 (Person)</text:p>
      <text:p text:style-name="P4">
Publisher: 联合早报 (Organization)</text:p>
      <text:p text:style-name="P4">
Published Time: 2023-06-10T10:06</text:p>
      <text:p text:style-name="P4">
Modified Time: 2023-06-10T10:11</text:p>
      <text:p text:style-name="P4">
Description: 美国国会共和党人对前总统特朗普面对联邦刑事起诉做出强烈回应，至少一名共和党人称起诉特朗普意味着“我们现在已进入战争阶段”。英国广播公司（BBC）报道，佐治亚州众议员格林星期五（6月...</text:p>
      <text:p text:style-name="P4">
Videos: []</text:p>
      <text:p text:style-name="P4">
Audios: []</text:p>
      <text:p text:style-name="P4">
Images: []</text:p>
      <text:p text:style-name="P4">
Type: NewsArticle</text:p>
      <text:p text:style-name="P4">
Breadcrumbs: ['即时', '国际']</text:p>
      <text:p text:style-name="P4">
Keywords: ['美国共和党', '美国国会', '特朗普', '起诉', '国家安全']</text:p>
      <!--METADATA-->
      <text:p text:style-name="P4">
美国国会共和党人对前总统 <text:a xlink:type="simple" xlink:href="https://www.zaobao.com/keywords/te-lang-pu" text:style-name="Internet_20_link" text:visited-style-name="Visited_20_Internet_20_Link">
 特朗普 </text:a>
面对联邦刑事起诉做出强烈回应，至少一名共和党人称起诉特朗普意味着“我们现在已进入战争阶段”。</text:p>
      <text:p text:style-name="P4">
英国广播公司（BBC）报道，佐治亚州众议员格林星期五（6月9日）说， <text:a xlink:type="simple" xlink:href="https://www.zaobao.com/realtime/world/story20230610-1402905" text:style-name="Internet_20_link" text:visited-style-name="Visited_20_Internet_20_Link">
 指控特朗普37项罪名</text:a>
的司法部，犯下了“37项选举干涉罪”。</text:p>
      <text:p text:style-name="P4">
特朗普 <text:a xlink:type="simple" xlink:href="https://www.zaobao.com/realtime/world/story20221116-1333684" text:style-name="Internet_20_link" text:visited-style-name="Visited_20_Internet_20_Link">
 去年11月宣布2024年再次竞选总统</text:a>
，尽管案件丑闻缠身，他在共和党的众多竞争对手中始终保持领先。</text:p>
      <text:p text:style-name="P4">
得克萨斯州参议员克鲁兹在个人播客中直斥司法部星期五公布的起诉书，是“垃圾”和“政治追杀”，对特朗普提出的罪名“是对民主的攻击”。</text:p>
      <text:p text:style-name="P4">
亚利桑那州众议员比格斯在推特上写道：“我们已进入战争阶段。我们有仇必报。”</text:p>
      <text:p text:style-name="P4">
不过多次与特朗普唱反调的犹他州参议员罗姆尼在一份措辞严厉的声明中说：“特朗普被起诉是咎由自取，他不仅擅自带走机密文件，而且，尽管他有许多机会可以把文件归还政府，他却一而再地拒绝归还。”</text:p>
      <text:p text:style-name="P4">
美国司法部星期五解封一份针对特朗普的起诉书，指控特朗普在机密文件案中违反国家安全法、串谋妨碍司法公正、向调查人员作出虚假陈述等37项罪名。</text:p>
      <text:p text:style-name="P4">
Source: <text:a xlink:type="simple" xlink:href="https://www.zaobao.com.sg/realtime/world/story20230610-1402921" text:style-name="Internet_20_link" text:visited-style-name="Visited_20_Internet_20_Link">
https://www.zaobao.com.sg/realtime/world/story20230610-1402921</text:a>
</text:p>
      <!--NEWS-->
      <text:h text:style-name="P10" text:outline-level="1">
<text:span text:style-name="T4">
美国检方公布特朗普案起诉书：性质严重</text:span>
</text:h>
      <text:p text:style-name="P4">
Author: None (Language: zh)</text:p>
      <text:p text:style-name="P4">
Publisher: None</text:p>
      <text:p text:style-name="P4">
Time: 2023-06-10T10:12:00Z</text:p>
      <text:p text:style-name="P4">
Description: 美国司法部委任的特朗普私藏机密文件案特别检察官史密斯6月9日公布了针对特朗普的起诉书，总共包含了37项指控，涉及大量国家机密。检方表示，这是触及国家安全的重罪，法院应尽快开庭审理。</text:p>
      <text:p text:style-name="P4">
Videos: []</text:p>
      <text:p text:style-name="P4">
Images: []</text:p>
      <text:p text:style-name="P4">
Subject: 时政风云</text:p>
      <text:p text:style-name="P4">
Subjects: ['特朗普', '美国总统', '国家机密', '公诉', '特别检察官']</text:p>
      <text:p text:style-name="P4">
Keywords: ['意见反馈']</text:p>
      <text:p text:style-name="P4">
ID: 65878432</text:p>
      <!--METADATA-->
      <text:p text:style-name="P4">
<text:a xlink:type="simple" xlink:href="https://www.dw.com/zh/overlay/image/article/65878432/65856220" text:style-name="Internet_20_link" text:visited-style-name="Visited_20_Internet_20_Link">
 </text:a>
</text:p>
      <text:p text:style-name="P4">
即将年满77岁的特朗普，会被判20年监禁吗？</text:p>
      <text:p text:style-name="P4">
（德国之声中文网）特别检察官史密斯(JackSmith)对外界表示，起诉书"显示出特朗普所面临指控的牵涉广泛、性质严重"。他在新闻发布会上强调，法律面前人人平等。他还反驳了特朗普以及部分共和党高层的"此案有政治动机"之说法，指出调查是基于"运用法律、搜集事实"。</text:p>
      <text:p text:style-name="P4">
根据起诉书，现年76岁的美国前总统特朗普 <text:a xlink:type="simple" xlink:href="https://www.dw.com/zh/zh/川普因機密文件案-成首位聯邦政府起訴的美國前總統/a-65864751" text:style-name="Internet_20_link" text:visited-style-name="Visited_20_Internet_20_Link">
 总共面临37项指控 </text:a>
，其中包括：他涉嫌在2021年1月卸任后将有关美国核武器、美国遭受袭击时的薄弱环节的机密文件私藏在自己的住所。除了核武器机密文件，私藏的文件还来自中央情报局、美国国家安全局。此外，特朗普还被指控参与串谋妨碍司法公正。</text:p>
      <text:p text:style-name="P4">
按照目前计划，特朗普将在6月13日在迈阿密的一间联邦法院出庭。6月14日，他将度过自己的77岁生日。</text:p>
      <text:p text:style-name="P4">
</text:p>
      <text:p text:style-name="P4">
特别检察官史密斯</text:p>
      <text:p text:style-name="P4">
<text:span text:style-name="T4">
卧室和厕所里的国家机密文件</text:span>
</text:p>
      <text:p text:style-name="P4">
去年8月，美国联邦调查局搜查了位于佛罗里达州的特朗普私人住所"海湖庄园"，并收缴了大量机密文件，其中不少还标注为"最高机密"。现在公布的起诉书中写道："特朗普将装载机密文件的纸箱摆放在不同地方，其中包括舞厅、浴室、淋浴房、书房、卧室、储藏间。"起诉书还附带了多张照片佐证这些存放地点。检方还指控说，至少在两起案件中，特朗普曾经将机密文件展示给他人。</text:p>
      <text:p text:style-name="P4">
根据美国法律，总统任职期间的通信应当存档以供后人调阅，针对机密文件也有非常严格的规定。如果触犯这些法律条款，将会面临长期监禁。具体到特朗普的案例中，最高刑期可达20年。</text:p>
      <text:p text:style-name="P4">
</text:p>
      <text:p text:style-name="P4">
摆放在特朗普私人住所卫生间里的国家机密文件</text:p>
      <text:p text:style-name="P4">
起诉书公布后，特朗普本人则对特别检察官史密斯进行了猛烈抨击，将后者"精神错乱的神经病"、"仇恨特朗普者"。特朗普已经多次宣称自己无罪。</text:p>
      <text:p text:style-name="P4">
除了这桩私藏国家机密案， <text:a xlink:type="simple" xlink:href="https://www.dw.com/zh/zh/川普性侵作家案法院判賠500萬美元/a-65569216" text:style-name="Internet_20_link" text:visited-style-name="Visited_20_Internet_20_Link">
 特朗普还面临多项其他指控</text:a>
。今年4月，他在涉嫌向色情女星丹尼尔斯(StormyDaniels)支付封口费一案中坚称自己无罪。2021年1月国会上冲击案中，特朗普也因其扮演的角色正接受司法调查。此外，还有若干起针对其经营企业的诈骗调查。</text:p>
      <text:p text:style-name="P4">
不过，近期民调显示， <text:a xlink:type="simple" xlink:href="https://www.dw.com/zh/zh/特朗普支持率不降反升-被控34项罪究竟指什么/a-65237884" text:style-name="Internet_20_link" text:visited-style-name="Visited_20_Internet_20_Link">
 特朗普官司缠身似乎并没有影响共和党选民对其的支持度 </text:a>
 。他已经宣布要再次竞逐美国总统宝座，力争在2024年把拜登拉下马。</text:p>
      <text:p text:style-name="P4">
（路透社、法新社、德新社）</text:p>
      <text:h text:style-name="P12" text:outline-level="3">
<text:span text:style-name="T4">
特朗普遭到起诉意味着什么？</text:span>
</text:h>
      <text:p text:style-name="P4">
Source: <text:a xlink:type="simple" xlink:href="https://www.dw.com/zh/美国检方公布特朗普案起诉书：性质严重/a-65878432" text:style-name="Internet_20_link" text:visited-style-name="Visited_20_Internet_20_Link">
https://www.dw.com/zh/美国检方公布特朗普案起诉书：性质严重/a-65878432?maca=chi-rss-chi-all-1127-rdf</text:a>
</text:p>
      <!--NEWS-->
      <text:h text:style-name="P10" text:outline-level="1">
<text:span text:style-name="T4">
特朗普再遭刑事检控：被控37宗罪，他会因此入狱吗？</text:span>
</text:h>
      <text:p text:style-name="P4">
Author: https://www.facebook.com/bbcworldservice/</text:p>
      <text:p text:style-name="P4">
Publisher: BBC News 中文</text:p>
      <text:p text:style-name="P4">
Published Time: 2023-06-10T10:21:06.000Z</text:p>
      <text:p text:style-name="P4">
Modified Time: 2023-06-10T10:21:06.000Z</text:p>
      <text:p text:style-name="P4">
Description: 法律专家指，对2024年再次竞选总统的特朗普来说，一旦罪成他可能要入狱一段长时间。</text:p>
      <text:p text:style-name="P4">
Images: ["<text:a xlink:type="simple" xlink:href="https://ichef.bbci.co.uk/news/640/cpsprodpb/10F80/production/_130040596_gettyimages-1495224129.jpg" text:style-name="Internet_20_link" text:visited-style-name="Visited_20_Internet_20_Link">
_130040596_ge...</text:a>
"]</text:p>
      <text:p text:style-name="P4">
Videos: ["<text:a xlink:type="simple" xlink:href="https://www.bbc.com/ws/av-embeds/cps/zhongwen/simp/world-65865840/p0fb5sg2/zh-hans" text:style-name="Internet_20_link" text:visited-style-name="Visited_20_Internet_20_Link">
zh-hans</text:a>
", "<text:a xlink:type="simple" xlink:href="https://www.bbc.com/ws/av-embeds/cps/zhongwen/simp/world-65865840/p0fdzvmv/zh-hans" text:style-name="Internet_20_link" text:visited-style-name="Visited_20_Internet_20_Link">
zh-hans</text:a>
"]</text:p>
      <text:p text:style-name="P4">
Tags: ['政治', '唐纳德·特朗普', '美国', '法律']</text:p>
      <text:p text:style-name="P4">
Type: Article</text:p>
      <!--METADATA-->
      <text:h text:style-name="P12" text:outline-level="3">
<text:span text:style-name="T4">
特朗普再遭刑事检控：被控37宗罪，他会因此入狱吗？</text:span>
</text:h>
      <ul>
        <li>
小伯恩德·德布斯曼（Bernd Debusmann Jr）   * BBC记者 发自华盛顿</li>
      </ul>
      <text:p text:style-name="P4">
2023年6月10日上午10点21分<draw:frame draw:style-name="fr1" draw:name="Image83" text:anchor-type="as-char" svg:width="6.9236in" svg:height="3.894525in" draw:z-index="0">
<draw:image xlink:href="../Images/BBC Chinese/2023-06-10T10-21-06.000Z/_130040596_gettyimages-1495224129.jpg" xlink:type="simple" xlink:show="embed" xlink:actuate="onLoad" draw:mime-type="image/jpeg"/>
</draw:frame>
</text:p>
      <text:p text:style-name="P4">
图像来源，  Getty Images</text:p>
      <text:p text:style-name="P4">
图像加注文字，</text:p>
      <text:p text:style-name="P4">
美国前总统特朗普表示自己是无辜的。</text:p>
      <text:p text:style-name="P4">
<text:span text:style-name="T4">
美国前总统特朗普两个月内第二次遭刑事检控。</text:span>
</text:p>
      <text:p text:style-name="P4">
这一次关乎他离开白宫后的机密文件处理。去年，美国联邦调查局搜查他位于佛罗里达州的私人别墅海湖庄园（Mar-a-Lago），查获数千份文件，包括约100份机密文件。</text:p>
      <text:p text:style-name="P4">
根据周五公开的起诉书，他被控37项罪名，指他把有关美国军事和核计划等高度敏感文件藏在别墅内，置于舞厅、浴室甚至淋浴间。</text:p>
      <text:p text:style-name="P4">
法律专家指，对2024年再次竞选总统的特朗普来说，一旦罪成他可能要入狱一段长时间。</text:p>
      <text:p text:style-name="P4">
特朗普一再否认有不法行为，并说他“从未想过这种事情会发生在美国前总统身上”。</text:p>
      <text:p text:style-name="P4">
<text:a xlink:type="simple" xlink:href="https://www.bbc.com/zhongwen/simp/world-63658483" text:style-name="Internet_20_link" text:visited-style-name="Visited_20_Internet_20_Link">
 特朗普宣布再次竞选美国总统：曾投票给他的选民是否仍会支持？ </text:a>
  * <text:a xlink:type="simple" xlink:href="https://www.bbc.com/zhongwen/simp/world-65135322" text:style-name="Internet_20_link" text:visited-style-name="Visited_20_Internet_20_Link">
 特朗普因“封口费”事件遭刑事起诉成美国政坛首例，这将如何影响2024总统大选？ </text:a>
  * <text:a xlink:type="simple" xlink:href="https://www.bbc.com/zhongwen/simp/world-65184982" text:style-name="Internet_20_link" text:visited-style-name="Visited_20_Internet_20_Link">
 特朗普受审：起诉美国前总统的34宗重罪揭露了什么？ </text:a>
  * <text:a xlink:type="simple" xlink:href="https://www.bbc.com/zhongwen/simp/world-63116371" text:style-name="Internet_20_link" text:visited-style-name="Visited_20_Internet_20_Link">
 美国普利策奖得主出版新书 揭秘前总统特朗普的八件事 </text:a>
  * <text:a xlink:type="simple" xlink:href="https://www.bbc.com/zhongwen/simp/world-64084437" text:style-name="Internet_20_link" text:visited-style-name="Visited_20_Internet_20_Link">
 美国国会骚乱调查报告的六大重点 </text:a>
  * <text:a xlink:type="simple" xlink:href="https://www.bbc.com/zhongwen/simp/world-62477249" text:style-name="Internet_20_link" text:visited-style-name="Visited_20_Internet_20_Link">
 特朗普称联邦调查局突击搜查海湖庄园 </text:a>
</text:p>
      <text:p text:style-name="P4">
</text:p>
      <text:h text:style-name="P12" text:outline-level="3">
<text:span text:style-name="T4">
机密文件有什麽？</text:span>
</text:h>
      <text:p text:style-name="P4">
</text:p>
      <text:p text:style-name="P4">
图像来源，  DoJ</text:p>
      <text:p text:style-name="P4">
图像加注文字，</text:p>
      <text:p text:style-name="P4">
根据周五公开的起诉书，他被控37项罪名，指他把有关美国军事和核计划等高度敏感文件藏在私人别墅海湖庄园（Mar-a-Lago）内，置于舞厅、浴室甚至淋浴间。</text:p>
      <text:p text:style-name="P4">
BBC记者裘德·希林（Jude Sheerin）、丽贝卡·西尔斯（RebeccaSeales）从华盛顿报道说，49页的起诉书指出，特朗普存放在箱子里的机密文件包含以下资料：</text:p>
      <ul>
        <li>
美国的核计划   * 美国和外国的国防和武器能力   * 美国及其盟国在军事攻击方面的潜在弱点   * 应对外国袭击的报复计划</li>
      </ul>
      <text:p text:style-name="P4">
检察官说特朗普卸任时，把大约300份机密文件运送到其私人别墅海湖庄园，那里也是一个大型私人会员俱乐部。数万名会员及宾客曾到庄园出席活动，包括在发现文件的一个宴会厅。</text:p>
      <text:p text:style-name="P4">
检察官说，特朗普试图阻挠联邦调查局的调查，他曾建议律师“隐藏或销毁”这些文件，或告诉调查人员他并没有这些文件。</text:p>
      <text:p text:style-name="P4">
根据起诉书，特朗普对他的一位律师说：“如果我们直接告诉他们我们这里什么都没有不是更好吗？”</text:p>
      <text:p text:style-name="P4">
特朗普预料将于下周二、77岁生日前一天首次就该案在佛罗里达州迈阿密出庭应讯。</text:p>
      <text:p text:style-name="P4">
</text:p>
      <text:h text:style-name="P12" text:outline-level="3">
<text:span text:style-name="T4">
一经定罪，特朗普会否入狱？</text:span>
</text:h>
      <text:p text:style-name="P4">
</text:p>
      <text:p text:style-name="P4">
图像来源，  DoJ</text:p>
      <text:p text:style-name="P4">
图像加注文字，</text:p>
      <text:p text:style-name="P4">
海湖庄园（Mar-a-Lago）的浴室里堆放着成箱的文件。</text:p>
      <text:p text:style-name="P4">
法庭文件显示，特朗普被控37项刑事罪行，包括未经授权拥有机密材料，妨碍司法，以及向执法部门作虚假陈述。</text:p>
      <text:p text:style-name="P4">
这些指控包括根据《间谍法》故意保留国防信息的31项罪名。</text:p>
      <text:p text:style-name="P4">
起诉书指，这些控罪的最高刑期为10年。</text:p>
      <text:p text:style-name="P4">
其他四项罪名涉及共谋和扣留或隐瞒文件，每项罪名最高刑期为20年。</text:p>
      <text:p text:style-name="P4">
最后两项罪名，即计划隐瞒以及虚假陈述和表述，每项罪名刑期为5年。</text:p>
      <text:p text:style-name="P4">
“这些指控极其严重，”弗吉尼亚州里士满大学（University of Richmond）法律教授卡尔·托拜厄斯（CarlTobias）说。“文件里有令人难以置信的大量细节，其中大部分是非常有害的。”</text:p>
      <text:p text:style-name="P4">
他补充说，关于对敏感国家安全资料处理不当，这些细节和“非常令人不安”的的指控构成了“对政府有力的证据”。</text:p>
      <text:p text:style-name="P4">
他说：“当然，这一切都必须得到证实，但（起诉书中）有很多资料对我来说是有说服力的，对陪审团来说也很有可能是。显然，对大陪审团来说已经是这样了。”</text:p>
      <text:h text:style-name="P12" text:outline-level="3">
<text:span text:style-name="T4">
特朗普何时会被捕？</text:span>
</text:h>
      <text:p text:style-name="P4">
</text:p>
      <text:p text:style-name="P4">
图像来源，  Getty Images</text:p>
      <text:p text:style-name="P4">
图像加注文字，</text:p>
      <text:p text:style-name="P4">
2022 年，联邦调查局在特朗普的海湖庄园进行搜查时查获了上千份文件。</text:p>
      <text:p text:style-name="P4">
特朗普在其社交媒体平台Truth Social上说，他已被要求于6月13日星期二在迈阿密一个联邦法院出庭。</text:p>
      <text:p text:style-name="P4">
一名执法官员告诉BBC的美国合作伙伴CBS新闻，美国特勤局周五已会见这位前总统的工作人员和安排给他的特勤人员。</text:p>
      <text:p text:style-name="P4">
周五的消息证实，特朗普将在出庭前一晚前往迈阿密。</text:p>
      <text:h text:style-name="P12" text:outline-level="3">
<text:span text:style-name="T4">
他是否会被锁上手铐和按上指纹？</text:span>
</text:h>
      <text:p text:style-name="P4">
在起诉消息传出之前，法律教授托拜厄斯告诉BBC，特朗普这次被捕的形式，可能类似于4月份那次，当时他被指伪造商业记录，向成人电影女星丹尼尔斯（StormyDaniels）支付封口费遭刑事起诉。</text:p>
      <text:p text:style-name="P4">
特朗普4月赴纽约自首并出庭否认控罪。他按了指纹，但没有被锁上手铐，也没有拍下嫌犯大头照。</text:p>
      <text:p text:style-name="P4">
托拜厄斯教授认为，这次特朗普也不太可能被锁上手铐或拍大头照。</text:p>
      <text:p text:style-name="P4">
他说：“我认为这不太可能，因为有前总统的地位，而且他逃亡的风险很小。他会出现去谈判或抗辩......但我认为他们不需要用到这类程序。”</text:p>
      <text:p text:style-name="P4">
一旦特朗普的逮捕文件完成，他将被视为被捕和被拘留。文件处理好後，他就会被提审，意味着他会在法庭上听取控罪并答辩。</text:p>
      <text:h text:style-name="P12" text:outline-level="3">
<text:span text:style-name="T4">
案情是怎么回事？</text:span>
</text:h>
      <text:p text:style-name="P4">
</text:p>
      <text:p text:style-name="P4">
图像来源，  Reuters</text:p>
      <text:p text:style-name="P4">
图像加注文字，</text:p>
      <text:p text:style-name="P4">
特朗普4月曾赴纽约自首并出庭否认控罪。他按了指纹，但没有被锁上手铐，也没有拍下嫌犯大头照。</text:p>
      <text:p text:style-name="P4">
特朗普2021年1月离任时应交出所有总统文件，这些记录被视为联邦财产。</text:p>
      <text:p text:style-name="P4">
包括前总统在内的联邦官员，在未经授权地点拿走或保留机密文件是非法的。</text:p>
      <text:p text:style-name="P4">
但就在特朗普离开白宫数月后，美国国家档案局发现一些文件失踪。</text:p>
      <text:p text:style-name="P4">
其中包括特朗普与朝鲜领导人金正恩的通信，以及前总统奥巴马卸任时留给特朗普的一封信。</text:p>
      <text:p text:style-name="P4">
当局要求提供这些记录，特朗普交出了其中一些。</text:p>
      <text:p text:style-name="P4">
2022年8月，联邦调查局搜查特朗普的私人别墅海湖庄园，查获11,000份文件，部分是机密或最高机密文件，还有一些标有“TS/SCI”，即可能对美国国家安全造成“特别严重”损害的资料。</text:p>
      <text:p text:style-name="P4">
其他物品包括一个照片夹、一张手写纸条、关于法国总统的不明信息，以及特朗普老友及顾问罗杰·斯通写的特赦申请信。</text:p>
      <text:p text:style-name="P4">
检察官认为，特朗普在知情下保留了其中一些文件，并竭力阻碍调查和阻止文件被取回。</text:p>
      <text:h text:style-name="P12" text:outline-level="3">
<text:span text:style-name="T4">
特朗普有什么回应？</text:span>
</text:h>
      <text:p text:style-name="P4">
特朗普对起诉书作出愤怒的回应，称这是出于政治动机的“骗局”。他还称自己“没有什么可隐瞒”，并已经“公开地”提供了相关文件。</text:p>
      <text:p text:style-name="P4">
在一系列Truth Social帖子及一段影片中，特朗普反复说自己无辜，并说起诉书是2024年大选前针对他的“政治战”。</text:p>
      <text:p text:style-name="P4">
他用各种论据辩护自己处理文件的方式，包括指他在文件被发现之前，就解密了档案。</text:p>
      <text:p text:style-name="P4">
尽管过去也有总统直接解密文件，但没证据显示特朗普曾这样做，或遵循任何现有程序。</text:p>
      <text:p text:style-name="P4">
特朗普还称，部分文件是个人档案，受到行政特权保护，卸任时不用移交给国家档案馆。这正是本案的前提。</text:p>
      <text:p text:style-name="P4">
他说：“没有人说不准我看我从白宫带来的个人文件，这没有什么错。”</text:p>
      <text:p text:style-name="P4">
法律专家很大程度上否定了这一论点。</text:p>
      <text:p text:style-name="P4">
乔治敦大学法律中心（Georgetown University Law Center）教授大卫·斯佩尔（DavidSuper）对BBC表示，特朗普的律师可能会辩称，这位前总统只是个“非常糟糕的档案员”。</text:p>
      <text:p text:style-name="P4">
此案的关键之一可能是一段录音，据称特朗普在录音中说他有意保留文件，并承认他解密文件的能力有限。</text:p>
      <text:p text:style-name="P4">
斯佩尔教授指如果录音属实，“这几乎让他沉沦，因为这表明他知道他在公开场合说的那些话不是真的”。</text:p>
      <text:h text:style-name="P12" text:outline-level="3">
<text:span text:style-name="T4">
刑事检控案会影响特朗普选总统吗？</text:span>
</text:h>
      <text:p text:style-name="P4">
<text:a xlink:type="simple" xlink:href="https://www.bbc.com/ws/av-embeds/cps/zhongwen/simp/world-65865840/p0fb5sg2/zh-hans" text:style-name="Internet_20_link" text:visited-style-name="Visited_20_Internet_20_Link">
 Video-1-Link：/ws/av-embeds/cps/zhongwen/simp/world-65865840/p0fb5sg2/zh-hans</text:a>
 <text:span text:style-name="T4">
你的器材不支持播放多媒体材料</text:span>
视频加注文字，</text:p>
      <text:p text:style-name="P4">
特朗普、成人片女星和“封口费”：丹尼尔斯案是怎么回事</text:p>
      <text:p text:style-name="P4">
根据美国法律，即使被刑事起诉也可以竞选公职。</text:p>
      <text:p text:style-name="P4">
卡尔·托比亚斯说：“如果他被起诉和定罪，在政治上肯定是个问题。人们可能会三思是否要投票给他，但我不认为这一定会阻止他参选。”</text:p>
      <text:p text:style-name="P4">
过去至少有两人在竞选总统时有犯罪记录。1920年，左翼候选人尤金·德布斯（EugeneDebs）因在1918年的反战演讲被判违反《间谍法》，但他仍参与总统竞选。</text:p>
      <text:p text:style-name="P4">
以阴谋论吸引支持者的林登·拉罗奇（LyndonLaRouche）在1988年欺诈罪成，他曾多次参选总统，其中一次参选是在1992年，当时他在明尼苏达州的一个联邦监狱里。</text:p>
      <text:p text:style-name="P4">
两人都在选举中落败。</text:p>
      <text:p text:style-name="P4">
<text:a xlink:type="simple" xlink:href="https://www.bbc.com/ws/av-embeds/cps/zhongwen/simp/world-65865840/p0fdzvmv/zh-hans" text:style-name="Internet_20_link" text:visited-style-name="Visited_20_Internet_20_Link">
 Video-2-Link：/ws/av-embeds/cps/zhongwen/simp/world-65865840/p0fdzvmv/zh-hans</text:a>
 <text:span text:style-name="T4">
你的器材不支持播放多媒体材料</text:span>
视频加注文字，</text:p>
      <text:p text:style-name="P4">
美国前总统唐纳德·特朗普（Donald Trump）在曼哈顿的法庭听证会上，被起诉34项伪造商业纪录的重罪，特朗普否认所有控罪。</text:p>
      <text:p text:style-name="P4">
Source: <text:a xlink:type="simple" xlink:href="https://www.bbc.com/zhongwen/simp/world-65865840" text:style-name="Internet_20_link" text:visited-style-name="Visited_20_Internet_20_Link">
https://www.bbc.com/zhongwen/simp/world-65865840</text:a>
</text:p>
      <!--NEWS-->
      <text:h text:style-name="P10" text:outline-level="1">
<text:span text:style-name="T4">
负责调查中国据称干涉加拿大内政的特别报告员宣布辞职</text:span>
</text:h>
      <text:p text:style-name="P4">
Author: chinese@voanews.com (美国之音)</text:p>
      <text:p text:style-name="P4">
Publisher: 美国之音中文网 (Type: NewsMediaOrganization)</text:p>
      <text:p text:style-name="P4">
Published Time: 2023-06-10T10:23:09+08:00</text:p>
      <text:p text:style-name="P4">
Modified Time: 2023-06-10 02:23:09Z</text:p>
      <text:p text:style-name="P4">
Description: 加拿大总理贾斯汀·特鲁多任命的调查中国据称干涉加拿大选举的特别报告员大卫·约翰斯顿星期五(6月9日)表示将辞去职务，原因是他的任命和工作受到了普遍反对。</text:p>
      <text:p text:style-name="P4">
Videos: []</text:p>
      <text:p text:style-name="P4">
Images: []</text:p>
      <text:p text:style-name="P4">
Categories: ['美洲', '中国']</text:p>
      <text:p text:style-name="P4">
Type: None</text:p>
      <!--METADATA-->
      <text:p text:style-name="P4">
NoneNone</text:p>
      <text:p text:style-name="P4">
Source: <text:a xlink:type="simple" xlink:href="https://www.voachinese.com/a/canada-investigator-probing-alleged-election-meddling-by-china-to-quit-20230609/7131308.html" text:style-name="Internet_20_link" text:visited-style-name="Visited_20_Internet_20_Link">
https://www.voachinese.com/a/canada-investigator-probing-alleged-election-meddling-by-china-to-quit-20230609/7131308.html</text:a>
</text:p>
      <!--NEWS-->
      <text:h text:style-name="P10" text:outline-level="1">
<text:span text:style-name="T4">
苏丹冲突：为期24小时的新休战生效  南科尔多凡州的实地发展预示着冲突扩大</text:span>
</text:h>
      <text:p text:style-name="P4">
Author: 半岛电视台＋通讯社</text:p>
      <text:p text:style-name="P4">
Publisher: Al Jazeera</text:p>
      <text:p text:style-name="P4">
Published Time: 2023-06-10T10:24:09</text:p>
      <text:p text:style-name="P4">
Modified Time: 2023-06-10T10:24:09</text:p>
      <text:p text:style-name="P4">
Description: 苏丹当地时间10日早上6点，由沙特外交部宣布的苏丹交火双方在苏丹全境停火24小时的协议开始生效。</text:p>
      <text:p text:style-name="P4">
Images: ["<text:a xlink:type="simple" xlink:href="https://chinese.aljazeera.net/wp-content/uploads/2023/06/image-138-1686391559.jpg" text:style-name="Internet_20_link" text:visited-style-name="Visited_20_Internet_20_Link">
image-138-168...</text:a>
", "<text:a xlink:type="simple" xlink:href="https://chinese.aljazeera.net/wp-content/uploads/2023/06/image-1686392224.jpg" text:style-name="Internet_20_link" text:visited-style-name="Visited_20_Internet_20_Link">
image-1686392...</text:a>
", "<text:a xlink:type="simple" xlink:href="https://chinese.aljazeera.net/wp-content/uploads/2023/06/image-1-1686392302.jpg" text:style-name="Internet_20_link" text:visited-style-name="Visited_20_Internet_20_Link">
image-1-16863...</text:a>
"]</text:p>
      <text:p text:style-name="P4">
Topics: ['军事', '政治', '新闻']</text:p>
      <text:p text:style-name="P4">
Keywords: ['军事', '政治', '新闻', '世界', '苏丹', '非洲']</text:p>
      <text:p text:style-name="P4">
Type: Article</text:p>
      <!--METADATA-->
      <text:p text:style-name="P4">
<draw:frame draw:style-name="fr1" draw:name="Image92" text:anchor-type="as-char" svg:width="6.9236in" svg:height="4.609563in" draw:z-index="0">
<draw:image xlink:href="../Images/Aljazeera Chinese/2023-06-10T10-24-09/image-138-1686391559.jpg" xlink:type="simple" xlink:show="embed" xlink:actuate="onLoad" draw:mime-type="image/jpeg"/>
</draw:frame>
 苏丹爆发冲突 (通讯社)</text:p>
      <text:p text:style-name="P4">
苏丹当地时间10日早上6点（格林威治标准时间10日凌晨4时），由沙特外交部宣布的苏丹交火双方在苏丹全境停火24小时的协议开始生效。与此同时，在由阿卜杜勒-阿齐兹·希卢领导的“苏丹人民解放运动（北方局）”袭击军方阵地并俘虏士兵之后，发生在南科尔多凡州的这些实地事态发展预示着冲突范围的扩大。</text:p>
      <text:p text:style-name="P4">
根据沙特-美国调解机构的一份声明，新的协议旨在“使人道主义援助进入有需要的地区，并打破当前的暴力状态，帮助加强双方之间建立信任的措施，从而允许重启吉达谈判。”</text:p>
      <text:p text:style-name="P4">
苏丹军方表示同意停战，“鉴于我们的人民因当前的行动而在人道主义层面遭受的苦难”，并且强调，军方保留“处理叛乱分子可能在此期间犯下的任何违规行为”的权利。</text:p>
      <text:p text:style-name="P4">
快速支援部队也承诺“完全”遵守停火协议，“以服务于休战目的”，并且希望军方履行其承诺，“不要阻挠旨在减轻公民苦难的人道主义援助努力”。</text:p>
      <text:p text:style-name="P4">
自今年4月15日苏丹爆发冲突以来，冲突双方多次达成停火协议，但都很快就被打破。</text:p>
      <text:p text:style-name="P4">
与此同时，美国国务卿安东尼·布林肯宣布启动远程监控平台，以跟踪由美国支持的苏丹冲突观察站。布林肯在一条推文中指出，该观察站的作用是发布有关违反国际人道主义法及其他法规的行为，他还补充称，现在是时候结束摧毁苏丹人民的“暴力循环”了。</text:p>
      <text:p text:style-name="P4">
在新停火协议开始生产的几个小时之前，苏丹军方与快速支援部队之间的战斗9日仍在喀土穆南部和东部地区持续。半岛电视台记者报道称，当地发生了剧烈的爆炸，同时还有隶属军方的空军飞机盘旋在首都喀土穆以东空中。</text:p>
      <text:p text:style-name="P4">
<draw:frame draw:style-name="fr1" draw:name="Image93" text:anchor-type="as-char" svg:width="6.9236in" svg:height="3.891902in" draw:z-index="0">
<draw:image xlink:href="../Images/Aljazeera Chinese/2023-06-10T10-24-09/image-1686392224.jpg" xlink:type="simple" xlink:show="embed" xlink:actuate="onLoad" draw:mime-type="image/jpeg"/>
</draw:frame>
 沙特的调解 (通讯社)</text:p>
      <text:h text:style-name="P13" text:outline-level="4">
<text:span text:style-name="T4">
南科尔多凡州的事态发展</text:span>
</text:h>
      <text:p text:style-name="P4">
一项预示着战斗区域扩大的事态发展是，紧张局势已向南科尔多凡州转移——两名知情人士告诉半岛电视台记者，自周三以来，“苏丹人民解放运动（北方局）”的部队已经占领了4个地点，尽管达成的停火协议也包括该地区在内。</text:p>
      <text:p text:style-name="P4">
苏丹政府的一名消息人士告诉半岛电视台记者，由希卢领导的“苏丹人民解放运动（北方局）”已将其部队从从南科尔多凡州的巴拉姆地区，调动至距离该州首府卡杜格利近40公里的地点，并且在4个地区袭击了苏丹军方，即达鲁卡、卡鲁洛、阿希米尔、乌姆希阿兰。</text:p>
      <text:p text:style-name="P4">
苏人解（北方局）的部队缴获了一些军事装备，并且俘虏了军方人员。</text:p>
      <text:p text:style-name="P4">
这位政府消息人士补充称，苏人解（北方局）为其发动广泛袭击而提供的理由是，它的一名成员在一个部落局势紧张的地区遇害。</text:p>
      <text:p text:style-name="P4">
消息人士指出，这起事件不属于军方的责任范围，其反应与该国在当前经历的紧张局势也并不相称，尤其是鉴于苏丹政府和苏人解之间自12月革命爆发以来便已达成停火协议。</text:p>
      <text:p text:style-name="P4">
与此同时，当地消息人士向半岛电视台记者透露，卡杜格利市局势平静，直到现在还没有出现军事升级的迹象。</text:p>
      <text:p text:style-name="P4">
而在西达尔富尔州，半岛电视台记者报道称，该州首府朱奈纳市升起浓烟。记者强调，边境地区的乍得城市阿德雷的居民也在这场冲突期间听到了断断续续的重型炮声，并且伴有通讯中断。</text:p>
      <text:p text:style-name="P4">
值得注意的是，自苏丹军队与快速支援部队爆发战斗以来，西达尔富尔州的部落冲突加剧，而发生在朱奈纳的冲突已经造成数以百计的人员死亡。</text:p>
      <text:p text:style-name="P4">
<draw:frame draw:style-name="fr1" draw:name="Image94" text:anchor-type="as-char" svg:width="6.9236in" svg:height="3.887431in" draw:z-index="0">
<draw:image xlink:href="../Images/Aljazeera Chinese/2023-06-10T10-24-09/image-1-1686392302.jpg" xlink:type="simple" xlink:show="embed" xlink:actuate="onLoad" draw:mime-type="image/jpeg"/>
</draw:frame>
 苏丹 (通讯社)</text:p>
      <text:h text:style-name="P13" text:outline-level="4">
<text:span text:style-name="T4">
联合国的拒绝</text:span>
</text:h>
      <text:p text:style-name="P4">
在相关的事态发展中，联合国秘书长发言人斯蒂芬·杜加里克宣称，苏丹政府将国际组织特使宣布为“不受欢迎的人”，此举“违背”了联合国的原则并且“无法适用”，他还指出，这位特使——德国人佩尔特斯，仍然未被取代。</text:p>
      <text:p text:style-name="P4">
杜加里克表示，“佩尔特斯现在未被取代，联合国秘书长安东尼奥·古特雷斯的立场仍然和他上周在安理会表达的一样”——古特雷斯在当时反复表示“绝对信任”其驻苏丹特使。</text:p>
      <text:p text:style-name="P4">
杜加里克补充称，“秘书长指出，不受欢迎的人原则不适用于联合国工作人员，使用这一原则违背了《联合国宪章》规定的国家义务。”</text:p>
      <text:p text:style-name="P4">
苏丹外交部在早些时候宣布，其政府已经通知联合国秘书长，其苏丹特使佩尔特斯被列为“不受欢迎的人”。</text:p>
      <text:p text:style-name="P4">
此前，苏丹军方总司令布尔汉于今年5月底要求古特雷斯撤换佩尔特斯，理由是认为后者助长了苏丹当前的冲突。</text:p>
      <text:p text:style-name="P4">
Source: <text:a xlink:type="simple" xlink:href="https://chinese.aljazeera.net/news/military/2023/6/10/%e8%8b%8f%e4%b8%b9%e5%86%b2%e7%aa%81%e4%b8%ba%e6%9c%9f24%e5%b0%8f%e6%97%b6%e7%9a%84%e6%96%b0%e4%bc%91%e6%88%98%e7%94%9f%e6%95%88" text:style-name="Internet_20_link" text:visited-style-name="Visited_20_Internet_20_Link">
https://chinese.aljazeera.net/news/military/2023/6/10/%e8%8b%8f%e4%b8%b9%e5%86%b2%e7%aa%81%e4%b8%ba%e6%9c%9f24%e5%b0%8f%e6%97%b6%e7%9a%84%e6%96%b0%e4%bc%91%e6%88%98%e7%94%9f%e6%95%88</text:a>
</text:p>
      <!--NEWS-->
      <text:h text:style-name="P10" text:outline-level="1">
<text:span text:style-name="T4">
乌克兰敖德萨遭无人机攻击 击落残骸酿火灾3死</text:span>
</text:h>
      <text:p text:style-name="P4">
Publisher: 法新社</text:p>
      <text:p text:style-name="P4">
Published Time: 2023-06-10T10:32:07+00:00</text:p>
      <text:p text:style-name="P4">
Modified Time: 2023-06-10T10:20:05+00:00</text:p>
      <text:p text:style-name="P4">
Description: （法新社基辅10日电） 乌克兰地方官员表示，一架敌方无人机在南部敖得萨（Odesa）地区被射下后，残骸引发火势，今天清晨造成3人不幸身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10T10-32-07-00-00/000000.png" xlink:type="simple" xlink:show="embed" xlink:actuate="onLoad" draw:mime-type="image/png"/>
</draw:frame>
</text:p>
      <text:p text:style-name="P4">
地方当局在社群媒体发布声明指出，「敌人晚间以攻击性无人机对敖得萨州发动攻击」。敌人指俄罗斯。</text:p>
      <text:p text:style-name="P4">
声明称，乌克兰防空部队摧毁了所有无人飞行载具（UAV），但掉落的残骸击中了一栋高楼民宅，引发火灾。</text:p>
      <text:p text:style-name="P4">
「不幸的是，一般民众出现了伤亡。」官员称有3人死亡，另有26人受伤，伤者包括3名孩童。</text:p>
      <text:p text:style-name="P4">
乌克兰南部指挥官另表示，火势已被扑灭，但附近有多栋公寓建筑受损。</text:p>
      <text:p text:style-name="P4">
Source: <text:a xlink:type="simple" xlink:href="https://www.rfi.fr/cn/%E5%9B%BD%E9%99%85%E6%8A%A5%E9%81%93/20230610-%E4%B9%8C%E5%85%8B%E5%85%B0%E6%95%96%E5%BE%B7%E8%90%A8%E9%81%AD%E6%97%A0%E4%BA%BA%E6%9C%BA%E6%94%BB%E5%87%BB-%E5%87%BB%E8%90%BD%E6%AE%8B%E9%AA%B8%E9%85%BF%E7%81%AB%E7%81%BE3%E6%AD%BB" text:style-name="Internet_20_link" text:visited-style-name="Visited_20_Internet_20_Link">
https://www.rfi.fr/cn/%E5%9B%BD%E9%99%85%E6%8A%A5%E9%81%93/20230610-%E4%B9%8C%E5%85%8B%E5%85%B0%E6%95%96%E5%BE%B7%E8%90%A8%E9%81%AD%E6%97%A0%E4%BA%BA%E6%9C%BA%E6%94%BB%E5%87%BB-%E5%87%BB%E8%90%BD%E6%AE%8B%E9%AA%B8%E9%85%BF%E7%81%AB%E7%81%BE3%E6%AD%BB</text:a>
</text:p>
      <!--NEWS-->
      <text:h text:style-name="P10" text:outline-level="1">
<text:span text:style-name="T4">
法国安锡持刀攻击案 凶嫌依杀人未遂罪起诉</text:span>
</text:h>
      <text:p text:style-name="P4">
Publisher: 法新社</text:p>
      <text:p text:style-name="P4">
Published Time: 2023-06-10T10:32:09+00:00</text:p>
      <text:p text:style-name="P4">
Modified Time: 2023-06-10T15:05:02+00:00</text:p>
      <text:p text:style-name="P4">
Description: （法新社法国安锡10日电） 法国检方今天表示，8日在阿尔卑斯山山麓小镇安锡（Annecy）持刀刺伤6人的叙利亚难民男子已被依杀人未遂罪起诉，包括4名儿童在内的住院伤者也已经全数脱离生命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10T10-32-09-00-00/000000.png" xlink:type="simple" xlink:show="embed" xlink:actuate="onLoad" draw:mime-type="image/png"/>
</draw:frame>
</text:p>
      <text:p text:style-name="P4">
检察官波内-马提斯（Line Bonnet-Mathis）在记者会上表示，凶嫌阿布达马希．H.（AbdalmasihH.）在遭警方拘留48小时期间及在本案预审法官面前，都表现「不愿意发言」。</text:p>
      <text:p text:style-name="P4">
检察官指出，凶嫌经过精神科医师2度评估后，认为他「可接受警方拘留」，且没有妄想症问题；但现阶段要确认或排除他是否有其他精神疾病尚嫌太早。</text:p>
      <text:p text:style-name="P4">
这起攻击事件发生在风景如画的热门观光湖滨小镇安锡，嫌犯在一座公园游乐场内突然持刀攻击，造成6人受伤。其中4名年龄介于22个月至3岁的伤者初步情况危急送医，另2名成年伤者则一重伤一轻伤。</text:p>
      <text:p text:style-name="P4">
Source: <text:a xlink:type="simple" xlink:href="https://www.rfi.fr/cn/%E5%9B%BD%E9%99%85%E6%8A%A5%E9%81%93/20230610-%E6%B3%95%E5%9B%BD%E5%AE%89%E9%94%A1%E6%8C%81%E5%88%80%E6%94%BB%E5%87%BB%E6%A1%88-%E5%87%B6%E5%AB%8C%E4%BE%9D%E6%9D%80%E4%BA%BA%E6%9C%AA%E9%81%82%E7%BD%AA%E8%B5%B7%E8%AF%89" text:style-name="Internet_20_link" text:visited-style-name="Visited_20_Internet_20_Link">
https://www.rfi.fr/cn/%E5%9B%BD%E9%99%85%E6%8A%A5%E9%81%93/20230610-%E6%B3%95%E5%9B%BD%E5%AE%89%E9%94%A1%E6%8C%81%E5%88%80%E6%94%BB%E5%87%BB%E6%A1%88-%E5%87%B6%E5%AB%8C%E4%BE%9D%E6%9D%80%E4%BA%BA%E6%9C%AA%E9%81%82%E7%BD%AA%E8%B5%B7%E8%AF%89</text:a>
</text:p>
      <!--NEWS-->
      <text:h text:style-name="P10" text:outline-level="1">
<text:span text:style-name="T4">
玻利维亚与中国日益走近，但从美元转向人民币还在商谈中</text:span>
</text:h>
      <text:p text:style-name="P4">
Author: chinese@voanews.com (法比奥拉·昌比)</text:p>
      <text:p text:style-name="P4">
Publisher: 美国之音中文网 (Type: NewsMediaOrganization)</text:p>
      <text:p text:style-name="P4">
Published Time: 2023-06-10T10:40:57+08:00</text:p>
      <text:p text:style-name="P4">
Modified Time: 2023-06-10 03:09:50Z</text:p>
      <text:p text:style-name="P4">
Description: 关于在玻利维亚开设中国银行机构的讨论正在进行中，拉巴斯的政府官员正在考虑遵循巴西和阿根廷已经采取的有争议的道路，以人民币与中国进行贸易。</text:p>
      <text:p text:style-name="P4">
Videos: []</text:p>
      <text:p text:style-name="P4">
Images: []</text:p>
      <text:p text:style-name="P4">
Categories: ['美洲', '美国', '经济·金融·贸易', '中国', '编辑推荐']</text:p>
      <text:p text:style-name="P4">
Type: None</text:p>
      <!--METADATA-->
      <text:p text:style-name="P4">
NoneNone</text:p>
      <text:p text:style-name="P4">
Source: <text:a xlink:type="simple" xlink:href="https://www.voachinese.com/a/bolivia-grows-closer-to-china-but-switch-from-dollar-to-yuan-still-a-work-in-progress-20230609/7130960.html" text:style-name="Internet_20_link" text:visited-style-name="Visited_20_Internet_20_Link">
https://www.voachinese.com/a/bolivia-grows-closer-to-china-but-switch-from-dollar-to-yuan-still-a-work-in-progress-20230609/7130960.html</text:a>
</text:p>
      <!--NEWS-->
      <text:h text:style-name="P10" text:outline-level="1">
<text:span text:style-name="T4">
布林肯预计18日访华 着眼管控风险</text:span>
</text:h>
      <text:p text:style-name="P4">
Author: None (Language: zh)</text:p>
      <text:p text:style-name="P4">
Publisher: None</text:p>
      <text:p text:style-name="P4">
Time: 2023-06-10T10:47:00Z</text:p>
      <text:p text:style-name="P4">
Description: 据华盛顿官员透露，美国国务卿布林肯将于6月18日抵达北京进行访问，其间将会晤中国外长秦刚等中国高级官员。这将是2018年以来到访中国的美国最高级别官员。</text:p>
      <text:p text:style-name="P4">
Videos: []</text:p>
      <text:p text:style-name="P4">
Images: []</text:p>
      <text:p text:style-name="P4">
Subject: 时政风云</text:p>
      <text:p text:style-name="P4">
Subjects: ['专题报道：习近平访美', '南希·佩洛西']</text:p>
      <text:p text:style-name="P4">
Keywords: ['布林肯', '中美关系', '拜登', '气球事件', '经济胁迫']</text:p>
      <text:p text:style-name="P4">
ID: 65878688</text:p>
      <!--METADATA-->
      <text:p text:style-name="P4">
<text:a xlink:type="simple" xlink:href="https://www.dw.com/zh/overlay/image/article/65878688/65568035" text:style-name="Internet_20_link" text:visited-style-name="Visited_20_Internet_20_Link">
 </text:a>
</text:p>
      <text:p text:style-name="P4">
布林肯预计下周日到北京访问</text:p>
      <text:p text:style-name="P4">
（德国之声中文网）据法新社报道， <text:a xlink:type="simple" xlink:href="https://www.dw.com/zh/zh/布林肯傳數週內訪華-或見習近平/a-65845535" text:style-name="Internet_20_link" text:visited-style-name="Visited_20_Internet_20_Link">
 美国国务卿布林肯 </text:a>
 计划于6月18日访华。今年年初，他因为气球风波而推迟了原定2月份的访问计划。</text:p>
      <text:p text:style-name="P4">
一名不愿意透露姓名的美国官员提供了上述信息。据称布林肯将在18日抵达北京，这也将是自2018年10月时任国务卿蓬佩奥访华之后，到访中国的最高级别美国官员。</text:p>
      <text:p text:style-name="P4">
</text:p>
      <text:p text:style-name="P4">
柯比未正面证实布林肯访华计划</text:p>
      <text:p text:style-name="P4">
美国国务院尚未正式确认这一行程。国家安全会议发言人柯比（JohnKirby）不久前曾经表示，华盛顿方面将在“近期”宣布高级官员的出访行程，但是没有提供更多细节信息。</text:p>
      <text:p text:style-name="P4">
去年11月，美国总统拜登和中国国家主席习近平在巴厘岛举行了会晤，就努力缓和 <text:a xlink:type="simple" xlink:href="https://www.dw.com/zh/zh/媒体中国拒绝重新安排布林肯访华行程/a-65334015" text:style-name="Internet_20_link" text:visited-style-name="Visited_20_Internet_20_Link">
 紧张的双边关系</text:a>
以避免局势失控达成了共识，而派遣布林肯访华也是两国元首达成协议的一部分。</text:p>
      <text:p text:style-name="P4">
2月初， <text:a xlink:type="simple" xlink:href="https://www.dw.com/zh/zh/美領空發現中國偵察氣球-布林肯推遲北京之行/a-64598956" text:style-name="Internet_20_link" text:visited-style-name="Visited_20_Internet_20_Link">
 美国宣布在其领空监测到中国探测气球 </text:a>
——并在之后将其击落，此事在美国议员中激起愤怒，尽管北京否认那是间谍气球，而坚称只是用于气象研究。布林肯随即取消了访问中国的行程。</text:p>
      <text:p text:style-name="P4">
不过最近一段时间以来，中美双方似乎重新开始寻求控制紧张局势，包括上个月白宫安全顾问 <text:a xlink:type="simple" xlink:href="https://www.dw.com/zh/zh/中美關係解凍沙利文與王毅坦率長談8小時/a-65597495" text:style-name="Internet_20_link" text:visited-style-name="Visited_20_Internet_20_Link">
 苏利文（JakeSullivan）和中共外事办主任王毅在奥地利进行的闭门会议</text:a>
 。</text:p>
      <text:p text:style-name="P4">
近几年来，这两个世界最大经济体之间的紧张关系不断升级，其中最主要的摩擦点之一就是台湾问题。</text:p>
      <text:p text:style-name="P4">
另据路透社报道，美国和五个盟友国家在周五发表了一份联合声明，谴责使用相当于经济胁迫的贸易操作。该声明并未单独点名，但却带有针对中国的意味。</text:p>
      <text:p text:style-name="P4">
该声明强调，“与贸易相关的经济胁迫和非市场导向的政策与操作”威胁到国际多边贸易体系，并且“危害到国与国之间的关系”。</text:p>
      <text:h text:style-name="P12" text:outline-level="3">
<text:span text:style-name="T4">
专访：美国是时候表明有对话的意愿</text:span>
</text:h>
      <text:p text:style-name="P4">
澳大利亚、英国、加拿大、日本和新西兰共同参与了美国发起的这份共同声明。这些国家除了日本之外，都是所谓“五眼联盟”成员。此外美日英加四国也都是七国集团（G7）的成员。</text:p>
      <text:p text:style-name="P4">
上个月，七国集团领导人刚刚签署了一份倡议，呼吁打击经济胁迫，确保任何将经济依赖性当作武器的企图都会最终失败并且面临后果。</text:p>
      <text:p text:style-name="P4">
华盛顿多次对北京的贸易政策表示担忧。一位美国贸易代表办公室官员在就相关联合声明接受媒体采访的时候提到，中国曾经对立陶宛实施过进口禁令，原因是立陶宛允许台湾在该国设立地位相当于使领馆的代表处。</text:p>
      <text:p text:style-name="P4">
不过，与前任特朗普在任末期采取的完全敌对立场不同，拜登政府近来也在寻求与中国在有限的领域保持合作，比如气候保护等。</text:p>
      <text:p text:style-name="P4">
（法新社、路透社）</text:p>
      <text:p text:style-name="P4">
Source: <text:a xlink:type="simple" xlink:href="https://www.dw.com/zh/布林肯预计18日访华-着眼管控风险/a-65878688" text:style-name="Internet_20_link" text:visited-style-name="Visited_20_Internet_20_Link">
https://www.dw.com/zh/布林肯预计18日访华-着眼管控风险/a-65878688?maca=chi-rss-chi-all-1127-rdf</text:a>
</text:p>
      <!--NEWS-->
      <text:h text:style-name="P10" text:outline-level="1">
<text:span text:style-name="T4">
俄罗斯称 与中国的军事关系为全球提供了“稳定”</text:span>
</text:h>
      <text:p text:style-name="P4">
Author: chinese@voanews.com (美国之音)</text:p>
      <text:p text:style-name="P4">
Publisher: 美国之音中文网 (Type: NewsMediaOrganization)</text:p>
      <text:p text:style-name="P4">
Published Time: 2023-06-10T10:54:13+08:00</text:p>
      <text:p text:style-name="P4">
Modified Time: 2023-06-10 02:54:13Z</text:p>
      <text:p text:style-name="P4">
Description: 俄罗斯武装部队总参谋长瓦列里·格拉西莫夫 (Valery Gerasimov)周五表示，俄罗斯与中国牢固的军事伙伴关系为世界各地区提供了稳定。</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russia-says-military-ties-with-china-provide-global-stability-20230609/7131320.html" text:style-name="Internet_20_link" text:visited-style-name="Visited_20_Internet_20_Link">
https://www.voachinese.com/a/russia-says-military-ties-with-china-provide-global-stability-20230609/7131320.html</text:a>
</text:p>
      <!--NEWS-->
      <text:h text:style-name="P10" text:outline-level="1">
<text:span text:style-name="T4">
英国：乌克兰正进行「重大」军事行动</text:span>
</text:h>
      <text:p text:style-name="P4">
Author: None (Language: zh)</text:p>
      <text:p text:style-name="P4">
Publisher: None</text:p>
      <text:p text:style-name="P4">
Time: 2023-06-10T11:19:00Z</text:p>
      <text:p text:style-name="P4">
Description: 英国国防部通报，乌克兰过去48小时内正进行「重大行动」。这是否表明乌克兰展开大反攻？与此同时，《华尔街日报》报道称，一个破坏小组曾利用波兰作为破坏北溪天然气管道的行动基地。</text:p>
      <text:p text:style-name="P4">
Videos: []</text:p>
      <text:p text:style-name="P4">
Images: []</text:p>
      <text:p text:style-name="P4">
Subject: 时政风云</text:p>
      <text:p text:style-name="P4">
Subjects: ['乌克兰', '天然气', '俄罗斯入侵乌克兰']</text:p>
      <text:p text:style-name="P4">
Keywords: ['乌克兰', '北溪', '天然气', '大反攻', '乌克兰战争']</text:p>
      <text:p text:style-name="P4">
ID: 65878838</text:p>
      <!--METADATA-->
      <text:p text:style-name="P4">
<text:a xlink:type="simple" xlink:href="https://www.dw.com/zh/overlay/image/article/65878838/65876792" text:style-name="Internet_20_link" text:visited-style-name="Visited_20_Internet_20_Link">
 </text:a>
</text:p>
      <text:p text:style-name="P4">
（德国之声中文网）英国国防部表示，过去48小时内，乌克兰持续进行「重大行动」。在周六的最新情报更新中，英国国防部表示，乌克兰军队在该国南部一些地区「取得了良好进展并突破了俄罗斯的第一道防线」，在其他地区的进展则较为缓慢。</text:p>
      <text:p text:style-name="P4">
莫斯科和基辅都通报了前线的激烈战斗，表明乌克兰已经展开反攻。</text:p>
      <text:p text:style-name="P4">
俄罗斯总统普京周五表示：「我们可以确定地说，这波攻势已经开始了。」</text:p>
      <text:p text:style-name="P4">
乌克兰总统泽连斯基则表示遭遇「特别艰难的战斗」，并称他与军事领导人讨论了战术和迄今的成果。基辅一直强调不会对何时展开进攻发表评论。</text:p>
      <text:h text:style-name="P12" text:outline-level="3">
<text:span text:style-name="T4">
敖德萨地区无人机袭击造成三人死亡</text:span>
</text:h>
      <text:p text:style-name="P4">
乌克兰军方周六表示，俄罗斯的一次无人机袭击导致3人死亡，至少26人受伤。「敌人在夜间袭击了敖德萨地区，使用了攻击型无人机。」</text:p>
      <text:p text:style-name="P4">
尽管乌克兰军队击落了无人机，但其中一架被击落的无人机碎片击中了一栋公寓楼并引发火灾。与此同时，乌克兰空军表示，俄罗斯向乌克兰境内的目标发射了至少35架无人机和8枚导弹。</text:p>
      <text:h text:style-name="P12" text:outline-level="3">
<text:span text:style-name="T4">
如何保护天然气管道免遭人为破坏？</text:span>
</text:h>
      <text:h text:style-name="P12" text:outline-level="3">
<text:span text:style-name="T4">
《华尔街日报》：波兰被作为北溪破坏团队基地</text:span>
</text:h>
      <text:p text:style-name="P4">
《华尔街日报》报道称，德国调查人员正检视北溪天然气管道爆炸的相关证据，其中表明一个破坏小组曾经利用波兰作为行动基地，对 <text:a xlink:type="simple" xlink:href="https://www.dw.com/zh/zh/美媒北溪管道爆炸前cia对该计划已有所掌握/a-65851192" text:style-name="Internet_20_link" text:visited-style-name="Visited_20_Internet_20_Link">
 北溪管道进行攻击</text:a>
。这条从俄罗斯输送天然气至德国的管道去年9月发生爆炸事故。</text:p>
      <text:p text:style-name="P4">
调查人员根据一艘名为「仙女座号」（Andromeda）船只的数据重建其在爆炸案前后共两周的航程。这艘长50英尺的白色游艇被怀疑与北溪管线爆炸有关。根据游艇的无线电和导航设备、卫星和通信记录数据，调查人员发现这艘游艇的航线偏离了原定路线。</text:p>
      <text:p text:style-name="P4">
调查人员尝试将在游艇上发现的一些DNA样本与「至少一名乌克兰士兵」做比对。</text:p>
      <text:p text:style-name="P4">
乌克兰总统泽连斯基本周对德国媒体表示，乌克兰并未攻击北溪天然气管线。</text:p>
      <text:p text:style-name="P4">
今年3月德国媒体曾报道称，一家由乌克兰公民持有的波兰公司旗下的游艇可能参与袭击案。德国联邦刑事警察局尚未就此发表评论。</text:p>
      <text:p text:style-name="P4">
（美联社、法新社、德新社、路透社）</text:p>
      <text:p text:style-name="P4">
Source: <text:a xlink:type="simple" xlink:href="https://www.dw.com/zh/英国：乌克兰正进行「重大」军事行动/a-65878838" text:style-name="Internet_20_link" text:visited-style-name="Visited_20_Internet_20_Link">
https://www.dw.com/zh/英国：乌克兰正进行「重大」军事行动/a-65878838?maca=chi-rss-chi-all-1127-rdf</text:a>
</text:p>
      <!--NEWS-->
      <text:h text:style-name="P10" text:outline-level="1">
<text:span text:style-name="T4">
英前首相约翰逊突宣布辞去国会议员职务</text:span>
</text:h>
      <text:p text:style-name="P4">
Author: 联合早报 (Person)</text:p>
      <text:p text:style-name="P4">
Publisher: 联合早报 (Organization)</text:p>
      <text:p text:style-name="P4">
Published Time: 2023-06-10T11:29</text:p>
      <text:p text:style-name="P4">
Modified Time: 2023-06-10T11:41</text:p>
      <text:p text:style-name="P4">
Description: 英国前首相约翰逊星期五（6月9日）突然宣布辞去议员职务，并即时生效。路透社报道，约翰逊是在收到特权委员会的一封保密信后，作出辞职决定。据称，他收到的是特权委员会有关他是否在“派对门...</text:p>
      <text:p text:style-name="P4">
Videos: []</text:p>
      <text:p text:style-name="P4">
Audios: []</text:p>
      <text:p text:style-name="P4">
Images: []</text:p>
      <text:p text:style-name="P4">
Type: NewsArticle</text:p>
      <text:p text:style-name="P4">
Breadcrumbs: ['即时', '国际']</text:p>
      <text:p text:style-name="P4">
Keywords: ['英国', '约翰逊', '辞职', '调查']</text:p>
      <!--METADATA-->
      <text:p text:style-name="P4">
英国前首相约翰逊星期五（6月9日）突然宣布辞去议员职务，并即时生效。</text:p>
      <text:p text:style-name="P4">
路透社报道，约翰逊是在收到特权委员会的一封保密信后，作出辞职决定。据称，他收到的是特权委员会有关他是否在“派对门”事件中误导议会的调查结果报告。</text:p>
      <text:p text:style-name="P4">
约翰逊指特权委员会沦为政治打手，决心结束他的政治生涯，“我被一小撮人逼出局”。</text:p>
      <text:p text:style-name="P4">
约翰逊在声明中说道，“不止我一人认为这是一场猎巫行动，目的是为报复英国脱欧结果，最终目标是推翻2016年的公投结果。把我移除是必要进行的第一步，我相信这是一群人正在合力要达成的目标。”</text:p>
      <text:p text:style-name="P4">
不过，约翰逊在辞职声明中的用词是他决定“现阶段”（for now）离开议会，似乎暗示他将会重返政坛。约翰逊并没有在声明中透露委员会将对他采取什么惩罚行动。</text:p>
      <text:p text:style-name="P4">
约翰逊的辞职将在2024年英国大选前，再度触发执政保守党的内部严重分歧。</text:p>
      <text:p text:style-name="P4">
英国议会的特权委员会是国会内的纪律机构，如调查结果认定约翰逊有错，有权建议他停职。特权调查由一名工党资深议员主持，但委员会中的大多数议员都是保守党人。</text:p>
      <text:p text:style-name="P4">
特权委员会说，他们将在下周一（12日）结束调查工作，很快就会公布调查报告。委员会发言人指约翰逊突然辞职“有损议会的诚信”。</text:p>
      <text:p text:style-name="P4">
约翰逊担任英国首相三年，因被曝在冠病大流行期间违反防疫规定，在首相府里大开派对，导致他声望大跌，最终被迫辞职。约翰逊于2022年7月辞去保守党党魁和首相职务，之后留任至9月新首相产生。</text:p>
      <text:p text:style-name="P4">
Source: <text:a xlink:type="simple" xlink:href="https://www.zaobao.com.sg/realtime/world/story20230610-1402942" text:style-name="Internet_20_link" text:visited-style-name="Visited_20_Internet_20_Link">
https://www.zaobao.com.sg/realtime/world/story20230610-1402942</text:a>
</text:p>
      <!--NEWS-->
      <text:h text:style-name="P10" text:outline-level="1">
<text:span text:style-name="T4">
着眼管控风险 布林肯计划于 6月18日访华</text:span>
</text:h>
      <text:p text:style-name="P4">
Author: None</text:p>
      <text:p text:style-name="P4">
Publisher: Radio Free Asia (Organization)</text:p>
      <text:p text:style-name="P4">
Published Time: 2023-06-10T11:45:15-04:00</text:p>
      <text:p text:style-name="P4">
Modified Time: 2023-06-10T11:4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612011in" draw:z-index="0">
<draw:image xlink:href="../Images/rfamandarin/2023-06-10T11-45-15-04-00/000000.png" xlink:type="simple" xlink:show="embed" xlink:actuate="onLoad" draw:mime-type="image/png"/>
</draw:frame>
 美国国务卿布林肯计划于6月18日访华。 <text:a xlink:type="simple" xlink:href="https://www.rfa.org/mandarin/Xinwen/1-06102023114237.html/@@images/image" text:style-name="Internet_20_link" text:visited-style-name="Visited_20_Internet_20_Link">
</text:a>
美联社图片</text:p>
      <text:p text:style-name="P4">
美国国务卿布林肯计划于6月18日访华。综合外电10日消息，一名不愿意透露姓名的美国官员提供了上述信息。据称布林肯计划在18日抵达北京，如果成行，将是自2018年10月时任国务卿蓬佩奥访华之后，到访中国的最高级别美国官员。</text:p>
      <text:p text:style-name="P4">
美国国务院目前尚未正式确认这一行程。美国国安会发言人柯比（JohnKirby）不久前曾经表示，华盛顿方面将在“近期”宣布高级官员的出访行程，但是没有提供更多细节。</text:p>
      <text:p text:style-name="P4">
去年11月，美国总统拜登和中国国家主席习近平在巴厘岛举行了会晤，就努力缓和紧张的双边关系以避免局势失控达成了共识，而派遣布林肯访华也是两国元首达成协议的一部分。</text:p>
      <text:p text:style-name="P4">
2月初，美国宣布在其领空监测到中国探测气球，并在之后将其击落，此事在美国议员中激起愤怒，而北京否认那是间谍气球，坚称只是用于气象研究。布林肯随即取消了访问中国的行程。</text:p>
      <text:p text:style-name="P4">
不过，最近一段时间以来，中美双方似乎重新开始寻求控制紧张局势，包括上个月美国国家安全顾问杰克·沙利文（JakeSullivan）和中共外事办主任王毅在奥地利进行的闭门会议。</text:p>
      <text:p text:style-name="P4">
（责编：梒青）</text:p>
      <text:p text:style-name="P4">
Source: <text:a xlink:type="simple" xlink:href="https://www.rfa.org/mandarin/Xinwen/1-06102023114237.html" text:style-name="Internet_20_link" text:visited-style-name="Visited_20_Internet_20_Link">
https://www.rfa.org/mandarin/Xinwen/1-06102023114237.html</text:a>
</text:p>
      <!--NEWS-->
      <text:h text:style-name="P10" text:outline-level="1">
<text:span text:style-name="T4">
主人怀孕了，狗狗先知道？</text:span>
</text:h>
      <text:p text:style-name="P4">
Author: None (Language: zh)</text:p>
      <text:p text:style-name="P4">
Publisher: None</text:p>
      <text:p text:style-name="P4">
Time: 2023-06-10T11:50:00Z</text:p>
      <text:p text:style-name="P4">
Description: 灵敏的鼻子能让狗察觉到我们荷尔蒙水平的变化：如果主人怀孕或者流产了，它们会嗅到空气中的变化，并且产生异常行为。专家建议，如果家里正在迎接新生儿，最好让爱犬尽早做好准备。</text:p>
      <text:p text:style-name="P4">
Videos: []</text:p>
      <text:p text:style-name="P4">
Images: []</text:p>
      <text:p text:style-name="P4">
Subject: 文化经纬</text:p>
      <text:p text:style-name="P4">
Subjects: []</text:p>
      <text:p text:style-name="P4">
Keywords: ['宠物', '狗', '嗅觉', '荷尔蒙', '怀孕', '流产', '动物行为', '行为异常']</text:p>
      <text:p text:style-name="P4">
ID: 65718428</text:p>
      <!--METADATA-->
      <text:p text:style-name="P4">
<text:a xlink:type="simple" xlink:href="https://www.dw.com/zh/overlay/image/article/65718428/64646796" text:style-name="Internet_20_link" text:visited-style-name="Visited_20_Internet_20_Link">
 </text:a>
</text:p>
      <text:p text:style-name="P4">
（德国之声中文网）安娜最近感觉很不舒服。这位来自美国弗吉尼亚州的年轻初创企业家不知道哪里出了问题，除了感觉恶心和心慌之外，她的狗也表现得有些反常。露露是一条贵宾犬，相比安娜的丈夫，平日里它更愿意粘着安娜。可是这几天露露突然就不想靠近女主人了。</text:p>
      <text:p text:style-name="P4">
之后安娜就发现自己怀孕了——尽管所谓的“发现”，其实是在她出现了大出血症状被送到医院急诊室之后。</text:p>
      <text:p text:style-name="P4">
医生告诉安娜，即使胎儿能够存活下来，她也将面临高风险妊娠。</text:p>
      <text:p text:style-name="P4">
惊魂未定的安娜和丈夫回到家中。那是她人生中最艰难的一天，她只想躺下来，抱一抱自己的爱犬。可是露露却不愿意和她亲近。</text:p>
      <text:p text:style-name="P4">
为保护隐私，德国之声在本文中使用了化名。安娜表示自己当时很生狗狗的气，她感觉露露在自己身体不适的整个阶段都对她十分冷漠。</text:p>
      <text:p text:style-name="P4">
“从我们领养它以来，它每天晚上都是紧挨着我睡觉的，但现在它不愿意了”，安娜回忆道，“它只愿意挨着我老公睡，过去它从不这样做。”  几天之后，安娜腹中的胎儿停止了心跳。安娜觉得自己从未这样需要依靠，但是露露还是不愿意接近她。狗狗的反常行为给她造成了沉重的打击。</text:p>
      <text:p text:style-name="P4">
“我以为狗狗是应该给主人无条件的爱”，她说。</text:p>
      <text:h text:style-name="P12" text:outline-level="3">
<text:span text:style-name="T4">
<text:span text:style-name="T4">
狗狗可以闻到主人荷尔蒙的变化</text:span>
</text:span>
</text:h>
      <text:p text:style-name="P4">
在安娜接受刮宫手术几天后，露露的行为才恢复正常。现在它“更有爱”了，随着安娜身体逐渐痊愈，它又喜欢和女主人依偎在一起了。</text:p>
      <text:p text:style-name="P4">
但是狗狗的行为怎么会出现这样的异常变化呢？</text:p>
      <text:p text:style-name="P4">
“狗能闻到荷尔蒙的气味，而主人在怀孕期间或者流产之后会发生气味上的改变”，狗狗教练克雷德（Sissy LeonieKreid）解释道。她在荷兰瓦赫宁恩大学动物科学专业毕业之后，在德国创立了一所“狗狗学院”。</text:p>
      <text:p text:style-name="P4">
</text:p>
      <text:p text:style-name="P4">
当狗感到困惑或不知所措时，它可能会暂时疏远你</text:p>
      <text:p text:style-name="P4">
克雷德指出，人的荷尔蒙化学水平变化会影响到狗的行为。但这并不是可以解释安娜和露露这个案例的唯一可能性。</text:p>
      <text:p text:style-name="P4">
“人在经历流产之后也会改变自己的行为，比如情绪低落，甚至悲伤欲绝。狗狗无法理解这种变化，它们也需要时间来适应”，克雷德分析道。</text:p>
      <text:p text:style-name="P4">
而安娜和她的爱犬之间正是如此。</text:p>
      <text:p text:style-name="P4">
“现在我知道了，当时露露一定感到十分困惑。但那时我只是感到生气”，安娜说。</text:p>
      <text:p text:style-name="P4">
克雷德表示，当主人的荷尔蒙在类似流产这样的变故之后重新调整到正常水平之后，狗狗的行为也会恢复如常。通常情况下，狗狗的行为调整需要几周时间，但有时候只需要短短几天，就像安娜的贵宾犬露露一样。</text:p>
      <text:h text:style-name="P12" text:outline-level="3">
<text:span text:style-name="T4">
<text:span text:style-name="T4">
狗狗比验孕棒还灵？</text:span>
</text:span>
</text:h>
      <text:p text:style-name="P4">
因为嗅觉灵敏，搜救犬可以找到森林里的迷路人， <text:a xlink:type="simple" xlink:href="https://www.dw.com/zh/zh/震后救援谁更胜一筹机器人还是搜救犬/a-64666895" text:style-name="Internet_20_link" text:visited-style-name="Visited_20_Internet_20_Link">
 或是被埋在地震废墟之下的幸存者</text:a>
 。它们还能 <text:a xlink:type="simple" xlink:href="https://www.dw.com/zh/zh/研究准确率高达94训练过的狗能闻出新冠/a-56454097" text:style-name="Internet_20_link" text:visited-style-name="Visited_20_Internet_20_Link">
靠嗅觉辨别出患有癌症或者长期新冠后遗症的病人。</text:a>
</text:p>
      <text:h text:style-name="P12" text:outline-level="3">
<text:span text:style-name="T4">
闻出新冠病毒？狗狗们可以！</text:span>
</text:h>
      <text:p text:style-name="P4">
“在我发现自己怀孕之前，露露就开始拒绝和我亲近了”，安娜回忆道。</text:p>
      <text:p text:style-name="P4">
多年来和成百上千只狗狗及其主人打过交道的克雷德表示，当空气中的气味发生变化，狗狗可以敏锐地察觉到。</text:p>
      <text:p text:style-name="P4">
“对于狗是否知道这些变化意味着什么，我们并没有科学数据来证明，但是从它们的行为来看，我们可以判断出它们显然知道有些东西和过去不一样了”，克雷德补充道。</text:p>
      <text:h text:style-name="P12" text:outline-level="3">
<text:span text:style-name="T4">
<text:span text:style-name="T4">
从假性怀孕到护卫犬行为</text:span>
</text:span>
</text:h>
      <text:p text:style-name="P4">
本尼迪克是来自德国波恩的一名健身教练，他坚信家里的宠物狗梅乐在妻子怀上他们第一个孩子的时候有所察觉。</text:p>
      <text:p text:style-name="P4">
“梅乐突然产生了某种筑窝的冲动”，本尼迪克讲述到，“它叼来了很多毛绒玩具，给自己打造了一个舒适的角落。看起来就好像它自己怀孕了一样。”</text:p>
      <text:p text:style-name="P4">
宠物犬在主人怀孕期间会出现的行为变化还包括突然变得对孕妇变得极度依赖，整天粘着她，或者对她产生过度保护欲。</text:p>
      <text:p text:style-name="P4">
“狗狗可能会变得非常有控制欲和保护欲，甚至不允许它不认识的人坐到怀孕的主人身边”，宠物犬专家克雷德说，“它们甚至会对着外面传来的噪音大声吠叫。”</text:p>
      <text:p text:style-name="P4">
她建议，当狗狗出现这类反常行为时，可以寻求宠物犬行为专家帮忙。因为这样的行为异常也许会在宝宝出生之后加剧。一项美国研究人员在2014年进行调查发现，有的狗狗会对主人的新生儿产生嫉妒情绪。</text:p>
      <text:p text:style-name="P4">
“（在这种情况下）对狗狗的第一反应必须是同情理解”，克雷德表示，“当婴儿即将出生，这对于狗来说是一个不确定的、令它困惑的情形。即使人类有时也无法适应这一局面——但狗狗对情绪的控制力要弱得多，所以它会变得紧张甚至神经质。这时候最重要的是表现出理解。”</text:p>
      <text:h text:style-name="P12" text:outline-level="3">
<text:span text:style-name="T4">
<text:span text:style-name="T4">
让你的爱犬为宝宝降生做好准备</text:span>
</text:span>
</text:h>
      <text:p text:style-name="P4">
如果你怀孕了，那么你最好尽早地让狗狗为这个家庭新成员的到来做好准备。</text:p>
      <text:p text:style-name="P4">
你可以先让家里其他成员给狗狗喂食或是带它出去散步。这样即使你因为孕期或产后身体疲惫无法去做这些事，狗狗也不会感觉到太大的变化。</text:p>
      <text:p text:style-name="P4">
此外让狗狗学会适应婴儿的声音也是很好的做法，这样它们“就不会在你抱着啼哭的婴儿时跳起来或者是吠叫”，克雷德建议。</text:p>
      <text:p text:style-name="P4">
不过她也提醒道，不要让新生儿单独和狗狗共处一室。</text:p>
      <text:p text:style-name="P4">
Source: <text:a xlink:type="simple" xlink:href="https://www.dw.com/zh/主人怀孕了，狗狗先知道？/a-65718428" text:style-name="Internet_20_link" text:visited-style-name="Visited_20_Internet_20_Link">
https://www.dw.com/zh/主人怀孕了，狗狗先知道？/a-65718428?maca=chi-rss-chi-all-1127-rdf</text:a>
</text:p>
      <!--NEWS-->
      <text:h text:style-name="P10" text:outline-level="1">
<text:span text:style-name="T4">
负责调查中国据称干涉加拿大内政的特别报告员辞职</text:span>
</text:h>
      <text:p text:style-name="P4">
Author: None</text:p>
      <text:p text:style-name="P4">
Publisher: Radio Free Asia (Organization)</text:p>
      <text:p text:style-name="P4">
Published Time: 2023-06-10T11:53:12-04:00</text:p>
      <text:p text:style-name="P4">
Modified Time: 2023-06-10T11:53: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612011in" draw:z-index="0">
<draw:image xlink:href="../Images/rfamandarin/2023-06-10T11-53-12-04-00/000000.png" xlink:type="simple" xlink:show="embed" xlink:actuate="onLoad" draw:mime-type="image/png"/>
</draw:frame>
 大卫·约翰斯顿(David Johnston) <text:a xlink:type="simple" xlink:href="https://www.rfa.org/mandarin/Xinwen/2-06102023114625.html/@@images/image" text:style-name="Internet_20_link" text:visited-style-name="Visited_20_Internet_20_Link">
</text:a>
路透社图片</text:p>
      <text:p text:style-name="P4">
加拿大总理特鲁多(Justin Trudeau)任命的调查中国据称干涉加拿大选举的特别报告员大卫·约翰斯顿(DavidJohnston)星期五表示，他将辞去职务，原因是他的任命和工作受到了普遍反对。</text:p>
      <text:p text:style-name="P4">
综合外电10日报道，约翰斯顿是今年3月获任的，在此之前，媒体基于被泄露的情报报道说，北京试图影响加拿大的选举和政策。中国否认有任何干涉行为。</text:p>
      <text:p text:style-name="P4">
上个月，加拿大议会下院通过了一项不具约束力的决议，要求约翰斯顿辞职。</text:p>
      <text:p text:style-name="P4">
约翰斯顿在给特鲁多的一封信中说：“我的目标曾是帮助建立对我们民主机构的信任。我得出结论认为，有鉴于围绕我的任命和工作的高度党派氛围，我的领导职责起到了相反的效果。”</text:p>
      <text:p text:style-name="P4">
据悉，在特鲁多任命了约翰斯顿之后，三位在野党议员说，加拿大的情报机构对他们说，他们曾是中国干涉的目标。上个月，特鲁多政府驱逐了一名中国官员，在此之前，外界发现他曾试图索取有关其中一名议员家人的信息。  （责编：梒青）</text:p>
      <text:p text:style-name="P4">
Source: <text:a xlink:type="simple" xlink:href="https://www.rfa.org/mandarin/Xinwen/2-06102023114625.html" text:style-name="Internet_20_link" text:visited-style-name="Visited_20_Internet_20_Link">
https://www.rfa.org/mandarin/Xinwen/2-06102023114625.html</text:a>
</text:p>
      <!--NEWS-->
      <text:h text:style-name="P10" text:outline-level="1">
<text:span text:style-name="T4">
美中关系恶化  微软将顶尖AI专家撤离中国</text:span>
</text:h>
      <text:p text:style-name="P4">
Author: None</text:p>
      <text:p text:style-name="P4">
Publisher: Radio Free Asia (Organization)</text:p>
      <text:p text:style-name="P4">
Published Time: 2023-06-10T12:00:07-04:00</text:p>
      <text:p text:style-name="P4">
Modified Time: 2023-06-10T12:00: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57851in" draw:z-index="0">
<draw:image xlink:href="../Images/rfamandarin/2023-06-10T12-00-07-04-00/000000.png" xlink:type="simple" xlink:show="embed" xlink:actuate="onLoad" draw:mime-type="image/png"/>
</draw:frame>
 北京的微软亚洲研究院（MicrosoftResearch Asia) <text:a xlink:type="simple" xlink:href="https://www.rfa.org/mandarin/Xinwen/3-06102023115351.html/@@images/image" text:style-name="Internet_20_link" text:visited-style-name="Visited_20_Internet_20_Link">
 </text:a>
网络截图/维基百科</text:p>
      <text:p text:style-name="P4">
综合外电10日消息，由于美中紧张关系升级，美国微软公司将把旗下最顶尖人工智能专家从中国调往加拿大工作，可能会冲击中国科技人才培训。</text:p>
      <text:p text:style-name="P4">
据金融时报（Financial Times）披露，了解这项计划的消息人士指出，总部位于北京的微软亚洲研究院（Microsoft ResearchAsia）已经开始针对将顶尖人工智能（AI）专家从北京调往加拿大温哥华（Vancouver）而在办理签证。</text:p>
      <text:p text:style-name="P4">
据悉，这项计划会影响20至40位员工。一名接近微软公司（Microsoft）的人士表示，微软设在温哥华的新实验室网罗世界各地专家进驻，今年调往加拿大的中国员工不多。</text:p>
      <text:p text:style-name="P4">
据了解这项所谓“温哥华计划”（VancouverPlan）的人士指出，此举是针对美国和中国政治紧张局势升高所作的回应，并且是阻止中国科技集团挖顶尖人才而祭出的防御手段。中国科技业亟需AI研究人员以开发中国版的聊天机器人ChatGPT。</text:p>
      <text:p text:style-name="P4">
微软亚洲研究院两名研究人员表示，他们拒绝了中国网络公司最近提供的工作机会，正在申请迁往加拿大的签证。</text:p>
      <text:p text:style-name="P4">
然而，将顶尖AI人才调往其他国家的决定恐惹恼北京。中国一直试图以提供优渥补助和声誉卓著的教职等方式，吸引任职海外的高科技人才回国。</text:p>
      <text:p text:style-name="P4">
根据微软去年9月在微信的公开贴文，微软在中国有9000名员工，其中逾8成是软件工程师或从事研发工作，计划未来还会聘用1000人。由于其中很大一部分驻中国工程师投入研发全球性产品，若美中进一步交恶，恐使微软陷入日益艰难处境。一名接近微软的人士指出，微软未来还可能将一些优秀工程师调离中国。</text:p>
      <text:p text:style-name="P4">
（责编：梒青）</text:p>
      <text:p text:style-name="P4">
Source: <text:a xlink:type="simple" xlink:href="https://www.rfa.org/mandarin/Xinwen/3-06102023115351.html" text:style-name="Internet_20_link" text:visited-style-name="Visited_20_Internet_20_Link">
https://www.rfa.org/mandarin/Xinwen/3-06102023115351.html</text:a>
</text:p>
      <!--NEWS-->
      <text:h text:style-name="P10" text:outline-level="1">
<text:span text:style-name="T4">
涉侵犯人权 美再禁两家中国公司产品进口</text:span>
</text:h>
      <text:p text:style-name="P4">
Author: None</text:p>
      <text:p text:style-name="P4">
Publisher: Radio Free Asia (Organization)</text:p>
      <text:p text:style-name="P4">
Published Time: 2023-06-10T12:07:25-04:00</text:p>
      <text:p text:style-name="P4">
Modified Time: 2023-06-10T12:07: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4.612011in" draw:z-index="0">
<draw:image xlink:href="../Images/rfamandarin/2023-06-10T12-07-25-04-00/000000.png" xlink:type="simple" xlink:show="embed" xlink:actuate="onLoad" draw:mime-type="image/png"/>
</draw:frame>
美国政府9日以涉嫌侵犯人权为由，禁止进口中国印表机制造商纳思达和一家中国化学公司的产品。 <text:a xlink:type="simple" xlink:href="https://www.rfa.org/mandarin/Xinwen/4-06102023120039.html/@@images/image" text:style-name="Internet_20_link" text:visited-style-name="Visited_20_Internet_20_Link">
</text:a>
路透社图片</text:p>
      <text:p text:style-name="P4">
美国政府9日以涉嫌侵犯人权为由，禁止进口中国印表机制造商纳思达和一家中国化学公司的产品。</text:p>
      <text:p text:style-name="P4">
美国国土安全部（DHS）表示，在网站上自称全球第4大印表机制造商纳思达（NinestarCorp），与新疆中泰化学股份有限公司都因涉入针对中国维吾尔族和其他受迫害团体的商业行为，被排除在美国的供应链外。</text:p>
      <text:p text:style-name="P4">
综合外电10日报道，根据联合国专家与人权组织统计，近年有超过100万人被关在中国西部新疆地区的再教育营，主要为维吾尔族与穆斯林少数族群，许多人声称受到意识形态的“再教育”训练及虐待。而中国方面否认所有关于虐待的指控。</text:p>
      <text:p text:style-name="P4">
美国国会及行政当局中国委员会（CECC）主席、众议员史密斯（Chris Smith）及参议员默克利（JeffMerkley）表示，这项行动“给美国公司的供应链提供了明确指引，因此十分重要”，但同时也指出，“汽车零件、太阳能板、人造纤维和服装”等强迫劳动的产品，仍持续进入美国市场。</text:p>
      <text:p text:style-name="P4">
参议员卢比奥（Marco Rubio）表示，虽然国土安全部宣布惩罚更多有不良行为实体的举措值得赞扬，但还需要有更进一步行动。</text:p>
      <text:p text:style-name="P4">
美国国土安全部表示，这些行动是“防止强迫维吾尔人劳动法”（Uyghur Forced Labor PreventionAct,UFLPA）的一部分，该案2021年12月签署立法。目前有22家公司在UFLPA实体清单上，国土安全部称，在UFLPA实施近一年后，他们已经检查了价值超过13亿美元的产品。</text:p>
      <text:p text:style-name="P4">
纳思达与8家在珠海的子公司，以及新疆中泰化学都在新增至UFLPA的实体清单上。</text:p>
      <text:p text:style-name="P4">
（责编：梒青）</text:p>
      <text:p text:style-name="P4">
Source: <text:a xlink:type="simple" xlink:href="https://www.rfa.org/mandarin/Xinwen/4-06102023120039.html" text:style-name="Internet_20_link" text:visited-style-name="Visited_20_Internet_20_Link">
https://www.rfa.org/mandarin/Xinwen/4-06102023120039.html</text:a>
</text:p>
      <!--NEWS-->
      <text:h text:style-name="P10" text:outline-level="1">
<text:span text:style-name="T4">
东京羽田机场两客机“相接触” 关闭一跑道</text:span>
</text:h>
      <text:p text:style-name="P4">
Author: 联合早报 (Person)</text:p>
      <text:p text:style-name="P4">
Publisher: 联合早报 (Organization)</text:p>
      <text:p text:style-name="P4">
Published Time: 2023-06-10T12:10</text:p>
      <text:p text:style-name="P4">
Modified Time: 2023-06-10T12:58</text:p>
      <text:p text:style-name="P4">
Description: 两架飞机在日本东京羽田机场可能“相接触”（碰撞），机场关闭了一条跑道。路透社引述日本放送协会（NHK）报道，日本交通部说，星期六（6月10日）上午11时左右（新加坡时间星期六上午1...</text:p>
      <text:p text:style-name="P4">
Videos: []</text:p>
      <text:p text:style-name="P4">
Audios: []</text:p>
      <text:p text:style-name="P4">
Images: []</text:p>
      <text:p text:style-name="P4">
Type: NewsArticle</text:p>
      <text:p text:style-name="P4">
Breadcrumbs: ['即时', '国际']</text:p>
      <text:p text:style-name="P4">
Keywords: ['东京', '羽田机场', '客机', '日本']</text:p>
      <!--METADATA-->
      <text:p text:style-name="P4">
两架飞机在日本东京羽田机场可能“相接触”（碰撞），机场关闭了一条跑道。</text:p>
      <text:p text:style-name="P4">
路透社引述日本放送协会（NHK）报道，日本交通部说，星期六（6月10日）上午11时左右（新加坡时间星期六上午10时左右），两架客机在羽田机场跑道上可能相接触，机场因此关闭一条跑道。</text:p>
      <text:p text:style-name="P4">
NHK播放的画面显示，一架长荣航空飞机和一架泰国航空飞机停在关闭的跑道上。两架飞机的机身没有明显损坏痕迹。</text:p>
      <text:p text:style-name="P4">
羽田机场共有四条跑道。</text:p>
      <text:p text:style-name="P4">
Source: <text:a xlink:type="simple" xlink:href="https://www.zaobao.com.sg/realtime/world/story20230610-1402950" text:style-name="Internet_20_link" text:visited-style-name="Visited_20_Internet_20_Link">
https://www.zaobao.com.sg/realtime/world/story20230610-1402950</text:a>
</text:p>
      <!--NEWS-->
      <text:h text:style-name="P10" text:outline-level="1">
<text:span text:style-name="T4">
北约秘书长斯托尔滕贝格将卸任 继任者将出自欧洲哪个国家？</text:span>
</text:h>
      <text:p text:style-name="P4">
Author: chinese@voanews.com (维达库斯瓦拉)</text:p>
      <text:p text:style-name="P4">
Publisher: 美国之音中文网 (Type: NewsMediaOrganization)</text:p>
      <text:p text:style-name="P4">
Published Time: 2023-06-10T12:13:11+08:00</text:p>
      <text:p text:style-name="P4">
Modified Time: 2023-06-10 04:13:11Z</text:p>
      <text:p text:style-name="P4">
Description: 美国总统拜登将于周一在白宫会见即将卸任的北约秘书长延斯·斯托尔滕贝格（Jens Stoltenberg）。与此同时，争取其继任者的竞争愈演愈烈。</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biden-meeting-outgoing-nato-chief-stoltenberg-amid-jockeying-for-his-successor-20230610/7131332.html" text:style-name="Internet_20_link" text:visited-style-name="Visited_20_Internet_20_Link">
https://www.voachinese.com/a/biden-meeting-outgoing-nato-chief-stoltenberg-amid-jockeying-for-his-successor-20230610/7131332.html</text:a>
</text:p>
      <!--NEWS-->
      <text:h text:style-name="P10" text:outline-level="1">
<text:span text:style-name="T4">
法国一文化活动拒绝台湾团体参加</text:span>
</text:h>
      <text:p text:style-name="P4">
Author: None</text:p>
      <text:p text:style-name="P4">
Publisher: Radio Free Asia (Organization)</text:p>
      <text:p text:style-name="P4">
Published Time: 2023-06-10T12:19:13-04:00</text:p>
      <text:p text:style-name="P4">
Modified Time: 2023-06-10T12:1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294294in" draw:z-index="0">
<draw:image xlink:href="../Images/rfamandarin/2023-06-10T12-19-13-04-00/000000.png" xlink:type="simple" xlink:show="embed" xlink:actuate="onLoad" draw:mime-type="image/png"/>
</draw:frame>
 法国里昂国际旗帜节将在2023年9月16日举办 <text:a xlink:type="simple" xlink:href="https://www.rfa.org/mandarin/Xinwen/5-06102023120755.html/@@images/image" text:style-name="Internet_20_link" text:visited-style-name="Visited_20_Internet_20_Link">
</text:a>
网络截图/法国里昂国际旗帜节官网</text:p>
      <text:p text:style-name="P4">
据台湾媒体10日报道，在中国大陆的阻挠下，法国里昂国际旗帜节主办方，已经向台湾一个文化组织明确表示，不能接受它参加这一文化活动的申请。这也暴露了北京对台湾的封锁和打压无处不在。</text:p>
      <text:p text:style-name="P4">
总部设在法国里昂的“里昂台客文化协会”会长杨佩瑜表示，这只是一个“单纯的文化活动，不理解为何拒绝台湾。” 杨佩瑜对活动组织者的决定感到非常惊讶。</text:p>
      <text:p text:style-name="P4">
中央社的报道援引里昂台客文化协会的一位姓黄的先生说，他在去年十月就写信询问申请程序，并递交了申请。主办方表示将会与上届的与会者进行讨论，请他过一段时间再联系。黄先生说，他从今年一月以来多次与主办方联系，但没有得到明确答复。</text:p>
      <text:p text:style-name="P4">
到上个月月底，主办方才在电话中告知已经开会讨论过了，但因中国方面施压，申请被驳回。主办方解释说，参加这次活动的中国团体向他们施加压力，要求阻止里昂台客文化协会参加，否则他们将退出活动。</text:p>
      <text:p text:style-name="P4">
中央社的报道说，中国方面甚至还扬言要报警。主办方向里昂台客文化协会提出，它可以在不使用台湾国旗的条件下登记注册，参加旗帜节活动。</text:p>
      <text:p text:style-name="P4">
国际旗帜节是由里昂市节庆委员会举办的一个每年一次的展示各国和各地区不同文化特色的活动，这次的第十八届里昂国际旗帜节计划在今年九月举行。</text:p>
      <text:p text:style-name="P4">
（责编：梒青）</text:p>
      <text:p text:style-name="P4">
Source: <text:a xlink:type="simple" xlink:href="https://www.rfa.org/mandarin/Xinwen/5-06102023120755.html" text:style-name="Internet_20_link" text:visited-style-name="Visited_20_Internet_20_Link">
https://www.rfa.org/mandarin/Xinwen/5-06102023120755.html</text:a>
</text:p>
      <!--NEWS-->
      <text:h text:style-name="P10" text:outline-level="1">
<text:span text:style-name="T4">
乌克兰军队在南部和东部开展“重要”行动  加拿大总理访问基辅</text:span>
</text:h>
      <text:p text:style-name="P4">
Author: 半岛电视台＋通讯社</text:p>
      <text:p text:style-name="P4">
Publisher: Al Jazeera</text:p>
      <text:p text:style-name="P4">
Published Time: 2023-06-10T13:27:59</text:p>
      <text:p text:style-name="P4">
Modified Time: 2023-06-10T13:27:59</text:p>
      <text:p text:style-name="P4">
Description: 英国军事情报机构10日在推特上指出，在过去的48小时内，乌克兰部队在多个领域内执行了重要的军事行动，并且在某些地区取得了“良好的进展”。</text:p>
      <text:p text:style-name="P4">
Images: ["<text:a xlink:type="simple" xlink:href="https://chinese.aljazeera.net/wp-content/uploads/2023/06/30953843-1682511998-1686403018.jpg" text:style-name="Internet_20_link" text:visited-style-name="Visited_20_Internet_20_Link">
30953843-1682...</text:a>
", "<text:a xlink:type="simple" xlink:href="https://chinese.aljazeera.net/wp-content/uploads/2023/06/image-159-1686368567.jpg" text:style-name="Internet_20_link" text:visited-style-name="Visited_20_Internet_20_Link">
image-159-168...</text:a>
", "<text:a xlink:type="simple" xlink:href="https://chinese.aljazeera.net/wp-content/uploads/2023/06/RTSK8FYC-1686384311-1686403217.jpg" text:style-name="Internet_20_link" text:visited-style-name="Visited_20_Internet_20_Link">
RTSK8FYC-1686...</text:a>
", "<text:a xlink:type="simple" xlink:href="https://chinese.aljazeera.net/wp-content/uploads/2023/06/trudeau-1686393548-1686403267.webp" text:style-name="Internet_20_link" text:visited-style-name="Visited_20_Internet_20_Link">
trudeau-16863...</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12" text:anchor-type="as-char" svg:width="6.9236in" svg:height="4.607775in" draw:z-index="0">
<draw:image xlink:href="../Images/Aljazeera Chinese/2023-06-10T13-27-59/30953843-1682511998-1686403018.jpg" xlink:type="simple" xlink:show="embed" xlink:actuate="onLoad" draw:mime-type="image/jpeg"/>
</draw:frame>
乌克兰领导人表示，其部队目前正专注于战线上的某些地区 (阿纳多卢通讯社)</text:p>
      <text:p text:style-name="P4">
英国军事情报机构描述了乌克兰部队当前在该国南部和东部地区发起的行动，此前，俄罗斯证实乌克兰的反攻已经开始，与此同时，双方之间不断互相发射导弹和无人机。</text:p>
      <text:p text:style-name="P4">
英国军事情报机构10日在推特上指出，在过去的48小时内，乌克兰部队在多个领域内执行了重要的军事行动，并且在某些地区取得了“良好的进展”——成功地穿透了俄罗斯的第一道防线。</text:p>
      <text:p text:style-name="P4">
但是该机构补充称，乌克兰在其他地区的进展较慢。该机构还指出，面对这些袭击，俄罗斯部队的表现各不相同，其中一些部队开展了重大的防御行动，而其他部队则被迫以无组织的方式撤退。</text:p>
      <text:p text:style-name="P4">
另一方面，乌克兰东南军区指挥官表示，他们的部队对扎巴鲁吉亚东南部发动了袭击，并且给俄罗斯军队的4个单位造成了损失。</text:p>
      <text:p text:style-name="P4">
乌克兰总统泽连斯基在9日晚上发表的每日讲话中指出，乌克兰军队正在艰难作战，但却没有提及反攻或是任何特定的军事行动。</text:p>
      <text:p text:style-name="P4">
泽连斯基表示，乌克兰部队目前正专注于一些需要开展特定行动以击败敌人的地区。</text:p>
      <text:p text:style-name="P4">
另一方面，俄罗斯总统普京9日在索契举行的新闻发布会上证实，乌克兰部队自5天前开始发动反攻，但是他又表示，乌克兰部队未能在所有的战线上实现目标，并且蒙受了巨大的损失。</text:p>
      <text:p text:style-name="P4">
<draw:frame draw:style-name="fr1" draw:name="Image113" text:anchor-type="as-char" svg:width="6.9236in" svg:height="3.893114in" draw:z-index="0">
<draw:image xlink:href="../Images/Aljazeera Chinese/2023-06-10T13-27-59/image-159-1686368567.jpg" xlink:type="simple" xlink:show="embed" xlink:actuate="onLoad" draw:mime-type="image/jpeg"/>
</draw:frame>
乌克兰（左）、俄罗斯（右）、居中由上至下：卢甘斯克、顿涅茨克、赫尔松、克里米亚半岛、黑海 (半岛电视台)</text:p>
      <text:h text:style-name="P13" text:outline-level="4">
<text:span text:style-name="T4">
攻击克里米亚</text:span>
</text:h>
      <text:p text:style-name="P4">
随着前线战事的加剧，俄乌双方继续相互发射导弹和无人机，包括俄罗斯在2014年吞并的克里米亚半岛也受到了攻击。</text:p>
      <text:p text:style-name="P4">
克里米亚的亲俄罗斯当局在10日早上宣布，其空中防御系统已经击落了两枚乌克兰弹道导弹而没有受到损失。</text:p>
      <text:p text:style-name="P4">
俄罗斯媒体此前曾报道过在克里米亚上空销毁无人机的消息。</text:p>
      <text:p text:style-name="P4">
<draw:frame draw:style-name="fr1" draw:name="Image114" text:anchor-type="as-char" svg:width="6.9236in" svg:height="5.197196in" draw:z-index="0">
<draw:image xlink:href="../Images/Aljazeera Chinese/2023-06-10T13-27-59/RTSK8FYC-1686384311-1686403217.jpg" xlink:type="simple" xlink:show="embed" xlink:actuate="onLoad" draw:mime-type="image/jpeg"/>
</draw:frame>
其中一架无人机的碎片坠落在敖德萨的一栋住宅楼上 (路透社)</text:p>
      <text:h text:style-name="P13" text:outline-level="4">
<text:span text:style-name="T4">
敖德萨的死亡人数</text:span>
</text:h>
      <text:p text:style-name="P4">
另一方面，乌克兰南方行动司令部宣布，在俄罗斯昨晚通过无人机对南部城市敖德萨发动袭击之后，已有3人死亡。</text:p>
      <text:p text:style-name="P4">
该司令部发言人纳塔利娅·霍米尼克表示，敖德萨的防空系统击落了8架沙赫德无人机以及2枚导弹。</text:p>
      <text:p text:style-name="P4">
发言人在一份声明中补充称，“由于拦截过程，其中一架无人机的碎片落在一座处于较高位置的公寓内，并且引发了火灾。”</text:p>
      <text:p text:style-name="P4">
紧急服务部门表示，共有包括3名儿童在内的27人受伤，但大火很快就被扑灭，并有12人被救出这座建筑。</text:p>
      <text:p text:style-name="P4">
另一方面，乌克兰空军宣布摧毁了俄罗斯部队昨晚对该国发射的2枚导弹和20架由伊朗制造的无人机。</text:p>
      <text:p text:style-name="P4">
乌克兰博尔塔瓦州州长德米特罗·卢宁表示，由于俄罗斯对这个坐落于乌克兰中部的州发动导弹和无人机袭击，当地的米尔戈罗德军事机场的“基础设施和设备受到了一定程度的损害”。</text:p>
      <text:p text:style-name="P4">
卢宁在社交平台上发布的帖子中补充称，这场动用了弹道导弹和巡航导弹的袭击，还给8所房屋以及多部车辆造成了损失。</text:p>
      <text:p text:style-name="P4">
<draw:frame draw:style-name="fr1" draw:name="Image115" text:anchor-type="as-char" svg:width="6.9236in" svg:height="4.612736in" draw:z-index="0">
<draw:image xlink:href="../ConvertedIMGs/Aljazeera Chinese/2023-06-10T13-27-59/trudeau-1686393548-1686403267.png" xlink:type="simple" xlink:show="embed" xlink:actuate="onLoad" draw:mime-type="image/png"/>
</draw:frame>
加拿大总理特鲁多会见部分乌克兰军事人员 (路透)</text:p>
      <text:h text:style-name="P13" text:outline-level="4">
<text:span text:style-name="T4">
特鲁多访问基辅</text:span>
</text:h>
      <text:p text:style-name="P4">
另一方面，加拿大总理贾斯汀·特鲁多在10日访问了乌克兰首都基辅，以重申他对乌克兰抵抗俄罗斯战争的支持。</text:p>
      <text:p text:style-name="P4">
特鲁多前往基辅市中心为纪念战死的士兵建立的纪念碑，并在那里献上鲜花，此外还查看了被摧毁的坦克和军车。</text:p>
      <text:p text:style-name="P4">
作为北约成员国之一，加拿大自2022年2月俄罗斯发起军事行动以来，已经向乌克兰提供了大量的军事和财政援助，同时它也是世界上最大的乌克兰侨民社区所在地之一。</text:p>
      <text:p text:style-name="P4">
Source: <text:a xlink:type="simple" xlink:href="https://chinese.aljazeera.net/news/war-in-ukraine/2023/6/10/%e4%b9%8c%e5%85%8b%e5%85%b0%e5%86%9b%e9%98%9f%e5%9c%a8%e5%8d%97%e9%83%a8%e5%92%8c%e4%b8%9c%e9%83%a8%e5%bc%80%e5%b1%95%e9%87%8d%e8%a6%81%e8%a1%8c%e5%8a%a8%e5%8a%a0%e6%8b%bf%e5%a4%a7" text:style-name="Internet_20_link" text:visited-style-name="Visited_20_Internet_20_Link">
https://chinese.aljazeera.net/news/war-in-ukraine/2023/6/10/%e4%b9%8c%e5%85%8b%e5%85%b0%e5%86%9b%e9%98%9f%e5%9c%a8%e5%8d%97%e9%83%a8%e5%92%8c%e4%b8%9c%e9%83%a8%e5%bc%80%e5%b1%95%e9%87%8d%e8%a6%81%e8%a1%8c%e5%8a%a8%e5%8a%a0%e6%8b%bf%e5%a4%a7</text:a>
</text:p>
      <!--NEWS-->
      <text:h text:style-name="P10" text:outline-level="1">
<text:span text:style-name="T4">
反送中四周年 近千人在台北游行团结挺港</text:span>
</text:h>
      <text:p text:style-name="P4">
Author: None (Language: zh)</text:p>
      <text:p text:style-name="P4">
Publisher: None</text:p>
      <text:p text:style-name="P4">
Time: 2023-06-10T13:38:00Z</text:p>
      <text:p text:style-name="P4">
Description: 数百名活动人士、学生和居住在台湾的香港人周六走上台北街头，呼吁继续支持香港的民主和人权。在台北自由广场上，参加者高喊「光复香港，时代革命」，并合唱《愿荣光归香港》。</text:p>
      <text:p text:style-name="P4">
Videos: []</text:p>
      <text:p text:style-name="P4">
Images: []</text:p>
      <text:p text:style-name="P4">
Subject: 时政风云</text:p>
      <text:p text:style-name="P4">
Subjects: ['谷歌', '香港', '雨伞革命', '一国两制', '香港政改', '专题报道：香港“反送中”抗议']</text:p>
      <text:p text:style-name="P4">
Keywords: ['反送中', '香港', '时代革命', '一国两制', '愿荣光归香港']</text:p>
      <text:p text:style-name="P4">
ID: 65879541</text:p>
      <!--METADATA-->
      <text:p text:style-name="P4">
<text:a xlink:type="simple" xlink:href="https://www.dw.com/zh/overlay/image/article/65879541/65879168" text:style-name="Internet_20_link" text:visited-style-name="Visited_20_Internet_20_Link">
 </text:a>
</text:p>
      <text:p text:style-name="P4">
（德国之声中文网）香港反送中运动将于6月12日届满四周年。本周六（6月10日），近千人在台北参加台湾公民团体和多个国际非政府组织共同举办的「逆风并行再见香港」游行活动，呼吁各界继续关注香港现况。游行合办单位包括香港边城青年、台湾香港协会、台湾人权促进会、国际特赦组织等团体。</text:p>
      <text:p text:style-name="P4">
</text:p>
      <text:p text:style-name="P4">
反送中四周年，台湾民间团体在台北举办挺香港游行</text:p>
      <text:p text:style-name="P4">
尽管雨势断断续续仍不减参加者的热情，游行队伍从台湾大学正门大学广场步行至自由广场牌楼，许多人如同2019年香港反送中抗议者一般穿黑衣参加游行。据主办方之一香港边城青年估计，约有1000人参与了周六的游行活动。</text:p>
      <text:p text:style-name="P4">
在台北自由广场上，参加者高喊「光复香港，时代革命」，敦促人们不忘却香港反送中运动。游行者还合唱了2019年民主抗议活动的非官方颂歌《愿荣光归香港》，这首歌曲已在香港遭禁。</text:p>
      <text:p text:style-name="P4">
</text:p>
      <text:p text:style-name="P4">
参加者手持“反抗极权”标语</text:p>
      <text:p text:style-name="P4">
台湾香港协会理事长桑普对于台湾接受香港移民和民运人士表示感动。桑普呼吁「关心香港，拒绝遗忘」，不遗忘在香港发生过的民主抗议活动，也不要忘记那些仍身陷囹圄的活动人士。他也表示，如今最重要的是共同努力，防止中国渗透入台湾的民主自治。</text:p>
      <text:p text:style-name="P4">
</text:p>
      <text:p text:style-name="P4">
尽管天候不佳，仍有近千人走上台北街头参加游行</text:p>
      <text:p text:style-name="P4">
曾被中国关押长达5年的台湾非政府组织工作者李明哲也现身游行并发表短讲。据中央社报道，李明哲表示，反送中运动不只对香港有影响，对全世界都造成了影响，因为当时香港就是站在全球反中国霸权的第一线、全世界抗中的第一个战场，向世界传达了中国丝毫不遵守承诺的一国两制。报道引述李明哲称：「这种不遵守法治的行为，对内展现的是压迫人权，对外则是漠视所有世界的规则。」</text:p>
      <text:p text:style-name="P4">
</text:p>
      <text:p text:style-name="P4">
6月10日，近千人在台北参加「逆风并行 再见香港」游行活动</text:p>
      <text:p text:style-name="P4">
同样出席了周六游行的「台湾国会香港友好连线」发起人、立委林昶佐表示，尽管在中国政府统治下言论自由紧缩，但香港人与挺港的各国团体持续在国际间游说，提升国际关注度，催生更多国家订定反对中国压迫、声援香港的措施。他指出，继美国、英国、加拿大、澳洲等国制定法案制裁重大违反人权的外国政府官员及其协助者后，台湾日前也通过《入出国及移民法修正案》，跟进限制有严重侵害国际公认人权行为者入境。「期冀在世界民主阵营的合作下，能给予独裁政府更大的压力，并让受压迫的人民得到力量。」</text:p>
      <text:p text:style-name="P4">
1997年英国将香港主权移交中国时，北京政府承诺香港自由「50年不变」。但北京当局不断收紧对香港的控制，多次引发民主抗议。2020年7月，北京出台严苛的《香港国安法》以进一步压制异议。</text:p>
      <text:p text:style-name="P4">
</text:p>
      <text:p text:style-name="P4">
游行参与者呼吁不要忘却曾经发生在香港的事情</text:p>
      <text:p text:style-name="P4">
（德新社、中央社等）</text:p>
      <text:p text:style-name="P4">
Source: <text:a xlink:type="simple" xlink:href="https://www.dw.com/zh/反送中四周年-近千人在台北游行团结挺港/a-65879541" text:style-name="Internet_20_link" text:visited-style-name="Visited_20_Internet_20_Link">
https://www.dw.com/zh/反送中四周年-近千人在台北游行团结挺港/a-65879541?maca=chi-rss-chi-all-1127-rdf</text:a>
</text:p>
      <!--NEWS-->
      <text:h text:style-name="P10" text:outline-level="1">
<text:span text:style-name="T4">
德语媒体：多重危机</text:span>
</text:h>
      <text:p text:style-name="P4">
Author: None (Language: zh)</text:p>
      <text:p text:style-name="P4">
Publisher: None</text:p>
      <text:p text:style-name="P4">
Time: 2023-06-10T13:47:00Z</text:p>
      <text:p text:style-name="P4">
Description: 《新奥斯纳布吕克报》认为，鉴于德中关系正受到多重危机的影响，德方更应该保持双边对话管道的畅通。奥地利《标准报》在刊登金融大鳄索罗斯的客席评论，认为随着俄罗斯在战场上节节失利，紧绷的美中关系有望出现缓和。</text:p>
      <text:p text:style-name="P4">
Videos: []</text:p>
      <text:p text:style-name="P4">
Images: []</text:p>
      <text:p text:style-name="P4">
Subject: 评论分析</text:p>
      <text:p text:style-name="P4">
Subjects: ['俄罗斯', '专题报道：习近平访美', '乌克兰', '南希·佩洛西', '普京', '俄罗斯入侵乌克兰']</text:p>
      <text:p text:style-name="P4">
Keywords: ['德中关系', '中国业务', '中美关系', '俄罗斯', '俄乌战争']</text:p>
      <text:p text:style-name="P4">
ID: 65879562</text:p>
      <!--METADATA-->
      <text:p text:style-name="P4">
<text:a xlink:type="simple" xlink:href="https://www.dw.com/zh/overlay/image/article/65879562/52012922" text:style-name="Internet_20_link" text:visited-style-name="Visited_20_Internet_20_Link">
 </text:a>
</text:p>
      <text:p text:style-name="P4">
德中关系正遭受多重危机的负面影响</text:p>
      <text:p text:style-name="P4">
（德国之声中文网） <text:span text:style-name="T4">
《新奥斯纳布吕克报》</text:span>
 以" <text:a xlink:type="simple" xlink:href="https://www.noz.de/deutschland-welt/meinung/artikel/chinas-wirtschaft-schwaechelt-gefahr-fuer-den-welthandel-44876106" text:style-name="Internet_20_link" text:visited-style-name="Visited_20_Internet_20_Link">
 还可以和中国做生意吗？必须做！</text:a>
"为题，刊发评论指出，中国与俄罗斯的贸易额快速增长，令西方面临一个难题：如何同一个既不是敌人也不是朋友的国家打交道？</text:p>
      <text:p text:style-name="P4">
"作为全球第二大经济体， <text:a xlink:type="simple" xlink:href="https://www.dw.com/zh/zh/美国智库中国没有大规模扩大与俄罗斯的贸易/a-65796772" text:style-name="Internet_20_link" text:visited-style-name="Visited_20_Internet_20_Link">
 中国与俄罗斯的贸易</text:a>
迅猛增长。而在西方，俄罗斯却由于入侵乌克兰而遭到鄙视。如今的德中关系不仅仅由于北京支持莫斯科的姿态而受到了损害。中国对台湾发出的威胁， <text:a xlink:type="simple" xlink:href="https://www.dw.com/zh/zh/德国在哪方面依赖中国脱钩是否可行/a-65492863" text:style-name="Internet_20_link" text:visited-style-name="Visited_20_Internet_20_Link">
德国考虑降低对中国业务的依赖 </text:a>
 ，这些因素都<text:a xlink:type="simple" xlink:href="https://www.dw.com/zh/zh/路透社-德中政府磋商前-柏林无法出台对华战略/a-65709955" text:style-name="Internet_20_link" text:visited-style-name="Visited_20_Internet_20_Link">
 对德中关系构成了压力 </text:a>
 。"</text:p>
      <text:p text:style-name="P4">
"因此，谨慎地选择好未来的道路就更显重要。近年来在双边关系中积累的种种不愉快，不可能在一夜之间消失。但是，确保正在争夺全球主导权的中国不会让世界陷入更多的危机，却非常符合德国以及欧盟的利益。所以，在所有层面上的对华沟通管道都不可以被切断。"</text:p>
      <text:p text:style-name="P4">
</text:p>
      <text:p text:style-name="P4">
俄罗斯在战场上失利，是否有望让中美关系趋向缓和？</text:p>
      <text:p text:style-name="P4">
维也纳出版的 <text:span text:style-name="T4">
《标准报》</text:span>
 以" <text:a xlink:type="simple" xlink:href="https://www.derstandard.at/story/3000000173458/george-soros-kann-die-demokratie-die-polycrisis-ueberleben" text:style-name="Internet_20_link" text:visited-style-name="Visited_20_Internet_20_Link">
 民主国家能否挺过多重危机？</text:a>
 "为题，刊发了由"开放社会基金会"创办人、金融大鳄索罗斯（GeorgeSoros）撰写的客席评论。文章指出，当今世界正面临三大主要危机：难以监管的人工智能正在快速发展、气候变化正愈发严重地威胁生态环境、俄罗斯入侵乌克兰给全世界带来了严重的负面冲击。不过，索罗斯认为，相比前两个危机，俄乌战争的形势并没有早前预期的那么糟糕，<text:a xlink:type="simple" xlink:href="https://www.dw.com/zh/zh/泽连斯基乌克兰已做好反攻准备/a-65816464" text:style-name="Internet_20_link" text:visited-style-name="Visited_20_Internet_20_Link">
 乌克兰有望展开成功的反击 </text:a>
 。</text:p>
      <text:p text:style-name="P4">
"俄罗斯的许多地方本来就已经在普京总统的专制统治之下出现了不安情绪。而战场上的最新进展更有可能让俄罗斯民众彻底背离普京。普京复活沙俄帝国的美梦届时将会破灭，再也无法对欧洲以及全世界构成威胁。"</text:p>
      <text:p text:style-name="P4">
"如果俄乌战争能够结束，全世界就会得到一次积极的冲击。美国总统拜登也会因此得到缓和美中紧张局势的契机。目前，中国自身正在经历经济降温，这有可能让习近平更倾向于和美国达成谅解。拜登并不寻求更迭中国政权，他只不过想要巩固台海现状而已。"</text:p>
      <text:p text:style-name="P4">
"如果俄罗斯在乌克兰战场战败、 <text:a xlink:type="simple" xlink:href="https://www.dw.com/zh/zh/布林肯预计18日访华-着眼管控风险/a-65878688" text:style-name="Internet_20_link" text:visited-style-name="Visited_20_Internet_20_Link">
 中美关系缓和 </text:a>
，全球各国政府都会有更多的空间去聚焦于气候保护，毕竟人类文明正面临毁灭之威胁。然而，通向这一目标的，只有一条狭窄而曲折的道路。所以，民主国家是否能够挺过多重危机，依然是一个问号。"</text:p>
      <text:p text:style-name="P4">
<text:span text:style-name="T5">
摘编自其他媒体的内容，不代表德国之声的立场或观点。</text:span>
</text:p>
      <text:p text:style-name="P4">
Source: <text:a xlink:type="simple" xlink:href="https://www.dw.com/zh/德语媒体：多重危机/a-65879562" text:style-name="Internet_20_link" text:visited-style-name="Visited_20_Internet_20_Link">
https://www.dw.com/zh/德语媒体：多重危机/a-65879562?maca=chi-rss-chi-all-1127-rdf</text:a>
</text:p>
      <!--NEWS-->
      <text:h text:style-name="P10" text:outline-level="1">
<text:span text:style-name="T4">
特朗普：特别检察官史密斯是“特朗普憎恨者”</text:span>
</text:h>
      <text:p text:style-name="P4">
Author: 联合早报 (Person)</text:p>
      <text:p text:style-name="P4">
Publisher: 联合早报 (Organization)</text:p>
      <text:p text:style-name="P4">
Published Time: 2023-06-10T13:50</text:p>
      <text:p text:style-name="P4">
Modified Time: 2023-06-10T14:25</text:p>
      <text:p text:style-name="P4">
Description: 因机密文件案面对37项联邦刑事罪名的美国前总统特朗普，直斥特别检察官史密斯为“特朗普憎恨者”。英国广播公司（BBC）报道，美国司法部星期五（6月9日）解封特朗普机密文件案的起诉书后...</text:p>
      <text:p text:style-name="P4">
Videos: []</text:p>
      <text:p text:style-name="P4">
Audios: []</text:p>
      <text:p text:style-name="P4">
Images: []</text:p>
      <text:p text:style-name="P4">
Type: NewsArticle</text:p>
      <text:p text:style-name="P4">
Breadcrumbs: ['即时', '国际']</text:p>
      <text:p text:style-name="P4">
Keywords: ['美国', '特朗普', '起诉', '拜登']</text:p>
      <!--METADATA-->
      <text:p text:style-name="P4">
因机密文件案 <text:a xlink:type="simple" xlink:href="https://www.zaobao.com/realtime/world/story20230610-1402905" text:style-name="Internet_20_link" text:visited-style-name="Visited_20_Internet_20_Link">
 面对37项联邦刑事罪名</text:a>
 的美国前总统 <text:a xlink:type="simple" xlink:href="https://www.zaobao.com/keywords/te-lang-pu" text:style-name="Internet_20_link" text:visited-style-name="Visited_20_Internet_20_Link">
 特朗普</text:a>
 ，直斥特别检察官史密斯为“特朗普憎恨者”。</text:p>
      <text:p text:style-name="P4">
英国广播公司（BBC）报道，美国司法部星期五（6月9日）解封特朗普机密文件案的起诉书后，特朗普在自家社交媒体平台TruthSocial猛烈攻击负责调查他的案件的史密斯。</text:p>
      <text:p text:style-name="P4">
特朗普在TruthSocial帖了一张史密斯的照片，称史密斯“是特朗普憎恨者——一个精神有问题的变态人（psycho），根本不应该让他处理任何与‘司法’有关的案件”。</text:p>
      <text:p text:style-name="P4">
特朗普对史密斯的人身攻击，与他对曼哈顿地区检察官布拉格（Alvin Bragg）的人身攻击如出一辙。</text:p>
      <text:p text:style-name="P4">
布拉格是特朗普2016年竞选总统期间向色情片女星丹尼尔斯支付封口费一案的检察官。负责审理封口费案的法官日前警告特朗普和他的律师，不得在社媒平台上攻击检察官。</text:p>
      <text:p text:style-name="P4">
特朗普星期五还发了另一条贴文，要求知道为什么总统拜登没有因为他在奥巴马任内担任副总统时，不当收藏机密文件而被起诉。</text:p>
      <text:p text:style-name="P4">
去年11月，拜登的私人律师在智库“宾夕法尼亚拜登外交和全球参与中心”的办公室内，发现一批拜登担任副总统期间的机密文件，并向国家档案馆通报此事和交出文件。</text:p>
      <text:p text:style-name="P4">
过后在拜登家里也发现了几张带有机密标记的文件。拜登当时承诺，他和他的团队会全力配合针对这起事件的调查。</text:p>
      <text:p text:style-name="P4">
今年1月，特朗普任内副总统彭斯的家中也发现了少量的机密文件。</text:p>
      <text:p text:style-name="P4">
美国司法部对拜登和彭斯处理机密文件事宜展开调查，司法部刚在6月2日结束对彭斯的机密文件调查，根据调查“结果”，不会对彭斯提出任何指控。</text:p>
      <text:p text:style-name="P4">
Source: <text:a xlink:type="simple" xlink:href="https://www.zaobao.com.sg/realtime/world/story20230610-1402960" text:style-name="Internet_20_link" text:visited-style-name="Visited_20_Internet_20_Link">
https://www.zaobao.com.sg/realtime/world/story20230610-1402960</text:a>
</text:p>
      <!--NEWS-->
      <text:h text:style-name="P10" text:outline-level="1">
<text:span text:style-name="T4">
研究：前职业足球员罹失智症机率远高于一般人</text:span>
</text:h>
      <text:p text:style-name="P4">
Publisher: 法新社</text:p>
      <text:p text:style-name="P4">
Published Time: 2023-06-10T14:02:06+00:00</text:p>
      <text:p text:style-name="P4">
Modified Time: 2023-06-10T13:50:01+00:00</text:p>
      <text:p text:style-name="P4">
Description: （法新社伦敦10日电） 英国的英格兰足球总会和职业足球员协会（Professional Footballers' Associ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3.617581in" draw:z-index="0">
<draw:image xlink:href="../Images/rficn/2023-06-10T14-02-06-00-00/000000.png" xlink:type="simple" xlink:show="embed" xlink:actuate="onLoad" draw:mime-type="image/png"/>
</draw:frame>
</text:p>
      <text:p text:style-name="P4">
这项由英国诺丁罕大学（University of Nottingham）进行的研究得出的结果，支持先前研究显示前足球员可能有较高机率罹患神经认知疾病的发现。</text:p>
      <text:p text:style-name="P4">
新报告指称，研究调查的退休职业足球员当中，有2.8%的人通报经医学诊断出罹患失智症或其他神经认知疾病，相较一般人口当中仅0.9%罹患这类疾病。</text:p>
      <text:p text:style-name="P4">
英格兰足球总会（English Football Association, FA）医疗长考伊（CharlotteCowie）表示：「这项『英国退休足球员脚和踝关节退化性关节炎和认知障碍研究』（The FOCUSstudy）是和参与研究的特定一群前职业足球员合作，能够检视他们的脑部健康情况。研究结果支持先前『足球运动对终身健康与失智风险研究』（The FIELDstudy）结论，也就是前职业足球员罹患神经认知疾病的风险比一般人高。」</text:p>
      <text:p text:style-name="P4">
考伊坦言：「这是我们这项运动一块极度棘手领域。但我们承诺会与我们的利害关系人共同合作，来透过进一步的医学和专家分析协助我们增加这方面的知识。」</text:p>
      <text:p text:style-name="P4">
英格兰足球总会过去不断遭倡议人士批评未采取充分行动，来援助现正承受神经认知疾病之苦的前球员。</text:p>
      <text:p text:style-name="P4">
英格兰足球总会则表示，他们已开始实施「领先业界」的脑震荡指导方针，包括限制头锤练习及禁止12岁以下球员不必要的头锤。</text:p>
      <text:p text:style-name="P4">
自从美国职业美式足球联盟NFL在2015年以10亿美元（约新台币307亿元）与数千名出现神经疾病的前球员达成诉讼和解后，运动界对于脑震荡风险的认知已逐渐提高，世界各地包括足球、橄榄球和板球等运动的球队联盟和球员工会，纷纷加强各自的脑震荡规范。（译者：张正芊/核稿：严思祺）</text:p>
      <text:p text:style-name="P4">
Source: <text:a xlink:type="simple" xlink:href="https://www.rfi.fr/cn/%E8%BF%90%E5%8A%A8%E5%A4%A9%E5%9C%B0/20230610-%E7%A0%94%E7%A9%B6-%E5%89%8D%E8%81%8C%E4%B8%9A%E8%B6%B3%E7%90%83%E5%91%98%E7%BD%B9%E5%A4%B1%E6%99%BA%E7%97%87%E6%9C%BA%E7%8E%87%E8%BF%9C%E9%AB%98%E4%BA%8E%E4%B8%80%E8%88%AC%E4%BA%BA" text:style-name="Internet_20_link" text:visited-style-name="Visited_20_Internet_20_Link">
https://www.rfi.fr/cn/%E8%BF%90%E5%8A%A8%E5%A4%A9%E5%9C%B0/20230610-%E7%A0%94%E7%A9%B6-%E5%89%8D%E8%81%8C%E4%B8%9A%E8%B6%B3%E7%90%83%E5%91%98%E7%BD%B9%E5%A4%B1%E6%99%BA%E7%97%87%E6%9C%BA%E7%8E%87%E8%BF%9C%E9%AB%98%E4%BA%8E%E4%B8%80%E8%88%AC%E4%BA%BA</text:a>
</text:p>
      <!--NEWS-->
      <text:h text:style-name="P10" text:outline-level="1">
<text:span text:style-name="T4">
躺平还是“润”？中国年轻人面对严酷就业现实</text:span>
</text:h>
      <text:p text:style-name="P4">
Author: None (Language: zh)</text:p>
      <text:p text:style-name="P4">
Publisher: None</text:p>
      <text:p text:style-name="P4">
Time: 2023-06-10T14:17:00Z</text:p>
      <text:p text:style-name="P4">
Description: 中国的青年人失业率已经达到历史最高水平。对于很多迷茫的年轻人来说，他们面前的选择不是“躺平”，就是“润”到国外。</text:p>
      <text:p text:style-name="P4">
Videos: []</text:p>
      <text:p text:style-name="P4">
Images: []</text:p>
      <text:p text:style-name="P4">
Subject: 时政风云</text:p>
      <text:p text:style-name="P4">
Subjects: []</text:p>
      <text:p text:style-name="P4">
Keywords: ['专题报道：中国经济何处去？']</text:p>
      <text:p text:style-name="P4">
ID: 65879593</text:p>
      <!--METADATA-->
      <text:p text:style-name="P4">
<text:a xlink:type="simple" xlink:href="https://www.dw.com/zh/overlay/image/article/65879593/64828207" text:style-name="Internet_20_link" text:visited-style-name="Visited_20_Internet_20_Link">
 </text:a>
</text:p>
      <text:p text:style-name="P4">
中国青年失业率达到历史最高</text:p>
      <text:p text:style-name="P4">
（德国之声中文网）对于安妮（化名）和很多其他年轻人来说，在中国大城市生存就像是永无止境的挣扎。</text:p>
      <text:p text:style-name="P4">
“年轻人现在特别难找工作，收入水平也开始下降”，这位不愿意透露全名的年轻女性对德国之声记者表示。</text:p>
      <text:p text:style-name="P4">
尽管自从去年年底，中国政府放弃严格的清零防疫政策之后，经济整体状况已经有所恢复，但是 <text:a xlink:type="simple" xlink:href="https://www.dw.com/zh/zh/青年失业率居高不下-靠孔乙己脱长衫解决/a-65732307" text:style-name="Internet_20_link" text:visited-style-name="Visited_20_Internet_20_Link">
 青年失业率</text:a>
仍然处于历史最高水平。官方统计数据显示，今年4月，在16岁到24岁的群体中有大约20.4%处于失业状态。与整体就业人口5.2%的失业率相比，年轻群体的失业率几乎是四倍之高。</text:p>
      <text:p text:style-name="P4">
此外，随着毕业季的到来，数以百万计的大学毕业生也将进入就业市场。</text:p>
      <text:p text:style-name="P4">
“在未来几年里，中国年轻人失业问题可能只会变得越来越严重”，“中国褐皮书”（China Beige Book）的执行董事谢扎德·卡齐（ShehzadQazi）表示。这家总部位于纽约的机构致力于提供有关中国经济的独立调查数据。</text:p>
      <text:p text:style-name="P4">
</text:p>
      <text:p text:style-name="P4">
根据中国教育部统计，2023年中国高校毕业生预计超过1100万人</text:p>
      <text:p text:style-name="P4">
在过去20年里，中国一直保持着经济的持续增长。然而随着经济发展模式从低成本加工业为主转向以高科技和服务型产业为支柱，年轻人的失业率以高于其它年龄段人群的速度在不断上升。</text:p>
      <text:p text:style-name="P4">
产生负面效应的因素还有一个，那就是在疫情期间，中国政府对科技、教育、娱乐和房地产等行业进行了打击整顿，旨在加强国家对于大型企业的控制力。这导致包括腾讯、阿里巴巴、新浪等在内的科技业巨头在最近几个月里都宣布大幅裁员——而这些企业往往是以接受过高等教育的年轻人为就业主力军。</text:p>
      <text:h text:style-name="P12" text:outline-level="3">
<text:span text:style-name="T4">
新冠疫情对服务业造成打击</text:span>
</text:h>
      <text:p text:style-name="P4">
对于数以百万计的 <text:a xlink:type="simple" xlink:href="https://www.dw.com/zh/zh/毕业即失业-中国年轻人失业率居高不下/a-64834417" text:style-name="Internet_20_link" text:visited-style-name="Visited_20_Internet_20_Link">
 年轻大学毕业生 </text:a>
来说，缺乏吸引人的就业机会成为他们不得不面对的残酷现实。</text:p>
      <text:p text:style-name="P4">
“很多人在疫情期间丢了工作，而当他们现在尝试去在商业、金融、媒体和科技行业去寻找类似的工作时，他们会发现很多薪水丰厚的职位都是为那些已经有了几年工作经验的人准备的“，安妮告诉德国之声。</text:p>
      <text:p text:style-name="P4">
根据美国投资银行高盛的调查研究，在经济下行阶段，年轻人更容易受到波及，因为他们的工作经验相对更少。在中国，这一劣势又因为新冠疫情而雪上加霜，服务业受到的打击尤为严重。</text:p>
      <text:h text:style-name="P12" text:outline-level="3">
<text:span text:style-name="T4">
“体面的工作”越来越少</text:span>
</text:h>
      <text:p text:style-name="P4">
上述高盛的报告也提到，大学毕业生在高等院校学习所获得的技能常常与企业雇主所需要的技能存在偏差。这一现象在教育和体育等行业尤其明显。</text:p>
      <text:p text:style-name="P4">
还有一些专家指出，缺乏“体面工作”的现象在中国和世界其他国家都普遍存在。“人们经常说，大学毕业生不想去工厂工作，但是中国乃至全世界目前的趋势就是，体面的工作越来越少——这是指可以提供较高的工作保障、薪酬和福利待遇也都较为丰厚、可以让年轻人在大城市立足生活的就业岗位”，以中国劳动力市场发展为研究重心的康奈尔大学教授弗里德曼（EliFriedman）指出。</text:p>
      <text:p text:style-name="P4">
文森特（化名）是一名20来岁的中国年轻人，他对德国之声记者讲述道，自从疫情开始，很多企业都要求雇员加长工时，但是同时却要削减工资或者不再涨工资。面对这样的变化，他的朋友中很多人选择放弃奋斗，直接躺平。还有一些人在酝酿着“润”到国外。</text:p>
      <text:h text:style-name="P12" text:outline-level="3">
<text:span text:style-name="T4">
“润”文化折射出对体制的质疑</text:span>
</text:h>
      <text:p text:style-name="P4">
为了降低青年失业率， <text:a xlink:type="simple" xlink:href="https://www.dw.com/zh/zh/降薪招致抗议中央抓就业中国经济的艰难日子来了/a-65606559" text:style-name="Internet_20_link" text:visited-style-name="Visited_20_Internet_20_Link">
 中国政府出台了一份十五点计划</text:a>
，其中包括为年轻人提供职业培训，许诺国有企业增加就业岗位，以及支持年轻人创业等等。</text:p>
      <text:p text:style-name="P4">
“中国褐皮书”的执行董事卡齐表示，这些措施都是重要的，但是北京也需要聚焦于恢复私营企业和中小企业的活力，这样才能创造更多的投资和就业。</text:p>
      <text:p text:style-name="P4">
虽然年轻人失业似乎不太会给中国政府构成政治威胁，但是专家们一致认为，一些城市年轻人可能会意识到，在当今的中国，“国家权力是没有限制的”。</text:p>
      <text:p text:style-name="P4">
康奈尔大学的弗里德曼教授指出，年轻人急于“润”出国外的冲动，可能也表明他们对于中国的政治体制缺乏信心。“如果他们对于体系的稳定性缺乏信心，同时又感到自己没有任何改变现状的能力，那么离开可能就是对这种情况的理性反应。”</text:p>
      <text:p text:style-name="P4">
Source: <text:a xlink:type="simple" xlink:href="https://www.dw.com/zh/躺平还是-润-？中国年轻人面对严酷就业现实/a-65879593" text:style-name="Internet_20_link" text:visited-style-name="Visited_20_Internet_20_Link">
https://www.dw.com/zh/躺平还是-润-？中国年轻人面对严酷就业现实/a-65879593?maca=chi-rss-chi-all-1127-rdf</text:a>
</text:p>
      <!--NEWS-->
      <text:h text:style-name="P10" text:outline-level="1">
<text:span text:style-name="T4">
德教师协会主席：小学应取缔英语课</text:span>
</text:h>
      <text:p text:style-name="P4">
Author: None (Language: zh)</text:p>
      <text:p text:style-name="P4">
Publisher: None</text:p>
      <text:p text:style-name="P4">
Time: 2023-06-10T14:23:00Z</text:p>
      <text:p text:style-name="P4">
Description: 德国教师协会主席认为，小学生应该专注于德语和数学科目，而不是英语。他发布这番表态之前，国际小学阅读调查IGLU公布了测试结果，其中显示，与许多其他国家同龄人相比，德国小学生的表现差强人意。</text:p>
      <text:p text:style-name="P4">
Videos: []</text:p>
      <text:p text:style-name="P4">
Images: []</text:p>
      <text:p text:style-name="P4">
Subject: 德国新闻</text:p>
      <text:p text:style-name="P4">
Subjects: ['德语']</text:p>
      <text:p text:style-name="P4">
Keywords: ['德国教育', '英语课程', '小学', '德语']</text:p>
      <text:p text:style-name="P4">
ID: 65879706</text:p>
      <!--METADATA-->
      <text:p text:style-name="P4">
<text:a xlink:type="simple" xlink:href="https://www.dw.com/zh/overlay/image/article/65879706/65649095" text:style-name="Internet_20_link" text:visited-style-name="Visited_20_Internet_20_Link">
 </text:a>
</text:p>
      <text:p text:style-name="P4">
四分之一的德国四年级学生不能完成正常阅读</text:p>
      <text:p text:style-name="P4">
（德国之声中文网）德国教师协会主席迈丁格（Heinz-PeterMeidinger）认为，德国小学应该取消英语课，老师应该拿这个课程段用于提高孩子的德语阅读和数学能力。</text:p>
      <text:p text:style-name="P4">
本周五（6月9日）接受德广联ARD采访时候指出，把英语课作为小学的重点科目是错误的设置。"我们认为，英语课可有可无的，可以把教学重点放在阅读课等等上面……小学教育，我们必须更加关注一些基础知识，比如阅读、写作和算术"。</text:p>
      <text:p text:style-name="P4">
</text:p>
      <text:p text:style-name="P4">
德国教师协会主席迈丁格</text:p>
      <text:p text:style-name="P4">
这个建议从何而来？</text:p>
      <text:p text:style-name="P4">
迈丁格的表态是在上个月国际小学阅读调查（IGLU）之后提出的。测试结果显示，与许多其他国家的同龄人相比，德国小学生的表现差强人意。 <text:a xlink:type="simple" xlink:href="https://www.dw.com/zh/zh/德国四年级小学生阅读能力下降/a-65647318" text:style-name="Internet_20_link" text:visited-style-name="Visited_20_Internet_20_Link">
四分之一的德国四年级学生不能完成正常阅读 </text:a>
 。</text:p>
      <text:p text:style-name="P4">
去年四年级学生中进行的另一项测试教育趋势报告IQB结果显示，儿童的数学和语文能力明显恶化。迈丁格说，在某些情况下可以保留小学生的英语课。然而，他认为，在70%至90%的学生有移民背景、几乎没有足够德语水平的学校，注重德语而不是英语更有意义。</text:p>
      <text:p text:style-name="P4">
延伸阅读: <text:a xlink:type="simple" xlink:href="https://www.dw.com/zh/zh/如果讲一口纯正的德式英语/a-54348689" text:style-name="Internet_20_link" text:visited-style-name="Visited_20_Internet_20_Link">
 如果讲一口纯正的“德式英语” ？ </text:a>
</text:p>
      <text:p text:style-name="P4">
(法新社，德新社)</text:p>
      <text:p text:style-name="P4">
Source: <text:a xlink:type="simple" xlink:href="https://www.dw.com/zh/德教师协会主席：小学应取缔英语课/a-65879706" text:style-name="Internet_20_link" text:visited-style-name="Visited_20_Internet_20_Link">
https://www.dw.com/zh/德教师协会主席：小学应取缔英语课/a-65879706?maca=chi-rss-chi-all-1127-rdf</text:a>
</text:p>
      <!--NEWS-->
      <text:h text:style-name="P10" text:outline-level="1">
<text:span text:style-name="T4">
高温酿祸 香港双黄色小鸭展剩一只撑场</text:span>
</text:h>
      <text:p text:style-name="P4">
Publisher: 法新社</text:p>
      <text:p text:style-name="P4">
Published Time: 2023-06-10T14:32:06+00:00</text:p>
      <text:p text:style-name="P4">
Modified Time: 2023-06-10T14:05:02+00:00</text:p>
      <text:p text:style-name="P4">
Description: （法新社香港10日电） 荷兰艺术家霍夫曼的大型充气装置「黄色小鸭」成双成对重返香港，其中一只小鸭却因气温过高导致外皮出现异常，主办单位今天泄气检查，使得维多利亚港只剩一只鸭独撑场面。</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6-10T14-32-06-00-00/000000.png" xlink:type="simple" xlink:show="embed" xlink:actuate="onLoad" draw:mime-type="image/png"/>
</draw:frame>
</text:p>
      <text:p text:style-name="P4">
曾在世界掀起旋风的霍夫曼（FlorentijnHofman）「黄色小鸭」高18公尺，这次睽违10年重返香港，且一次展出2只，作品命名为「橡皮鸭二重畅」，据霍夫曼说法是取「好事成双」之意。展期预定2周。</text:p>
      <text:p text:style-name="P4">
香港今天气温达到摄氏33度。主办单位在官方Instagram帐号发文写道：「下午一时多，现场工作人员按程序进入其中一只橡皮鸭内进行例行检查时，发现橡皮鸭皮因天气炎热气压上升而绷紧。由于维修船只到场需时，经商讨后，决定松开接驳缝线即时放气避免风险，并安排船只运回船厂修补。」</text:p>
      <text:p text:style-name="P4">
声明还说，另一只橡皮鸭也进行检查，暂时未发现异常，展览会如期继续进行。</text:p>
      <text:p text:style-name="P4">
Source: <text:a xlink:type="simple" xlink:href="https://www.rfi.fr/cn/%E7%BC%A4%E7%BA%B7%E4%B8%96%E7%95%8C/20230610-%E9%AB%98%E6%B8%A9%E9%85%BF%E7%A5%B8-%E9%A6%99%E6%B8%AF%E5%8F%8C%E9%BB%84%E8%89%B2%E5%B0%8F%E9%B8%AD%E5%B1%95%E5%89%A9%E4%B8%80%E5%8F%AA%E6%92%91%E5%9C%BA" text:style-name="Internet_20_link" text:visited-style-name="Visited_20_Internet_20_Link">
https://www.rfi.fr/cn/%E7%BC%A4%E7%BA%B7%E4%B8%96%E7%95%8C/20230610-%E9%AB%98%E6%B8%A9%E9%85%BF%E7%A5%B8-%E9%A6%99%E6%B8%AF%E5%8F%8C%E9%BB%84%E8%89%B2%E5%B0%8F%E9%B8%AD%E5%B1%95%E5%89%A9%E4%B8%80%E5%8F%AA%E6%92%91%E5%9C%BA</text:a>
</text:p>
      <!--NEWS-->
      <text:h text:style-name="P10" text:outline-level="1">
<text:span text:style-name="T4">
东京羽田机场疑发生冲撞无人伤 泰航客机一机翼似折断</text:span>
</text:h>
      <text:p text:style-name="P4">
Author: 联合早报 (Person)</text:p>
      <text:p text:style-name="P4">
Publisher: 联合早报 (Organization)</text:p>
      <text:p text:style-name="P4">
Published Time: 2023-06-10T14:54</text:p>
      <text:p text:style-name="P4">
Modified Time: 2023-06-10T14:58</text:p>
      <text:p text:style-name="P4">
Description: 日本放送协会（NHK）报道，东京羽田机场两架客机在一条滑行道附近疑似相冲撞，没有人在这起事件中受伤。路透社报道，NHK的视频画面显示机场地面有一架长荣航空飞机和一架泰国航空飞机。泰...</text:p>
      <text:p text:style-name="P4">
Videos: []</text:p>
      <text:p text:style-name="P4">
Audios: []</text:p>
      <text:p text:style-name="P4">
Images: []</text:p>
      <text:p text:style-name="P4">
Type: NewsArticle</text:p>
      <text:p text:style-name="P4">
Breadcrumbs: ['即时', '国际']</text:p>
      <text:p text:style-name="P4">
Keywords: ['日本', '东京', '羽田机场', '飞机']</text:p>
      <!--METADATA-->
      <text:p text:style-name="P4">
日本放送协会（NHK）报道，东京羽田机场两架客机在一条滑行道附近疑似相冲撞，没有人在这起事件中受伤。</text:p>
      <text:p text:style-name="P4">
路透社报道，NHK的视频画面显示机场地面有一架长荣航空飞机和一架泰国航空飞机。泰航客机的一个机翼看似已折断，跑道附近地面似乎有些碎片。</text:p>
      <text:p text:style-name="P4">
这起事件发生在星期六（6月10日）上午11时左右（新加坡时间星期六上午10时左右）。早前报道指羽田机场关闭了一条跑道，两架飞机的机身没有明显损坏痕迹。</text:p>
      <text:p text:style-name="P4">
日本交通部没有立即回应置评请求。</text:p>
      <text:p text:style-name="P4">
Source: <text:a xlink:type="simple" xlink:href="https://www.zaobao.com.sg/realtime/world/story20230610-1402968" text:style-name="Internet_20_link" text:visited-style-name="Visited_20_Internet_20_Link">
https://www.zaobao.com.sg/realtime/world/story20230610-1402968</text:a>
</text:p>
      <!--NEWS-->
      <text:h text:style-name="P10" text:outline-level="1">
<text:span text:style-name="T4">
凯利下周见慕尤丁 交代是否加入土团党</text:span>
</text:h>
      <text:p text:style-name="P4">
Author: 联合早报 (Person)</text:p>
      <text:p text:style-name="P4">
Publisher: 联合早报 (Organization)</text:p>
      <text:p text:style-name="P4">
Published Time: 2023-06-10T15:15</text:p>
      <text:p text:style-name="P4">
Modified Time: 2023-06-10T15:15</text:p>
      <text:p text:style-name="P4">
Description: 马来西亚前卫生部长凯利下周与土著团结党主席慕尤丁见面，向慕尤丁说明他是否决定加入土团党。“当今大马”引述《星报》报道，凯利在与前巫统宣传主任沙刘主持的播客清谈节目中透露，他下周和慕...</text:p>
      <text:p text:style-name="P4">
Videos: []</text:p>
      <text:p text:style-name="P4">
Audios: []</text:p>
      <text:p text:style-name="P4">
Images: []</text:p>
      <text:p text:style-name="P4">
Type: NewsArticle</text:p>
      <text:p text:style-name="P4">
Breadcrumbs: ['即时', '国际']</text:p>
      <text:p text:style-name="P4">
Keywords: ['马来西亚', '凯利', '土著团结党', '慕尤丁', '巫统']</text:p>
      <!--METADATA-->
      <text:p text:style-name="P4">
马来西亚前卫生部长凯利下周与土著团结党主席慕尤丁见面，向慕尤丁说明他是否决定加入土团党。</text:p>
      <text:p text:style-name="P4">
“当今大马”引述《星报》报道，凯利在与前巫统宣传主任沙刘主持的播客清谈节目中透露，他下周和慕尤丁见面，与慕尤丁邀请他入党有关。</text:p>
      <text:p text:style-name="P4">
凯利没有提供其他详情或两人的见面日期。</text:p>
      <text:p text:style-name="P4">
凯利在播客节目中还说，他近期与前国防部高级部长希山慕丁会面无关政治，也不涉及任何阴谋。“我认识希山慕丁很久了。我是通过他参政的，因为是他带我加入巫统的。”</text:p>
      <text:p text:style-name="P4">
凯利说，他告诉希山慕丁，他将和慕尤丁会面，让慕尤丁知道他是否决定加入土团党。</text:p>
      <text:p text:style-name="P4">
今年1月27日，巫统最高理事会大举“清党”开除44名党员，其中就包括凯利，希山慕丁则是被冻结党籍六年的其中一人。</text:p>
      <text:p text:style-name="P4">
慕尤丁上个月亲口证实，土团党正在游说凯利入党，而且他一入党就会受委最高理事。</text:p>
      <text:p text:style-name="P4">
尽管有多个政党向凯利招手，但凯利日前说，加入他党需要诸多适应，他也考虑组建新党。</text:p>
      <text:p text:style-name="P4">
Source: <text:a xlink:type="simple" xlink:href="https://www.zaobao.com.sg/realtime/world/story20230610-1403073" text:style-name="Internet_20_link" text:visited-style-name="Visited_20_Internet_20_Link">
https://www.zaobao.com.sg/realtime/world/story20230610-1403073</text:a>
</text:p>
      <!--NEWS-->
      <text:h text:style-name="P10" text:outline-level="1">
<text:span text:style-name="T4">
研究：到下世纪全球逾四分三珊瑚或因气候变化患病</text:span>
</text:h>
      <text:p text:style-name="P4">
Author: 联合早报 (Person)</text:p>
      <text:p text:style-name="P4">
Publisher: 联合早报 (Organization)</text:p>
      <text:p text:style-name="P4">
Published Time: 2023-06-10T15:25</text:p>
      <text:p text:style-name="P4">
Modified Time: 2023-06-10T15:25</text:p>
      <text:p text:style-name="P4">
Description: 澳大利亚新南威尔士大学的一项研究认为，随着气候变化导致的海洋温度升高，到下个世纪全球超过四分之三的珊瑚或将患病，严重影响海洋生态系统。新华社报道，与白化不同，珊瑚病是由于珊瑚的免疫...</text:p>
      <text:p text:style-name="P4">
Videos: []</text:p>
      <text:p text:style-name="P4">
Audios: []</text:p>
      <text:p text:style-name="P4">
Images: []</text:p>
      <text:p text:style-name="P4">
Type: NewsArticle</text:p>
      <text:p text:style-name="P4">
Breadcrumbs: ['即时', '国际']</text:p>
      <text:p text:style-name="P4">
Keywords: ['研究', '气候变化', '海洋']</text:p>
      <!--METADATA-->
      <text:p text:style-name="P4">
澳大利亚新南威尔士大学的一项研究认为，随着气候变化导致的海洋温度升高，到下个世纪全球超过四分之三的珊瑚或将患病，严重影响海洋生态系统。</text:p>
      <text:p text:style-name="P4">
新华社报道，与白化不同，珊瑚病是由于珊瑚的免疫系统受到损害而产生，大多数患病珊瑚会死亡。随着珊瑚的死亡，整个珊瑚礁的生态系统都会受到影响。</text:p>
      <text:p text:style-name="P4">
澳洲研究分析了全球关于珊瑚健康的108项研究，将珊瑚患病情况与同期海洋表面温度的变化数据相对比。研究人员发现，珊瑚的患病率随着海洋温度的升高而增加。在截至2018年的25年里，全球珊瑚患病率增加了两倍，达到9.92%。</text:p>
      <text:p text:style-name="P4">
这一研究的模型预测，按照目前的升温趋势，在最糟糕的情况下，2100年全球珊瑚患病率将达到76.8%。</text:p>
      <text:p text:style-name="P4">
研究人员说，珊瑚是一种敏感的生物，海水的温度、盐度和水质都会影响珊瑚的生存。海洋温度升高会使珊瑚“感到压力”，免疫系统受到影响，同时海洋温度升高也增强了真菌和细菌等病原体的繁殖能力，增加了珊瑚被感染的风险。</text:p>
      <text:p text:style-name="P4">
领导这一研究的新南威尔士大学生物、地球和环境科学学院博士研究生伯克说，珊瑚礁在海洋生态系统中发挥重要作用，同渔业和旅游业的发展也息息相关。珊瑚病是全球珊瑚死亡和珊瑚礁退化的重要原因，这一研究的模型显示，即使海洋以更保守的速度升温，情况也会继续恶化。这也再次凸显了迅速采取行动减缓气候变暖的重要性。</text:p>
      <text:p text:style-name="P4">
澳洲新南威尔士大学的研究已发表在《生态学通讯》月刊上。</text:p>
      <text:p text:style-name="P4">
Source: <text:a xlink:type="simple" xlink:href="https://www.zaobao.com.sg/realtime/world/story20230610-1403074" text:style-name="Internet_20_link" text:visited-style-name="Visited_20_Internet_20_Link">
https://www.zaobao.com.sg/realtime/world/story20230610-1403074</text:a>
</text:p>
      <!--NEWS-->
      <text:h text:style-name="P10" text:outline-level="1">
<text:span text:style-name="T4">
达赖喇嘛会见诺贝尔和平奖得主刘晓波的遗孀刘霞</text:span>
</text:h>
      <text:p text:style-name="P4">
Author: None</text:p>
      <text:p text:style-name="P4">
Publisher: Radio Free Asia (Organization)</text:p>
      <text:p text:style-name="P4">
Published Time: 2023-06-10T15:27:15-04:00</text:p>
      <text:p text:style-name="P4">
Modified Time: 2023-06-10T15:27: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4.612011in" draw:z-index="0">
<draw:image xlink:href="../Images/rfamandarin/2023-06-10T15-27-15-04-00/000000.png" xlink:type="simple" xlink:show="embed" xlink:actuate="onLoad" draw:mime-type="image/png"/>
</draw:frame>
 达赖喇嘛会见诺贝尔和平奖得主刘晓波的遗孀刘霞 <text:a xlink:type="simple" xlink:href="https://www.rfa.org/mandarin/Xinwen/st-06102023152621.html/@@images/image" text:style-name="Internet_20_link" text:visited-style-name="Visited_20_Internet_20_Link">
</text:a>
达赖喇嘛办公室</text:p>
      <text:p text:style-name="P4">
西藏精神领袖达赖喇嘛10日在印度达兰萨拉会见了到此间参加“中国与国际的政治变局”研讨会的与会者，其中包括诺贝尔和平奖得主刘晓波的遗孀刘霞。刘霞向达赖喇嘛献上哈达，并向达赖喇嘛介绍她送上的刘晓波诗集和她自己的摄影集。两人数度相互拥抱握手彼此致意。</text:p>
      <text:p text:style-name="P4">
旅居德国的刘霞已许久未露面，此行相当低调不受访。</text:p>
      <text:p text:style-name="P4">
据悉，西藏流亡政府的政策研究中心日前在达兰萨拉举办“中国与国际的政治变局”，到场的与会者除了刘霞，还有吾尔开希、席海明、夏明、秦晋、钟锦江、李酉潭、钱志健等海外维吾尔族、蒙古族、中国民运、香港和台湾NGO工作者、学者及团体等约50人。</text:p>
      <text:p text:style-name="P4">
责编 许书婷</text:p>
      <text:p text:style-name="P4">
Source: <text:a xlink:type="simple" xlink:href="https://www.rfa.org/mandarin/Xinwen/st-06102023152621.html" text:style-name="Internet_20_link" text:visited-style-name="Visited_20_Internet_20_Link">
https://www.rfa.org/mandarin/Xinwen/st-06102023152621.html</text:a>
</text:p>
      <!--NEWS-->
      <text:h text:style-name="P10" text:outline-level="1">
<text:span text:style-name="T4">
泽伦斯基证实 乌克兰正对俄罗斯进行反攻</text:span>
</text:h>
      <text:p text:style-name="P4">
Publisher: 法新社</text:p>
      <text:p text:style-name="P4">
Published Time: 2023-06-10T15:32:09+00:00</text:p>
      <text:p text:style-name="P4">
Modified Time: 2023-06-10T15:05:03+00:00</text:p>
      <text:p text:style-name="P4">
Description: （法新社基辅10日电） 乌克兰总统泽伦斯基今天表示，对俄罗斯部队的反攻行动正在进行中。</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6-10T15-32-09-00-00/000000.png" xlink:type="simple" xlink:show="embed" xlink:actuate="onLoad" draw:mime-type="image/png"/>
</draw:frame>
</text:p>
      <text:p text:style-name="P4">
泽伦斯基（Volodymyr Zelenskyy）在乌克兰首都基辅与来访的加拿大总理杜鲁道（JustinTrudeau）召开联合记者会时指出：「反攻和防卫行动正在乌克兰发生，但是我不会细谈目前处在什么阶段。」</text:p>
      <text:p text:style-name="P4">
他还说，自己每天都跟乌克兰武装部队总司令扎卢兹尼（Valery Zaluzhny）在内的军事指挥官保持联系，大家现在都满怀希望。</text:p>
      <text:p text:style-name="P4">
Source: <text:a xlink:type="simple" xlink:href="https://www.rfi.fr/cn/%E5%9B%BD%E9%99%85%E6%8A%A5%E9%81%93/20230610-%E6%B3%BD%E4%BC%A6%E6%96%AF%E5%9F%BA%E8%AF%81%E5%AE%9E-%E4%B9%8C%E5%85%8B%E5%85%B0%E6%AD%A3%E5%AF%B9%E4%BF%84%E7%BD%97%E6%96%AF%E8%BF%9B%E8%A1%8C%E5%8F%8D%E6%94%BB" text:style-name="Internet_20_link" text:visited-style-name="Visited_20_Internet_20_Link">
https://www.rfi.fr/cn/%E5%9B%BD%E9%99%85%E6%8A%A5%E9%81%93/20230610-%E6%B3%BD%E4%BC%A6%E6%96%AF%E5%9F%BA%E8%AF%81%E5%AE%9E-%E4%B9%8C%E5%85%8B%E5%85%B0%E6%AD%A3%E5%AF%B9%E4%BF%84%E7%BD%97%E6%96%AF%E8%BF%9B%E8%A1%8C%E5%8F%8D%E6%94%BB</text:a>
</text:p>
      <!--NEWS-->
      <text:h text:style-name="P10" text:outline-level="1">
<text:span text:style-name="T4">
美国驻联合国大使对俄罗斯和伊朗军事合作“深感担忧”</text:span>
</text:h>
      <text:p text:style-name="P4">
Author: chinese@voanews.com (弗恩·鲁滨逊)</text:p>
      <text:p text:style-name="P4">
Publisher: 美国之音中文网 (Type: NewsMediaOrganization)</text:p>
      <text:p text:style-name="P4">
Published Time: 2023-06-10T16:00:55+08:00</text:p>
      <text:p text:style-name="P4">
Modified Time: 2023-06-10 08:00:55Z</text:p>
      <text:p text:style-name="P4">
Description: 美国驻联合国大使琳达·托马斯-格林菲尔德（Linda Thomas-Greenfield）周五表示，她对俄罗斯和伊朗之间“日益加强的军事合作深感担忧”，因为这使得“俄罗斯能够对乌克兰发动残酷的战争”。</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us-ambassador-to-un-gravely-concerned-about-russia-iran-military-cooperation-20230610/7131351.html" text:style-name="Internet_20_link" text:visited-style-name="Visited_20_Internet_20_Link">
https://www.voachinese.com/a/us-ambassador-to-un-gravely-concerned-about-russia-iran-military-cooperation-20230610/7131351.html</text:a>
</text:p>
      <!--NEWS-->
      <text:h text:style-name="P10" text:outline-level="1">
<text:span text:style-name="T4">
车臣接收中国装甲车 引发恐用于侵略乌克兰疑虑</text:span>
</text:h>
      <text:p text:style-name="P4">
Author: None</text:p>
      <text:p text:style-name="P4">
Publisher: Radio Free Asia (Organization)</text:p>
      <text:p text:style-name="P4">
Published Time: 2023-06-10T16:54:41-04:00</text:p>
      <text:p text:style-name="P4">
Modified Time: 2023-06-10T16:54: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56679in" draw:z-index="0">
<draw:image xlink:href="../Images/rfamandarin/2023-06-10T16-54-41-04-00/000000.png" xlink:type="simple" xlink:show="embed" xlink:actuate="onLoad" draw:mime-type="image/png"/>
</draw:frame>
 车臣接收中国装甲车 引发恐用于侵略乌克兰疑虑 <text:a xlink:type="simple" xlink:href="https://www.rfa.org/mandarin/Xinwen/6-06102023164153.html/@@images/image" text:style-name="Internet_20_link" text:visited-style-name="Visited_20_Internet_20_Link">
</text:a>
美联社图片</text:p>
      <text:p text:style-name="P4">
车臣总统卡狄罗夫本周将中国制装甲车的影片上传网络后，引发中国装备恐被用于支持俄罗斯军事行动的疑虑。</text:p>
      <text:p text:style-name="P4">
据华尔街日报9日报道，俄罗斯总统普京（Vladimir Putin）盟友卡狄罗夫（RamzanKadyrov）的加密通讯软件Telegram帐号7日出现一个上传的影片，影片中可见到没有武装的8辆装甲运兵车。卡狄罗夫在乌克兰战争中为俄罗斯提供兵员和装备，不过这些中国装甲车的用途仍无法确认。</text:p>
      <text:p text:style-name="P4">
这些装甲运兵车看起来是设计用于有限军事作战和警方镇暴行动的多用途功能，车顶可以安装武器，由中国北方军事合约商陕西宝鸡专用汽车厂制造。</text:p>
      <text:p text:style-name="P4">
中国装甲车现踪车臣的影片也引发其他疑虑，包括卡狄罗夫上传影片的意图。</text:p>
      <text:p text:style-name="P4">
陕西宝鸡专用汽车厂没有回应电邮提问。中国外交部则表示不清楚此事，并且强调中方遵守其“不拱火、不浇油”政策。克里姆林宫也没有立即答覆置评请求。</text:p>
      <text:p text:style-name="P4">
华尔街日报无法确认它们于何时及如何进入车臣，以及用途为何。</text:p>
      <text:p text:style-name="P4">
据斯德哥尔摩国际和平研究所说，装甲车是去年中国第2大出口军品，出口金额3亿9200万美元，仅次于飞机的7亿300万美元。数据显示，中国对诸多国家出口这一类型装甲车，包括阿富汗、柬埔寨等国家。</text:p>
      <text:p text:style-name="P4">
（责编：梒青）</text:p>
      <text:p text:style-name="P4">
Source: <text:a xlink:type="simple" xlink:href="https://www.rfa.org/mandarin/Xinwen/6-06102023164153.html" text:style-name="Internet_20_link" text:visited-style-name="Visited_20_Internet_20_Link">
https://www.rfa.org/mandarin/Xinwen/6-06102023164153.html</text:a>
</text:p>
      <!--NEWS-->
      <text:h text:style-name="P10" text:outline-level="1">
<text:span text:style-name="T4">
俄罗斯：与中国的军事关系为全球提供了“稳定”</text:span>
</text:h>
      <text:p text:style-name="P4">
Author: None</text:p>
      <text:p text:style-name="P4">
Publisher: Radio Free Asia (Organization)</text:p>
      <text:p text:style-name="P4">
Published Time: 2023-06-10T16:58:39-04:00</text:p>
      <text:p text:style-name="P4">
Modified Time: 2023-06-10T16:58: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4.612011in" draw:z-index="0">
<draw:image xlink:href="../Images/rfamandarin/2023-06-10T16-58-39-04-00/000000.png" xlink:type="simple" xlink:show="embed" xlink:actuate="onLoad" draw:mime-type="image/png"/>
</draw:frame>
 俄罗斯武装部队总参谋长瓦列里·格拉西莫夫(Valery Gerasimov) <text:a xlink:type="simple" xlink:href="https://www.rfa.org/mandarin/Xinwen/7-06102023165520.html/@@images/image" text:style-name="Internet_20_link" text:visited-style-name="Visited_20_Internet_20_Link">
 </text:a>
路透社图片</text:p>
      <text:p text:style-name="P4">
综合国际媒体10日消息，俄罗斯武装部队总参谋长瓦列里·格拉西莫夫 (ValeryGerasimov)周五表示，俄罗斯与中国牢固的军事伙伴关系为世界各地区提供了稳定。</text:p>
      <text:p text:style-name="P4">
格拉西莫夫是俄罗斯在乌克兰的军事行动指挥官，他是在与中国中央军委联合参谋部参谋长刘振立的视频会议上发表的上述言论。</text:p>
      <text:p text:style-name="P4">
根据俄罗斯国防部发布的一段视频，格拉西莫夫对刘振立说：“俄罗斯和中国在国际舞台上的协调努力对全球局势产生了稳定作用。”“我相信今天的会议将帮助我们继续加强俄中战略防务伙伴关系。”</text:p>
      <text:p text:style-name="P4">
格拉西莫夫邀请去年9月被任命为中央军委联合参谋部参谋长的刘振立访问莫斯科。</text:p>
      <text:p text:style-name="P4">
中国和俄罗斯是战略盟友，双方称他们在经济和军事领域是“无上限”的伙伴关系与合作。</text:p>
      <text:p text:style-name="P4">
在俄乌战争以及西方国家因此对俄罗斯实施经济制裁后，俄罗斯和中国的关系变得更加密切。北京明确拒绝谴责俄罗斯对其邻国的进攻。  （责编：梒青）</text:p>
      <text:p text:style-name="P4">
Source: <text:a xlink:type="simple" xlink:href="https://www.rfa.org/mandarin/Xinwen/7-06102023165520.html" text:style-name="Internet_20_link" text:visited-style-name="Visited_20_Internet_20_Link">
https://www.rfa.org/mandarin/Xinwen/7-06102023165520.html</text:a>
</text:p>
      <!--NEWS-->
      <text:h text:style-name="P10" text:outline-level="1">
<text:span text:style-name="T4">
台湾总统蔡英文誓言用新科技强化防卫能力</text:span>
</text:h>
      <text:p text:style-name="P4">
Author: chinese@voanews.com (美国之音)</text:p>
      <text:p text:style-name="P4">
Publisher: 美国之音中文网 (Type: NewsMediaOrganization)</text:p>
      <text:p text:style-name="P4">
Published Time: 2023-06-10T16:59:00+08:00</text:p>
      <text:p text:style-name="P4">
Modified Time: 2023-06-10 08:59:00Z</text:p>
      <text:p text:style-name="P4">
Description: 台湾总统蔡英文周六表示，将致力于运用新科技强化救援和防御能力，强调“要维护台海和平，就要先强大自己”。</text:p>
      <text:p text:style-name="P4">
Videos: []</text:p>
      <text:p text:style-name="P4">
Images: []</text:p>
      <text:p text:style-name="P4">
Categories: '台湾'</text:p>
      <text:p text:style-name="P4">
Type: None</text:p>
      <!--METADATA-->
      <text:p text:style-name="P4">
NoneNone</text:p>
      <text:p text:style-name="P4">
Source: <text:a xlink:type="simple" xlink:href="https://www.voachinese.com/a/taiwan-president-pledges-to-strengthen-island-s-defense-capability-with-new-technologies-20230610/7131364.html" text:style-name="Internet_20_link" text:visited-style-name="Visited_20_Internet_20_Link">
https://www.voachinese.com/a/taiwan-president-pledges-to-strengthen-island-s-defense-capability-with-new-technologies-20230610/7131364.html</text:a>
</text:p>
      <!--NEWS-->
      <text:h text:style-name="P10" text:outline-level="1">
<text:span text:style-name="T4">
摩洛哥纺织工厂部分倒塌 至少5人丧生</text:span>
</text:h>
      <text:p text:style-name="P4">
Publisher: 法新社</text:p>
      <text:p text:style-name="P4">
Published Time: 2023-06-10T17:02:07+00:00</text:p>
      <text:p text:style-name="P4">
Modified Time: 2023-06-10T18:50:03+00:00</text:p>
      <text:p text:style-name="P4">
Description: （法新社拉巴特10日电） 摩洛哥的一个工会今天表示，该国商业首都卡萨布兰加（Casablanca）附近的一间纺织厂惊传部分倒塌意外，造成至少5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10T17-02-07-00-00/000000.png" xlink:type="simple" xlink:show="embed" xlink:actuate="onLoad" draw:mime-type="image/png"/>
</draw:frame>
</text:p>
      <text:p text:style-name="P4">
地方当局稍早表示，昨天早上，在提特梅利尔镇（Tit Mellil）发生的意外事件造成2人死亡、5人「重伤」。</text:p>
      <text:p text:style-name="P4">
一个纺织业工会今天透过声明宣布，「这起悲剧夺走了5名工人的生命。」</text:p>
      <text:p text:style-name="P4">
根据声明，罹难的工人一直「努力在不符合基本安全规定的条件下，在工厂上方额外增建4层楼」。</text:p>
      <text:p text:style-name="P4">
工会呼吁追究事故责任，包括批准兴建的官员。</text:p>
      <text:p text:style-name="P4">
国营的摩洛哥梅普新闻社（MAP）昨天援引地方官员说法称，当局已着手调查倒塌原因。</text:p>
      <text:p text:style-name="P4">
Source: <text:a xlink:type="simple" xlink:href="https://www.rfi.fr/cn/%E5%9B%BD%E9%99%85%E6%8A%A5%E9%81%93/20230610-%E6%91%A9%E6%B4%9B%E5%93%A5%E7%BA%BA%E7%BB%87%E5%B7%A5%E5%8E%82%E9%83%A8%E5%88%86%E5%80%92%E5%A1%8C-%E8%87%B3%E5%B0%915%E4%BA%BA%E4%B8%A7%E7%94%9F" text:style-name="Internet_20_link" text:visited-style-name="Visited_20_Internet_20_Link">
https://www.rfi.fr/cn/%E5%9B%BD%E9%99%85%E6%8A%A5%E9%81%93/20230610-%E6%91%A9%E6%B4%9B%E5%93%A5%E7%BA%BA%E7%BB%87%E5%B7%A5%E5%8E%82%E9%83%A8%E5%88%86%E5%80%92%E5%A1%8C-%E8%87%B3%E5%B0%915%E4%BA%BA%E4%B8%A7%E7%94%9F</text:a>
</text:p>
      <!--NEWS-->
      <text:h text:style-name="P10" text:outline-level="1">
<text:span text:style-name="T4">
日防卫相：中俄轰炸机在日本周边长距离联合飞行是对日本的示威</text:span>
</text:h>
      <text:p text:style-name="P4">
Author: None</text:p>
      <text:p text:style-name="P4">
Publisher: Radio Free Asia (Organization)</text:p>
      <text:p text:style-name="P4">
Published Time: 2023-06-10T17:05:28-04:00</text:p>
      <text:p text:style-name="P4">
Modified Time: 2023-06-10T17:05: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5.181533in" draw:z-index="0">
<draw:image xlink:href="../Images/rfamandarin/2023-06-10T17-05-28-04-00/000000.png" xlink:type="simple" xlink:show="embed" xlink:actuate="onLoad" draw:mime-type="image/png"/>
</draw:frame>
俄罗斯轰炸机和中国轰炸机飞越东海，拍摄自2022年5月24日。 <text:a xlink:type="simple" xlink:href="https://www.rfa.org/mandarin/Xinwen/8-06102023165909.html/@@images/image" text:style-name="Internet_20_link" text:visited-style-name="Visited_20_Internet_20_Link">
</text:a>
路透社图片</text:p>
      <text:p text:style-name="P4">
据法国媒体10日报道，日本防卫相滨田靖一9日在内阁会议后的记者会上说，6月6日和7日连续两天发现中俄轰炸机在日本周边长距离联合飞行，这明显是对日本示威的。这是重大安全问题。滨田说，“除了联合飞行，（中俄）还在加强舰艇的联合航行、开展各种训练等军事层面的合作。”他强调，为了坚决保卫领土、领海、领空，警戒监视将做到万无一失。</text:p>
      <text:p text:style-name="P4">
中国国防部7日发布消息称，中俄两军当天在太平洋西部空域实施了联合巡航。这是继中俄轰炸机6日在日本海和东海空域联合飞行之后的行动，是两国加强军事合作的一环。</text:p>
      <text:p text:style-name="P4">
日本官房长官松野博一在7日的记者会上称，连续两天确认到中俄轰炸机在日本周边联合飞行。他表示“这是明显意在对我国示威的行为，是安全上的重大关切”。据日本防卫省透露，已通过外交渠道向中俄两国表示严重关切。</text:p>
      <text:p text:style-name="P4">
（责编：梒青）</text:p>
      <text:p text:style-name="P4">
Source: <text:a xlink:type="simple" xlink:href="https://www.rfa.org/mandarin/Xinwen/8-06102023165909.html" text:style-name="Internet_20_link" text:visited-style-name="Visited_20_Internet_20_Link">
https://www.rfa.org/mandarin/Xinwen/8-06102023165909.html</text:a>
</text:p>
      <!--NEWS-->
      <text:h text:style-name="P10" text:outline-level="1">
<text:span text:style-name="T4">
蔡英文：要和平先強大自己</text:span>
</text:h>
      <text:p text:style-name="P4">
Author: None</text:p>
      <text:p text:style-name="P4">
Publisher: Radio Free Asia (Organization)</text:p>
      <text:p text:style-name="P4">
Published Time: 2023-06-10T17:10:54-04:00</text:p>
      <text:p text:style-name="P4">
Modified Time: 2023-06-10T17:10: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7.480271in" draw:z-index="0">
<draw:image xlink:href="../Images/rfamandarin/2023-06-10T17-10-54-04-00/000000.png" xlink:type="simple" xlink:show="embed" xlink:actuate="onLoad" draw:mime-type="image/png"/>
</draw:frame>
 台湾总统蔡英文6月10日视导“海安11号演习”脸书截图/蔡英文 Tsai Ing-wen</text:p>
      <text:p text:style-name="P4">
据中央社报道，台湾总统蔡英文6月10日视导“海安11号演习”，她表示，要维护台海和平，就要先强大自己；她说，台湾越团结，就越安全；台湾越安全，世界就越安全。</text:p>
      <text:p text:style-name="P4">
据法新社报道，星期六在台湾沿海城市高雄的军事演习中，模拟应对劫持人质事件。中央社的报道说，这次演习中展示了机动式热显像系统等装备，以及“陆域反恐、反挟持及爆裂物处置”、“水域反恐、反挟船”。</text:p>
      <text:p text:style-name="P4">
此外，台湾海巡署还在高雄港浅水码头陈展“筹建海巡舰艇发展计划”，新建造巡防舰，开放民众参观4000吨级新竹舰、1000吨级彰化舰及静态展示600吨级安平舰。</text:p>
      <text:p text:style-name="P4">
（责编：梒青）</text:p>
      <text:p text:style-name="P4">
Source: <text:a xlink:type="simple" xlink:href="https://www.rfa.org/mandarin/Xinwen/9-06102023170607.html" text:style-name="Internet_20_link" text:visited-style-name="Visited_20_Internet_20_Link">
https://www.rfa.org/mandarin/Xinwen/9-06102023170607.html</text:a>
</text:p>
      <!--NEWS-->
      <text:h text:style-name="P10" text:outline-level="1">
<text:span text:style-name="T4">
英国防部：俄乌军队前线各有进展</text:span>
</text:h>
      <text:p text:style-name="P4">
Author: 联合早报 (Person)</text:p>
      <text:p text:style-name="P4">
Publisher: 联合早报 (Organization)</text:p>
      <text:p text:style-name="P4">
Published Time: 2023-06-10T17:17</text:p>
      <text:p text:style-name="P4">
Modified Time: 2023-06-10T17:17</text:p>
      <text:p text:style-name="P4">
Description: 英国政府说，乌克兰和俄罗斯部队近日在乌克兰南部和东部地区的作战前线各有进展。 路透社报道，英国国防部星期六（6月10日）发声明说：“乌克兰部队在一些地区可能取得良好进展，穿透了俄罗...</text:p>
      <text:p text:style-name="P4">
Videos: []</text:p>
      <text:p text:style-name="P4">
Audios: []</text:p>
      <text:p text:style-name="P4">
Images: []</text:p>
      <text:p text:style-name="P4">
Type: NewsArticle</text:p>
      <text:p text:style-name="P4">
Breadcrumbs: ['即时', '国际']</text:p>
      <text:p text:style-name="P4">
Keywords: ['俄乌战争', '乌克兰', '俄罗斯']</text:p>
      <!--METADATA-->
      <text:p text:style-name="P4">
英国政府说，乌克兰和俄罗斯部队近日在乌克兰南部和东部地区的作战前线各有进展。</text:p>
      <text:p text:style-name="P4">
路透社报道，英国国防部星期六（6月10日）发声明说：“乌克兰部队在一些地区可能取得良好进展，穿透了俄罗斯的第一道防线。在其他地区，乌克兰的进展则较为缓慢。”</text:p>
      <text:p text:style-name="P4">
乌克兰说，东部地区的顿涅茨克星期五（9日）发生激烈战斗。一名军事发言人说，乌克兰军队在被摧毁的巴赫穆特市附近夺回更多领土。</text:p>
      <text:p text:style-name="P4">
俄罗斯则称，乌克兰的反攻迄今已经失败。不过乌克兰坚称不曾说反攻已开始。</text:p>
      <text:p text:style-name="P4">
英国国防部说，俄罗斯军队在不同地区的战况不一。“一些部队相信展开了有效的机动防御行动，其他的则在某种混乱中撤退，而有越来越多报告称，俄军在撤退时，经过自己埋下的地雷区而出现伤亡。”</text:p>
      <text:p text:style-name="P4">
Source: <text:a xlink:type="simple" xlink:href="https://www.zaobao.com.sg/realtime/world/story20230610-1403092" text:style-name="Internet_20_link" text:visited-style-name="Visited_20_Internet_20_Link">
https://www.zaobao.com.sg/realtime/world/story20230610-1403092</text:a>
</text:p>
      <!--NEWS-->
      <text:h text:style-name="P10" text:outline-level="1">
<text:span text:style-name="T4">
香港反送中四周年 台北千人游行挺港</text:span>
</text:h>
      <text:p text:style-name="P4">
Author: None</text:p>
      <text:p text:style-name="P4">
Publisher: Radio Free Asia (Organization)</text:p>
      <text:p text:style-name="P4">
Published Time: 2023-06-10T17:30:34-04:00</text:p>
      <text:p text:style-name="P4">
Modified Time: 2023-06-10T17:30: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5.907394in" draw:z-index="0">
<draw:image xlink:href="../Images/rfamandarin/2023-06-10T17-30-34-04-00/000000.png" xlink:type="simple" xlink:show="embed" xlink:actuate="onLoad" draw:mime-type="image/png"/>
</draw:frame>
 香港反送中四周年 台北千人游行挺港 <text:a xlink:type="simple" xlink:href="https://www.rfa.org/mandarin/Xinwen/10-06102023171128.html/@@images/image" text:style-name="Internet_20_link" text:visited-style-name="Visited_20_Internet_20_Link">
</text:a>
RFA</text:p>
      <text:p text:style-name="P4">
今年是香港反送中运动四周年，周六，近千人在台北参加台湾公民团体和多个国际非政府组织共同举办的“逆风并行 再见香港”游行活动，呼吁各界继续关注香港现况。</text:p>
      <text:p text:style-name="P4">
尽管当天在下雨，但仍不减参加者的热情。游行队伍从台湾大学正门大学广场步行至自由广场牌楼，许多人如同2019年香港反送中抗议者一般身穿黑衣参加游行。据主办方之一香港边城青年估计，约有1000人参与了周六的游行活动。</text:p>
      <text:p text:style-name="Quotations">

<text:p text:style-name="P4">
【纪念反送中运动周年 港人等团体台北游行】  &gt;
  【提醒 <text:a xlink:type="simple" xlink:href="https://twitter.com/hashtag/%E4%B8%AD%E5%9B%BD%E6%B8%97%E9%80%8F" text:style-name="Internet_20_link" text:visited-style-name="Visited_20_Internet_20_Link">
 #中国渗透&gt;
 </text:a>
&gt;
 严重 台湾需警觉】  &gt;
  多个港人团体和人权组织，周日在台北游行纪念2019年在 <text:a xlink:type="simple" xlink:href="https://twitter.com/hashtag/%E9%A6%99%E6%B8%AF" text:style-name="Internet_20_link" text:visited-style-name="Visited_20_Internet_20_Link">
 #香港&gt;
 </text:a>
&gt;
 的 <text:a xlink:type="simple" xlink:href="https://twitter.com/hashtag/%E5%8F%8D%E9%80%81%E4%B8%AD" text:style-name="Internet_20_link" text:visited-style-name="Visited_20_Internet_20_Link">
 #反送中&gt;
 </text:a>
&gt;
 运动。主办单位表示，通过每年的游行，连系已流散的港人，延续香港的 <text:a xlink:type="simple" xlink:href="https://twitter.com/hashtag/%E5%8F%8D%E9%80%81%E4%B8%AD%E7%B2%BE%E7%A5%9E" text:style-name="Internet_20_link" text:visited-style-name="Visited_20_Internet_20_Link">
 #反送中精神&gt;
 </text:a>
&gt;
 。提醒正在遭受 <text:a xlink:type="simple" xlink:href="https://twitter.com/hashtag/%E4%B8%AD%E5%85%B1%E6%B8%97%E9%80%8F" text:style-name="Internet_20_link" text:visited-style-name="Visited_20_Internet_20_Link">
 #中共渗透&gt;
 </text:a>
&gt;
 和威胁的人民，要保持警觉。 <text:a xlink:type="simple" xlink:href="https://t.co/nGKYid4UcQ" text:style-name="Internet_20_link" text:visited-style-name="Visited_20_Internet_20_Link">
 pic.twitter.com/nGKYid4UcQ </text:a>
&gt;
&gt;
 — 自由亚洲电台 (@RFA_Chinese) <text:a xlink:type="simple" xlink:href="https://twitter.com/RFA_Chinese/status/1667532664885350400" text:style-name="Internet_20_link" text:visited-style-name="Visited_20_Internet_20_Link">
 June 10, 2023&gt;
 </text:a>
</text:p>

</text:p>
      <text:p text:style-name="P4">
在台北自由广场上，参加者高喊“光复香港，时代革命”，敦促人们不忘却香港反送中运动。游行者还合唱了2019年民主抗议活动的非官方颂歌《愿荣光归香港》，这首歌曲已在香港遭禁。</text:p>
      <text:p text:style-name="P4">
游行主办单位包括香港边城青年、台湾香港协会、台湾人权促进会、国际特赦组织等团体。</text:p>
      <text:p text:style-name="P4">
（责编：梒青）</text:p>
      <text:p text:style-name="P4">
Source: <text:a xlink:type="simple" xlink:href="https://www.rfa.org/mandarin/Xinwen/10-06102023171128.html" text:style-name="Internet_20_link" text:visited-style-name="Visited_20_Internet_20_Link">
https://www.rfa.org/mandarin/Xinwen/10-06102023171128.html</text:a>
</text:p>
      <!--NEWS-->
      <text:h text:style-name="P10" text:outline-level="1">
<text:span text:style-name="T4">
索马里一海滨酒店遭围攻 六平民丧命</text:span>
</text:h>
      <text:p text:style-name="P4">
Author: 联合早报 (Person)</text:p>
      <text:p text:style-name="P4">
Publisher: 联合早报 (Organization)</text:p>
      <text:p text:style-name="P4">
Published Time: 2023-06-10T18:17</text:p>
      <text:p text:style-name="P4">
Modified Time: 2023-06-10T18:21</text:p>
      <text:p text:style-name="P4">
Description: 索马里首都摩加迪沙一家海滨酒店遭伊斯兰教青年党武装分子围攻，造成六名平民被杀，10人受伤。索马里警方星期六（6月10日）发声明说：“六名平民在袭击中丧生，另有10人受伤。三名勇敢的...</text:p>
      <text:p text:style-name="P4">
Videos: []</text:p>
      <text:p text:style-name="P4">
Audios: []</text:p>
      <text:p text:style-name="P4">
Images: []</text:p>
      <text:p text:style-name="P4">
Type: NewsArticle</text:p>
      <text:p text:style-name="P4">
Breadcrumbs: ['即时', '国际']</text:p>
      <text:p text:style-name="P4">
Keywords: ['索马里', '袭击', '武装分子']</text:p>
      <!--METADATA-->
      <text:p text:style-name="P4">
索马里首都摩加迪沙一家海滨酒店遭伊斯兰教青年党武装分子围攻，造成六名平民被杀，10人受伤。</text:p>
      <text:p text:style-name="P4">
索马里警方星期六（6月10日）发声明说：“六名平民在袭击中丧生，另有10人受伤。三名勇敢的安全部队成员在救援行动中殉职。”</text:p>
      <text:p text:style-name="P4">
与卡伊达组织有联系的圣战分子在索马里发动叛乱已超过15年，他们经常以酒店为目标，这些酒店往往接待索马里和外国的高级官员。</text:p>
      <text:p text:style-name="P4">
青年党武装分子星期五（9日）晚上8时许（新加坡时间星期六凌晨1时）发动袭击，七名袭击者冲进丽都海滩（LidoBeach）上、受游客欢迎的“珍珠海滩”（Pearl Beach）酒店。</text:p>
      <text:p text:style-name="P4">
警方说，安全部队与武装分子发生激烈枪战，凌晨2时许才结束行动，所有武装分子已被打死。安全部队成功救出84人，包括年长者、妇女及儿童。</text:p>
      <text:p text:style-name="P4">
Source: <text:a xlink:type="simple" xlink:href="https://www.zaobao.com.sg/realtime/world/story20230610-1403100" text:style-name="Internet_20_link" text:visited-style-name="Visited_20_Internet_20_Link">
https://www.zaobao.com.sg/realtime/world/story20230610-1403100</text:a>
</text:p>
      <!--NEWS-->
      <text:h text:style-name="P10" text:outline-level="1">
<text:span text:style-name="T4">
土耳其一军用炸药厂发生爆炸 酿五死</text:span>
</text:h>
      <text:p text:style-name="P4">
Author: 联合早报 (Person)</text:p>
      <text:p text:style-name="P4">
Publisher: 联合早报 (Organization)</text:p>
      <text:p text:style-name="P4">
Published Time: 2023-06-10T18:27</text:p>
      <text:p text:style-name="P4">
Modified Time: 2023-06-10T18:40</text:p>
      <text:p text:style-name="P4">
Description: 土耳其首都安卡拉一家军用炸药厂发生爆炸，造成五人死亡。综合法新社和路透社报道，这起爆炸星期六（6月10日）上午8时45分（新加坡时间下午1时45分）发生在安卡拉东部约40公里的MK...</text:p>
      <text:p text:style-name="P4">
Videos: []</text:p>
      <text:p text:style-name="P4">
Audios: []</text:p>
      <text:p text:style-name="P4">
Images: []</text:p>
      <text:p text:style-name="P4">
Type: NewsArticle</text:p>
      <text:p text:style-name="P4">
Breadcrumbs: ['即时', '国际']</text:p>
      <text:p text:style-name="P4">
Keywords: ['土耳其', '爆炸']</text:p>
      <!--METADATA-->
      <text:p text:style-name="P4">
土耳其首都安卡拉一家军用炸药厂发生爆炸，造成五人死亡。</text:p>
      <text:p text:style-name="P4">
综合法新社和路透社报道，这起爆炸星期六（6月10日）上午8时45分（新加坡时间下午1时45分）发生在安卡拉东部约40公里的MKE火箭和炸药厂。</text:p>
      <text:p text:style-name="P4">
安卡拉省长沙欣告诉在场记者，根据初步消息，爆炸是由在炸药制备部门发生的一个化学反应所引起。“不幸的是，五名员工被炸死了。”他说，没有更多的工人被困、等待救援或住院。所有遇难者的尸体都已从废墟中找到，检察官已对这起事件展开调查。</text:p>
      <text:p text:style-name="P4">
Source: <text:a xlink:type="simple" xlink:href="https://www.zaobao.com.sg/realtime/world/story20230610-1403102" text:style-name="Internet_20_link" text:visited-style-name="Visited_20_Internet_20_Link">
https://www.zaobao.com.sg/realtime/world/story20230610-1403102</text:a>
</text:p>
      <!--NEWS-->
      <text:h text:style-name="P10" text:outline-level="1">
<text:span text:style-name="T4">
秘鲁女性失踪问题严重  4个月内逾3400人下落不明</text:span>
</text:h>
      <text:p text:style-name="P4">
Publisher: 法新社</text:p>
      <text:p text:style-name="P4">
Published Time: 2023-06-10T19:02:07+00:00</text:p>
      <text:p text:style-name="P4">
Modified Time: 2023-06-10T18:50:04+00:00</text:p>
      <text:p text:style-name="P4">
Description: （法新社利马10日电） 秘鲁监察员办公室（Ombudsman's Office）今天表示，单是在今年1月至4月期间，秘鲁就有超过3400名女性被被通报失踪。</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6-10T19-02-07-00-00/000000.png" xlink:type="simple" xlink:show="embed" xlink:actuate="onLoad" draw:mime-type="image/png"/>
</draw:frame>
</text:p>
      <text:p text:style-name="P4">
法新社报导，根据监察员办公室发布、题为「她们发生了什么事？」的报告，在2023年的前4个月中，共有3406起女性失踪案件，但其中仅寻获1902人，仍有1504人下落不明。</text:p>
      <text:p text:style-name="P4">
监察员办公室副主任欧提兹（IsabelOrtiz）表示，在拥有3300万人口的秘鲁，女性失踪情况应被视为「迫切危机」，她还说国家并未采取任何行动避免此类事件发生。</text:p>
      <text:p text:style-name="P4">
她批评，「当局并未将女性失踪（主要是绑架和诱拐）问题当作优先议程。」</text:p>
      <text:p text:style-name="P4">
据报导，2022年秘鲁有超过5380名女性失踪，其中大部分是未成年女孩和青少年，这个数字较2021年减少了 9.7%。</text:p>
      <text:p text:style-name="P4">
根据多个非政府组织的说法，警察和检察官办公室皆未对许多案件进行充分调查，因为他们认为，这些女性是自愿离家的。</text:p>
      <text:p text:style-name="P4">
Source: <text:a xlink:type="simple" xlink:href="https://www.rfi.fr/cn/%E5%9B%BD%E9%99%85%E6%8A%A5%E9%81%93/20230610-%E7%A7%98%E9%B2%81%E5%A5%B3%E6%80%A7%E5%A4%B1%E8%B8%AA%E9%97%AE%E9%A2%98%E4%B8%A5%E9%87%8D-4%E4%B8%AA%E6%9C%88%E5%86%85%E9%80%BE3400%E4%BA%BA%E4%B8%8B%E8%90%BD%E4%B8%8D%E6%98%8E" text:style-name="Internet_20_link" text:visited-style-name="Visited_20_Internet_20_Link">
https://www.rfi.fr/cn/%E5%9B%BD%E9%99%85%E6%8A%A5%E9%81%93/20230610-%E7%A7%98%E9%B2%81%E5%A5%B3%E6%80%A7%E5%A4%B1%E8%B8%AA%E9%97%AE%E9%A2%98%E4%B8%A5%E9%87%8D-4%E4%B8%AA%E6%9C%88%E5%86%85%E9%80%BE3400%E4%BA%BA%E4%B8%8B%E8%90%BD%E4%B8%8D%E6%98%8E</text:a>
</text:p>
      <!--NEWS-->
      <text:h text:style-name="P10" text:outline-level="1">
<text:span text:style-name="T4">
加拿大总理突访乌克兰 宣布提供军援</text:span>
</text:h>
      <text:p text:style-name="P4">
Author: 联合早报 (Person)</text:p>
      <text:p text:style-name="P4">
Publisher: 联合早报 (Organization)</text:p>
      <text:p text:style-name="P4">
Published Time: 2023-06-10T20:44</text:p>
      <text:p text:style-name="P4">
Modified Time: 2023-06-10T21:38</text:p>
      <text:p text:style-name="P4">
Description: 加拿大总理特鲁多说，将与多国一同训练乌克兰战斗机飞行员，并宣布向基辅提供价值5亿加元（约3.75亿美元、5.01亿新元）的军事援助。路透社报道，特鲁多星期六（6月10日）突访乌克兰...</text:p>
      <text:p text:style-name="P4">
Videos: []</text:p>
      <text:p text:style-name="P4">
Audios: []</text:p>
      <text:p text:style-name="P4">
Images: []</text:p>
      <text:p text:style-name="P4">
Type: NewsArticle</text:p>
      <text:p text:style-name="P4">
Breadcrumbs: ['即时', '国际']</text:p>
      <text:p text:style-name="P4">
Keywords: ['加拿大', '特鲁多', '乌克兰']</text:p>
      <!--METADATA-->
      <text:p text:style-name="P4">
加拿大总理特鲁多说，将与多国一同训练乌克兰战斗机飞行员，并宣布向基辅提供价值5亿加元（约3.75亿美元、5.01亿新元）的军事援助。</text:p>
      <text:p text:style-name="P4">
路透社报道，特鲁多星期六（6月10日）突访乌克兰，他在基辅与乌克兰总统泽连斯基一起举行的新闻发布会上说，加拿大正在扣押一架去年在加拿大降落的俄罗斯拥有的安东诺夫货机，并开始将这架飞机没收给乌克兰。</text:p>
      <text:p text:style-name="P4">
特鲁多还到访基辅市中心的一个纪念场所向自2014年以来在与亲俄部队作战中丧生的乌克兰士兵表示敬意。</text:p>
      <text:p text:style-name="P4">
乌克兰副外长梅尔尼克发推文说：“欢迎来到乌克兰，总理先生。”推文附上了他们在一个火车站月台上握手的照片。</text:p>
      <text:p text:style-name="P4">
北约成员加拿大是世界上拥有最多乌克兰侨民之一的国家，它在2022年2月俄罗斯发动的全面入侵期间向乌克兰提供了军事和财政援助。</text:p>
      <text:p text:style-name="P4">
特鲁多这次访由讲乌克兰语的副总理弗里兰（ChrystiaFreeland）陪同。俄罗斯前一晚对乌克兰首都基辅以外的目标，包括敖德萨、波尔塔瓦和哈尔科夫发动导弹和无人机攻击。</text:p>
      <text:p text:style-name="P4">
Source: <text:a xlink:type="simple" xlink:href="https://www.zaobao.com.sg/realtime/world/story20230610-1403121" text:style-name="Internet_20_link" text:visited-style-name="Visited_20_Internet_20_Link">
https://www.zaobao.com.sg/realtime/world/story20230610-1403121</text:a>
</text:p>
      <!--NEWS-->
      <text:h text:style-name="P10" text:outline-level="1">
<text:span text:style-name="T4">
为丈夫“编程随想”的自由呼喊，如今她也失去自由</text:span>
</text:h>
      <text:p text:style-name="P4">
Author: chinese@voanews.com (萧雨)</text:p>
      <text:p text:style-name="P4">
Publisher: 美国之音中文网 (Type: NewsMediaOrganization)</text:p>
      <text:p text:style-name="P4">
Published Time: 2023-06-10T21:03:34+08:00</text:p>
      <text:p text:style-name="P4">
Modified Time: 2023-06-10 13:07:43Z</text:p>
      <text:p text:style-name="P4">
Description: 星期六（6月10日），以“煽颠罪”被判刑七年的中国传奇博主“编程随想”在上海看守所度过他失去自由以来的第三个生日。</text:p>
      <text:p text:style-name="P4">
Videos: []</text:p>
      <text:p text:style-name="P4">
Images: []</text:p>
      <text:p text:style-name="P4">
Categories: ['人权', '中国']</text:p>
      <text:p text:style-name="P4">
Type: None</text:p>
      <!--METADATA-->
      <text:p text:style-name="P4">
NoneNone</text:p>
      <text:p text:style-name="P4">
Source: <text:a xlink:type="simple" xlink:href="https://www.voachinese.com/a/7131429.html" text:style-name="Internet_20_link" text:visited-style-name="Visited_20_Internet_20_Link">
https://www.voachinese.com/a/7131429.html</text:a>
</text:p>
      <!--NEWS-->
      <text:h text:style-name="P10" text:outline-level="1">
<text:span text:style-name="T4">
卡霍夫卡水电站遭破坏引发的洪水正在消退</text:span>
</text:h>
      <text:p text:style-name="P4">
Author: 联合早报 (Person)</text:p>
      <text:p text:style-name="P4">
Publisher: 联合早报 (Organization)</text:p>
      <text:p text:style-name="P4">
Published Time: 2023-06-10T22:01</text:p>
      <text:p text:style-name="P4">
Modified Time: 2023-06-10T22:02</text:p>
      <text:p text:style-name="P4">
Description: 乌克兰南部赫尔松州的卡霍夫卡水电站遭破坏引发的洪水正在消退，第聂伯河下游水位或将于6月16日前恢复正常。塔斯社星期六（6月10日）引述赫尔松州代理行政长官萨尔多的话报道说，卡霍夫卡...</text:p>
      <text:p text:style-name="P4">
Videos: []</text:p>
      <text:p text:style-name="P4">
Audios: []</text:p>
      <text:p text:style-name="P4">
Images: []</text:p>
      <text:p text:style-name="P4">
Type: NewsArticle</text:p>
      <text:p text:style-name="P4">
Breadcrumbs: ['即时', '国际']</text:p>
      <text:p text:style-name="P4">
Keywords: ['乌克兰', '俄罗斯']</text:p>
      <!--METADATA-->
      <text:p text:style-name="P4">
乌克兰南部赫尔松州的卡霍夫卡水电站遭破坏引发的洪水正在消退，第聂伯河下游水位或将于6月16日前恢复正常。</text:p>
      <text:p text:style-name="P4">
塔斯社星期六（6月10日）引述赫尔松州代理行政长官萨尔多的话报道说，卡霍夫卡水电站附近的新卡霍夫卡市水位相较于前一天下降了3米，现仍比正常水位高7米。市区街道排水和垃圾清理工作开始进行。据俄罗斯水电公司估计，位于卡霍夫卡水电站下方的第聂伯河或将于16日前回落至正常水位。</text:p>
      <text:p text:style-name="P4">
萨尔多说，截至10日上午，已从受灾地区疏散超6000名居民，其中包括235名儿童和81名行动不便者。他补充说，被疏散人员中超过1700人住在临时住所，此外还有62人住院治疗。</text:p>
      <text:p text:style-name="P4">
位于赫尔松州的 <text:a xlink:type="simple" xlink:href="https://www.zaobao.com.sg/realtime/world/story20230608-1402506" text:style-name="Internet_20_link" text:visited-style-name="Visited_20_Internet_20_Link">
 卡霍夫卡水电站6日遭破坏</text:a>
导致水库大坝决堤，第聂伯河下游水位大幅上涨，造成严重生态和人道主义风险。</text:p>
      <text:p text:style-name="P4">
Source: <text:a xlink:type="simple" xlink:href="https://www.zaobao.com.sg/realtime/world/story20230610-1403134" text:style-name="Internet_20_link" text:visited-style-name="Visited_20_Internet_20_Link">
https://www.zaobao.com.sg/realtime/world/story20230610-1403134</text:a>
</text:p>
      <!--NEWS-->
      <text:h text:style-name="P10" text:outline-level="1">
<text:span text:style-name="T4">
中国打压无处不在，法国一文化活动拒绝台湾团体参加</text:span>
</text:h>
      <text:p text:style-name="P4">
Author: chinese@voanews.com (美国之音)</text:p>
      <text:p text:style-name="P4">
Publisher: 美国之音中文网 (Type: NewsMediaOrganization)</text:p>
      <text:p text:style-name="P4">
Published Time: 2023-06-10T22:41:04+08:00</text:p>
      <text:p text:style-name="P4">
Modified Time: 2023-06-10 14:41:04Z</text:p>
      <text:p text:style-name="P4">
Description: 据台湾媒体周六（6月10日）报道，在中国大陆的阻挠下，法国里昂国际旗帜节主办方已经向台湾一个文化组织明确表示，不能接受它参加这一文化活动的申请。</text:p>
      <text:p text:style-name="P4">
Videos: []</text:p>
      <text:p text:style-name="P4">
Images: []</text:p>
      <text:p text:style-name="P4">
Categories: ['台海两岸关系', '欧洲', '中国', '台湾']</text:p>
      <text:p text:style-name="P4">
Type: None</text:p>
      <!--METADATA-->
      <text:p text:style-name="P4">
NoneNone</text:p>
      <text:p text:style-name="P4">
Source: <text:a xlink:type="simple" xlink:href="https://www.voachinese.com/a/taiwan-turned-away-from-french-event-due-to-china-pressure-20230610/7131510.html" text:style-name="Internet_20_link" text:visited-style-name="Visited_20_Internet_20_Link">
https://www.voachinese.com/a/taiwan-turned-away-from-french-event-due-to-china-pressure-20230610/7131510.html</text:a>
</text:p>
      <!--NEWS-->
      <text:h text:style-name="P10" text:outline-level="1">
<text:span text:style-name="T4">
台军在高雄举行军演，蔡英文：要加强防御确保台海和平</text:span>
</text:h>
      <text:p text:style-name="P4">
Author: chinese@voanews.com (美国之音)</text:p>
      <text:p text:style-name="P4">
Publisher: 美国之音中文网 (Type: NewsMediaOrganization)</text:p>
      <text:p text:style-name="P4">
Published Time: 2023-06-10T23:31:02+08:00</text:p>
      <text:p text:style-name="P4">
Modified Time: 2023-06-10 15:31:02Z</text:p>
      <text:p text:style-name="P4">
Description: 台湾军队周六（6月10日）在台湾南部城市高雄附近海域举行了一场模拟解救人质的军事演习。台湾的巡逻艇在高雄附近海域环绕航行，士兵们顺着直升机上的绳索降落。</text:p>
      <text:p text:style-name="P4">
Videos: []</text:p>
      <text:p text:style-name="P4">
Images: []</text:p>
      <text:p text:style-name="P4">
Categories: ['台湾', '军事', '台海两岸关系']</text:p>
      <text:p text:style-name="P4">
Type: None</text:p>
      <!--METADATA-->
      <text:p text:style-name="P4">
NoneNone</text:p>
      <text:p text:style-name="P4">
Source: <text:a xlink:type="simple" xlink:href="https://www.voachinese.com/a/taiwan-military-exercise-20230610/7131540.html" text:style-name="Internet_20_link" text:visited-style-name="Visited_20_Internet_20_Link">
https://www.voachinese.com/a/taiwan-military-exercise-20230610/7131540.html</text:a>
</text:p>
      <!--NEWS-->
      <text:h text:style-name="P10" text:outline-level="1">
<text:span text:style-name="T4">
泽连斯基：乌军已展开反击</text:span>
</text:h>
      <text:p text:style-name="P4">
Author: 联合早报 (Person)</text:p>
      <text:p text:style-name="P4">
Publisher: 联合早报 (Organization)</text:p>
      <text:p text:style-name="P4">
Published Time: 2023-06-10T23:58</text:p>
      <text:p text:style-name="P4">
Modified Time: 2023-06-11T00:04</text:p>
      <text:p text:style-name="P4">
Description: 乌克兰总统泽连斯基说，乌军队已开始反攻，但拒绝透露任何详情。法新社报道，泽连斯基星期六（6月10日）与来访的加拿大总理特鲁多举行联合新闻发布会时说：“乌克兰正在进行反攻和防守行动，...</text:p>
      <text:p text:style-name="P4">
Videos: []</text:p>
      <text:p text:style-name="P4">
Audios: []</text:p>
      <text:p text:style-name="P4">
Images: []</text:p>
      <text:p text:style-name="P4">
Type: NewsArticle</text:p>
      <text:p text:style-name="P4">
Breadcrumbs: ['即时', '国际']</text:p>
      <text:p text:style-name="P4">
Keywords: ['乌克兰', '俄罗斯', '泽连斯基', '普京', '俄乌战争']</text:p>
      <!--METADATA-->
      <text:p text:style-name="P4">
乌克兰总统泽连斯基说，乌军队已开始反攻，但拒绝透露任何详情。</text:p>
      <text:p text:style-name="P4">
法新社报道，泽连斯基星期六（6月10日）与来访的加拿大总理特鲁多举行联合新闻发布会时说：“乌克兰正在进行反攻和防守行动，至于在哪个阶段我不会详细说明。”</text:p>
      <text:p text:style-name="P4">
俄罗斯总统普京较早时称，乌克兰期待已久的反攻已经失败。一名记者要求泽连斯基对此置评，泽连斯基回答说：“普京对我们的反攻所说的很有意思。对我而言，俄罗斯必须一直感觉到的一点是，他们所剩下的时间不多了。”</text:p>
      <text:p text:style-name="P4">
泽连斯基补充说，他每天都与包括武装部队总司令扎鲁兹尼在内的军事指挥官保持联系。”现在每个人都很积极。把这话告诉普京！”</text:p>
      <text:p text:style-name="P4">
Source: <text:a xlink:type="simple" xlink:href="https://www.zaobao.com.sg/realtime/world/story20230610-1403164" text:style-name="Internet_20_link" text:visited-style-name="Visited_20_Internet_20_Link">
https://www.zaobao.com.sg/realtime/world/story20230610-1403164</text:a>
</text:p>
      <!--NEWS-->
      <text:h text:style-name="P10" text:outline-level="1">
<text:span text:style-name="T4">
泽连斯基对反攻表示乐观，但没有透露军事进展</text:span>
</text:h>
      <text:p text:style-name="P4">
Author: chinese@voanews.com (美国之音)</text:p>
      <text:p text:style-name="P4">
Publisher: 美国之音中文网 (Type: NewsMediaOrganization)</text:p>
      <text:p text:style-name="P4">
Published Time: 2023-06-11T03:54:55+08:00</text:p>
      <text:p text:style-name="P4">
Modified Time: 2023-06-10 19:54:55Z</text:p>
      <text:p text:style-name="P4">
Description: 乌克兰总统泽连斯基说，乌克兰的反攻正在进行，但他对军事进展继续保持沉默。</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zelenskyy-optimistic-on-counteroffensive-20230610/7131706.html" text:style-name="Internet_20_link" text:visited-style-name="Visited_20_Internet_20_Link">
https://www.voachinese.com/a/zelenskyy-optimistic-on-counteroffensive-20230610/7131706.html</text:a>
</text:p>
      <!--NEWS-->
      <text:h text:style-name="P10" text:outline-level="1">
<text:span text:style-name="T4">
南非总统向习介绍了俄罗斯与乌克兰之间的非洲和平计划</text:span>
</text:h>
      <text:p text:style-name="P4">
Author: chinese@voanews.com (美国之音)</text:p>
      <text:p text:style-name="P4">
Publisher: 美国之音中文网 (Type: NewsMediaOrganization)</text:p>
      <text:p text:style-name="P4">
Published Time: 2023-06-11T04:59:14+08:00</text:p>
      <text:p text:style-name="P4">
Modified Time: 2023-06-10 20:59:14Z</text:p>
      <text:p text:style-name="P4">
Description: 南非总统办公室说，拉马福萨（Cyril Ramaphosa）总统星期六向中国领导人习近平介绍了非洲领导人即将访问俄罗斯和乌克兰以停止敌对的计划。</text:p>
      <text:p text:style-name="P4">
Videos: []</text:p>
      <text:p text:style-name="P4">
Images: []</text:p>
      <text:p text:style-name="P4">
Categories: ['非洲', '中国']</text:p>
      <text:p text:style-name="P4">
Type: None</text:p>
      <!--METADATA-->
      <text:p text:style-name="P4">
NoneNone</text:p>
      <text:p text:style-name="P4">
Source: <text:a xlink:type="simple" xlink:href="https://www.voachinese.com/a/xi-briefed-on-african-peace-plan-20230610/7131730.html" text:style-name="Internet_20_link" text:visited-style-name="Visited_20_Internet_20_Link">
https://www.voachinese.com/a/xi-briefed-on-african-peace-plan-20230610/713173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